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Object 70/Configurations2/statusba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text/xml" manifest:full-path="Object 160/content.xml"/>
  <manifest:file-entry manifest:media-type="text/xml" manifest:full-path="Object 160/settings.xml"/>
  <manifest:file-entry manifest:media-type="application/vnd.oasis.opendocument.formula" manifest:version="1.2" manifest:full-path="Object 160/"/>
  <manifest:file-entry manifest:media-type="" manifest:full-path="Object 71/Configurations2/statusba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text/xml" manifest:full-path="Object 161/content.xml"/>
  <manifest:file-entry manifest:media-type="text/xml" manifest:full-path="Object 161/settings.xml"/>
  <manifest:file-entry manifest:media-type="application/vnd.oasis.opendocument.formula" manifest:version="1.2" manifest:full-path="Object 161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text/xml" manifest:full-path="Object 162/content.xml"/>
  <manifest:file-entry manifest:media-type="text/xml" manifest:full-path="Object 162/settings.xml"/>
  <manifest:file-entry manifest:media-type="application/vnd.oasis.opendocument.formula" manifest:version="1.2" manifest:full-path="Object 162/"/>
  <manifest:file-entry manifest:media-type="application/rdf+xml" manifest:full-path="manifest.rdf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text/xml" manifest:full-path="Object 163/content.xml"/>
  <manifest:file-entry manifest:media-type="text/xml" manifest:full-path="Object 163/settings.xml"/>
  <manifest:file-entry manifest:media-type="application/vnd.oasis.opendocument.formula" manifest:version="1.2" manifest:full-path="Object 163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text/xml" manifest:full-path="Object 164/content.xml"/>
  <manifest:file-entry manifest:media-type="text/xml" manifest:full-path="Object 164/settings.xml"/>
  <manifest:file-entry manifest:media-type="application/vnd.oasis.opendocument.formula" manifest:version="1.2" manifest:full-path="Object 164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text/xml" manifest:full-path="Object 165/content.xml"/>
  <manifest:file-entry manifest:media-type="text/xml" manifest:full-path="Object 165/settings.xml"/>
  <manifest:file-entry manifest:media-type="application/vnd.oasis.opendocument.formula" manifest:version="1.2" manifest:full-path="Object 165/"/>
  <manifest:file-entry manifest:media-type="application/binary" manifest:full-path="layout-cache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text/xml" manifest:full-path="Object 166/content.xml"/>
  <manifest:file-entry manifest:media-type="text/xml" manifest:full-path="Object 166/settings.xml"/>
  <manifest:file-entry manifest:media-type="application/vnd.oasis.opendocument.formula" manifest:version="1.2" manifest:full-path="Object 166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text/xml" manifest:full-path="Object 167/content.xml"/>
  <manifest:file-entry manifest:media-type="text/xml" manifest:full-path="Object 167/settings.xml"/>
  <manifest:file-entry manifest:media-type="application/vnd.oasis.opendocument.formula" manifest:version="1.2" manifest:full-path="Object 167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168/Configurations2/statusbar/"/>
  <manifest:file-entry manifest:media-type="" manifest:full-path="Object 168/Configurations2/floater/"/>
  <manifest:file-entry manifest:media-type="" manifest:full-path="Object 168/Configurations2/popupmenu/"/>
  <manifest:file-entry manifest:media-type="" manifest:full-path="Object 168/Configurations2/progressbar/"/>
  <manifest:file-entry manifest:media-type="" manifest:full-path="Object 168/Configurations2/menubar/"/>
  <manifest:file-entry manifest:media-type="" manifest:full-path="Object 168/Configurations2/toolbar/"/>
  <manifest:file-entry manifest:media-type="" manifest:full-path="Object 168/Configurations2/images/Bitmaps/"/>
  <manifest:file-entry manifest:media-type="" manifest:full-path="Object 168/Configurations2/images/"/>
  <manifest:file-entry manifest:media-type="application/vnd.sun.xml.ui.configuration" manifest:full-path="Object 168/Configurations2/"/>
  <manifest:file-entry manifest:media-type="text/xml" manifest:full-path="Object 168/content.xml"/>
  <manifest:file-entry manifest:media-type="text/xml" manifest:full-path="Object 168/settings.xml"/>
  <manifest:file-entry manifest:media-type="application/vnd.oasis.opendocument.formula" manifest:version="1.2" manifest:full-path="Object 168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text/xml" manifest:full-path="Object 169/content.xml"/>
  <manifest:file-entry manifest:media-type="text/xml" manifest:full-path="Object 169/settings.xml"/>
  <manifest:file-entry manifest:media-type="application/vnd.oasis.opendocument.formula" manifest:version="1.2" manifest:full-path="Object 169/"/>
  <manifest:file-entry manifest:media-type="" manifest:full-path="Object 210/Configurations2/statusbar/"/>
  <manifest:file-entry manifest:media-type="" manifest:full-path="Object 210/Configurations2/floater/"/>
  <manifest:file-entry manifest:media-type="" manifest:full-path="Object 210/Configurations2/popupmenu/"/>
  <manifest:file-entry manifest:media-type="" manifest:full-path="Object 210/Configurations2/progressbar/"/>
  <manifest:file-entry manifest:media-type="" manifest:full-path="Object 210/Configurations2/menubar/"/>
  <manifest:file-entry manifest:media-type="" manifest:full-path="Object 210/Configurations2/toolbar/"/>
  <manifest:file-entry manifest:media-type="" manifest:full-path="Object 210/Configurations2/images/Bitmaps/"/>
  <manifest:file-entry manifest:media-type="" manifest:full-path="Object 210/Configurations2/images/"/>
  <manifest:file-entry manifest:media-type="application/vnd.sun.xml.ui.configuration" manifest:full-path="Object 210/Configurations2/"/>
  <manifest:file-entry manifest:media-type="text/xml" manifest:full-path="Object 210/content.xml"/>
  <manifest:file-entry manifest:media-type="text/xml" manifest:full-path="Object 210/settings.xml"/>
  <manifest:file-entry manifest:media-type="application/vnd.oasis.opendocument.formula" manifest:version="1.2" manifest:full-path="Object 210/"/>
  <manifest:file-entry manifest:media-type="text/xml" manifest:full-path="Object 211/content.xml"/>
  <manifest:file-entry manifest:media-type="text/xml" manifest:full-path="Object 211/settings.xml"/>
  <manifest:file-entry manifest:media-type="application/vnd.oasis.opendocument.formula" manifest:version="1.2" manifest:full-path="Object 211/"/>
  <manifest:file-entry manifest:media-type="text/xml" manifest:full-path="Object 212/content.xml"/>
  <manifest:file-entry manifest:media-type="text/xml" manifest:full-path="Object 212/settings.xml"/>
  <manifest:file-entry manifest:media-type="application/vnd.oasis.opendocument.formula" manifest:version="1.2" manifest:full-path="Object 212/"/>
  <manifest:file-entry manifest:media-type="text/xml" manifest:full-path="Object 213/content.xml"/>
  <manifest:file-entry manifest:media-type="text/xml" manifest:full-path="Object 213/settings.xml"/>
  <manifest:file-entry manifest:media-type="application/vnd.oasis.opendocument.formula" manifest:version="1.2" manifest:full-path="Object 213/"/>
  <manifest:file-entry manifest:media-type="" manifest:full-path="Object 214/Configurations2/statusbar/"/>
  <manifest:file-entry manifest:media-type="" manifest:full-path="Object 214/Configurations2/floater/"/>
  <manifest:file-entry manifest:media-type="" manifest:full-path="Object 214/Configurations2/popupmenu/"/>
  <manifest:file-entry manifest:media-type="" manifest:full-path="Object 214/Configurations2/progressbar/"/>
  <manifest:file-entry manifest:media-type="" manifest:full-path="Object 214/Configurations2/menubar/"/>
  <manifest:file-entry manifest:media-type="" manifest:full-path="Object 214/Configurations2/toolbar/"/>
  <manifest:file-entry manifest:media-type="" manifest:full-path="Object 214/Configurations2/images/Bitmaps/"/>
  <manifest:file-entry manifest:media-type="" manifest:full-path="Object 214/Configurations2/images/"/>
  <manifest:file-entry manifest:media-type="application/vnd.sun.xml.ui.configuration" manifest:full-path="Object 214/Configurations2/"/>
  <manifest:file-entry manifest:media-type="text/xml" manifest:full-path="Object 214/content.xml"/>
  <manifest:file-entry manifest:media-type="text/xml" manifest:full-path="Object 214/settings.xml"/>
  <manifest:file-entry manifest:media-type="application/vnd.oasis.opendocument.formula" manifest:version="1.2" manifest:full-path="Object 214/"/>
  <manifest:file-entry manifest:media-type="" manifest:full-path="Object 215/Configurations2/statusbar/"/>
  <manifest:file-entry manifest:media-type="" manifest:full-path="Object 215/Configurations2/floater/"/>
  <manifest:file-entry manifest:media-type="" manifest:full-path="Object 215/Configurations2/popupmenu/"/>
  <manifest:file-entry manifest:media-type="" manifest:full-path="Object 215/Configurations2/progressbar/"/>
  <manifest:file-entry manifest:media-type="" manifest:full-path="Object 215/Configurations2/menubar/"/>
  <manifest:file-entry manifest:media-type="" manifest:full-path="Object 215/Configurations2/toolbar/"/>
  <manifest:file-entry manifest:media-type="" manifest:full-path="Object 215/Configurations2/images/Bitmaps/"/>
  <manifest:file-entry manifest:media-type="" manifest:full-path="Object 215/Configurations2/images/"/>
  <manifest:file-entry manifest:media-type="application/vnd.sun.xml.ui.configuration" manifest:full-path="Object 215/Configurations2/"/>
  <manifest:file-entry manifest:media-type="text/xml" manifest:full-path="Object 215/content.xml"/>
  <manifest:file-entry manifest:media-type="text/xml" manifest:full-path="Object 215/settings.xml"/>
  <manifest:file-entry manifest:media-type="application/vnd.oasis.opendocument.formula" manifest:version="1.2" manifest:full-path="Object 215/"/>
  <manifest:file-entry manifest:media-type="" manifest:full-path="Object 216/Configurations2/statusbar/"/>
  <manifest:file-entry manifest:media-type="" manifest:full-path="Object 216/Configurations2/floater/"/>
  <manifest:file-entry manifest:media-type="" manifest:full-path="Object 216/Configurations2/popupmenu/"/>
  <manifest:file-entry manifest:media-type="" manifest:full-path="Object 216/Configurations2/progressbar/"/>
  <manifest:file-entry manifest:media-type="" manifest:full-path="Object 216/Configurations2/menubar/"/>
  <manifest:file-entry manifest:media-type="" manifest:full-path="Object 216/Configurations2/toolbar/"/>
  <manifest:file-entry manifest:media-type="" manifest:full-path="Object 216/Configurations2/images/Bitmaps/"/>
  <manifest:file-entry manifest:media-type="" manifest:full-path="Object 216/Configurations2/images/"/>
  <manifest:file-entry manifest:media-type="application/vnd.sun.xml.ui.configuration" manifest:full-path="Object 216/Configurations2/"/>
  <manifest:file-entry manifest:media-type="text/xml" manifest:full-path="Object 216/content.xml"/>
  <manifest:file-entry manifest:media-type="text/xml" manifest:full-path="Object 216/settings.xml"/>
  <manifest:file-entry manifest:media-type="application/vnd.oasis.opendocument.formula" manifest:version="1.2" manifest:full-path="Object 216/"/>
  <manifest:file-entry manifest:media-type="" manifest:full-path="Object 217/Configurations2/statusbar/"/>
  <manifest:file-entry manifest:media-type="" manifest:full-path="Object 217/Configurations2/floater/"/>
  <manifest:file-entry manifest:media-type="" manifest:full-path="Object 217/Configurations2/popupmenu/"/>
  <manifest:file-entry manifest:media-type="" manifest:full-path="Object 217/Configurations2/progressbar/"/>
  <manifest:file-entry manifest:media-type="" manifest:full-path="Object 217/Configurations2/menubar/"/>
  <manifest:file-entry manifest:media-type="" manifest:full-path="Object 217/Configurations2/toolbar/"/>
  <manifest:file-entry manifest:media-type="" manifest:full-path="Object 217/Configurations2/images/Bitmaps/"/>
  <manifest:file-entry manifest:media-type="" manifest:full-path="Object 217/Configurations2/images/"/>
  <manifest:file-entry manifest:media-type="application/vnd.sun.xml.ui.configuration" manifest:full-path="Object 217/Configurations2/"/>
  <manifest:file-entry manifest:media-type="text/xml" manifest:full-path="Object 217/content.xml"/>
  <manifest:file-entry manifest:media-type="text/xml" manifest:full-path="Object 217/settings.xml"/>
  <manifest:file-entry manifest:media-type="application/vnd.oasis.opendocument.formula" manifest:version="1.2" manifest:full-path="Object 217/"/>
  <manifest:file-entry manifest:media-type="text/xml" manifest:full-path="Object 218/content.xml"/>
  <manifest:file-entry manifest:media-type="text/xml" manifest:full-path="Object 218/settings.xml"/>
  <manifest:file-entry manifest:media-type="application/vnd.oasis.opendocument.formula" manifest:version="1.2" manifest:full-path="Object 218/"/>
  <manifest:file-entry manifest:media-type="text/xml" manifest:full-path="Object 219/content.xml"/>
  <manifest:file-entry manifest:media-type="text/xml" manifest:full-path="Object 219/settings.xml"/>
  <manifest:file-entry manifest:media-type="application/vnd.oasis.opendocument.formula" manifest:version="1.2" manifest:full-path="Object 219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text/xml" manifest:full-path="Object 170/content.xml"/>
  <manifest:file-entry manifest:media-type="text/xml" manifest:full-path="Object 170/settings.xml"/>
  <manifest:file-entry manifest:media-type="application/vnd.oasis.opendocument.formula" manifest:version="1.2" manifest:full-path="Object 170/"/>
  <manifest:file-entry manifest:media-type="" manifest:full-path="Pictures/200000070000407500003F17BFFB5EC4.svm"/>
  <manifest:file-entry manifest:media-type="" manifest:full-path="Pictures/20000007000037DD000040D98D257D02.svm"/>
  <manifest:file-entry manifest:media-type="" manifest:full-path="Pictures/200000070000571D000053CBEF30A5CF.svm"/>
  <manifest:file-entry manifest:media-type="" manifest:full-path="Pictures/200000070000135700000D171FD4D3AA.svm"/>
  <manifest:file-entry manifest:media-type="" manifest:full-path="Pictures/200000070000135700000D17D68786FD.svm"/>
  <manifest:file-entry manifest:media-type="" manifest:full-path="Pictures/200000070000493F00004363EB8C4620.svm"/>
  <manifest:file-entry manifest:media-type="" manifest:full-path="Pictures/2000000700004F7F00004CC3FE784823.svm"/>
  <manifest:file-entry manifest:media-type="" manifest:full-path="Pictures/200000070000135700000D17B5189D40.svm"/>
  <manifest:file-entry manifest:media-type="" manifest:full-path="Pictures/20000007000044F3000056234D649102.svm"/>
  <manifest:file-entry manifest:media-type="" manifest:full-path="Pictures/2000000700003E4F000054F7B9F6B5E2.svm"/>
  <manifest:file-entry manifest:media-type="" manifest:full-path="Pictures/20000007000055F100003A35D25BF4E7.svm"/>
  <manifest:file-entry manifest:media-type="" manifest:full-path="Pictures/20000007000085FD0000849F741AE7FE.svm"/>
  <manifest:file-entry manifest:media-type="" manifest:full-path="Pictures/2000000700005B05000053FDC346EAEA.svm"/>
  <manifest:file-entry manifest:media-type="" manifest:full-path="Pictures/200000070000404300004B337FF9A709.svm"/>
  <manifest:file-entry manifest:media-type="" manifest:full-path="Pictures/2000000700002E1900004D8BAF737D98.svm"/>
  <manifest:file-entry manifest:media-type="" manifest:full-path="Pictures/20000007000042050000335F6D04F86B.svm"/>
  <manifest:file-entry manifest:media-type="" manifest:full-path="Pictures/200000070000226100005303531DF105.svm"/>
  <manifest:file-entry manifest:media-type="" manifest:full-path="Pictures/2000000700003FAD000050790977F5B4.svm"/>
  <manifest:file-entry manifest:media-type="" manifest:full-path="Pictures/200000070000849F000085671E7F8575.svm"/>
  <manifest:file-entry manifest:media-type="" manifest:full-path="Pictures/200000070000455700004525FC779E93.svm"/>
  <manifest:file-entry manifest:media-type="" manifest:full-path="Pictures/200000070000536700005B05350C51C8.svm"/>
  <manifest:file-entry manifest:media-type="" manifest:full-path="Pictures/200000070000135700000D17E8C02D26.svm"/>
  <manifest:file-entry manifest:media-type="" manifest:full-path="Pictures/2000000700005C63000055294C4F73EE.svm"/>
  <manifest:file-entry manifest:media-type="" manifest:full-path="Pictures/200000070000135700000D174B8F7DA8.svm"/>
  <manifest:file-entry manifest:media-type="" manifest:full-path="Pictures/20000007000083D700008409E310BCB1.svm"/>
  <manifest:file-entry manifest:media-type="" manifest:full-path="Pictures/200000070000135700000D17CE8BD11B.svm"/>
  <manifest:file-entry manifest:media-type="" manifest:full-path="Pictures/200000070000135700000D177B5E7A22.svm"/>
  <manifest:file-entry manifest:media-type="" manifest:full-path="Pictures/200000070000135700000D1767D7E405.svm"/>
  <manifest:file-entry manifest:media-type="" manifest:full-path="Pictures/200000070000135700000D1775D87C90.svm"/>
  <manifest:file-entry manifest:media-type="" manifest:full-path="Pictures/200000070000135700000D1734E8E222.svm"/>
  <manifest:file-entry manifest:media-type="" manifest:full-path="Pictures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text/xml" manifest:full-path="Object 171/content.xml"/>
  <manifest:file-entry manifest:media-type="text/xml" manifest:full-path="Object 171/settings.xml"/>
  <manifest:file-entry manifest:media-type="application/vnd.oasis.opendocument.formula" manifest:version="1.2" manifest:full-path="Object 171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172/Configurations2/statusbar/"/>
  <manifest:file-entry manifest:media-type="" manifest:full-path="Object 172/Configurations2/accelerator/"/>
  <manifest:file-entry manifest:media-type="" manifest:full-path="Object 172/Configurations2/floater/"/>
  <manifest:file-entry manifest:media-type="" manifest:full-path="Object 172/Configurations2/popupmenu/"/>
  <manifest:file-entry manifest:media-type="" manifest:full-path="Object 172/Configurations2/progressbar/"/>
  <manifest:file-entry manifest:media-type="" manifest:full-path="Object 172/Configurations2/menubar/"/>
  <manifest:file-entry manifest:media-type="" manifest:full-path="Object 172/Configurations2/toolbar/"/>
  <manifest:file-entry manifest:media-type="" manifest:full-path="Object 172/Configurations2/images/Bitmaps/"/>
  <manifest:file-entry manifest:media-type="" manifest:full-path="Object 172/Configurations2/images/"/>
  <manifest:file-entry manifest:media-type="application/vnd.sun.xml.ui.configuration" manifest:full-path="Object 172/Configurations2/"/>
  <manifest:file-entry manifest:media-type="text/xml" manifest:full-path="Object 172/content.xml"/>
  <manifest:file-entry manifest:media-type="text/xml" manifest:full-path="Object 172/settings.xml"/>
  <manifest:file-entry manifest:media-type="application/vnd.oasis.opendocument.formula" manifest:version="1.2" manifest:full-path="Object 17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173/Configurations2/statusbar/"/>
  <manifest:file-entry manifest:media-type="" manifest:full-path="Object 173/Configurations2/accelerator/current.xml"/>
  <manifest:file-entry manifest:media-type="" manifest:full-path="Object 173/Configurations2/accelerator/"/>
  <manifest:file-entry manifest:media-type="" manifest:full-path="Object 173/Configurations2/floater/"/>
  <manifest:file-entry manifest:media-type="" manifest:full-path="Object 173/Configurations2/popupmenu/"/>
  <manifest:file-entry manifest:media-type="" manifest:full-path="Object 173/Configurations2/progressbar/"/>
  <manifest:file-entry manifest:media-type="" manifest:full-path="Object 173/Configurations2/menubar/"/>
  <manifest:file-entry manifest:media-type="" manifest:full-path="Object 173/Configurations2/toolbar/"/>
  <manifest:file-entry manifest:media-type="" manifest:full-path="Object 173/Configurations2/images/Bitmaps/"/>
  <manifest:file-entry manifest:media-type="" manifest:full-path="Object 173/Configurations2/images/"/>
  <manifest:file-entry manifest:media-type="application/vnd.sun.xml.ui.configuration" manifest:full-path="Object 173/Configurations2/"/>
  <manifest:file-entry manifest:media-type="text/xml" manifest:full-path="Object 173/content.xml"/>
  <manifest:file-entry manifest:media-type="text/xml" manifest:full-path="Object 173/settings.xml"/>
  <manifest:file-entry manifest:media-type="application/vnd.oasis.opendocument.formula" manifest:version="1.2" manifest:full-path="Object 173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174/Configurations2/statusbar/"/>
  <manifest:file-entry manifest:media-type="" manifest:full-path="Object 174/Configurations2/accelerator/"/>
  <manifest:file-entry manifest:media-type="" manifest:full-path="Object 174/Configurations2/floater/"/>
  <manifest:file-entry manifest:media-type="" manifest:full-path="Object 174/Configurations2/popupmenu/"/>
  <manifest:file-entry manifest:media-type="" manifest:full-path="Object 174/Configurations2/progressbar/"/>
  <manifest:file-entry manifest:media-type="" manifest:full-path="Object 174/Configurations2/menubar/"/>
  <manifest:file-entry manifest:media-type="" manifest:full-path="Object 174/Configurations2/toolbar/"/>
  <manifest:file-entry manifest:media-type="" manifest:full-path="Object 174/Configurations2/images/Bitmaps/"/>
  <manifest:file-entry manifest:media-type="" manifest:full-path="Object 174/Configurations2/images/"/>
  <manifest:file-entry manifest:media-type="application/vnd.sun.xml.ui.configuration" manifest:full-path="Object 174/Configurations2/"/>
  <manifest:file-entry manifest:media-type="text/xml" manifest:full-path="Object 174/content.xml"/>
  <manifest:file-entry manifest:media-type="text/xml" manifest:full-path="Object 174/settings.xml"/>
  <manifest:file-entry manifest:media-type="application/vnd.oasis.opendocument.formula" manifest:version="1.2" manifest:full-path="Object 174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text/xml" manifest:full-path="Object 175/content.xml"/>
  <manifest:file-entry manifest:media-type="text/xml" manifest:full-path="Object 175/settings.xml"/>
  <manifest:file-entry manifest:media-type="application/vnd.oasis.opendocument.formula" manifest:version="1.2" manifest:full-path="Object 175/"/>
  <manifest:file-entry manifest:media-type="" manifest:full-path="Object 86/Configurations2/statusbar/"/>
  <manifest:file-entry manifest:media-type="" manifest:full-path="Object 86/Configurations2/accelerator/current.xml"/>
  <manifest:file-entry manifest:media-type="" manifest:full-path="Object 86/Configurations2/accelerato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toolpanel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176/Configurations2/statusbar/"/>
  <manifest:file-entry manifest:media-type="" manifest:full-path="Object 176/Configurations2/floater/"/>
  <manifest:file-entry manifest:media-type="" manifest:full-path="Object 176/Configurations2/popupmenu/"/>
  <manifest:file-entry manifest:media-type="" manifest:full-path="Object 176/Configurations2/progressbar/"/>
  <manifest:file-entry manifest:media-type="" manifest:full-path="Object 176/Configurations2/menubar/"/>
  <manifest:file-entry manifest:media-type="" manifest:full-path="Object 176/Configurations2/toolbar/"/>
  <manifest:file-entry manifest:media-type="" manifest:full-path="Object 176/Configurations2/images/Bitmaps/"/>
  <manifest:file-entry manifest:media-type="" manifest:full-path="Object 176/Configurations2/images/"/>
  <manifest:file-entry manifest:media-type="application/vnd.sun.xml.ui.configuration" manifest:full-path="Object 176/Configurations2/"/>
  <manifest:file-entry manifest:media-type="text/xml" manifest:full-path="Object 176/content.xml"/>
  <manifest:file-entry manifest:media-type="text/xml" manifest:full-path="Object 176/settings.xml"/>
  <manifest:file-entry manifest:media-type="application/vnd.oasis.opendocument.formula" manifest:version="1.2" manifest:full-path="Object 176/"/>
  <manifest:file-entry manifest:media-type="text/xml" manifest:full-path="Object 87/content.xml"/>
  <manifest:file-entry manifest:media-type="text/xml" manifest:full-path="Object 87/settings.xml"/>
  <manifest:file-entry manifest:media-type="application/vnd.oasis.opendocument.formula" manifest:version="1.2" manifest:full-path="Object 87/"/>
  <manifest:file-entry manifest:media-type="" manifest:full-path="Object 177/Configurations2/statusbar/"/>
  <manifest:file-entry manifest:media-type="" manifest:full-path="Object 177/Configurations2/accelerator/current.xml"/>
  <manifest:file-entry manifest:media-type="" manifest:full-path="Object 177/Configurations2/accelerator/"/>
  <manifest:file-entry manifest:media-type="" manifest:full-path="Object 177/Configurations2/floater/"/>
  <manifest:file-entry manifest:media-type="" manifest:full-path="Object 177/Configurations2/popupmenu/"/>
  <manifest:file-entry manifest:media-type="" manifest:full-path="Object 177/Configurations2/progressbar/"/>
  <manifest:file-entry manifest:media-type="" manifest:full-path="Object 177/Configurations2/menubar/"/>
  <manifest:file-entry manifest:media-type="" manifest:full-path="Object 177/Configurations2/toolbar/"/>
  <manifest:file-entry manifest:media-type="" manifest:full-path="Object 177/Configurations2/images/Bitmaps/"/>
  <manifest:file-entry manifest:media-type="" manifest:full-path="Object 177/Configurations2/images/"/>
  <manifest:file-entry manifest:media-type="application/vnd.sun.xml.ui.configuration" manifest:full-path="Object 177/Configurations2/"/>
  <manifest:file-entry manifest:media-type="text/xml" manifest:full-path="Object 177/content.xml"/>
  <manifest:file-entry manifest:media-type="text/xml" manifest:full-path="Object 177/settings.xml"/>
  <manifest:file-entry manifest:media-type="application/vnd.oasis.opendocument.formula" manifest:version="1.2" manifest:full-path="Object 177/"/>
  <manifest:file-entry manifest:media-type="text/xml" manifest:full-path="Object 88/content.xml"/>
  <manifest:file-entry manifest:media-type="text/xml" manifest:full-path="Object 88/settings.xml"/>
  <manifest:file-entry manifest:media-type="application/vnd.oasis.opendocument.formula" manifest:version="1.2" manifest:full-path="Object 88/"/>
  <manifest:file-entry manifest:media-type="" manifest:full-path="Object 178/Configurations2/statusbar/"/>
  <manifest:file-entry manifest:media-type="" manifest:full-path="Object 178/Configurations2/accelerator/"/>
  <manifest:file-entry manifest:media-type="" manifest:full-path="Object 178/Configurations2/floater/"/>
  <manifest:file-entry manifest:media-type="" manifest:full-path="Object 178/Configurations2/popupmenu/"/>
  <manifest:file-entry manifest:media-type="" manifest:full-path="Object 178/Configurations2/progressbar/"/>
  <manifest:file-entry manifest:media-type="" manifest:full-path="Object 178/Configurations2/menubar/"/>
  <manifest:file-entry manifest:media-type="" manifest:full-path="Object 178/Configurations2/toolbar/"/>
  <manifest:file-entry manifest:media-type="" manifest:full-path="Object 178/Configurations2/images/Bitmaps/"/>
  <manifest:file-entry manifest:media-type="" manifest:full-path="Object 178/Configurations2/images/"/>
  <manifest:file-entry manifest:media-type="application/vnd.sun.xml.ui.configuration" manifest:full-path="Object 178/Configurations2/"/>
  <manifest:file-entry manifest:media-type="text/xml" manifest:full-path="Object 178/content.xml"/>
  <manifest:file-entry manifest:media-type="text/xml" manifest:full-path="Object 178/settings.xml"/>
  <manifest:file-entry manifest:media-type="application/vnd.oasis.opendocument.formula" manifest:version="1.2" manifest:full-path="Object 178/"/>
  <manifest:file-entry manifest:media-type="text/xml" manifest:full-path="Object 89/content.xml"/>
  <manifest:file-entry manifest:media-type="text/xml" manifest:full-path="Object 89/settings.xml"/>
  <manifest:file-entry manifest:media-type="application/vnd.oasis.opendocument.formula" manifest:version="1.2" manifest:full-path="Object 89/"/>
  <manifest:file-entry manifest:media-type="text/xml" manifest:full-path="Object 179/content.xml"/>
  <manifest:file-entry manifest:media-type="text/xml" manifest:full-path="Object 179/settings.xml"/>
  <manifest:file-entry manifest:media-type="application/vnd.oasis.opendocument.formula" manifest:version="1.2" manifest:full-path="Object 179/"/>
  <manifest:file-entry manifest:media-type="" manifest:full-path="Object 220/Configurations2/statusbar/"/>
  <manifest:file-entry manifest:media-type="" manifest:full-path="Object 220/Configurations2/floater/"/>
  <manifest:file-entry manifest:media-type="" manifest:full-path="Object 220/Configurations2/popupmenu/"/>
  <manifest:file-entry manifest:media-type="" manifest:full-path="Object 220/Configurations2/progressbar/"/>
  <manifest:file-entry manifest:media-type="" manifest:full-path="Object 220/Configurations2/menubar/"/>
  <manifest:file-entry manifest:media-type="" manifest:full-path="Object 220/Configurations2/toolbar/"/>
  <manifest:file-entry manifest:media-type="" manifest:full-path="Object 220/Configurations2/images/Bitmaps/"/>
  <manifest:file-entry manifest:media-type="" manifest:full-path="Object 220/Configurations2/images/"/>
  <manifest:file-entry manifest:media-type="application/vnd.sun.xml.ui.configuration" manifest:full-path="Object 220/Configurations2/"/>
  <manifest:file-entry manifest:media-type="text/xml" manifest:full-path="Object 220/content.xml"/>
  <manifest:file-entry manifest:media-type="text/xml" manifest:full-path="Object 220/settings.xml"/>
  <manifest:file-entry manifest:media-type="application/vnd.oasis.opendocument.formula" manifest:version="1.2" manifest:full-path="Object 220/"/>
  <manifest:file-entry manifest:media-type="text/xml" manifest:full-path="Object 221/content.xml"/>
  <manifest:file-entry manifest:media-type="text/xml" manifest:full-path="Object 221/settings.xml"/>
  <manifest:file-entry manifest:media-type="application/vnd.oasis.opendocument.formula" manifest:version="1.2" manifest:full-path="Object 221/"/>
  <manifest:file-entry manifest:media-type="text/xml" manifest:full-path="Object 222/content.xml"/>
  <manifest:file-entry manifest:media-type="text/xml" manifest:full-path="Object 222/settings.xml"/>
  <manifest:file-entry manifest:media-type="application/vnd.oasis.opendocument.formula" manifest:version="1.2" manifest:full-path="Object 222/"/>
  <manifest:file-entry manifest:media-type="text/xml" manifest:full-path="Object 223/content.xml"/>
  <manifest:file-entry manifest:media-type="text/xml" manifest:full-path="Object 223/settings.xml"/>
  <manifest:file-entry manifest:media-type="application/vnd.oasis.opendocument.formula" manifest:version="1.2" manifest:full-path="Object 223/"/>
  <manifest:file-entry manifest:media-type="text/xml" manifest:full-path="Object 224/content.xml"/>
  <manifest:file-entry manifest:media-type="text/xml" manifest:full-path="Object 224/settings.xml"/>
  <manifest:file-entry manifest:media-type="application/vnd.oasis.opendocument.formula" manifest:version="1.2" manifest:full-path="Object 224/"/>
  <manifest:file-entry manifest:media-type="text/xml" manifest:full-path="Object 225/content.xml"/>
  <manifest:file-entry manifest:media-type="text/xml" manifest:full-path="Object 225/settings.xml"/>
  <manifest:file-entry manifest:media-type="application/vnd.oasis.opendocument.formula" manifest:version="1.2" manifest:full-path="Object 225/"/>
  <manifest:file-entry manifest:media-type="text/xml" manifest:full-path="Object 226/content.xml"/>
  <manifest:file-entry manifest:media-type="text/xml" manifest:full-path="Object 226/settings.xml"/>
  <manifest:file-entry manifest:media-type="application/vnd.oasis.opendocument.formula" manifest:version="1.2" manifest:full-path="Object 226/"/>
  <manifest:file-entry manifest:media-type="text/xml" manifest:full-path="Object 227/content.xml"/>
  <manifest:file-entry manifest:media-type="text/xml" manifest:full-path="Object 227/settings.xml"/>
  <manifest:file-entry manifest:media-type="application/vnd.oasis.opendocument.formula" manifest:version="1.2" manifest:full-path="Object 227/"/>
  <manifest:file-entry manifest:media-type="text/xml" manifest:full-path="Object 228/content.xml"/>
  <manifest:file-entry manifest:media-type="text/xml" manifest:full-path="Object 228/settings.xml"/>
  <manifest:file-entry manifest:media-type="application/vnd.oasis.opendocument.formula" manifest:version="1.2" manifest:full-path="Object 228/"/>
  <manifest:file-entry manifest:media-type="" manifest:full-path="Object 229/Configurations2/statusbar/"/>
  <manifest:file-entry manifest:media-type="" manifest:full-path="Object 229/Configurations2/accelerator/current.xml"/>
  <manifest:file-entry manifest:media-type="" manifest:full-path="Object 229/Configurations2/accelerator/"/>
  <manifest:file-entry manifest:media-type="" manifest:full-path="Object 229/Configurations2/floater/"/>
  <manifest:file-entry manifest:media-type="" manifest:full-path="Object 229/Configurations2/popupmenu/"/>
  <manifest:file-entry manifest:media-type="" manifest:full-path="Object 229/Configurations2/progressbar/"/>
  <manifest:file-entry manifest:media-type="" manifest:full-path="Object 229/Configurations2/menubar/"/>
  <manifest:file-entry manifest:media-type="" manifest:full-path="Object 229/Configurations2/toolbar/"/>
  <manifest:file-entry manifest:media-type="" manifest:full-path="Object 229/Configurations2/images/Bitmaps/"/>
  <manifest:file-entry manifest:media-type="" manifest:full-path="Object 229/Configurations2/images/"/>
  <manifest:file-entry manifest:media-type="application/vnd.sun.xml.ui.configuration" manifest:full-path="Object 229/Configurations2/"/>
  <manifest:file-entry manifest:media-type="text/xml" manifest:full-path="Object 229/content.xml"/>
  <manifest:file-entry manifest:media-type="text/xml" manifest:full-path="Object 229/settings.xml"/>
  <manifest:file-entry manifest:media-type="application/vnd.oasis.opendocument.formula" manifest:version="1.2" manifest:full-path="Object 229/"/>
  <manifest:file-entry manifest:media-type="" manifest:full-path="Object 180/Configurations2/statusbar/"/>
  <manifest:file-entry manifest:media-type="" manifest:full-path="Object 180/Configurations2/accelerator/current.xml"/>
  <manifest:file-entry manifest:media-type="" manifest:full-path="Object 180/Configurations2/accelerator/"/>
  <manifest:file-entry manifest:media-type="" manifest:full-path="Object 180/Configurations2/floater/"/>
  <manifest:file-entry manifest:media-type="" manifest:full-path="Object 180/Configurations2/popupmenu/"/>
  <manifest:file-entry manifest:media-type="" manifest:full-path="Object 180/Configurations2/progressbar/"/>
  <manifest:file-entry manifest:media-type="" manifest:full-path="Object 180/Configurations2/menubar/"/>
  <manifest:file-entry manifest:media-type="" manifest:full-path="Object 180/Configurations2/toolbar/"/>
  <manifest:file-entry manifest:media-type="" manifest:full-path="Object 180/Configurations2/images/Bitmaps/"/>
  <manifest:file-entry manifest:media-type="" manifest:full-path="Object 180/Configurations2/images/"/>
  <manifest:file-entry manifest:media-type="application/vnd.sun.xml.ui.configuration" manifest:full-path="Object 180/Configurations2/"/>
  <manifest:file-entry manifest:media-type="text/xml" manifest:full-path="Object 180/content.xml"/>
  <manifest:file-entry manifest:media-type="text/xml" manifest:full-path="Object 180/settings.xml"/>
  <manifest:file-entry manifest:media-type="application/vnd.oasis.opendocument.formula" manifest:version="1.2" manifest:full-path="Object 180/"/>
  <manifest:file-entry manifest:media-type="text/xml" manifest:full-path="Object 90/content.xml"/>
  <manifest:file-entry manifest:media-type="text/xml" manifest:full-path="Object 90/settings.xml"/>
  <manifest:file-entry manifest:media-type="application/vnd.oasis.opendocument.formula" manifest:version="1.2" manifest:full-path="Object 90/"/>
  <manifest:file-entry manifest:media-type="text/xml" manifest:full-path="Object 181/content.xml"/>
  <manifest:file-entry manifest:media-type="text/xml" manifest:full-path="Object 181/settings.xml"/>
  <manifest:file-entry manifest:media-type="application/vnd.oasis.opendocument.formula" manifest:version="1.2" manifest:full-path="Object 181/"/>
  <manifest:file-entry manifest:media-type="" manifest:full-path="Object 91/Configurations2/statusbar/"/>
  <manifest:file-entry manifest:media-type="" manifest:full-path="Object 91/Configurations2/floater/"/>
  <manifest:file-entry manifest:media-type="" manifest:full-path="Object 91/Configurations2/popupmenu/"/>
  <manifest:file-entry manifest:media-type="" manifest:full-path="Object 91/Configurations2/progressbar/"/>
  <manifest:file-entry manifest:media-type="" manifest:full-path="Object 91/Configurations2/menubar/"/>
  <manifest:file-entry manifest:media-type="" manifest:full-path="Object 91/Configurations2/toolbar/"/>
  <manifest:file-entry manifest:media-type="" manifest:full-path="Object 91/Configurations2/images/Bitmaps/"/>
  <manifest:file-entry manifest:media-type="" manifest:full-path="Object 91/Configurations2/images/"/>
  <manifest:file-entry manifest:media-type="application/vnd.sun.xml.ui.configuration" manifest:full-path="Object 91/Configurations2/"/>
  <manifest:file-entry manifest:media-type="text/xml" manifest:full-path="Object 91/content.xml"/>
  <manifest:file-entry manifest:media-type="text/xml" manifest:full-path="Object 91/settings.xml"/>
  <manifest:file-entry manifest:media-type="application/vnd.oasis.opendocument.formula" manifest:version="1.2" manifest:full-path="Object 91/"/>
  <manifest:file-entry manifest:media-type="" manifest:full-path="Object 182/Configurations2/statusbar/"/>
  <manifest:file-entry manifest:media-type="" manifest:full-path="Object 182/Configurations2/floater/"/>
  <manifest:file-entry manifest:media-type="" manifest:full-path="Object 182/Configurations2/popupmenu/"/>
  <manifest:file-entry manifest:media-type="" manifest:full-path="Object 182/Configurations2/progressbar/"/>
  <manifest:file-entry manifest:media-type="" manifest:full-path="Object 182/Configurations2/menubar/"/>
  <manifest:file-entry manifest:media-type="" manifest:full-path="Object 182/Configurations2/toolbar/"/>
  <manifest:file-entry manifest:media-type="" manifest:full-path="Object 182/Configurations2/images/Bitmaps/"/>
  <manifest:file-entry manifest:media-type="" manifest:full-path="Object 182/Configurations2/images/"/>
  <manifest:file-entry manifest:media-type="application/vnd.sun.xml.ui.configuration" manifest:full-path="Object 182/Configurations2/"/>
  <manifest:file-entry manifest:media-type="text/xml" manifest:full-path="Object 182/content.xml"/>
  <manifest:file-entry manifest:media-type="text/xml" manifest:full-path="Object 182/settings.xml"/>
  <manifest:file-entry manifest:media-type="application/vnd.oasis.opendocument.formula" manifest:version="1.2" manifest:full-path="Object 182/"/>
  <manifest:file-entry manifest:media-type="text/xml" manifest:full-path="Object 92/content.xml"/>
  <manifest:file-entry manifest:media-type="text/xml" manifest:full-path="Object 92/settings.xml"/>
  <manifest:file-entry manifest:media-type="application/vnd.oasis.opendocument.formula" manifest:version="1.2" manifest:full-path="Object 92/"/>
  <manifest:file-entry manifest:media-type="text/xml" manifest:full-path="Object 183/content.xml"/>
  <manifest:file-entry manifest:media-type="text/xml" manifest:full-path="Object 183/settings.xml"/>
  <manifest:file-entry manifest:media-type="application/vnd.oasis.opendocument.formula" manifest:version="1.2" manifest:full-path="Object 183/"/>
  <manifest:file-entry manifest:media-type="" manifest:full-path="Object 93/Configurations2/statusbar/"/>
  <manifest:file-entry manifest:media-type="" manifest:full-path="Object 93/Configurations2/floater/"/>
  <manifest:file-entry manifest:media-type="" manifest:full-path="Object 93/Configurations2/popupmenu/"/>
  <manifest:file-entry manifest:media-type="" manifest:full-path="Object 93/Configurations2/progressbar/"/>
  <manifest:file-entry manifest:media-type="" manifest:full-path="Object 93/Configurations2/menubar/"/>
  <manifest:file-entry manifest:media-type="" manifest:full-path="Object 93/Configurations2/toolbar/"/>
  <manifest:file-entry manifest:media-type="" manifest:full-path="Object 93/Configurations2/images/Bitmaps/"/>
  <manifest:file-entry manifest:media-type="" manifest:full-path="Object 93/Configurations2/images/"/>
  <manifest:file-entry manifest:media-type="application/vnd.sun.xml.ui.configuration" manifest:full-path="Object 93/Configurations2/"/>
  <manifest:file-entry manifest:media-type="text/xml" manifest:full-path="Object 93/content.xml"/>
  <manifest:file-entry manifest:media-type="text/xml" manifest:full-path="Object 93/settings.xml"/>
  <manifest:file-entry manifest:media-type="application/vnd.oasis.opendocument.formula" manifest:version="1.2" manifest:full-path="Object 93/"/>
  <manifest:file-entry manifest:media-type="text/xml" manifest:full-path="Object 184/content.xml"/>
  <manifest:file-entry manifest:media-type="text/xml" manifest:full-path="Object 184/settings.xml"/>
  <manifest:file-entry manifest:media-type="application/vnd.oasis.opendocument.formula" manifest:version="1.2" manifest:full-path="Object 184/"/>
  <manifest:file-entry manifest:media-type="" manifest:full-path="Object 94/Configurations2/statusbar/"/>
  <manifest:file-entry manifest:media-type="" manifest:full-path="Object 94/Configurations2/floater/"/>
  <manifest:file-entry manifest:media-type="" manifest:full-path="Object 94/Configurations2/popupmenu/"/>
  <manifest:file-entry manifest:media-type="" manifest:full-path="Object 94/Configurations2/progressbar/"/>
  <manifest:file-entry manifest:media-type="" manifest:full-path="Object 94/Configurations2/menubar/"/>
  <manifest:file-entry manifest:media-type="" manifest:full-path="Object 94/Configurations2/toolbar/"/>
  <manifest:file-entry manifest:media-type="" manifest:full-path="Object 94/Configurations2/images/Bitmaps/"/>
  <manifest:file-entry manifest:media-type="" manifest:full-path="Object 94/Configurations2/images/"/>
  <manifest:file-entry manifest:media-type="application/vnd.sun.xml.ui.configuration" manifest:full-path="Object 94/Configurations2/"/>
  <manifest:file-entry manifest:media-type="text/xml" manifest:full-path="Object 94/content.xml"/>
  <manifest:file-entry manifest:media-type="text/xml" manifest:full-path="Object 94/settings.xml"/>
  <manifest:file-entry manifest:media-type="application/vnd.oasis.opendocument.formula" manifest:version="1.2" manifest:full-path="Object 94/"/>
  <manifest:file-entry manifest:media-type="text/xml" manifest:full-path="Object 185/content.xml"/>
  <manifest:file-entry manifest:media-type="text/xml" manifest:full-path="Object 185/settings.xml"/>
  <manifest:file-entry manifest:media-type="application/vnd.oasis.opendocument.formula" manifest:version="1.2" manifest:full-path="Object 185/"/>
  <manifest:file-entry manifest:media-type="" manifest:full-path="Object 95/Configurations2/statusbar/"/>
  <manifest:file-entry manifest:media-type="" manifest:full-path="Object 95/Configurations2/floater/"/>
  <manifest:file-entry manifest:media-type="" manifest:full-path="Object 95/Configurations2/popupmenu/"/>
  <manifest:file-entry manifest:media-type="" manifest:full-path="Object 95/Configurations2/progressbar/"/>
  <manifest:file-entry manifest:media-type="" manifest:full-path="Object 95/Configurations2/menubar/"/>
  <manifest:file-entry manifest:media-type="" manifest:full-path="Object 95/Configurations2/toolbar/"/>
  <manifest:file-entry manifest:media-type="" manifest:full-path="Object 95/Configurations2/images/Bitmaps/"/>
  <manifest:file-entry manifest:media-type="" manifest:full-path="Object 95/Configurations2/images/"/>
  <manifest:file-entry manifest:media-type="application/vnd.sun.xml.ui.configuration" manifest:full-path="Object 95/Configurations2/"/>
  <manifest:file-entry manifest:media-type="text/xml" manifest:full-path="Object 95/content.xml"/>
  <manifest:file-entry manifest:media-type="text/xml" manifest:full-path="Object 95/settings.xml"/>
  <manifest:file-entry manifest:media-type="application/vnd.oasis.opendocument.formula" manifest:version="1.2" manifest:full-path="Object 95/"/>
  <manifest:file-entry manifest:media-type="" manifest:full-path="Thumbnails/thumbnail.png"/>
  <manifest:file-entry manifest:media-type="" manifest:full-path="Thumbnails/"/>
  <manifest:file-entry manifest:media-type="text/xml" manifest:full-path="Object 186/content.xml"/>
  <manifest:file-entry manifest:media-type="text/xml" manifest:full-path="Object 186/settings.xml"/>
  <manifest:file-entry manifest:media-type="application/vnd.oasis.opendocument.formula" manifest:version="1.2" manifest:full-path="Object 186/"/>
  <manifest:file-entry manifest:media-type="" manifest:full-path="Object 96/Configurations2/statusbar/"/>
  <manifest:file-entry manifest:media-type="" manifest:full-path="Object 96/Configurations2/floater/"/>
  <manifest:file-entry manifest:media-type="" manifest:full-path="Object 96/Configurations2/popupmenu/"/>
  <manifest:file-entry manifest:media-type="" manifest:full-path="Object 96/Configurations2/progressbar/"/>
  <manifest:file-entry manifest:media-type="" manifest:full-path="Object 96/Configurations2/menubar/"/>
  <manifest:file-entry manifest:media-type="" manifest:full-path="Object 96/Configurations2/toolbar/"/>
  <manifest:file-entry manifest:media-type="" manifest:full-path="Object 96/Configurations2/images/Bitmaps/"/>
  <manifest:file-entry manifest:media-type="" manifest:full-path="Object 96/Configurations2/images/"/>
  <manifest:file-entry manifest:media-type="application/vnd.sun.xml.ui.configuration" manifest:full-path="Object 96/Configurations2/"/>
  <manifest:file-entry manifest:media-type="text/xml" manifest:full-path="Object 96/content.xml"/>
  <manifest:file-entry manifest:media-type="text/xml" manifest:full-path="Object 96/settings.xml"/>
  <manifest:file-entry manifest:media-type="application/vnd.oasis.opendocument.formula" manifest:version="1.2" manifest:full-path="Object 96/"/>
  <manifest:file-entry manifest:media-type="text/xml" manifest:full-path="Object 187/content.xml"/>
  <manifest:file-entry manifest:media-type="text/xml" manifest:full-path="Object 187/settings.xml"/>
  <manifest:file-entry manifest:media-type="application/vnd.oasis.opendocument.formula" manifest:version="1.2" manifest:full-path="Object 187/"/>
  <manifest:file-entry manifest:media-type="" manifest:full-path="Object 97/Configurations2/statusbar/"/>
  <manifest:file-entry manifest:media-type="" manifest:full-path="Object 97/Configurations2/floater/"/>
  <manifest:file-entry manifest:media-type="" manifest:full-path="Object 97/Configurations2/popupmenu/"/>
  <manifest:file-entry manifest:media-type="" manifest:full-path="Object 97/Configurations2/progressbar/"/>
  <manifest:file-entry manifest:media-type="" manifest:full-path="Object 97/Configurations2/menubar/"/>
  <manifest:file-entry manifest:media-type="" manifest:full-path="Object 97/Configurations2/toolbar/"/>
  <manifest:file-entry manifest:media-type="" manifest:full-path="Object 97/Configurations2/images/Bitmaps/"/>
  <manifest:file-entry manifest:media-type="" manifest:full-path="Object 97/Configurations2/images/"/>
  <manifest:file-entry manifest:media-type="application/vnd.sun.xml.ui.configuration" manifest:full-path="Object 97/Configurations2/"/>
  <manifest:file-entry manifest:media-type="text/xml" manifest:full-path="Object 97/content.xml"/>
  <manifest:file-entry manifest:media-type="text/xml" manifest:full-path="Object 97/settings.xml"/>
  <manifest:file-entry manifest:media-type="application/vnd.oasis.opendocument.formula" manifest:version="1.2" manifest:full-path="Object 97/"/>
  <manifest:file-entry manifest:media-type="text/xml" manifest:full-path="Object 98/content.xml"/>
  <manifest:file-entry manifest:media-type="text/xml" manifest:full-path="Object 98/settings.xml"/>
  <manifest:file-entry manifest:media-type="application/vnd.oasis.opendocument.formula" manifest:version="1.2" manifest:full-path="Object 98/"/>
  <manifest:file-entry manifest:media-type="text/xml" manifest:full-path="Object 188/content.xml"/>
  <manifest:file-entry manifest:media-type="text/xml" manifest:full-path="Object 188/settings.xml"/>
  <manifest:file-entry manifest:media-type="application/vnd.oasis.opendocument.formula" manifest:version="1.2" manifest:full-path="Object 188/"/>
  <manifest:file-entry manifest:media-type="text/xml" manifest:full-path="Object 99/content.xml"/>
  <manifest:file-entry manifest:media-type="text/xml" manifest:full-path="Object 99/settings.xml"/>
  <manifest:file-entry manifest:media-type="application/vnd.oasis.opendocument.formula" manifest:version="1.2" manifest:full-path="Object 99/"/>
  <manifest:file-entry manifest:media-type="text/xml" manifest:full-path="Object 189/content.xml"/>
  <manifest:file-entry manifest:media-type="text/xml" manifest:full-path="Object 189/settings.xml"/>
  <manifest:file-entry manifest:media-type="application/vnd.oasis.opendocument.formula" manifest:version="1.2" manifest:full-path="Object 189/"/>
  <manifest:file-entry manifest:media-type="text/xml" manifest:full-path="Object 230/content.xml"/>
  <manifest:file-entry manifest:media-type="text/xml" manifest:full-path="Object 230/settings.xml"/>
  <manifest:file-entry manifest:media-type="application/vnd.oasis.opendocument.formula" manifest:version="1.2" manifest:full-path="Object 230/"/>
  <manifest:file-entry manifest:media-type="text/xml" manifest:full-path="Object 231/content.xml"/>
  <manifest:file-entry manifest:media-type="text/xml" manifest:full-path="Object 231/settings.xml"/>
  <manifest:file-entry manifest:media-type="application/vnd.oasis.opendocument.formula" manifest:version="1.2" manifest:full-path="Object 231/"/>
  <manifest:file-entry manifest:media-type="text/xml" manifest:full-path="Object 232/content.xml"/>
  <manifest:file-entry manifest:media-type="text/xml" manifest:full-path="Object 232/settings.xml"/>
  <manifest:file-entry manifest:media-type="application/vnd.oasis.opendocument.formula" manifest:version="1.2" manifest:full-path="Object 232/"/>
  <manifest:file-entry manifest:media-type="text/xml" manifest:full-path="Object 233/content.xml"/>
  <manifest:file-entry manifest:media-type="text/xml" manifest:full-path="Object 233/settings.xml"/>
  <manifest:file-entry manifest:media-type="application/vnd.oasis.opendocument.formula" manifest:version="1.2" manifest:full-path="Object 233/"/>
  <manifest:file-entry manifest:media-type="" manifest:full-path="Object 234/Configurations2/statusbar/"/>
  <manifest:file-entry manifest:media-type="" manifest:full-path="Object 234/Configurations2/accelerator/current.xml"/>
  <manifest:file-entry manifest:media-type="" manifest:full-path="Object 234/Configurations2/accelerator/"/>
  <manifest:file-entry manifest:media-type="" manifest:full-path="Object 234/Configurations2/floater/"/>
  <manifest:file-entry manifest:media-type="" manifest:full-path="Object 234/Configurations2/popupmenu/"/>
  <manifest:file-entry manifest:media-type="" manifest:full-path="Object 234/Configurations2/progressbar/"/>
  <manifest:file-entry manifest:media-type="" manifest:full-path="Object 234/Configurations2/menubar/"/>
  <manifest:file-entry manifest:media-type="" manifest:full-path="Object 234/Configurations2/toolbar/"/>
  <manifest:file-entry manifest:media-type="" manifest:full-path="Object 234/Configurations2/images/Bitmaps/"/>
  <manifest:file-entry manifest:media-type="" manifest:full-path="Object 234/Configurations2/images/"/>
  <manifest:file-entry manifest:media-type="application/vnd.sun.xml.ui.configuration" manifest:full-path="Object 234/Configurations2/"/>
  <manifest:file-entry manifest:media-type="text/xml" manifest:full-path="Object 234/content.xml"/>
  <manifest:file-entry manifest:media-type="text/xml" manifest:full-path="Object 234/settings.xml"/>
  <manifest:file-entry manifest:media-type="application/vnd.oasis.opendocument.formula" manifest:version="1.2" manifest:full-path="Object 234/"/>
  <manifest:file-entry manifest:media-type="" manifest:full-path="Object 235/Configurations2/statusbar/"/>
  <manifest:file-entry manifest:media-type="" manifest:full-path="Object 235/Configurations2/accelerator/current.xml"/>
  <manifest:file-entry manifest:media-type="" manifest:full-path="Object 235/Configurations2/accelerator/"/>
  <manifest:file-entry manifest:media-type="" manifest:full-path="Object 235/Configurations2/floater/"/>
  <manifest:file-entry manifest:media-type="" manifest:full-path="Object 235/Configurations2/popupmenu/"/>
  <manifest:file-entry manifest:media-type="" manifest:full-path="Object 235/Configurations2/progressbar/"/>
  <manifest:file-entry manifest:media-type="" manifest:full-path="Object 235/Configurations2/menubar/"/>
  <manifest:file-entry manifest:media-type="" manifest:full-path="Object 235/Configurations2/toolbar/"/>
  <manifest:file-entry manifest:media-type="" manifest:full-path="Object 235/Configurations2/images/Bitmaps/"/>
  <manifest:file-entry manifest:media-type="" manifest:full-path="Object 235/Configurations2/images/"/>
  <manifest:file-entry manifest:media-type="application/vnd.sun.xml.ui.configuration" manifest:full-path="Object 235/Configurations2/"/>
  <manifest:file-entry manifest:media-type="text/xml" manifest:full-path="Object 235/content.xml"/>
  <manifest:file-entry manifest:media-type="text/xml" manifest:full-path="Object 235/settings.xml"/>
  <manifest:file-entry manifest:media-type="application/vnd.oasis.opendocument.formula" manifest:version="1.2" manifest:full-path="Object 235/"/>
  <manifest:file-entry manifest:media-type="" manifest:full-path="Object 236/Configurations2/statusbar/"/>
  <manifest:file-entry manifest:media-type="" manifest:full-path="Object 236/Configurations2/floater/"/>
  <manifest:file-entry manifest:media-type="" manifest:full-path="Object 236/Configurations2/popupmenu/"/>
  <manifest:file-entry manifest:media-type="" manifest:full-path="Object 236/Configurations2/progressbar/"/>
  <manifest:file-entry manifest:media-type="" manifest:full-path="Object 236/Configurations2/menubar/"/>
  <manifest:file-entry manifest:media-type="" manifest:full-path="Object 236/Configurations2/toolbar/"/>
  <manifest:file-entry manifest:media-type="" manifest:full-path="Object 236/Configurations2/images/Bitmaps/"/>
  <manifest:file-entry manifest:media-type="" manifest:full-path="Object 236/Configurations2/images/"/>
  <manifest:file-entry manifest:media-type="application/vnd.sun.xml.ui.configuration" manifest:full-path="Object 236/Configurations2/"/>
  <manifest:file-entry manifest:media-type="text/xml" manifest:full-path="Object 236/content.xml"/>
  <manifest:file-entry manifest:media-type="text/xml" manifest:full-path="Object 236/settings.xml"/>
  <manifest:file-entry manifest:media-type="application/vnd.oasis.opendocument.formula" manifest:version="1.2" manifest:full-path="Object 236/"/>
  <manifest:file-entry manifest:media-type="text/xml" manifest:full-path="Object 190/content.xml"/>
  <manifest:file-entry manifest:media-type="text/xml" manifest:full-path="Object 190/settings.xml"/>
  <manifest:file-entry manifest:media-type="application/vnd.oasis.opendocument.formula" manifest:version="1.2" manifest:full-path="Object 190/"/>
  <manifest:file-entry manifest:media-type="text/xml" manifest:full-path="Object 191/content.xml"/>
  <manifest:file-entry manifest:media-type="text/xml" manifest:full-path="Object 191/settings.xml"/>
  <manifest:file-entry manifest:media-type="application/vnd.oasis.opendocument.formula" manifest:version="1.2" manifest:full-path="Object 191/"/>
  <manifest:file-entry manifest:media-type="" manifest:full-path="Object 192/Configurations2/statusbar/"/>
  <manifest:file-entry manifest:media-type="" manifest:full-path="Object 192/Configurations2/floater/"/>
  <manifest:file-entry manifest:media-type="" manifest:full-path="Object 192/Configurations2/popupmenu/"/>
  <manifest:file-entry manifest:media-type="" manifest:full-path="Object 192/Configurations2/progressbar/"/>
  <manifest:file-entry manifest:media-type="" manifest:full-path="Object 192/Configurations2/menubar/"/>
  <manifest:file-entry manifest:media-type="" manifest:full-path="Object 192/Configurations2/toolbar/"/>
  <manifest:file-entry manifest:media-type="" manifest:full-path="Object 192/Configurations2/images/Bitmaps/"/>
  <manifest:file-entry manifest:media-type="" manifest:full-path="Object 192/Configurations2/images/"/>
  <manifest:file-entry manifest:media-type="application/vnd.sun.xml.ui.configuration" manifest:full-path="Object 192/Configurations2/"/>
  <manifest:file-entry manifest:media-type="text/xml" manifest:full-path="Object 192/content.xml"/>
  <manifest:file-entry manifest:media-type="text/xml" manifest:full-path="Object 192/settings.xml"/>
  <manifest:file-entry manifest:media-type="application/vnd.oasis.opendocument.formula" manifest:version="1.2" manifest:full-path="Object 192/"/>
  <manifest:file-entry manifest:media-type="" manifest:full-path="Object 193/Configurations2/statusbar/"/>
  <manifest:file-entry manifest:media-type="" manifest:full-path="Object 193/Configurations2/floater/"/>
  <manifest:file-entry manifest:media-type="" manifest:full-path="Object 193/Configurations2/popupmenu/"/>
  <manifest:file-entry manifest:media-type="" manifest:full-path="Object 193/Configurations2/progressbar/"/>
  <manifest:file-entry manifest:media-type="" manifest:full-path="Object 193/Configurations2/menubar/"/>
  <manifest:file-entry manifest:media-type="" manifest:full-path="Object 193/Configurations2/toolbar/"/>
  <manifest:file-entry manifest:media-type="" manifest:full-path="Object 193/Configurations2/images/Bitmaps/"/>
  <manifest:file-entry manifest:media-type="" manifest:full-path="Object 193/Configurations2/images/"/>
  <manifest:file-entry manifest:media-type="application/vnd.sun.xml.ui.configuration" manifest:full-path="Object 193/Configurations2/"/>
  <manifest:file-entry manifest:media-type="text/xml" manifest:full-path="Object 193/content.xml"/>
  <manifest:file-entry manifest:media-type="text/xml" manifest:full-path="Object 193/settings.xml"/>
  <manifest:file-entry manifest:media-type="application/vnd.oasis.opendocument.formula" manifest:version="1.2" manifest:full-path="Object 193/"/>
  <manifest:file-entry manifest:media-type="text/xml" manifest:full-path="Object 194/content.xml"/>
  <manifest:file-entry manifest:media-type="text/xml" manifest:full-path="Object 194/settings.xml"/>
  <manifest:file-entry manifest:media-type="application/vnd.oasis.opendocument.formula" manifest:version="1.2" manifest:full-path="Object 194/"/>
  <manifest:file-entry manifest:media-type="text/xml" manifest:full-path="Object 195/content.xml"/>
  <manifest:file-entry manifest:media-type="text/xml" manifest:full-path="Object 195/settings.xml"/>
  <manifest:file-entry manifest:media-type="application/vnd.oasis.opendocument.formula" manifest:version="1.2" manifest:full-path="Object 195/"/>
  <manifest:file-entry manifest:media-type="text/xml" manifest:full-path="Object 196/content.xml"/>
  <manifest:file-entry manifest:media-type="text/xml" manifest:full-path="Object 196/settings.xml"/>
  <manifest:file-entry manifest:media-type="application/vnd.oasis.opendocument.formula" manifest:version="1.2" manifest:full-path="Object 196/"/>
  <manifest:file-entry manifest:media-type="text/xml" manifest:full-path="Object 197/content.xml"/>
  <manifest:file-entry manifest:media-type="text/xml" manifest:full-path="Object 197/settings.xml"/>
  <manifest:file-entry manifest:media-type="application/vnd.oasis.opendocument.formula" manifest:version="1.2" manifest:full-path="Object 197/"/>
  <manifest:file-entry manifest:media-type="text/xml" manifest:full-path="Object 198/content.xml"/>
  <manifest:file-entry manifest:media-type="text/xml" manifest:full-path="Object 198/settings.xml"/>
  <manifest:file-entry manifest:media-type="application/vnd.oasis.opendocument.formula" manifest:version="1.2" manifest:full-path="Object 198/"/>
  <manifest:file-entry manifest:media-type="" manifest:full-path="Object 199/Configurations2/statusbar/"/>
  <manifest:file-entry manifest:media-type="" manifest:full-path="Object 199/Configurations2/floater/"/>
  <manifest:file-entry manifest:media-type="" manifest:full-path="Object 199/Configurations2/popupmenu/"/>
  <manifest:file-entry manifest:media-type="" manifest:full-path="Object 199/Configurations2/progressbar/"/>
  <manifest:file-entry manifest:media-type="" manifest:full-path="Object 199/Configurations2/menubar/"/>
  <manifest:file-entry manifest:media-type="" manifest:full-path="Object 199/Configurations2/toolbar/"/>
  <manifest:file-entry manifest:media-type="" manifest:full-path="Object 199/Configurations2/images/Bitmaps/"/>
  <manifest:file-entry manifest:media-type="" manifest:full-path="Object 199/Configurations2/images/"/>
  <manifest:file-entry manifest:media-type="application/vnd.sun.xml.ui.configuration" manifest:full-path="Object 199/Configurations2/"/>
  <manifest:file-entry manifest:media-type="text/xml" manifest:full-path="Object 199/content.xml"/>
  <manifest:file-entry manifest:media-type="text/xml" manifest:full-path="Object 199/settings.xml"/>
  <manifest:file-entry manifest:media-type="application/vnd.oasis.opendocument.formula" manifest:version="1.2" manifest:full-path="Object 199/"/>
  <manifest:file-entry manifest:media-type="text/xml" manifest:full-path="settings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00/content.xml"/>
  <manifest:file-entry manifest:media-type="text/xml" manifest:full-path="Object 100/settings.xml"/>
  <manifest:file-entry manifest:media-type="application/vnd.oasis.opendocument.formula" manifest:version="1.2" manifest:full-path="Object 10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01/Configurations2/statusbar/"/>
  <manifest:file-entry manifest:media-type="" manifest:full-path="Object 101/Configurations2/floater/"/>
  <manifest:file-entry manifest:media-type="" manifest:full-path="Object 101/Configurations2/popupmenu/"/>
  <manifest:file-entry manifest:media-type="" manifest:full-path="Object 101/Configurations2/progressbar/"/>
  <manifest:file-entry manifest:media-type="" manifest:full-path="Object 101/Configurations2/menubar/"/>
  <manifest:file-entry manifest:media-type="" manifest:full-path="Object 101/Configurations2/toolbar/"/>
  <manifest:file-entry manifest:media-type="" manifest:full-path="Object 101/Configurations2/images/Bitmaps/"/>
  <manifest:file-entry manifest:media-type="" manifest:full-path="Object 101/Configurations2/images/"/>
  <manifest:file-entry manifest:media-type="application/vnd.sun.xml.ui.configuration" manifest:full-path="Object 101/Configurations2/"/>
  <manifest:file-entry manifest:media-type="text/xml" manifest:full-path="Object 101/content.xml"/>
  <manifest:file-entry manifest:media-type="text/xml" manifest:full-path="Object 101/settings.xml"/>
  <manifest:file-entry manifest:media-type="application/vnd.oasis.opendocument.formula" manifest:version="1.2" manifest:full-path="Object 10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02/Configurations2/statusbar/"/>
  <manifest:file-entry manifest:media-type="" manifest:full-path="Object 102/Configurations2/floater/"/>
  <manifest:file-entry manifest:media-type="" manifest:full-path="Object 102/Configurations2/popupmenu/"/>
  <manifest:file-entry manifest:media-type="" manifest:full-path="Object 102/Configurations2/progressbar/"/>
  <manifest:file-entry manifest:media-type="" manifest:full-path="Object 102/Configurations2/menubar/"/>
  <manifest:file-entry manifest:media-type="" manifest:full-path="Object 102/Configurations2/toolbar/"/>
  <manifest:file-entry manifest:media-type="" manifest:full-path="Object 102/Configurations2/images/Bitmaps/"/>
  <manifest:file-entry manifest:media-type="" manifest:full-path="Object 102/Configurations2/images/"/>
  <manifest:file-entry manifest:media-type="application/vnd.sun.xml.ui.configuration" manifest:full-path="Object 102/Configurations2/"/>
  <manifest:file-entry manifest:media-type="text/xml" manifest:full-path="Object 102/content.xml"/>
  <manifest:file-entry manifest:media-type="text/xml" manifest:full-path="Object 102/settings.xml"/>
  <manifest:file-entry manifest:media-type="application/vnd.oasis.opendocument.formula" manifest:version="1.2" manifest:full-path="Object 10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03/content.xml"/>
  <manifest:file-entry manifest:media-type="text/xml" manifest:full-path="Object 103/settings.xml"/>
  <manifest:file-entry manifest:media-type="application/vnd.oasis.opendocument.formula" manifest:version="1.2" manifest:full-path="Object 10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Object 104/content.xml"/>
  <manifest:file-entry manifest:media-type="text/xml" manifest:full-path="Object 104/settings.xml"/>
  <manifest:file-entry manifest:media-type="application/vnd.oasis.opendocument.formula" manifest:version="1.2" manifest:full-path="Object 104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05/content.xml"/>
  <manifest:file-entry manifest:media-type="text/xml" manifest:full-path="Object 105/settings.xml"/>
  <manifest:file-entry manifest:media-type="application/vnd.oasis.opendocument.formula" manifest:version="1.2" manifest:full-path="Object 10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06/content.xml"/>
  <manifest:file-entry manifest:media-type="text/xml" manifest:full-path="Object 106/settings.xml"/>
  <manifest:file-entry manifest:media-type="application/vnd.oasis.opendocument.formula" manifest:version="1.2" manifest:full-path="Object 10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07/content.xml"/>
  <manifest:file-entry manifest:media-type="text/xml" manifest:full-path="Object 107/settings.xml"/>
  <manifest:file-entry manifest:media-type="application/vnd.oasis.opendocument.formula" manifest:version="1.2" manifest:full-path="Object 107/"/>
  <manifest:file-entry manifest:media-type="" manifest:full-path="Object 18/Configurations2/statu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08/content.xml"/>
  <manifest:file-entry manifest:media-type="text/xml" manifest:full-path="Object 108/settings.xml"/>
  <manifest:file-entry manifest:media-type="application/vnd.oasis.opendocument.formula" manifest:version="1.2" manifest:full-path="Object 10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109/Configurations2/statusbar/"/>
  <manifest:file-entry manifest:media-type="" manifest:full-path="Object 109/Configurations2/floater/"/>
  <manifest:file-entry manifest:media-type="" manifest:full-path="Object 109/Configurations2/popupmenu/"/>
  <manifest:file-entry manifest:media-type="" manifest:full-path="Object 109/Configurations2/progressbar/"/>
  <manifest:file-entry manifest:media-type="" manifest:full-path="Object 109/Configurations2/menubar/"/>
  <manifest:file-entry manifest:media-type="" manifest:full-path="Object 109/Configurations2/toolbar/"/>
  <manifest:file-entry manifest:media-type="" manifest:full-path="Object 109/Configurations2/images/Bitmaps/"/>
  <manifest:file-entry manifest:media-type="" manifest:full-path="Object 109/Configurations2/images/"/>
  <manifest:file-entry manifest:media-type="application/vnd.sun.xml.ui.configuration" manifest:full-path="Object 109/Configurations2/"/>
  <manifest:file-entry manifest:media-type="text/xml" manifest:full-path="Object 109/content.xml"/>
  <manifest:file-entry manifest:media-type="text/xml" manifest:full-path="Object 109/settings.xml"/>
  <manifest:file-entry manifest:media-type="application/vnd.oasis.opendocument.formula" manifest:version="1.2" manifest:full-path="Object 10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110/Configurations2/statusbar/"/>
  <manifest:file-entry manifest:media-type="" manifest:full-path="Object 110/Configurations2/floater/"/>
  <manifest:file-entry manifest:media-type="" manifest:full-path="Object 110/Configurations2/popupmenu/"/>
  <manifest:file-entry manifest:media-type="" manifest:full-path="Object 110/Configurations2/progressbar/"/>
  <manifest:file-entry manifest:media-type="" manifest:full-path="Object 110/Configurations2/menubar/"/>
  <manifest:file-entry manifest:media-type="" manifest:full-path="Object 110/Configurations2/toolbar/"/>
  <manifest:file-entry manifest:media-type="" manifest:full-path="Object 110/Configurations2/images/Bitmaps/"/>
  <manifest:file-entry manifest:media-type="" manifest:full-path="Object 110/Configurations2/images/"/>
  <manifest:file-entry manifest:media-type="application/vnd.sun.xml.ui.configuration" manifest:full-path="Object 110/Configurations2/"/>
  <manifest:file-entry manifest:media-type="text/xml" manifest:full-path="Object 110/content.xml"/>
  <manifest:file-entry manifest:media-type="text/xml" manifest:full-path="Object 110/settings.xml"/>
  <manifest:file-entry manifest:media-type="application/vnd.oasis.opendocument.formula" manifest:version="1.2" manifest:full-path="Object 11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111/Configurations2/statusbar/"/>
  <manifest:file-entry manifest:media-type="" manifest:full-path="Object 111/Configurations2/floater/"/>
  <manifest:file-entry manifest:media-type="" manifest:full-path="Object 111/Configurations2/popupmenu/"/>
  <manifest:file-entry manifest:media-type="" manifest:full-path="Object 111/Configurations2/progressbar/"/>
  <manifest:file-entry manifest:media-type="" manifest:full-path="Object 111/Configurations2/menubar/"/>
  <manifest:file-entry manifest:media-type="" manifest:full-path="Object 111/Configurations2/toolbar/"/>
  <manifest:file-entry manifest:media-type="" manifest:full-path="Object 111/Configurations2/images/Bitmaps/"/>
  <manifest:file-entry manifest:media-type="" manifest:full-path="Object 111/Configurations2/images/"/>
  <manifest:file-entry manifest:media-type="application/vnd.sun.xml.ui.configuration" manifest:full-path="Object 111/Configurations2/"/>
  <manifest:file-entry manifest:media-type="text/xml" manifest:full-path="Object 111/content.xml"/>
  <manifest:file-entry manifest:media-type="text/xml" manifest:full-path="Object 111/settings.xml"/>
  <manifest:file-entry manifest:media-type="application/vnd.oasis.opendocument.formula" manifest:version="1.2" manifest:full-path="Object 111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112/content.xml"/>
  <manifest:file-entry manifest:media-type="text/xml" manifest:full-path="Object 112/settings.xml"/>
  <manifest:file-entry manifest:media-type="application/vnd.oasis.opendocument.formula" manifest:version="1.2" manifest:full-path="Object 11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113/content.xml"/>
  <manifest:file-entry manifest:media-type="text/xml" manifest:full-path="Object 113/settings.xml"/>
  <manifest:file-entry manifest:media-type="application/vnd.oasis.opendocument.formula" manifest:version="1.2" manifest:full-path="Object 113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114/content.xml"/>
  <manifest:file-entry manifest:media-type="text/xml" manifest:full-path="Object 114/settings.xml"/>
  <manifest:file-entry manifest:media-type="application/vnd.oasis.opendocument.formula" manifest:version="1.2" manifest:full-path="Object 114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115/content.xml"/>
  <manifest:file-entry manifest:media-type="text/xml" manifest:full-path="Object 115/settings.xml"/>
  <manifest:file-entry manifest:media-type="application/vnd.oasis.opendocument.formula" manifest:version="1.2" manifest:full-path="Object 115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116/content.xml"/>
  <manifest:file-entry manifest:media-type="text/xml" manifest:full-path="Object 116/settings.xml"/>
  <manifest:file-entry manifest:media-type="application/vnd.oasis.opendocument.formula" manifest:version="1.2" manifest:full-path="Object 116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117/content.xml"/>
  <manifest:file-entry manifest:media-type="text/xml" manifest:full-path="Object 117/settings.xml"/>
  <manifest:file-entry manifest:media-type="application/vnd.oasis.opendocument.formula" manifest:version="1.2" manifest:full-path="Object 117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118/Configurations2/statusbar/"/>
  <manifest:file-entry manifest:media-type="" manifest:full-path="Object 118/Configurations2/floater/"/>
  <manifest:file-entry manifest:media-type="" manifest:full-path="Object 118/Configurations2/popupmenu/"/>
  <manifest:file-entry manifest:media-type="" manifest:full-path="Object 118/Configurations2/progressbar/"/>
  <manifest:file-entry manifest:media-type="" manifest:full-path="Object 118/Configurations2/menubar/"/>
  <manifest:file-entry manifest:media-type="" manifest:full-path="Object 118/Configurations2/toolbar/"/>
  <manifest:file-entry manifest:media-type="" manifest:full-path="Object 118/Configurations2/images/Bitmaps/"/>
  <manifest:file-entry manifest:media-type="" manifest:full-path="Object 118/Configurations2/images/"/>
  <manifest:file-entry manifest:media-type="application/vnd.sun.xml.ui.configuration" manifest:full-path="Object 118/Configurations2/"/>
  <manifest:file-entry manifest:media-type="text/xml" manifest:full-path="Object 118/content.xml"/>
  <manifest:file-entry manifest:media-type="text/xml" manifest:full-path="Object 118/settings.xml"/>
  <manifest:file-entry manifest:media-type="application/vnd.oasis.opendocument.formula" manifest:version="1.2" manifest:full-path="Object 118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19/Configurations2/statusbar/"/>
  <manifest:file-entry manifest:media-type="" manifest:full-path="Object 119/Configurations2/floater/"/>
  <manifest:file-entry manifest:media-type="" manifest:full-path="Object 119/Configurations2/popupmenu/"/>
  <manifest:file-entry manifest:media-type="" manifest:full-path="Object 119/Configurations2/progressbar/"/>
  <manifest:file-entry manifest:media-type="" manifest:full-path="Object 119/Configurations2/menubar/"/>
  <manifest:file-entry manifest:media-type="" manifest:full-path="Object 119/Configurations2/toolbar/"/>
  <manifest:file-entry manifest:media-type="" manifest:full-path="Object 119/Configurations2/images/Bitmaps/"/>
  <manifest:file-entry manifest:media-type="" manifest:full-path="Object 119/Configurations2/images/"/>
  <manifest:file-entry manifest:media-type="application/vnd.sun.xml.ui.configuration" manifest:full-path="Object 119/Configurations2/"/>
  <manifest:file-entry manifest:media-type="text/xml" manifest:full-path="Object 119/content.xml"/>
  <manifest:file-entry manifest:media-type="text/xml" manifest:full-path="Object 119/settings.xml"/>
  <manifest:file-entry manifest:media-type="application/vnd.oasis.opendocument.formula" manifest:version="1.2" manifest:full-path="Object 119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120/Configurations2/statusbar/"/>
  <manifest:file-entry manifest:media-type="" manifest:full-path="Object 120/Configurations2/floater/"/>
  <manifest:file-entry manifest:media-type="" manifest:full-path="Object 120/Configurations2/popupmenu/"/>
  <manifest:file-entry manifest:media-type="" manifest:full-path="Object 120/Configurations2/progressbar/"/>
  <manifest:file-entry manifest:media-type="" manifest:full-path="Object 120/Configurations2/menubar/"/>
  <manifest:file-entry manifest:media-type="" manifest:full-path="Object 120/Configurations2/toolbar/"/>
  <manifest:file-entry manifest:media-type="" manifest:full-path="Object 120/Configurations2/images/Bitmaps/"/>
  <manifest:file-entry manifest:media-type="" manifest:full-path="Object 120/Configurations2/images/"/>
  <manifest:file-entry manifest:media-type="application/vnd.sun.xml.ui.configuration" manifest:full-path="Object 120/Configurations2/"/>
  <manifest:file-entry manifest:media-type="text/xml" manifest:full-path="Object 120/content.xml"/>
  <manifest:file-entry manifest:media-type="text/xml" manifest:full-path="Object 120/settings.xml"/>
  <manifest:file-entry manifest:media-type="application/vnd.oasis.opendocument.formula" manifest:version="1.2" manifest:full-path="Object 120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21/Configurations2/statusbar/"/>
  <manifest:file-entry manifest:media-type="" manifest:full-path="Object 121/Configurations2/floater/"/>
  <manifest:file-entry manifest:media-type="" manifest:full-path="Object 121/Configurations2/popupmenu/"/>
  <manifest:file-entry manifest:media-type="" manifest:full-path="Object 121/Configurations2/progressbar/"/>
  <manifest:file-entry manifest:media-type="" manifest:full-path="Object 121/Configurations2/menubar/"/>
  <manifest:file-entry manifest:media-type="" manifest:full-path="Object 121/Configurations2/toolbar/"/>
  <manifest:file-entry manifest:media-type="" manifest:full-path="Object 121/Configurations2/images/Bitmaps/"/>
  <manifest:file-entry manifest:media-type="" manifest:full-path="Object 121/Configurations2/images/"/>
  <manifest:file-entry manifest:media-type="application/vnd.sun.xml.ui.configuration" manifest:full-path="Object 121/Configurations2/"/>
  <manifest:file-entry manifest:media-type="text/xml" manifest:full-path="Object 121/content.xml"/>
  <manifest:file-entry manifest:media-type="text/xml" manifest:full-path="Object 121/settings.xml"/>
  <manifest:file-entry manifest:media-type="application/vnd.oasis.opendocument.formula" manifest:version="1.2" manifest:full-path="Object 121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122/content.xml"/>
  <manifest:file-entry manifest:media-type="text/xml" manifest:full-path="Object 122/settings.xml"/>
  <manifest:file-entry manifest:media-type="application/vnd.oasis.opendocument.formula" manifest:version="1.2" manifest:full-path="Object 12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123/content.xml"/>
  <manifest:file-entry manifest:media-type="text/xml" manifest:full-path="Object 123/settings.xml"/>
  <manifest:file-entry manifest:media-type="application/vnd.oasis.opendocument.formula" manifest:version="1.2" manifest:full-path="Object 123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124/content.xml"/>
  <manifest:file-entry manifest:media-type="text/xml" manifest:full-path="Object 124/settings.xml"/>
  <manifest:file-entry manifest:media-type="application/vnd.oasis.opendocument.formula" manifest:version="1.2" manifest:full-path="Object 124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125/Configurations2/statusbar/"/>
  <manifest:file-entry manifest:media-type="" manifest:full-path="Object 125/Configurations2/floater/"/>
  <manifest:file-entry manifest:media-type="" manifest:full-path="Object 125/Configurations2/popupmenu/"/>
  <manifest:file-entry manifest:media-type="" manifest:full-path="Object 125/Configurations2/progressbar/"/>
  <manifest:file-entry manifest:media-type="" manifest:full-path="Object 125/Configurations2/menubar/"/>
  <manifest:file-entry manifest:media-type="" manifest:full-path="Object 125/Configurations2/toolbar/"/>
  <manifest:file-entry manifest:media-type="" manifest:full-path="Object 125/Configurations2/images/Bitmaps/"/>
  <manifest:file-entry manifest:media-type="" manifest:full-path="Object 125/Configurations2/images/"/>
  <manifest:file-entry manifest:media-type="application/vnd.sun.xml.ui.configuration" manifest:full-path="Object 125/Configurations2/"/>
  <manifest:file-entry manifest:media-type="text/xml" manifest:full-path="Object 125/content.xml"/>
  <manifest:file-entry manifest:media-type="text/xml" manifest:full-path="Object 125/settings.xml"/>
  <manifest:file-entry manifest:media-type="application/vnd.oasis.opendocument.formula" manifest:version="1.2" manifest:full-path="Object 125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126/content.xml"/>
  <manifest:file-entry manifest:media-type="text/xml" manifest:full-path="Object 126/settings.xml"/>
  <manifest:file-entry manifest:media-type="application/vnd.oasis.opendocument.formula" manifest:version="1.2" manifest:full-path="Object 126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127/content.xml"/>
  <manifest:file-entry manifest:media-type="text/xml" manifest:full-path="Object 127/settings.xml"/>
  <manifest:file-entry manifest:media-type="application/vnd.oasis.opendocument.formula" manifest:version="1.2" manifest:full-path="Object 127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128/Configurations2/statusbar/"/>
  <manifest:file-entry manifest:media-type="" manifest:full-path="Object 128/Configurations2/accelerator/current.xml"/>
  <manifest:file-entry manifest:media-type="" manifest:full-path="Object 128/Configurations2/accelerator/"/>
  <manifest:file-entry manifest:media-type="" manifest:full-path="Object 128/Configurations2/floater/"/>
  <manifest:file-entry manifest:media-type="" manifest:full-path="Object 128/Configurations2/popupmenu/"/>
  <manifest:file-entry manifest:media-type="" manifest:full-path="Object 128/Configurations2/progressbar/"/>
  <manifest:file-entry manifest:media-type="" manifest:full-path="Object 128/Configurations2/menubar/"/>
  <manifest:file-entry manifest:media-type="" manifest:full-path="Object 128/Configurations2/toolbar/"/>
  <manifest:file-entry manifest:media-type="" manifest:full-path="Object 128/Configurations2/images/Bitmaps/"/>
  <manifest:file-entry manifest:media-type="" manifest:full-path="Object 128/Configurations2/images/"/>
  <manifest:file-entry manifest:media-type="application/vnd.sun.xml.ui.configuration" manifest:full-path="Object 128/Configurations2/"/>
  <manifest:file-entry manifest:media-type="text/xml" manifest:full-path="Object 128/content.xml"/>
  <manifest:file-entry manifest:media-type="text/xml" manifest:full-path="Object 128/settings.xml"/>
  <manifest:file-entry manifest:media-type="application/vnd.oasis.opendocument.formula" manifest:version="1.2" manifest:full-path="Object 128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129/Configurations2/statusbar/"/>
  <manifest:file-entry manifest:media-type="" manifest:full-path="Object 129/Configurations2/floater/"/>
  <manifest:file-entry manifest:media-type="" manifest:full-path="Object 129/Configurations2/popupmenu/"/>
  <manifest:file-entry manifest:media-type="" manifest:full-path="Object 129/Configurations2/progressbar/"/>
  <manifest:file-entry manifest:media-type="" manifest:full-path="Object 129/Configurations2/menubar/"/>
  <manifest:file-entry manifest:media-type="" manifest:full-path="Object 129/Configurations2/toolbar/"/>
  <manifest:file-entry manifest:media-type="" manifest:full-path="Object 129/Configurations2/images/Bitmaps/"/>
  <manifest:file-entry manifest:media-type="" manifest:full-path="Object 129/Configurations2/images/"/>
  <manifest:file-entry manifest:media-type="application/vnd.sun.xml.ui.configuration" manifest:full-path="Object 129/Configurations2/"/>
  <manifest:file-entry manifest:media-type="text/xml" manifest:full-path="Object 129/content.xml"/>
  <manifest:file-entry manifest:media-type="text/xml" manifest:full-path="Object 129/settings.xml"/>
  <manifest:file-entry manifest:media-type="application/vnd.oasis.opendocument.formula" manifest:version="1.2" manifest:full-path="Object 129/"/>
  <manifest:file-entry manifest:media-type="text/xml" manifest:full-path="meta.xml"/>
  <manifest:file-entry manifest:media-type="text/xml" manifest:full-path="styles.xml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16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16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16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16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16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16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16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167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168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169"/>
  <manifest:file-entry manifest:media-type="application/x-openoffice-gdimetafile;windows_formatname=&quot;GDIMetaFile&quot;" manifest:full-path="ObjectReplacements/Object 210"/>
  <manifest:file-entry manifest:media-type="application/x-openoffice-gdimetafile;windows_formatname=&quot;GDIMetaFile&quot;" manifest:full-path="ObjectReplacements/Object 211"/>
  <manifest:file-entry manifest:media-type="application/x-openoffice-gdimetafile;windows_formatname=&quot;GDIMetaFile&quot;" manifest:full-path="ObjectReplacements/Object 212"/>
  <manifest:file-entry manifest:media-type="application/x-openoffice-gdimetafile;windows_formatname=&quot;GDIMetaFile&quot;" manifest:full-path="ObjectReplacements/Object 213"/>
  <manifest:file-entry manifest:media-type="application/x-openoffice-gdimetafile;windows_formatname=&quot;GDIMetaFile&quot;" manifest:full-path="ObjectReplacements/Object 214"/>
  <manifest:file-entry manifest:media-type="application/x-openoffice-gdimetafile;windows_formatname=&quot;GDIMetaFile&quot;" manifest:full-path="ObjectReplacements/Object 215"/>
  <manifest:file-entry manifest:media-type="application/x-openoffice-gdimetafile;windows_formatname=&quot;GDIMetaFile&quot;" manifest:full-path="ObjectReplacements/Object 216"/>
  <manifest:file-entry manifest:media-type="application/x-openoffice-gdimetafile;windows_formatname=&quot;GDIMetaFile&quot;" manifest:full-path="ObjectReplacements/Object 217"/>
  <manifest:file-entry manifest:media-type="application/x-openoffice-gdimetafile;windows_formatname=&quot;GDIMetaFile&quot;" manifest:full-path="ObjectReplacements/Object 218"/>
  <manifest:file-entry manifest:media-type="application/x-openoffice-gdimetafile;windows_formatname=&quot;GDIMetaFile&quot;" manifest:full-path="ObjectReplacements/Object 21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17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17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17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17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17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17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176"/>
  <manifest:file-entry manifest:media-type="application/x-openoffice-gdimetafile;windows_formatname=&quot;GDIMetaFile&quot;" manifest:full-path="ObjectReplacements/Object 87"/>
  <manifest:file-entry manifest:media-type="application/x-openoffice-gdimetafile;windows_formatname=&quot;GDIMetaFile&quot;" manifest:full-path="ObjectReplacements/Object 177"/>
  <manifest:file-entry manifest:media-type="application/x-openoffice-gdimetafile;windows_formatname=&quot;GDIMetaFile&quot;" manifest:full-path="ObjectReplacements/Object 88"/>
  <manifest:file-entry manifest:media-type="application/x-openoffice-gdimetafile;windows_formatname=&quot;GDIMetaFile&quot;" manifest:full-path="ObjectReplacements/Object 178"/>
  <manifest:file-entry manifest:media-type="application/x-openoffice-gdimetafile;windows_formatname=&quot;GDIMetaFile&quot;" manifest:full-path="ObjectReplacements/Object 89"/>
  <manifest:file-entry manifest:media-type="application/x-openoffice-gdimetafile;windows_formatname=&quot;GDIMetaFile&quot;" manifest:full-path="ObjectReplacements/Object 179"/>
  <manifest:file-entry manifest:media-type="application/x-openoffice-gdimetafile;windows_formatname=&quot;GDIMetaFile&quot;" manifest:full-path="ObjectReplacements/Object 220"/>
  <manifest:file-entry manifest:media-type="application/x-openoffice-gdimetafile;windows_formatname=&quot;GDIMetaFile&quot;" manifest:full-path="ObjectReplacements/Object 221"/>
  <manifest:file-entry manifest:media-type="application/x-openoffice-gdimetafile;windows_formatname=&quot;GDIMetaFile&quot;" manifest:full-path="ObjectReplacements/Object 222"/>
  <manifest:file-entry manifest:media-type="application/x-openoffice-gdimetafile;windows_formatname=&quot;GDIMetaFile&quot;" manifest:full-path="ObjectReplacements/Object 223"/>
  <manifest:file-entry manifest:media-type="application/x-openoffice-gdimetafile;windows_formatname=&quot;GDIMetaFile&quot;" manifest:full-path="ObjectReplacements/Object 224"/>
  <manifest:file-entry manifest:media-type="application/x-openoffice-gdimetafile;windows_formatname=&quot;GDIMetaFile&quot;" manifest:full-path="ObjectReplacements/Object 225"/>
  <manifest:file-entry manifest:media-type="application/x-openoffice-gdimetafile;windows_formatname=&quot;GDIMetaFile&quot;" manifest:full-path="ObjectReplacements/Object 226"/>
  <manifest:file-entry manifest:media-type="application/x-openoffice-gdimetafile;windows_formatname=&quot;GDIMetaFile&quot;" manifest:full-path="ObjectReplacements/Object 227"/>
  <manifest:file-entry manifest:media-type="application/x-openoffice-gdimetafile;windows_formatname=&quot;GDIMetaFile&quot;" manifest:full-path="ObjectReplacements/Object 228"/>
  <manifest:file-entry manifest:media-type="application/x-openoffice-gdimetafile;windows_formatname=&quot;GDIMetaFile&quot;" manifest:full-path="ObjectReplacements/Object 229"/>
  <manifest:file-entry manifest:media-type="application/x-openoffice-gdimetafile;windows_formatname=&quot;GDIMetaFile&quot;" manifest:full-path="ObjectReplacements/Object 180"/>
  <manifest:file-entry manifest:media-type="application/x-openoffice-gdimetafile;windows_formatname=&quot;GDIMetaFile&quot;" manifest:full-path="ObjectReplacements/Object 90"/>
  <manifest:file-entry manifest:media-type="application/x-openoffice-gdimetafile;windows_formatname=&quot;GDIMetaFile&quot;" manifest:full-path="ObjectReplacements/Object 181"/>
  <manifest:file-entry manifest:media-type="application/x-openoffice-gdimetafile;windows_formatname=&quot;GDIMetaFile&quot;" manifest:full-path="ObjectReplacements/Object 91"/>
  <manifest:file-entry manifest:media-type="application/x-openoffice-gdimetafile;windows_formatname=&quot;GDIMetaFile&quot;" manifest:full-path="ObjectReplacements/Object 182"/>
  <manifest:file-entry manifest:media-type="application/x-openoffice-gdimetafile;windows_formatname=&quot;GDIMetaFile&quot;" manifest:full-path="ObjectReplacements/Object 92"/>
  <manifest:file-entry manifest:media-type="application/x-openoffice-gdimetafile;windows_formatname=&quot;GDIMetaFile&quot;" manifest:full-path="ObjectReplacements/Object 183"/>
  <manifest:file-entry manifest:media-type="application/x-openoffice-gdimetafile;windows_formatname=&quot;GDIMetaFile&quot;" manifest:full-path="ObjectReplacements/Object 93"/>
  <manifest:file-entry manifest:media-type="application/x-openoffice-gdimetafile;windows_formatname=&quot;GDIMetaFile&quot;" manifest:full-path="ObjectReplacements/Object 184"/>
  <manifest:file-entry manifest:media-type="" manifest:full-path="ObjectReplacements/Object 94"/>
  <manifest:file-entry manifest:media-type="application/x-openoffice-gdimetafile;windows_formatname=&quot;GDIMetaFile&quot;" manifest:full-path="ObjectReplacements/Object 185"/>
  <manifest:file-entry manifest:media-type="" manifest:full-path="ObjectReplacements/Object 95"/>
  <manifest:file-entry manifest:media-type="application/x-openoffice-gdimetafile;windows_formatname=&quot;GDIMetaFile&quot;" manifest:full-path="ObjectReplacements/Object 186"/>
  <manifest:file-entry manifest:media-type="" manifest:full-path="ObjectReplacements/Object 96"/>
  <manifest:file-entry manifest:media-type="application/x-openoffice-gdimetafile;windows_formatname=&quot;GDIMetaFile&quot;" manifest:full-path="ObjectReplacements/Object 187"/>
  <manifest:file-entry manifest:media-type="application/x-openoffice-gdimetafile;windows_formatname=&quot;GDIMetaFile&quot;" manifest:full-path="ObjectReplacements/Object 97"/>
  <manifest:file-entry manifest:media-type="application/x-openoffice-gdimetafile;windows_formatname=&quot;GDIMetaFile&quot;" manifest:full-path="ObjectReplacements/Object 98"/>
  <manifest:file-entry manifest:media-type="application/x-openoffice-gdimetafile;windows_formatname=&quot;GDIMetaFile&quot;" manifest:full-path="ObjectReplacements/Object 188"/>
  <manifest:file-entry manifest:media-type="application/x-openoffice-gdimetafile;windows_formatname=&quot;GDIMetaFile&quot;" manifest:full-path="ObjectReplacements/Object 99"/>
  <manifest:file-entry manifest:media-type="application/x-openoffice-gdimetafile;windows_formatname=&quot;GDIMetaFile&quot;" manifest:full-path="ObjectReplacements/Object 189"/>
  <manifest:file-entry manifest:media-type="application/x-openoffice-gdimetafile;windows_formatname=&quot;GDIMetaFile&quot;" manifest:full-path="ObjectReplacements/Object 230"/>
  <manifest:file-entry manifest:media-type="application/x-openoffice-gdimetafile;windows_formatname=&quot;GDIMetaFile&quot;" manifest:full-path="ObjectReplacements/Object 231"/>
  <manifest:file-entry manifest:media-type="application/x-openoffice-gdimetafile;windows_formatname=&quot;GDIMetaFile&quot;" manifest:full-path="ObjectReplacements/Object 232"/>
  <manifest:file-entry manifest:media-type="" manifest:full-path="ObjectReplacements/Object 233"/>
  <manifest:file-entry manifest:media-type="" manifest:full-path="ObjectReplacements/Object 234"/>
  <manifest:file-entry manifest:media-type="application/x-openoffice-gdimetafile;windows_formatname=&quot;GDIMetaFile&quot;" manifest:full-path="ObjectReplacements/Object 235"/>
  <manifest:file-entry manifest:media-type="application/x-openoffice-gdimetafile;windows_formatname=&quot;GDIMetaFile&quot;" manifest:full-path="ObjectReplacements/Object 236"/>
  <manifest:file-entry manifest:media-type="application/x-openoffice-gdimetafile;windows_formatname=&quot;GDIMetaFile&quot;" manifest:full-path="ObjectReplacements/Object 190"/>
  <manifest:file-entry manifest:media-type="application/x-openoffice-gdimetafile;windows_formatname=&quot;GDIMetaFile&quot;" manifest:full-path="ObjectReplacements/Object 191"/>
  <manifest:file-entry manifest:media-type="application/x-openoffice-gdimetafile;windows_formatname=&quot;GDIMetaFile&quot;" manifest:full-path="ObjectReplacements/Object 192"/>
  <manifest:file-entry manifest:media-type="application/x-openoffice-gdimetafile;windows_formatname=&quot;GDIMetaFile&quot;" manifest:full-path="ObjectReplacements/Object 193"/>
  <manifest:file-entry manifest:media-type="application/x-openoffice-gdimetafile;windows_formatname=&quot;GDIMetaFile&quot;" manifest:full-path="ObjectReplacements/Object 194"/>
  <manifest:file-entry manifest:media-type="application/x-openoffice-gdimetafile;windows_formatname=&quot;GDIMetaFile&quot;" manifest:full-path="ObjectReplacements/Object 195"/>
  <manifest:file-entry manifest:media-type="application/x-openoffice-gdimetafile;windows_formatname=&quot;GDIMetaFile&quot;" manifest:full-path="ObjectReplacements/Object 196"/>
  <manifest:file-entry manifest:media-type="application/x-openoffice-gdimetafile;windows_formatname=&quot;GDIMetaFile&quot;" manifest:full-path="ObjectReplacements/Object 197"/>
  <manifest:file-entry manifest:media-type="application/x-openoffice-gdimetafile;windows_formatname=&quot;GDIMetaFile&quot;" manifest:full-path="ObjectReplacements/Object 198"/>
  <manifest:file-entry manifest:media-type="application/x-openoffice-gdimetafile;windows_formatname=&quot;GDIMetaFile&quot;" manifest:full-path="ObjectReplacements/Object 19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0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0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0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0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0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0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0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0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0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0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1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1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1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1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1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1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11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11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19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2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2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12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12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12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2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2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12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12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1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13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13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13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13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13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13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13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13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13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14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41"/>
  <manifest:file-entry manifest:media-type="application/x-openoffice-gdimetafile;windows_formatname=&quot;GDIMetaFile&quot;" manifest:full-path="ObjectReplacements/Object 52"/>
  <manifest:file-entry manifest:media-type="" manifest:full-path="ObjectReplacements/Object 142"/>
  <manifest:file-entry manifest:media-type="application/x-openoffice-gdimetafile;windows_formatname=&quot;GDIMetaFile&quot;" manifest:full-path="ObjectReplacements/Object 143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144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145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146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147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148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149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150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151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152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153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154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155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156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157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58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59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200"/>
  <manifest:file-entry manifest:media-type="application/x-openoffice-gdimetafile;windows_formatname=&quot;GDIMetaFile&quot;" manifest:full-path="ObjectReplacements/Object 201"/>
  <manifest:file-entry manifest:media-type="application/x-openoffice-gdimetafile;windows_formatname=&quot;GDIMetaFile&quot;" manifest:full-path="ObjectReplacements/Object 202"/>
  <manifest:file-entry manifest:media-type="application/x-openoffice-gdimetafile;windows_formatname=&quot;GDIMetaFile&quot;" manifest:full-path="ObjectReplacements/Object 203"/>
  <manifest:file-entry manifest:media-type="application/x-openoffice-gdimetafile;windows_formatname=&quot;GDIMetaFile&quot;" manifest:full-path="ObjectReplacements/Object 204"/>
  <manifest:file-entry manifest:media-type="application/x-openoffice-gdimetafile;windows_formatname=&quot;GDIMetaFile&quot;" manifest:full-path="ObjectReplacements/Object 205"/>
  <manifest:file-entry manifest:media-type="application/x-openoffice-gdimetafile;windows_formatname=&quot;GDIMetaFile&quot;" manifest:full-path="ObjectReplacements/Object 206"/>
  <manifest:file-entry manifest:media-type="application/x-openoffice-gdimetafile;windows_formatname=&quot;GDIMetaFile&quot;" manifest:full-path="ObjectReplacements/Object 207"/>
  <manifest:file-entry manifest:media-type="application/x-openoffice-gdimetafile;windows_formatname=&quot;GDIMetaFile&quot;" manifest:full-path="ObjectReplacements/Object 208"/>
  <manifest:file-entry manifest:media-type="application/x-openoffice-gdimetafile;windows_formatname=&quot;GDIMetaFile&quot;" manifest:full-path="ObjectReplacements/Object 209"/>
  <manifest:file-entry manifest:media-type="" manifest:full-path="ObjectReplacements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130/Configurations2/statusbar/"/>
  <manifest:file-entry manifest:media-type="" manifest:full-path="Object 130/Configurations2/floater/"/>
  <manifest:file-entry manifest:media-type="" manifest:full-path="Object 130/Configurations2/popupmenu/"/>
  <manifest:file-entry manifest:media-type="" manifest:full-path="Object 130/Configurations2/progressbar/"/>
  <manifest:file-entry manifest:media-type="" manifest:full-path="Object 130/Configurations2/menubar/"/>
  <manifest:file-entry manifest:media-type="" manifest:full-path="Object 130/Configurations2/toolbar/"/>
  <manifest:file-entry manifest:media-type="" manifest:full-path="Object 130/Configurations2/images/Bitmaps/"/>
  <manifest:file-entry manifest:media-type="" manifest:full-path="Object 130/Configurations2/images/"/>
  <manifest:file-entry manifest:media-type="application/vnd.sun.xml.ui.configuration" manifest:full-path="Object 130/Configurations2/"/>
  <manifest:file-entry manifest:media-type="text/xml" manifest:full-path="Object 130/content.xml"/>
  <manifest:file-entry manifest:media-type="text/xml" manifest:full-path="Object 130/settings.xml"/>
  <manifest:file-entry manifest:media-type="application/vnd.oasis.opendocument.formula" manifest:version="1.2" manifest:full-path="Object 130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text/xml" manifest:full-path="Object 131/content.xml"/>
  <manifest:file-entry manifest:media-type="text/xml" manifest:full-path="Object 131/settings.xml"/>
  <manifest:file-entry manifest:media-type="application/vnd.oasis.opendocument.formula" manifest:version="1.2" manifest:full-path="Object 131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132/Configurations2/statusbar/"/>
  <manifest:file-entry manifest:media-type="" manifest:full-path="Object 132/Configurations2/accelerator/"/>
  <manifest:file-entry manifest:media-type="" manifest:full-path="Object 132/Configurations2/floater/"/>
  <manifest:file-entry manifest:media-type="" manifest:full-path="Object 132/Configurations2/popupmenu/"/>
  <manifest:file-entry manifest:media-type="" manifest:full-path="Object 132/Configurations2/progressbar/"/>
  <manifest:file-entry manifest:media-type="" manifest:full-path="Object 132/Configurations2/menubar/"/>
  <manifest:file-entry manifest:media-type="" manifest:full-path="Object 132/Configurations2/toolbar/"/>
  <manifest:file-entry manifest:media-type="" manifest:full-path="Object 132/Configurations2/images/Bitmaps/"/>
  <manifest:file-entry manifest:media-type="" manifest:full-path="Object 132/Configurations2/images/"/>
  <manifest:file-entry manifest:media-type="application/vnd.sun.xml.ui.configuration" manifest:full-path="Object 132/Configurations2/"/>
  <manifest:file-entry manifest:media-type="text/xml" manifest:full-path="Object 132/content.xml"/>
  <manifest:file-entry manifest:media-type="text/xml" manifest:full-path="Object 132/settings.xml"/>
  <manifest:file-entry manifest:media-type="application/vnd.oasis.opendocument.formula" manifest:version="1.2" manifest:full-path="Object 13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Object 133/content.xml"/>
  <manifest:file-entry manifest:media-type="text/xml" manifest:full-path="Object 133/settings.xml"/>
  <manifest:file-entry manifest:media-type="application/vnd.oasis.opendocument.formula" manifest:version="1.2" manifest:full-path="Object 133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Object 134/content.xml"/>
  <manifest:file-entry manifest:media-type="text/xml" manifest:full-path="Object 134/settings.xml"/>
  <manifest:file-entry manifest:media-type="application/vnd.oasis.opendocument.formula" manifest:version="1.2" manifest:full-path="Object 134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135/Configurations2/statusbar/"/>
  <manifest:file-entry manifest:media-type="" manifest:full-path="Object 135/Configurations2/floater/"/>
  <manifest:file-entry manifest:media-type="" manifest:full-path="Object 135/Configurations2/popupmenu/"/>
  <manifest:file-entry manifest:media-type="" manifest:full-path="Object 135/Configurations2/progressbar/"/>
  <manifest:file-entry manifest:media-type="" manifest:full-path="Object 135/Configurations2/menubar/"/>
  <manifest:file-entry manifest:media-type="" manifest:full-path="Object 135/Configurations2/toolbar/"/>
  <manifest:file-entry manifest:media-type="" manifest:full-path="Object 135/Configurations2/images/Bitmaps/"/>
  <manifest:file-entry manifest:media-type="" manifest:full-path="Object 135/Configurations2/images/"/>
  <manifest:file-entry manifest:media-type="application/vnd.sun.xml.ui.configuration" manifest:full-path="Object 135/Configurations2/"/>
  <manifest:file-entry manifest:media-type="text/xml" manifest:full-path="Object 135/content.xml"/>
  <manifest:file-entry manifest:media-type="text/xml" manifest:full-path="Object 135/settings.xml"/>
  <manifest:file-entry manifest:media-type="application/vnd.oasis.opendocument.formula" manifest:version="1.2" manifest:full-path="Object 135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text/xml" manifest:full-path="Object 136/content.xml"/>
  <manifest:file-entry manifest:media-type="text/xml" manifest:full-path="Object 136/settings.xml"/>
  <manifest:file-entry manifest:media-type="application/vnd.oasis.opendocument.formula" manifest:version="1.2" manifest:full-path="Object 136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text/xml" manifest:full-path="Object 137/content.xml"/>
  <manifest:file-entry manifest:media-type="text/xml" manifest:full-path="Object 137/settings.xml"/>
  <manifest:file-entry manifest:media-type="application/vnd.oasis.opendocument.formula" manifest:version="1.2" manifest:full-path="Object 137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text/xml" manifest:full-path="Object 138/content.xml"/>
  <manifest:file-entry manifest:media-type="text/xml" manifest:full-path="Object 138/settings.xml"/>
  <manifest:file-entry manifest:media-type="application/vnd.oasis.opendocument.formula" manifest:version="1.2" manifest:full-path="Object 138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Object 139/content.xml"/>
  <manifest:file-entry manifest:media-type="text/xml" manifest:full-path="Object 139/settings.xml"/>
  <manifest:file-entry manifest:media-type="application/vnd.oasis.opendocument.formula" manifest:version="1.2" manifest:full-path="Object 139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140/Configurations2/statusbar/"/>
  <manifest:file-entry manifest:media-type="" manifest:full-path="Object 140/Configurations2/accelerator/"/>
  <manifest:file-entry manifest:media-type="" manifest:full-path="Object 140/Configurations2/floater/"/>
  <manifest:file-entry manifest:media-type="" manifest:full-path="Object 140/Configurations2/popupmenu/"/>
  <manifest:file-entry manifest:media-type="" manifest:full-path="Object 140/Configurations2/progressbar/"/>
  <manifest:file-entry manifest:media-type="" manifest:full-path="Object 140/Configurations2/menubar/"/>
  <manifest:file-entry manifest:media-type="" manifest:full-path="Object 140/Configurations2/toolbar/"/>
  <manifest:file-entry manifest:media-type="" manifest:full-path="Object 140/Configurations2/images/Bitmaps/"/>
  <manifest:file-entry manifest:media-type="" manifest:full-path="Object 140/Configurations2/images/"/>
  <manifest:file-entry manifest:media-type="application/vnd.sun.xml.ui.configuration" manifest:full-path="Object 140/Configurations2/"/>
  <manifest:file-entry manifest:media-type="text/xml" manifest:full-path="Object 140/content.xml"/>
  <manifest:file-entry manifest:media-type="text/xml" manifest:full-path="Object 140/settings.xml"/>
  <manifest:file-entry manifest:media-type="application/vnd.oasis.opendocument.formula" manifest:version="1.2" manifest:full-path="Object 140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141/Configurations2/statusbar/"/>
  <manifest:file-entry manifest:media-type="" manifest:full-path="Object 141/Configurations2/floater/"/>
  <manifest:file-entry manifest:media-type="" manifest:full-path="Object 141/Configurations2/popupmenu/"/>
  <manifest:file-entry manifest:media-type="" manifest:full-path="Object 141/Configurations2/progressbar/"/>
  <manifest:file-entry manifest:media-type="" manifest:full-path="Object 141/Configurations2/menubar/"/>
  <manifest:file-entry manifest:media-type="" manifest:full-path="Object 141/Configurations2/toolbar/"/>
  <manifest:file-entry manifest:media-type="" manifest:full-path="Object 141/Configurations2/images/Bitmaps/"/>
  <manifest:file-entry manifest:media-type="" manifest:full-path="Object 141/Configurations2/images/"/>
  <manifest:file-entry manifest:media-type="application/vnd.sun.xml.ui.configuration" manifest:full-path="Object 141/Configurations2/"/>
  <manifest:file-entry manifest:media-type="text/xml" manifest:full-path="Object 141/content.xml"/>
  <manifest:file-entry manifest:media-type="text/xml" manifest:full-path="Object 141/settings.xml"/>
  <manifest:file-entry manifest:media-type="application/vnd.oasis.opendocument.formula" manifest:version="1.2" manifest:full-path="Object 141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142/Configurations2/statusbar/"/>
  <manifest:file-entry manifest:media-type="" manifest:full-path="Object 142/Configurations2/floater/"/>
  <manifest:file-entry manifest:media-type="" manifest:full-path="Object 142/Configurations2/popupmenu/"/>
  <manifest:file-entry manifest:media-type="" manifest:full-path="Object 142/Configurations2/progressbar/"/>
  <manifest:file-entry manifest:media-type="" manifest:full-path="Object 142/Configurations2/menubar/"/>
  <manifest:file-entry manifest:media-type="" manifest:full-path="Object 142/Configurations2/toolbar/"/>
  <manifest:file-entry manifest:media-type="" manifest:full-path="Object 142/Configurations2/images/Bitmaps/"/>
  <manifest:file-entry manifest:media-type="" manifest:full-path="Object 142/Configurations2/images/"/>
  <manifest:file-entry manifest:media-type="application/vnd.sun.xml.ui.configuration" manifest:full-path="Object 142/Configurations2/"/>
  <manifest:file-entry manifest:media-type="text/xml" manifest:full-path="Object 142/content.xml"/>
  <manifest:file-entry manifest:media-type="text/xml" manifest:full-path="Object 142/settings.xml"/>
  <manifest:file-entry manifest:media-type="application/vnd.oasis.opendocument.formula" manifest:version="1.2" manifest:full-path="Object 142/"/>
  <manifest:file-entry manifest:media-type="text/xml" manifest:full-path="Object 143/content.xml"/>
  <manifest:file-entry manifest:media-type="text/xml" manifest:full-path="Object 143/settings.xml"/>
  <manifest:file-entry manifest:media-type="application/vnd.oasis.opendocument.formula" manifest:version="1.2" manifest:full-path="Object 143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144/Configurations2/statusbar/"/>
  <manifest:file-entry manifest:media-type="" manifest:full-path="Object 144/Configurations2/accelerator/"/>
  <manifest:file-entry manifest:media-type="" manifest:full-path="Object 144/Configurations2/floater/"/>
  <manifest:file-entry manifest:media-type="" manifest:full-path="Object 144/Configurations2/popupmenu/"/>
  <manifest:file-entry manifest:media-type="" manifest:full-path="Object 144/Configurations2/progressbar/"/>
  <manifest:file-entry manifest:media-type="" manifest:full-path="Object 144/Configurations2/menubar/"/>
  <manifest:file-entry manifest:media-type="" manifest:full-path="Object 144/Configurations2/toolbar/"/>
  <manifest:file-entry manifest:media-type="" manifest:full-path="Object 144/Configurations2/images/Bitmaps/"/>
  <manifest:file-entry manifest:media-type="" manifest:full-path="Object 144/Configurations2/images/"/>
  <manifest:file-entry manifest:media-type="application/vnd.sun.xml.ui.configuration" manifest:full-path="Object 144/Configurations2/"/>
  <manifest:file-entry manifest:media-type="text/xml" manifest:full-path="Object 144/content.xml"/>
  <manifest:file-entry manifest:media-type="text/xml" manifest:full-path="Object 144/settings.xml"/>
  <manifest:file-entry manifest:media-type="application/vnd.oasis.opendocument.formula" manifest:version="1.2" manifest:full-path="Object 144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text/xml" manifest:full-path="Object 145/content.xml"/>
  <manifest:file-entry manifest:media-type="text/xml" manifest:full-path="Object 145/settings.xml"/>
  <manifest:file-entry manifest:media-type="application/vnd.oasis.opendocument.formula" manifest:version="1.2" manifest:full-path="Object 145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146/Configurations2/statusbar/"/>
  <manifest:file-entry manifest:media-type="" manifest:full-path="Object 146/Configurations2/floater/"/>
  <manifest:file-entry manifest:media-type="" manifest:full-path="Object 146/Configurations2/popupmenu/"/>
  <manifest:file-entry manifest:media-type="" manifest:full-path="Object 146/Configurations2/progressbar/"/>
  <manifest:file-entry manifest:media-type="" manifest:full-path="Object 146/Configurations2/menubar/"/>
  <manifest:file-entry manifest:media-type="" manifest:full-path="Object 146/Configurations2/toolbar/"/>
  <manifest:file-entry manifest:media-type="" manifest:full-path="Object 146/Configurations2/images/Bitmaps/"/>
  <manifest:file-entry manifest:media-type="" manifest:full-path="Object 146/Configurations2/images/"/>
  <manifest:file-entry manifest:media-type="application/vnd.sun.xml.ui.configuration" manifest:full-path="Object 146/Configurations2/"/>
  <manifest:file-entry manifest:media-type="text/xml" manifest:full-path="Object 146/content.xml"/>
  <manifest:file-entry manifest:media-type="text/xml" manifest:full-path="Object 146/settings.xml"/>
  <manifest:file-entry manifest:media-type="application/vnd.oasis.opendocument.formula" manifest:version="1.2" manifest:full-path="Object 146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text/xml" manifest:full-path="Object 147/content.xml"/>
  <manifest:file-entry manifest:media-type="text/xml" manifest:full-path="Object 147/settings.xml"/>
  <manifest:file-entry manifest:media-type="application/vnd.oasis.opendocument.formula" manifest:version="1.2" manifest:full-path="Object 147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text/xml" manifest:full-path="Object 148/content.xml"/>
  <manifest:file-entry manifest:media-type="text/xml" manifest:full-path="Object 148/settings.xml"/>
  <manifest:file-entry manifest:media-type="application/vnd.oasis.opendocument.formula" manifest:version="1.2" manifest:full-path="Object 148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149/Configurations2/statusbar/"/>
  <manifest:file-entry manifest:media-type="" manifest:full-path="Object 149/Configurations2/accelerator/"/>
  <manifest:file-entry manifest:media-type="" manifest:full-path="Object 149/Configurations2/floater/"/>
  <manifest:file-entry manifest:media-type="" manifest:full-path="Object 149/Configurations2/popupmenu/"/>
  <manifest:file-entry manifest:media-type="" manifest:full-path="Object 149/Configurations2/progressbar/"/>
  <manifest:file-entry manifest:media-type="" manifest:full-path="Object 149/Configurations2/menubar/"/>
  <manifest:file-entry manifest:media-type="" manifest:full-path="Object 149/Configurations2/toolbar/"/>
  <manifest:file-entry manifest:media-type="" manifest:full-path="Object 149/Configurations2/images/Bitmaps/"/>
  <manifest:file-entry manifest:media-type="" manifest:full-path="Object 149/Configurations2/images/"/>
  <manifest:file-entry manifest:media-type="application/vnd.sun.xml.ui.configuration" manifest:full-path="Object 149/Configurations2/"/>
  <manifest:file-entry manifest:media-type="text/xml" manifest:full-path="Object 149/content.xml"/>
  <manifest:file-entry manifest:media-type="text/xml" manifest:full-path="Object 149/settings.xml"/>
  <manifest:file-entry manifest:media-type="application/vnd.oasis.opendocument.formula" manifest:version="1.2" manifest:full-path="Object 149/"/>
  <manifest:file-entry manifest:media-type="" manifest:full-path="Object 59/Configurations2/statusba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text/xml" manifest:full-path="Object 150/content.xml"/>
  <manifest:file-entry manifest:media-type="text/xml" manifest:full-path="Object 150/settings.xml"/>
  <manifest:file-entry manifest:media-type="application/vnd.oasis.opendocument.formula" manifest:version="1.2" manifest:full-path="Object 150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text/xml" manifest:full-path="Object 151/content.xml"/>
  <manifest:file-entry manifest:media-type="text/xml" manifest:full-path="Object 151/settings.xml"/>
  <manifest:file-entry manifest:media-type="application/vnd.oasis.opendocument.formula" manifest:version="1.2" manifest:full-path="Object 151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text/xml" manifest:full-path="Object 152/content.xml"/>
  <manifest:file-entry manifest:media-type="text/xml" manifest:full-path="Object 152/settings.xml"/>
  <manifest:file-entry manifest:media-type="application/vnd.oasis.opendocument.formula" manifest:version="1.2" manifest:full-path="Object 15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153/Configurations2/statusbar/"/>
  <manifest:file-entry manifest:media-type="" manifest:full-path="Object 153/Configurations2/floater/"/>
  <manifest:file-entry manifest:media-type="" manifest:full-path="Object 153/Configurations2/popupmenu/"/>
  <manifest:file-entry manifest:media-type="" manifest:full-path="Object 153/Configurations2/progressbar/"/>
  <manifest:file-entry manifest:media-type="" manifest:full-path="Object 153/Configurations2/menubar/"/>
  <manifest:file-entry manifest:media-type="" manifest:full-path="Object 153/Configurations2/toolbar/"/>
  <manifest:file-entry manifest:media-type="" manifest:full-path="Object 153/Configurations2/images/Bitmaps/"/>
  <manifest:file-entry manifest:media-type="" manifest:full-path="Object 153/Configurations2/images/"/>
  <manifest:file-entry manifest:media-type="application/vnd.sun.xml.ui.configuration" manifest:full-path="Object 153/Configurations2/"/>
  <manifest:file-entry manifest:media-type="text/xml" manifest:full-path="Object 153/content.xml"/>
  <manifest:file-entry manifest:media-type="text/xml" manifest:full-path="Object 153/settings.xml"/>
  <manifest:file-entry manifest:media-type="application/vnd.oasis.opendocument.formula" manifest:version="1.2" manifest:full-path="Object 153/"/>
  <manifest:file-entry manifest:media-type="" manifest:full-path="Object 63/Configurations2/statusba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text/xml" manifest:full-path="Object 154/content.xml"/>
  <manifest:file-entry manifest:media-type="text/xml" manifest:full-path="Object 154/settings.xml"/>
  <manifest:file-entry manifest:media-type="application/vnd.oasis.opendocument.formula" manifest:version="1.2" manifest:full-path="Object 154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text/xml" manifest:full-path="Object 155/content.xml"/>
  <manifest:file-entry manifest:media-type="text/xml" manifest:full-path="Object 155/settings.xml"/>
  <manifest:file-entry manifest:media-type="application/vnd.oasis.opendocument.formula" manifest:version="1.2" manifest:full-path="Object 155/"/>
  <manifest:file-entry manifest:media-type="" manifest:full-path="Object 65/Configurations2/statusba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text/xml" manifest:full-path="Object 156/content.xml"/>
  <manifest:file-entry manifest:media-type="text/xml" manifest:full-path="Object 156/settings.xml"/>
  <manifest:file-entry manifest:media-type="application/vnd.oasis.opendocument.formula" manifest:version="1.2" manifest:full-path="Object 156/"/>
  <manifest:file-entry manifest:media-type="" manifest:full-path="Object 66/Configurations2/statusba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text/xml" manifest:full-path="Object 157/content.xml"/>
  <manifest:file-entry manifest:media-type="text/xml" manifest:full-path="Object 157/settings.xml"/>
  <manifest:file-entry manifest:media-type="application/vnd.oasis.opendocument.formula" manifest:version="1.2" manifest:full-path="Object 157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text/xml" manifest:full-path="Object 158/content.xml"/>
  <manifest:file-entry manifest:media-type="text/xml" manifest:full-path="Object 158/settings.xml"/>
  <manifest:file-entry manifest:media-type="application/vnd.oasis.opendocument.formula" manifest:version="1.2" manifest:full-path="Object 158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text/xml" manifest:full-path="Object 159/content.xml"/>
  <manifest:file-entry manifest:media-type="text/xml" manifest:full-path="Object 159/settings.xml"/>
  <manifest:file-entry manifest:media-type="application/vnd.oasis.opendocument.formula" manifest:version="1.2" manifest:full-path="Object 159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200/Configurations2/statusbar/"/>
  <manifest:file-entry manifest:media-type="" manifest:full-path="Object 200/Configurations2/floater/"/>
  <manifest:file-entry manifest:media-type="" manifest:full-path="Object 200/Configurations2/popupmenu/"/>
  <manifest:file-entry manifest:media-type="" manifest:full-path="Object 200/Configurations2/progressbar/"/>
  <manifest:file-entry manifest:media-type="" manifest:full-path="Object 200/Configurations2/menubar/"/>
  <manifest:file-entry manifest:media-type="" manifest:full-path="Object 200/Configurations2/toolbar/"/>
  <manifest:file-entry manifest:media-type="" manifest:full-path="Object 200/Configurations2/images/Bitmaps/"/>
  <manifest:file-entry manifest:media-type="" manifest:full-path="Object 200/Configurations2/images/"/>
  <manifest:file-entry manifest:media-type="application/vnd.sun.xml.ui.configuration" manifest:full-path="Object 200/Configurations2/"/>
  <manifest:file-entry manifest:media-type="text/xml" manifest:full-path="Object 200/content.xml"/>
  <manifest:file-entry manifest:media-type="text/xml" manifest:full-path="Object 200/settings.xml"/>
  <manifest:file-entry manifest:media-type="application/vnd.oasis.opendocument.formula" manifest:version="1.2" manifest:full-path="Object 200/"/>
  <manifest:file-entry manifest:media-type="text/xml" manifest:full-path="Object 201/content.xml"/>
  <manifest:file-entry manifest:media-type="text/xml" manifest:full-path="Object 201/settings.xml"/>
  <manifest:file-entry manifest:media-type="application/vnd.oasis.opendocument.formula" manifest:version="1.2" manifest:full-path="Object 201/"/>
  <manifest:file-entry manifest:media-type="text/xml" manifest:full-path="Object 202/content.xml"/>
  <manifest:file-entry manifest:media-type="text/xml" manifest:full-path="Object 202/settings.xml"/>
  <manifest:file-entry manifest:media-type="application/vnd.oasis.opendocument.formula" manifest:version="1.2" manifest:full-path="Object 202/"/>
  <manifest:file-entry manifest:media-type="text/xml" manifest:full-path="Object 203/content.xml"/>
  <manifest:file-entry manifest:media-type="text/xml" manifest:full-path="Object 203/settings.xml"/>
  <manifest:file-entry manifest:media-type="application/vnd.oasis.opendocument.formula" manifest:version="1.2" manifest:full-path="Object 203/"/>
  <manifest:file-entry manifest:media-type="text/xml" manifest:full-path="Object 204/content.xml"/>
  <manifest:file-entry manifest:media-type="text/xml" manifest:full-path="Object 204/settings.xml"/>
  <manifest:file-entry manifest:media-type="application/vnd.oasis.opendocument.formula" manifest:version="1.2" manifest:full-path="Object 204/"/>
  <manifest:file-entry manifest:media-type="text/xml" manifest:full-path="content.xml"/>
  <manifest:file-entry manifest:media-type="text/xml" manifest:full-path="Object 205/content.xml"/>
  <manifest:file-entry manifest:media-type="text/xml" manifest:full-path="Object 205/settings.xml"/>
  <manifest:file-entry manifest:media-type="application/vnd.oasis.opendocument.formula" manifest:version="1.2" manifest:full-path="Object 205/"/>
  <manifest:file-entry manifest:media-type="text/xml" manifest:full-path="Object 206/content.xml"/>
  <manifest:file-entry manifest:media-type="text/xml" manifest:full-path="Object 206/settings.xml"/>
  <manifest:file-entry manifest:media-type="application/vnd.oasis.opendocument.formula" manifest:version="1.2" manifest:full-path="Object 206/"/>
  <manifest:file-entry manifest:media-type="text/xml" manifest:full-path="Object 207/content.xml"/>
  <manifest:file-entry manifest:media-type="text/xml" manifest:full-path="Object 207/settings.xml"/>
  <manifest:file-entry manifest:media-type="application/vnd.oasis.opendocument.formula" manifest:version="1.2" manifest:full-path="Object 207/"/>
  <manifest:file-entry manifest:media-type="" manifest:full-path="Object 208/Configurations2/statusbar/"/>
  <manifest:file-entry manifest:media-type="" manifest:full-path="Object 208/Configurations2/floater/"/>
  <manifest:file-entry manifest:media-type="" manifest:full-path="Object 208/Configurations2/popupmenu/"/>
  <manifest:file-entry manifest:media-type="" manifest:full-path="Object 208/Configurations2/progressbar/"/>
  <manifest:file-entry manifest:media-type="" manifest:full-path="Object 208/Configurations2/menubar/"/>
  <manifest:file-entry manifest:media-type="" manifest:full-path="Object 208/Configurations2/toolbar/"/>
  <manifest:file-entry manifest:media-type="" manifest:full-path="Object 208/Configurations2/images/Bitmaps/"/>
  <manifest:file-entry manifest:media-type="" manifest:full-path="Object 208/Configurations2/images/"/>
  <manifest:file-entry manifest:media-type="application/vnd.sun.xml.ui.configuration" manifest:full-path="Object 208/Configurations2/"/>
  <manifest:file-entry manifest:media-type="text/xml" manifest:full-path="Object 208/content.xml"/>
  <manifest:file-entry manifest:media-type="text/xml" manifest:full-path="Object 208/settings.xml"/>
  <manifest:file-entry manifest:media-type="application/vnd.oasis.opendocument.formula" manifest:version="1.2" manifest:full-path="Object 208/"/>
  <manifest:file-entry manifest:media-type="" manifest:full-path="Object 209/Configurations2/statusbar/"/>
  <manifest:file-entry manifest:media-type="" manifest:full-path="Object 209/Configurations2/accelerator/current.xml"/>
  <manifest:file-entry manifest:media-type="" manifest:full-path="Object 209/Configurations2/accelerator/"/>
  <manifest:file-entry manifest:media-type="" manifest:full-path="Object 209/Configurations2/floater/"/>
  <manifest:file-entry manifest:media-type="" manifest:full-path="Object 209/Configurations2/popupmenu/"/>
  <manifest:file-entry manifest:media-type="" manifest:full-path="Object 209/Configurations2/progressbar/"/>
  <manifest:file-entry manifest:media-type="" manifest:full-path="Object 209/Configurations2/menubar/"/>
  <manifest:file-entry manifest:media-type="" manifest:full-path="Object 209/Configurations2/toolbar/"/>
  <manifest:file-entry manifest:media-type="" manifest:full-path="Object 209/Configurations2/images/Bitmaps/"/>
  <manifest:file-entry manifest:media-type="" manifest:full-path="Object 209/Configurations2/images/"/>
  <manifest:file-entry manifest:media-type="application/vnd.sun.xml.ui.configuration" manifest:full-path="Object 209/Configurations2/"/>
  <manifest:file-entry manifest:media-type="text/xml" manifest:full-path="Object 209/content.xml"/>
  <manifest:file-entry manifest:media-type="text/xml" manifest:full-path="Object 209/settings.xml"/>
  <manifest:file-entry manifest:media-type="application/vnd.oasis.opendocument.formula" manifest:version="1.2" manifest:full-path="Object 20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Atalante" svg:font-family="Atalante" style:font-pitch="variable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02cm solid #000000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5.667cm" style:rel-column-width="21845*"/>
    </style:style>
    <style:style style:name="Tableau14.A1" style:family="table-cell">
      <style:table-cell-properties fo:padding="0.097cm" fo:border="none"/>
    </style:style>
    <style:style style:name="Tableau17" style:family="table">
      <style:table-properties style:width="17.013cm" fo:margin-left="0cm" fo:margin-right="-0.012cm" table:align="margins"/>
    </style:style>
    <style:style style:name="Tableau17.A" style:family="table-column">
      <style:table-column-properties style:column-width="9.578cm" style:rel-column-width="36895*"/>
    </style:style>
    <style:style style:name="Tableau17.B" style:family="table-column">
      <style:table-column-properties style:column-width="7.435cm" style:rel-column-width="28640*"/>
    </style:style>
    <style:style style:name="Tableau17.A1" style:family="table-cell">
      <style:table-cell-properties fo:padding="0.097cm" fo:border="none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8.5cm" style:rel-column-width="32767*"/>
    </style:style>
    <style:style style:name="Tableau15.B" style:family="table-column">
      <style:table-column-properties style:column-width="8.5cm" style:rel-column-width="32768*"/>
    </style:style>
    <style:style style:name="Tableau15.A1" style:family="table-cell">
      <style:table-cell-properties fo:padding="0.097cm" fo:border="none"/>
    </style:style>
    <style:style style:name="Tableau15.B1" style:family="table-cell">
      <style:table-cell-properties fo:padding="0.097cm" fo:border-left="0.002cm solid #000000" fo:border-right="none" fo:border-top="none" fo:border-bottom="none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8.5cm" style:rel-column-width="32767*"/>
    </style:style>
    <style:style style:name="Tableau18.B" style:family="table-column">
      <style:table-column-properties style:column-width="8.5cm" style:rel-column-width="32768*"/>
    </style:style>
    <style:style style:name="Tableau18.A1" style:family="table-cell">
      <style:table-cell-properties fo:padding="0.097cm" fo:border="none"/>
    </style:style>
    <style:style style:name="Tableau18.B1" style:family="table-cell">
      <style:table-cell-properties fo:padding="0.097cm" fo:border-left="0.002cm solid #000000" fo:border-right="none" fo:border-top="none" fo:border-bottom="none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1.933cm" style:rel-column-width="45966*"/>
    </style:style>
    <style:style style:name="Tableau2.B" style:family="table-column">
      <style:table-column-properties style:column-width="5.08cm" style:rel-column-width="19569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="none"/>
    </style:style>
    <style:style style:name="Tableau3.B1" style:family="table-cell">
      <style:table-cell-properties fo:padding="0.097cm" fo:border-left="0.002cm solid #000000" fo:border-right="none" fo:border-top="none" fo:border-bottom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fo:padding="0.097cm" fo:border-left="0.002cm solid #000000" fo:border-right="none" fo:border-top="none" fo:border-bottom="non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8.5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="none"/>
    </style:style>
    <style:style style:name="Tableau5.B1" style:family="table-cell">
      <style:table-cell-properties fo:padding="0.097cm" fo:border-left="0.002cm solid #000000" fo:border-right="none" fo:border-top="none" fo:border-bottom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8.5cm" style:rel-column-width="32767*"/>
    </style:style>
    <style:style style:name="Tableau6.B" style:family="table-column">
      <style:table-column-properties style:column-width="8.5cm" style:rel-column-width="32768*"/>
    </style:style>
    <style:style style:name="Tableau6.A1" style:family="table-cell">
      <style:table-cell-properties fo:padding="0.097cm" fo:border="none"/>
    </style:style>
    <style:style style:name="Tableau6.B1" style:family="table-cell">
      <style:table-cell-properties fo:padding="0.097cm" fo:border-left="0.002cm solid #000000" fo:border-right="none" fo:border-top="none" fo:border-bottom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8.5cm" style:rel-column-width="32767*"/>
    </style:style>
    <style:style style:name="Tableau7.B" style:family="table-column">
      <style:table-column-properties style:column-width="8.5cm" style:rel-column-width="32768*"/>
    </style:style>
    <style:style style:name="Tableau7.A1" style:family="table-cell">
      <style:table-cell-properties fo:padding="0.097cm" fo:border="none"/>
    </style:style>
    <style:style style:name="Tableau7.B1" style:family="table-cell">
      <style:table-cell-properties fo:padding="0.097cm" fo:border-left="0.002cm solid #000000" fo:border-right="none" fo:border-top="none" fo:border-bottom="non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8.5cm" style:rel-column-width="32767*"/>
    </style:style>
    <style:style style:name="Tableau8.B" style:family="table-column">
      <style:table-column-properties style:column-width="8.5cm" style:rel-column-width="32768*"/>
    </style:style>
    <style:style style:name="Tableau8.A1" style:family="table-cell">
      <style:table-cell-properties fo:padding="0.097cm" fo:border="none"/>
    </style:style>
    <style:style style:name="Tableau8.B1" style:family="table-cell">
      <style:table-cell-properties fo:padding="0.097cm" fo:border-left="0.002cm solid #000000" fo:border-right="none" fo:border-top="none" fo:border-bottom="non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fo:padding="0.097cm" fo:border="none"/>
    </style:style>
    <style:style style:name="Tableau9.B1" style:family="table-cell">
      <style:table-cell-properties fo:padding="0.097cm" fo:border-left="0.002cm solid #000000" fo:border-right="none" fo:border-top="none" fo:border-bottom="none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8.5cm" style:rel-column-width="32767*"/>
    </style:style>
    <style:style style:name="Tableau10.B" style:family="table-column">
      <style:table-column-properties style:column-width="8.5cm" style:rel-column-width="32768*"/>
    </style:style>
    <style:style style:name="Tableau10.A1" style:family="table-cell">
      <style:table-cell-properties fo:padding="0.097cm" fo:border="none"/>
    </style:style>
    <style:style style:name="Tableau10.B1" style:family="table-cell">
      <style:table-cell-properties fo:padding="0.097cm" fo:border-left="0.002cm solid #000000" fo:border-right="none" fo:border-top="none" fo:border-bottom="none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5.667cm" style:rel-column-width="21845*"/>
    </style:style>
    <style:style style:name="Tableau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3.B1" style:family="table-cell">
      <style:table-cell-properties fo:padding="0.097cm" fo:border-left="none" fo:border-right="none" fo:border-top="0.002cm solid #000000" fo:border-bottom="0.002cm solid #000000"/>
    </style:style>
    <style:style style:name="Tableau13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5.667cm" style:rel-column-width="21845*"/>
    </style:style>
    <style:style style:name="Tableau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2.B1" style:family="table-cell">
      <style:table-cell-properties fo:padding="0.097cm" fo:border-left="none" fo:border-right="none" fo:border-top="0.002cm solid #000000" fo:border-bottom="0.002cm solid #000000"/>
    </style:style>
    <style:style style:name="Tableau1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au11" style:family="table">
      <style:table-properties style:width="16.986cm" table:align="left" style:writing-mode="lr-tb"/>
    </style:style>
    <style:style style:name="Tableau11.A" style:family="table-column">
      <style:table-column-properties style:column-width="5.662cm"/>
    </style:style>
    <style:style style:name="Tableau1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1.C1" style:family="table-cell">
      <style:table-cell-properties style:vertical-align="middle" fo:padding="0.097cm" fo:border="0.002cm solid #000000"/>
    </style:style>
    <style:style style:name="Tableau1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text-properties style:font-name="Times New Roman" style:text-underline-style="solid" style:text-underline-width="auto" style:text-underline-color="font-color"/>
    </style:style>
    <style:style style:name="P5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7" style:family="paragraph" style:parent-style-name="Standard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style:font-name="Times New Roman" fo:font-weight="normal" style:font-weight-asian="normal" style:font-weight-complex="normal"/>
    </style:style>
    <style:style style:name="P9" style:family="paragraph" style:parent-style-name="Standard">
      <style:text-properties style:font-name="Times New Roman" fo:font-style="italic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tyle="italic" style:font-style-asian="italic" style:font-style-complex="italic"/>
    </style:style>
    <style:style style:name="P11" style:family="paragraph" style:parent-style-name="Standard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Times New Roman"/>
    </style:style>
    <style:style style:name="P14" style:family="paragraph" style:parent-style-name="Standard">
      <style:text-properties style:text-underline-style="solid" style:text-underline-width="auto" style:text-underline-color="font-color"/>
    </style:style>
    <style:style style:name="P1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style:text-properties fo:font-weight="normal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0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1" style:family="paragraph" style:parent-style-name="Text_20_body">
      <style:text-properties style:text-underline-style="solid" style:text-underline-width="auto" style:text-underline-color="font-color"/>
    </style:style>
    <style:style style:name="P22" style:family="paragraph" style:parent-style-name="Text_20_body">
      <style:text-properties style:font-name="Times New Roman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style:font-name="Times New Roman" fo:font-style="normal" style:text-underline-style="none" fo:font-weight="bold" style:font-style-asian="normal" style:font-weight-asian="bold" style:font-style-complex="normal" style:font-weight-complex="bold"/>
    </style:style>
    <style:style style:name="P24" style:family="paragraph" style:parent-style-name="Text_20_body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text-properties style:font-name="Times New Roman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/>
    </style:style>
    <style:style style:name="P28" style:family="paragraph" style:parent-style-name="Table_20_Contents">
      <style:text-properties fo:font-weight="normal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0" style:family="paragraph" style:parent-style-name="Standard">
      <style:paragraph-properties fo:break-before="page"/>
      <style:text-properties style:font-name="Times New Roman" fo:font-style="italic" style:font-style-asian="italic" style:font-style-complex="italic"/>
    </style:style>
    <style:style style:name="P31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2" style:family="paragraph" style:parent-style-name="Standard">
      <style:paragraph-properties fo:background-color="#e6e6e6">
        <style:background-image/>
      </style:paragraph-properties>
    </style:style>
    <style:style style:name="P33" style:family="paragraph" style:parent-style-name="Standard">
      <style:paragraph-properties fo:background-color="#e6e6e6">
        <style:background-image/>
      </style:paragraph-properties>
      <style:text-properties style:font-name="Times New Roman"/>
    </style:style>
    <style:style style:name="P34" style:family="paragraph" style:parent-style-name="Standard">
      <style:paragraph-properties fo:background-color="#e6e6e6">
        <style:background-image/>
      </style:paragraph-properties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5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Times New Roman"/>
    </style:style>
    <style:style style:name="P36" style:family="paragraph" style:parent-style-name="Standard">
      <style:paragraph-properties fo:background-color="#e6e6e6">
        <style:background-image/>
      </style:paragraph-properties>
      <style:text-properties style:font-name="Times New Roman" style:text-underline-style="none" fo:font-weight="normal" style:font-weight-asian="normal" style:font-weight-complex="normal"/>
    </style:style>
    <style:style style:name="P37" style:family="paragraph" style:parent-style-name="Standard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38" style:family="paragraph" style:parent-style-name="Standard" style:list-style-name="L1"/>
    <style:style style:name="P39" style:family="paragraph" style:parent-style-name="Standard" style:list-style-name="L2"/>
    <style:style style:name="P40" style:family="paragraph" style:parent-style-name="Standard" style:list-style-name="L4"/>
    <style:style style:name="P41" style:family="paragraph" style:parent-style-name="Standard" style:list-style-name="L4">
      <style:text-properties style:font-name="Times New Roman"/>
    </style:style>
    <style:style style:name="P42" style:family="paragraph" style:parent-style-name="Standard" style:list-style-name="L14">
      <style:text-properties style:font-name="Times New Roman"/>
    </style:style>
    <style:style style:name="P43" style:family="paragraph" style:parent-style-name="Standard" style:list-style-name="L5"/>
    <style:style style:name="P44" style:family="paragraph" style:parent-style-name="Standard" style:list-style-name="L6"/>
    <style:style style:name="P45" style:family="paragraph" style:parent-style-name="Standard" style:list-style-name="L7"/>
    <style:style style:name="P46" style:family="paragraph" style:parent-style-name="Standard" style:list-style-name="L8"/>
    <style:style style:name="P47" style:family="paragraph" style:parent-style-name="Standard" style:list-style-name="L10"/>
    <style:style style:name="P48" style:family="paragraph" style:parent-style-name="Standard" style:list-style-name="L11"/>
    <style:style style:name="P49" style:family="paragraph" style:parent-style-name="Standard" style:list-style-name="L12"/>
    <style:style style:name="P50" style:family="paragraph" style:parent-style-name="Standard" style:list-style-name="L13"/>
    <style:style style:name="P51" style:family="paragraph" style:parent-style-name="Standard" style:list-style-name="L13">
      <style:text-properties style:text-underline-style="solid" style:text-underline-width="auto" style:text-underline-color="font-color" fo:font-weight="bold" style:font-weight-asian="bold" style:font-weight-complex="bold"/>
    </style:style>
    <style:style style:name="P52" style:family="paragraph" style:parent-style-name="Standard" style:list-style-name="L14"/>
    <style:style style:name="P53" style:family="paragraph" style:parent-style-name="Standard" style:list-style-name="L15"/>
    <style:style style:name="P54" style:family="paragraph" style:parent-style-name="Standard" style:list-style-name="L17"/>
    <style:style style:name="P55" style:family="paragraph" style:parent-style-name="Standard" style:list-style-name="L18"/>
    <style:style style:name="P56" style:family="paragraph" style:parent-style-name="Standard" style:list-style-name="L19"/>
    <style:style style:name="P57" style:family="paragraph" style:parent-style-name="Standard" style:list-style-name="L21"/>
    <style:style style:name="P58" style:family="paragraph" style:parent-style-name="Standard">
      <style:text-properties fo:font-weight="normal" style:font-weight-asian="normal" style:font-weight-complex="normal"/>
    </style:style>
    <style:style style:name="P59" style:family="paragraph" style:parent-style-name="Standard" style:list-style-name="L21">
      <style:text-properties fo:font-weight="normal" style:font-weight-asian="normal" style:font-weight-complex="normal"/>
    </style:style>
    <style:style style:name="P60" style:family="paragraph" style:parent-style-name="Standard" style:list-style-name="L3">
      <style:paragraph-properties fo:background-color="#e6e6e6">
        <style:background-image/>
      </style:paragraph-properties>
      <style:text-properties style:font-name="Times New Roman"/>
    </style:style>
    <style:style style:name="P61" style:family="paragraph" style:parent-style-name="Standard" style:list-style-name="L16">
      <style:paragraph-properties fo:background-color="#e6e6e6">
        <style:background-image/>
      </style:paragraph-properties>
      <style:text-properties style:font-name="Times New Roman"/>
    </style:style>
    <style:style style:name="P62" style:family="paragraph" style:parent-style-name="Standard" style:list-style-name="L9">
      <style:paragraph-properties fo:background-color="#e6e6e6">
        <style:background-image/>
      </style:paragraph-properties>
    </style:style>
    <style:style style:name="P63" style:family="paragraph" style:parent-style-name="Standard" style:list-style-name="L9">
      <style:paragraph-properties fo:text-align="center" style:justify-single-word="false" fo:background-color="#e6e6e6">
        <style:background-image/>
      </style:paragraph-properties>
    </style:style>
    <style:style style:name="P64" style:family="paragraph" style:parent-style-name="Standard" style:list-style-name="L13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65" style:family="paragraph" style:parent-style-name="Standard" style:list-style-name="L13">
      <style:paragraph-properties fo:background-color="#e6e6e6">
        <style:background-image/>
      </style:paragraph-properties>
    </style:style>
    <style:style style:name="P66" style:family="paragraph" style:parent-style-name="Standard" style:list-style-name="L20">
      <style:paragraph-properties fo:background-color="#e6e6e6">
        <style:background-image/>
      </style:paragraph-properties>
    </style:style>
    <style:style style:name="P67" style:family="paragraph" style:parent-style-name="Heading_20_1">
      <style:text-properties style:text-underline-style="solid" style:text-underline-width="auto" style:text-underline-color="font-color"/>
    </style:style>
    <style:style style:name="P68" style:family="paragraph" style:parent-style-name="Heading_20_1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9" style:family="paragraph" style:parent-style-name="Heading_20_2">
      <style:text-properties style:text-underline-style="solid" style:text-underline-width="auto" style:text-underline-color="font-color"/>
    </style:style>
    <style:style style:name="P70" style:family="paragraph" style:parent-style-name="Heading_20_2">
      <style:text-properties style:text-underline-style="solid" style:text-underline-width="auto" style:text-underline-color="font-color" fo:font-weight="bold" style:font-weight-asian="bold" style:font-weight-complex="bold"/>
    </style:style>
    <style:style style:name="P71" style:family="paragraph" style:parent-style-name="Heading_20_2">
      <style:text-properties style:font-name="Arial" style:text-underline-style="solid" style:text-underline-width="auto" style:text-underline-color="font-color"/>
    </style:style>
    <style:style style:name="P72" style:family="paragraph" style:parent-style-name="Heading_20_3">
      <style:text-properties style:text-underline-style="solid" style:text-underline-width="auto" style:text-underline-color="font-color"/>
    </style:style>
    <style:style style:name="P73" style:family="paragraph" style:parent-style-name="Heading_20_3">
      <style:text-properties style:font-name="Times New Roman" style:text-underline-style="solid" style:text-underline-width="auto" style:text-underline-color="font-color"/>
    </style:style>
    <style:style style:name="P74" style:family="paragraph" style:parent-style-name="Heading_20_3">
      <style:paragraph-properties fo:break-before="page"/>
      <style:text-properties style:font-name="Arial" style:text-underline-style="solid" style:text-underline-width="auto" style:text-underline-color="font-color"/>
    </style:style>
    <style:style style:name="P75" style:family="paragraph" style:parent-style-name="Text_20_body" style:list-style-name="L18"/>
    <style:style style:name="P76" style:family="paragraph">
      <style:paragraph-properties text:enable-numbering="false"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P7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paragraph-properties fo:text-align="center"/>
    </style:style>
    <style:style style:name="P79" style:family="paragraph">
      <style:text-properties fo:color="#800000"/>
    </style:style>
    <style:style style:name="T1" style:family="text">
      <style:text-properties style:font-name="OpenSymbol1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tyle="italic" style:font-style-asian="italic" style:font-style-complex="italic"/>
    </style:style>
    <style:style style:name="T4" style:family="text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Times New Roman" fo:font-style="normal" style:font-style-asian="normal" style:font-style-complex="normal"/>
    </style:style>
    <style:style style:name="T6" style:family="text">
      <style:text-properties style:font-name="Times New Roman" fo:font-weight="bold" style:font-weight-asian="bold" style:font-weight-complex="bold"/>
    </style:style>
    <style:style style:name="T7" style:family="text">
      <style:text-properties style:font-name="Times New Roman"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0% 100%" style:font-name="OpenSymbol2" style:font-name-asian="OpenSymbol2" style:font-name-complex="OpenSymbol2"/>
    </style:style>
    <style:style style:name="T12" style:family="text">
      <style:text-properties style:text-position="0% 100%" style:font-name="StarSymbol"/>
    </style:style>
    <style:style style:name="T13" style:family="text">
      <style:text-properties style:text-position="super 58%" style:font-name="StarSymbol"/>
    </style:style>
    <style:style style:name="T14" style:family="text">
      <style:text-properties style:font-name="OpenSymbol2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position="sub 58%" style:font-name="Times New Roman" fo:font-style="italic" style:font-style-asian="italic" style:font-style-complex="italic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style:font-name="Atalante" fo:font-style="italic" style:font-style-asian="italic" style:font-style-complex="italic"/>
    </style:style>
    <style:style style:name="T23" style:family="text">
      <style:text-properties fo:color="#800000"/>
    </style:style>
    <style:style style:name="T24" style:family="text">
      <style:text-properties fo:color="#800000" style:font-name="Arial" fo:font-size="10pt" style:font-size-asian="10pt" style:font-size-complex="10pt"/>
    </style:style>
    <style:style style:name="T25" style:family="text">
      <style:text-properties fo:color="#800000" style:font-name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6.52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800000" draw:marker-start="Arrow" draw:marker-start-width="0.15cm" draw:fill-color="#800000" draw:textarea-horizontal-align="center" draw:textarea-vertical-align="middle" style:run-through="foreground"/>
    </style:style>
    <style:style style:name="gr9" style:family="graphic">
      <style:graphic-properties draw:stroke="none" svg:stroke-color="#000000" draw:fill="none" draw:fill-color="#ffffff" fo:min-height="0.423cm" style:run-through="foreground"/>
    </style:style>
    <style:style style:name="gr10" style:family="graphic">
      <style:graphic-properties svg:stroke-color="#008000" draw:marker-start="Arrow" draw:marker-start-width="0.25cm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9">Chapitre 7</text:p>
            <text:p text:style-name="P20">Suites</text:p>
          </table:table-cell>
        </table:table-row>
      </table:table>
      <text:p text:style-name="P2"/>
      <text:h text:style-name="P67" text:outline-level="1" text:restart-numbering="true" text:start-value="-1">Notion de suite</text:h>
      <text:h text:style-name="P69" text:outline-level="2">Définition</text:h>
      <text:p text:style-name="P34">Définition :</text:p>
      <text:p text:style-name="P32"><text:span text:style-name="T2">Une </text:span><text:span text:style-name="T6">suite</text:span><text:span text:style-name="T2"> </text:span><text:span text:style-name="T3">u</text:span><text:span text:style-name="T2"> est une </text:span><text:span text:style-name="T6">fonction</text:span><text:span text:style-name="T2"> qui à tout nombre </text:span><text:span text:style-name="T6">entier </text:span><text:span text:style-name="T7">naturel </text:span><text:span text:style-name="T3">n</text:span><text:span text:style-name="T2"> associe un nombre noté </text:span><text:span text:style-name="T3">u(n)</text:span><text:span text:style-name="T2"> ou </text:span><text:span text:style-name="T2"><draw:frame draw:style-name="fr7" draw:name="Objet1" text:anchor-type="as-char" svg:width="0.572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.</text:span></text:p>
      <text:p text:style-name="P3"/>
      <text:p text:style-name="P5">Remarques :</text:p>
      <text:list xml:id="list41307822" text:style-name="L1">
        <text:list-item>
          <text:p text:style-name="P38"><text:span text:style-name="T2">On a donc :<text:tab/></text:span><text:span text:style-name="T3">u</text:span><text:span text:style-name="T2"> : </text:span><text:span text:style-name="T1">ℕ</text:span> <text:span text:style-name="T1"></text:span> <text:span text:style-name="T1">ℝ </text:span></text:p>
          <text:p text:style-name="P38"><text:span text:style-name="T8"><text:tab/><text:tab/> <text:s text:c="5"/>n</text:span> <draw:g text:anchor-type="as-char" svg:y="-0.21cm" draw:z-index="1" draw:style-name="gr1"><draw:line draw:style-name="gr2" draw:text-style-name="P76" svg:x1="0cm" svg:y1="0.001cm" svg:x2="0cm" svg:y2="0.167cm"><text:p/></draw:line><draw:line draw:style-name="gr2" draw:text-style-name="P76" svg:x1="0cm" svg:y1="0.084cm" svg:x2="0.529cm" svg:y2="0.084cm"><text:p/></draw:line><draw:line draw:style-name="gr2" draw:text-style-name="P76" svg:x1="0.529cm" svg:y1="0.084cm" svg:x2="0.439cm" svg:y2="0.001cm"><text:p/></draw:line><draw:line draw:style-name="gr2" draw:text-style-name="P76" svg:x1="0.529cm" svg:y1="0.084cm" svg:x2="0.439cm" svg:y2="0.167cm"><text:p/></draw:line></draw:g> <text:span text:style-name="T8">u(n)</text:span></text:p>
        </text:list-item>
        <text:list-item>
          <text:p text:style-name="P38"><text:span text:style-name="T2">La suite se note </text:span><text:span text:style-name="T3">u</text:span><text:span text:style-name="T2"> ou </text:span><text:span text:style-name="T2"><draw:frame draw:style-name="fr7" draw:name="Objet7" text:anchor-type="as-char" svg:width="0.88cm" svg:height="0.531cm" draw:z-index="113"><draw:object xlink:href="./Object 7" xlink:type="simple" xlink:show="embed" xlink:actuate="onLoad"/><draw:image xlink:href="./ObjectReplacements/Object 7" xlink:type="simple" xlink:show="embed" xlink:actuate="onLoad"/></draw:frame></text:span><text:span text:style-name="T2"> avec des parenthèses. </text:span><text:span text:style-name="T2"><draw:frame draw:style-name="fr7" draw:name="Objet3" text:anchor-type="as-char" svg:width="0.572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 est le terme général et </text:span><text:span text:style-name="T3">n</text:span><text:span text:style-name="T2"> est l'indice.</text:span></text:p>
        </text:list-item>
        <text:list-item>
          <text:p text:style-name="P38"><text:span text:style-name="T2">Le terme initial de la suite est </text:span><text:span text:style-name="T2"><draw:frame draw:style-name="fr7" draw:name="Objet4" text:anchor-type="as-char" svg:width="0.568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">, ou </text:span><text:span text:style-name="T2"><draw:frame draw:style-name="fr7" draw:name="Objet5" text:anchor-type="as-char" svg:width="0.603cm" svg:height="0.531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"> quand la suite est définie à partir de l'indice </text:span><text:span text:style-name="T3">p</text:span><text:span text:style-name="T2">.</text:span></text:p>
        </text:list-item>
      </text:list>
      <text:p text:style-name="P3"/>
      <text:p text:style-name="P5">Exemples :</text:p>
      <text:list xml:id="list41304105" text:style-name="L2">
        <text:list-item>
          <text:p text:style-name="P39"><text:span text:style-name="T2"><draw:frame draw:style-name="fr7" draw:name="Objet6" text:anchor-type="as-char" svg:width="0.887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"> est la suite des nombres pairs. On a </text:span><text:span text:style-name="T2"><draw:frame draw:style-name="fr7" draw:name="Objet2" text:anchor-type="as-char" svg:width="1.148cm" svg:height="0.531cm" draw:z-index="7"><draw:object xlink:href="./Object 2" xlink:type="simple" xlink:show="embed" xlink:actuate="onLoad"/><draw:image xlink:href="./ObjectReplacements/Object 2" xlink:type="simple" xlink:show="embed" xlink:actuate="onLoad"/></draw:frame></text:span><text:span text:style-name="T2">, </text:span><text:span text:style-name="T2"><draw:frame draw:style-name="fr7" draw:name="Objet8" text:anchor-type="as-char" svg:width="1.148cm" svg:height="0.531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2">, </text:span><text:span text:style-name="T2"><draw:frame draw:style-name="fr7" draw:name="Objet9" text:anchor-type="as-char" svg:width="1.161cm" svg:height="0.531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2">,...</text:span></text:p>
        </text:list-item>
        <text:list-item>
          <text:p text:style-name="P39"><text:span text:style-name="T2"><draw:frame draw:style-name="fr7" draw:name="Objet10" text:anchor-type="as-char" svg:width="0.871cm" svg:height="0.531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2"> est la suite telle que : </text:span><text:span text:style-name="T2"><draw:frame draw:style-name="fr7" draw:name="Objet11" text:anchor-type="as-char" svg:width="1.205cm" svg:height="0.998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2">, </text:span><text:span text:style-name="T2"><draw:frame draw:style-name="fr7" draw:name="Objet12" text:anchor-type="as-char" svg:width="1.229cm" svg:height="0.998cm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2">, </text:span><text:span text:style-name="T2"><draw:frame draw:style-name="fr7" draw:name="Objet13" text:anchor-type="as-char" svg:width="1.212cm" svg:height="0.998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2">,...</text:span></text:p>
        </text:list-item>
        <text:list-item>
          <text:p text:style-name="P39"><text:span text:style-name="T2"><draw:frame draw:style-name="fr7" draw:name="Objet14" text:anchor-type="as-char" svg:width="0.857cm" svg:height="0.531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2"> est la suite telle que </text:span><text:span text:style-name="T2"><draw:frame draw:style-name="fr7" draw:name="Objet15" text:anchor-type="as-char" svg:width="1.129cm" svg:height="0.531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2">, </text:span><text:span text:style-name="T2"><draw:frame draw:style-name="fr7" draw:name="Objet16" text:anchor-type="as-char" svg:width="1.108cm" svg:height="0.531cm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2">, </text:span><text:span text:style-name="T2"><draw:frame draw:style-name="fr7" draw:name="Objet17" text:anchor-type="as-char" svg:width="1.651cm" svg:height="0.531cm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2">, </text:span><text:span text:style-name="T2"><draw:frame draw:style-name="fr7" draw:name="Objet18" text:anchor-type="as-char" svg:width="2.067cm" svg:height="0.531cm" draw:z-index="18"><draw:object xlink:href="./Object 18" xlink:type="simple" xlink:show="embed" xlink:actuate="onLoad"/><draw:image xlink:href="./ObjectReplacements/Object 18" xlink:type="simple" xlink:show="embed" xlink:actuate="onLoad"/></draw:frame></text:span><text:span text:style-name="T2">,...</text:span></text:p>
        </text:list-item>
        <text:list-item>
          <text:p text:style-name="P39"><text:span text:style-name="T2"><draw:frame draw:style-name="fr7" draw:name="Objet19" text:anchor-type="as-char" svg:width="0.923cm" svg:height="0.531cm" draw:z-index="19"><draw:object xlink:href="./Object 19" xlink:type="simple" xlink:show="embed" xlink:actuate="onLoad"/><draw:image xlink:href="./ObjectReplacements/Object 19" xlink:type="simple" xlink:show="embed" xlink:actuate="onLoad"/></draw:frame></text:span><text:span text:style-name="T2"> est la suite définie par : </text:span><text:span text:style-name="T3">d :</text:span><text:span text:style-name="T2"> </text:span><text:span text:style-name="T1">ℕ</text:span> <text:span text:style-name="T1"></text:span> <text:span text:style-name="T1">ℝ</text:span></text:p>
          <text:p text:style-name="P39"><text:tab/><text:tab/><text:tab/> <text:s text:c="17"/><text:span text:style-name="T8">n</text:span> <draw:g text:anchor-type="as-char" svg:y="-0.21cm" draw:z-index="6" draw:style-name="gr1"><draw:line draw:style-name="gr2" draw:text-style-name="P76" svg:x1="0cm" svg:y1="0.001cm" svg:x2="0cm" svg:y2="0.167cm"><text:p/></draw:line><draw:line draw:style-name="gr2" draw:text-style-name="P76" svg:x1="0cm" svg:y1="0.084cm" svg:x2="0.529cm" svg:y2="0.084cm"><text:p/></draw:line><draw:line draw:style-name="gr2" draw:text-style-name="P76" svg:x1="0.529cm" svg:y1="0.084cm" svg:x2="0.439cm" svg:y2="0.001cm"><text:p/></draw:line><draw:line draw:style-name="gr2" draw:text-style-name="P76" svg:x1="0.529cm" svg:y1="0.084cm" svg:x2="0.439cm" svg:y2="0.167cm"><text:p/></draw:line></draw:g> <draw:frame draw:style-name="fr7" draw:name="Objet20" text:anchor-type="as-char" svg:width="0.554cm" svg:height="0.527cm" draw:z-index="21"><draw:object xlink:href="./Object 20" xlink:type="simple" xlink:show="embed" xlink:actuate="onLoad"/><draw:image xlink:href="./ObjectReplacements/Object 20" xlink:type="simple" xlink:show="embed" xlink:actuate="onLoad"/></draw:frame></text:p>
          <text:p text:style-name="P39">On a donc <draw:frame draw:style-name="fr7" draw:name="Objet21" text:anchor-type="as-char" svg:width="1.178cm" svg:height="0.531cm" draw:z-index="22"><draw:object xlink:href="./Object 21" xlink:type="simple" xlink:show="embed" xlink:actuate="onLoad"/><draw:image xlink:href="./ObjectReplacements/Object 21" xlink:type="simple" xlink:show="embed" xlink:actuate="onLoad"/></draw:frame>, <draw:frame draw:style-name="fr7" draw:name="Objet22" text:anchor-type="as-char" svg:width="1.177cm" svg:height="0.531cm" draw:z-index="23"><draw:object xlink:href="./Object 22" xlink:type="simple" xlink:show="embed" xlink:actuate="onLoad"/><draw:image xlink:href="./ObjectReplacements/Object 22" xlink:type="simple" xlink:show="embed" xlink:actuate="onLoad"/></draw:frame>, <draw:frame draw:style-name="fr7" draw:name="Objet23" text:anchor-type="as-char" svg:width="1.185cm" svg:height="0.531cm" draw:z-index="24"><draw:object xlink:href="./Object 23" xlink:type="simple" xlink:show="embed" xlink:actuate="onLoad"/><draw:image xlink:href="./ObjectReplacements/Object 23" xlink:type="simple" xlink:show="embed" xlink:actuate="onLoad"/></draw:frame>, ….</text:p>
        </text:list-item>
        <text:list-item>
          <text:p text:style-name="P39"><draw:frame draw:style-name="fr7" draw:name="Objet210" text:anchor-type="as-char" svg:width="0.951cm" svg:height="0.531cm" draw:z-index="118"><draw:object xlink:href="./Object 205" xlink:type="simple" xlink:show="embed" xlink:actuate="onLoad"/><draw:image xlink:href="./ObjectReplacements/Object 205" xlink:type="simple" xlink:show="embed" xlink:actuate="onLoad"/></draw:frame> est la suite qui à tout entier naturel, non nul, lui associe le nombre de ses diviseurs.</text:p>
          <text:p text:style-name="P39"><draw:frame draw:style-name="fr7" draw:name="Objet211" text:anchor-type="as-char" svg:width="1.201cm" svg:height="0.531cm" draw:z-index="119"><draw:object xlink:href="./Object 206" xlink:type="simple" xlink:show="embed" xlink:actuate="onLoad"/><draw:image xlink:href="./ObjectReplacements/Object 206" xlink:type="simple" xlink:show="embed" xlink:actuate="onLoad"/></draw:frame>, <draw:frame draw:style-name="fr7" draw:name="Objet212" text:anchor-type="as-char" svg:width="1.221cm" svg:height="0.531cm" draw:z-index="120"><draw:object xlink:href="./Object 207" xlink:type="simple" xlink:show="embed" xlink:actuate="onLoad"/><draw:image xlink:href="./ObjectReplacements/Object 207" xlink:type="simple" xlink:show="embed" xlink:actuate="onLoad"/></draw:frame>, <draw:frame draw:style-name="fr7" draw:name="Objet213" text:anchor-type="as-char" svg:width="1.215cm" svg:height="0.531cm" draw:z-index="121"><draw:object xlink:href="./Object 213" xlink:type="simple" xlink:show="embed" xlink:actuate="onLoad"/><draw:image xlink:href="./ObjectReplacements/Object 213" xlink:type="simple" xlink:show="embed" xlink:actuate="onLoad"/></draw:frame>, <draw:frame draw:style-name="fr7" draw:name="Objet214" text:anchor-type="as-char" svg:width="1.217cm" svg:height="0.531cm" draw:z-index="122"><draw:object xlink:href="./Object 214" xlink:type="simple" xlink:show="embed" xlink:actuate="onLoad"/><draw:image xlink:href="./ObjectReplacements/Object 214" xlink:type="simple" xlink:show="embed" xlink:actuate="onLoad"/></draw:frame>, … </text:p>
        </text:list-item>
        <text:list-item>
          <text:p text:style-name="P39">On considère un cercle <text:span text:style-name="T8">C</text:span> de rayon 1 et deux suites <draw:frame draw:style-name="fr7" draw:name="Objet215" text:anchor-type="as-char" svg:width="0.868cm" svg:height="0.531cm" draw:z-index="123"><draw:object xlink:href="./Object 215" xlink:type="simple" xlink:show="embed" xlink:actuate="onLoad"/><draw:image xlink:href="./ObjectReplacements/Object 215" xlink:type="simple" xlink:show="embed" xlink:actuate="onLoad"/></draw:frame> et <draw:frame draw:style-name="fr7" draw:name="Objet216" text:anchor-type="as-char" svg:width="0.961cm" svg:height="0.531cm" draw:z-index="124"><draw:object xlink:href="./Object 216" xlink:type="simple" xlink:show="embed" xlink:actuate="onLoad"/><draw:image xlink:href="./ObjectReplacements/Object 216" xlink:type="simple" xlink:show="embed" xlink:actuate="onLoad"/></draw:frame>, définies de la manière suivante :</text:p>
          <text:p text:style-name="P39"><draw:frame draw:style-name="fr7" draw:name="Objet217" text:anchor-type="as-char" svg:width="0.868cm" svg:height="0.531cm" draw:z-index="125"><draw:object xlink:href="./Object 217" xlink:type="simple" xlink:show="embed" xlink:actuate="onLoad"/><draw:image xlink:href="./ObjectReplacements/Object 217" xlink:type="simple" xlink:show="embed" xlink:actuate="onLoad"/></draw:frame> est la suite des polygones réguliers à <draw:frame draw:style-name="fr7" draw:name="Objet218" text:anchor-type="as-char" svg:width="0.564cm" svg:height="0.527cm" draw:z-index="126"><draw:object xlink:href="./Object 218" xlink:type="simple" xlink:show="embed" xlink:actuate="onLoad"/><draw:image xlink:href="./ObjectReplacements/Object 218" xlink:type="simple" xlink:show="embed" xlink:actuate="onLoad"/></draw:frame> côtés inscrits dans le cercle <text:span text:style-name="T22">c</text:span> et</text:p>
          <text:p text:style-name="P39"><draw:frame draw:style-name="fr7" draw:name="Objet220" text:anchor-type="as-char" svg:width="0.961cm" svg:height="0.531cm" draw:z-index="136"><draw:object xlink:href="./Object 220" xlink:type="simple" xlink:show="embed" xlink:actuate="onLoad"/><draw:image xlink:href="./ObjectReplacements/Object 220" xlink:type="simple" xlink:show="embed" xlink:actuate="onLoad"/><svg:desc>formule</svg:desc></draw:frame> est la suite des polygones réguliers à <draw:frame draw:style-name="fr7" draw:name="Objet219" text:anchor-type="as-char" svg:width="0.564cm" svg:height="0.527cm" draw:z-index="137"><draw:object xlink:href="./Object 219" xlink:type="simple" xlink:show="embed" xlink:actuate="onLoad"/><draw:image xlink:href="./ObjectReplacements/Object 219" xlink:type="simple" xlink:show="embed" xlink:actuate="onLoad"/><svg:desc>formule</svg:desc></draw:frame> côtés circonscrits au cercle <text:span text:style-name="T22">c</text:span>.</text:p>
        </text:list-item>
      </text:list>
      <table:table table:name="Tableau14" table:style-name="Tableau14">
        <table:table-column table:style-name="Tableau14.A" table:number-columns-repeated="3"/>
        <table:table-row>
          <table:table-cell table:style-name="Tableau14.A1" office:value-type="string">
            <text:p text:style-name="Table_20_Contents"><draw:frame draw:style-name="fr1" draw:name="images30" text:anchor-type="paragraph" svg:width="5.472cm" svg:height="5.503cm" draw:z-index="100"><draw:image xlink:href="Pictures/200000070000849F000085671E7F8575.svm" xlink:type="simple" xlink:show="embed" xlink:actuate="onLoad"/></draw:frame></text:p>
          </table:table-cell>
          <table:table-cell table:style-name="Tableau14.A1" office:value-type="string">
            <text:p text:style-name="Table_20_Contents"><draw:frame draw:style-name="fr2" draw:name="images31" text:anchor-type="paragraph" svg:width="5.473cm" svg:height="5.417cm" draw:z-index="101"><draw:image xlink:href="Pictures/20000007000085FD0000849F741AE7FE.svm" xlink:type="simple" xlink:show="embed" xlink:actuate="onLoad"/></draw:frame></text:p>
          </table:table-cell>
          <table:table-cell table:style-name="Tableau14.A1" office:value-type="string">
            <text:p text:style-name="Table_20_Contents"><draw:frame draw:style-name="fr3" draw:name="images32" text:anchor-type="paragraph" svg:width="5.473cm" svg:height="5.48cm" draw:z-index="102"><draw:image xlink:href="Pictures/20000007000083D700008409E310BCB1.svm" xlink:type="simple" xlink:show="embed" xlink:actuate="onLoad"/></draw:frame></text:p>
          </table:table-cell>
        </table:table-row>
      </table:table>
      <text:list xml:id="list41318046" text:continue-numbering="true" text:style-name="L2">
        <text:list-item>
          <text:p text:style-name="P39"><draw:frame draw:style-name="fr7" draw:name="Objet221" text:anchor-type="as-char" svg:width="0.961cm" svg:height="0.531cm" draw:z-index="138"><draw:object xlink:href="./Object 221" xlink:type="simple" xlink:show="embed" xlink:actuate="onLoad"/><draw:image xlink:href="./ObjectReplacements/Object 221" xlink:type="simple" xlink:show="embed" xlink:actuate="onLoad"/></draw:frame> est la suite qui à tout entier <text:span text:style-name="T8">n</text:span> associe le produit de tous les entiers, non nul, inférieurs où égal à <text:span text:style-name="T8">n</text:span>. Donc : <draw:frame draw:style-name="fr7" draw:name="Objet222" text:anchor-type="as-char" svg:width="1.212cm" svg:height="0.531cm" draw:z-index="139"><draw:object xlink:href="./Object 222" xlink:type="simple" xlink:show="embed" xlink:actuate="onLoad"/><draw:image xlink:href="./ObjectReplacements/Object 222" xlink:type="simple" xlink:show="embed" xlink:actuate="onLoad"/></draw:frame>, <draw:frame draw:style-name="fr7" draw:name="Objet223" text:anchor-type="as-char" svg:width="2.379cm" svg:height="0.531cm" draw:z-index="142"><draw:object xlink:href="./Object 223" xlink:type="simple" xlink:show="embed" xlink:actuate="onLoad"/><draw:image xlink:href="./ObjectReplacements/Object 223" xlink:type="simple" xlink:show="embed" xlink:actuate="onLoad"/></draw:frame>, <draw:frame draw:style-name="fr7" draw:name="Objet224" text:anchor-type="as-char" svg:width="2.935cm" svg:height="0.531cm" draw:z-index="151"><draw:object xlink:href="./Object 224" xlink:type="simple" xlink:show="embed" xlink:actuate="onLoad"/><draw:image xlink:href="./ObjectReplacements/Object 224" xlink:type="simple" xlink:show="embed" xlink:actuate="onLoad"/></draw:frame>, <draw:frame draw:style-name="fr7" draw:name="Objet225" text:anchor-type="as-char" svg:width="1.446cm" svg:height="0.531cm" draw:z-index="152"><draw:object xlink:href="./Object 225" xlink:type="simple" xlink:show="embed" xlink:actuate="onLoad"/><draw:image xlink:href="./ObjectReplacements/Object 225" xlink:type="simple" xlink:show="embed" xlink:actuate="onLoad"/></draw:frame>, … </text:p>
        </text:list-item>
      </text:list>
      <table:table table:name="Tableau17" table:style-name="Tableau17">
        <table:table-column table:style-name="Tableau17.A"/>
        <table:table-column table:style-name="Tableau17.B"/>
        <text:soft-page-break/>
        <table:table-row>
          <table:table-cell table:style-name="Tableau17.A1" office:value-type="string">
            <text:list xml:id="list41311073" text:continue-numbering="true" text:style-name="L2">
              <text:list-item>
                <text:p text:style-name="P39">On considère les suites <draw:frame draw:style-name="fr7" draw:name="Objet233" text:anchor-type="as-char" svg:width="3.357cm" svg:height="1.258cm" draw:z-index="156"><draw:object xlink:href="./Object 235" xlink:type="simple" xlink:show="embed" xlink:actuate="onLoad"/><draw:image xlink:href="./ObjectReplacements/Object 235" xlink:type="simple" xlink:show="embed" xlink:actuate="onLoad"/><svg:desc>formule</svg:desc></draw:frame> avec <draw:frame draw:style-name="fr7" draw:name="Objet234" text:anchor-type="as-char" svg:width="2.796cm" svg:height="0.531cm" draw:z-index="157"><draw:object xlink:href="./Object 236" xlink:type="simple" xlink:show="embed" xlink:actuate="onLoad"/><draw:image xlink:href="./ObjectReplacements/Object 236" xlink:type="simple" xlink:show="embed" xlink:actuate="onLoad"/><svg:desc>formule</svg:desc></draw:frame></text:p>
                <text:p text:style-name="P39">Puis on rejoint les points formés.</text:p>
              </text:list-item>
            </text:list>
            <text:p text:style-name="Standard"/>
            <text:p text:style-name="Standard">Exemple avec <text:span text:style-name="T8">a </text:span>= 0,28 et <text:span text:style-name="T8">b</text:span> = 0,04</text:p>
          </table:table-cell>
          <table:table-cell table:style-name="Tableau17.A1" office:value-type="string">
            <text:p text:style-name="Table_20_Contents"><draw:frame draw:style-name="fr3" draw:name="images33" text:anchor-type="paragraph" svg:width="5.135cm" svg:height="3.478cm" draw:z-index="103"><draw:image xlink:href="Pictures/20000007000055F100003A35D25BF4E7.svm" xlink:type="simple" xlink:show="embed" xlink:actuate="onLoad"/></draw:frame></text:p>
          </table:table-cell>
        </table:table-row>
      </table:table>
      <text:h text:style-name="P69" text:outline-level="2">Modes de génération d'une suite</text:h>
      <text:p text:style-name="P34">Définitions :</text:p>
      <text:list xml:id="list41305262" text:style-name="L3">
        <text:list-item>
          <text:p text:style-name="P60">Une suite est définie par une <text:span text:style-name="T10">formule explicite</text:span> lorsque le terme est fonction de l'indice <text:span text:style-name="T8">n</text:span>.</text:p>
          <text:p text:style-name="P60"><draw:frame draw:style-name="fr7" draw:name="Objet24" text:anchor-type="as-char" svg:width="1.817cm" svg:height="0.531cm" draw:z-index="25"><draw:object xlink:href="./Object 24" xlink:type="simple" xlink:show="embed" xlink:actuate="onLoad"/><draw:image xlink:href="./ObjectReplacements/Object 24" xlink:type="simple" xlink:show="embed" xlink:actuate="onLoad"/></draw:frame></text:p>
        </text:list-item>
        <text:list-item>
          <text:p text:style-name="P60">Une suite est définie par une <text:span text:style-name="T10">formule de récurrence</text:span> lorsque le terme est fonction du précédent. </text:p>
          <text:p text:style-name="P60">Dans ce cas, il faut indiquer le <text:span text:style-name="T10">terme initial</text:span>.</text:p>
          <text:p text:style-name="P60"><draw:frame draw:style-name="fr7" draw:name="Objet25" text:anchor-type="as-char" svg:width="2.298cm" svg:height="0.531cm" draw:z-index="26"><draw:object xlink:href="./Object 25" xlink:type="simple" xlink:show="embed" xlink:actuate="onLoad"/><draw:image xlink:href="./ObjectReplacements/Object 25" xlink:type="simple" xlink:show="embed" xlink:actuate="onLoad"/></draw:frame> et <draw:frame draw:style-name="fr7" draw:name="Objet26" text:anchor-type="as-char" svg:width="1.147cm" svg:height="0.531cm" draw:z-index="27"><draw:object xlink:href="./Object 26" xlink:type="simple" xlink:show="embed" xlink:actuate="onLoad"/><draw:image xlink:href="./ObjectReplacements/Object 26" xlink:type="simple" xlink:show="embed" xlink:actuate="onLoad"/></draw:frame></text:p>
        </text:list-item>
      </text:list>
      <text:p text:style-name="P4"/>
      <text:p text:style-name="P5">Exemples :</text:p>
      <text:list xml:id="list41328781" text:style-name="L4">
        <text:list-item>
          <text:p text:style-name="P41">La suite <draw:frame draw:style-name="fr7" draw:name="Objet27" text:anchor-type="as-char" svg:width="0.88cm" svg:height="0.531cm" draw:z-index="28"><draw:object xlink:href="./Object 27" xlink:type="simple" xlink:show="embed" xlink:actuate="onLoad"/><draw:image xlink:href="./ObjectReplacements/Object 27" xlink:type="simple" xlink:show="embed" xlink:actuate="onLoad"/></draw:frame> définie par <draw:frame draw:style-name="fr7" draw:name="Objet28" text:anchor-type="as-char" svg:width="3.217cm" svg:height="0.591cm" draw:z-index="29"><draw:object xlink:href="./Object 28" xlink:type="simple" xlink:show="embed" xlink:actuate="onLoad"/><draw:image xlink:href="./ObjectReplacements/Object 28" xlink:type="simple" xlink:show="embed" xlink:actuate="onLoad"/></draw:frame> est une suite explicite : c'est la suite des images <text:span text:style-name="T8">f(n)</text:span> des entiers naturels <text:span text:style-name="T8">n</text:span> par la fonction associée.</text:p>
          <text:list>
            <text:list-item>
              <text:list>
                <text:list-item>
                  <text:list>
                    <text:list-header>
                      <text:p text:style-name="P40"><text:span text:style-name="T3">f : x</text:span><text:span text:style-name="T2"> </text:span><text:span text:style-name="T2"><draw:g text:anchor-type="as-char" svg:y="-0.21cm" draw:z-index="20" draw:style-name="gr1"><draw:line draw:style-name="gr2" draw:text-style-name="P76" svg:x1="0cm" svg:y1="0.001cm" svg:x2="0cm" svg:y2="0.167cm"><text:p/></draw:line><draw:line draw:style-name="gr2" draw:text-style-name="P76" svg:x1="0cm" svg:y1="0.084cm" svg:x2="0.529cm" svg:y2="0.084cm"><text:p/></draw:line><draw:line draw:style-name="gr2" draw:text-style-name="P76" svg:x1="0.529cm" svg:y1="0.084cm" svg:x2="0.439cm" svg:y2="0.001cm"><text:p/></draw:line><draw:line draw:style-name="gr2" draw:text-style-name="P76" svg:x1="0.529cm" svg:y1="0.084cm" svg:x2="0.439cm" svg:y2="0.167cm"><text:p/></draw:line></draw:g></text:span><text:span text:style-name="T2"> </text:span><text:span text:style-name="T2"><draw:frame draw:style-name="fr7" draw:name="Objet29" text:anchor-type="as-char" svg:width="2.515cm" svg:height="0.527cm" draw:z-index="31"><draw:object xlink:href="./Object 29" xlink:type="simple" xlink:show="embed" xlink:actuate="onLoad"/><draw:image xlink:href="./ObjectReplacements/Object 29" xlink:type="simple" xlink:show="embed" xlink:actuate="onLoad"/></draw:frame></text:span></text:p>
                    </text:list-header>
                  </text:list>
                </text:list-item>
              </text:list>
            </text:list-item>
          </text:list>
          <text:p text:style-name="P40"><text:span text:style-name="T2"><draw:frame draw:style-name="fr7" draw:name="Objet30" text:anchor-type="as-char" svg:width="1.348cm" svg:height="0.531cm" draw:z-index="32"><draw:object xlink:href="./Object 30" xlink:type="simple" xlink:show="embed" xlink:actuate="onLoad"/><draw:image xlink:href="./ObjectReplacements/Object 30" xlink:type="simple" xlink:show="embed" xlink:actuate="onLoad"/></draw:frame></text:span><text:span text:style-name="T2">, </text:span><text:span text:style-name="T2"><draw:frame draw:style-name="fr7" draw:name="Objet31" text:anchor-type="as-char" svg:width="1.342cm" svg:height="0.531cm" draw:z-index="33"><draw:object xlink:href="./Object 31" xlink:type="simple" xlink:show="embed" xlink:actuate="onLoad"/><draw:image xlink:href="./ObjectReplacements/Object 31" xlink:type="simple" xlink:show="embed" xlink:actuate="onLoad"/></draw:frame></text:span><text:span text:style-name="T2">, … , </text:span><text:span text:style-name="T2"><draw:frame draw:style-name="fr7" draw:name="Objet32" text:anchor-type="as-char" svg:width="2.207cm" svg:height="0.531cm" draw:z-index="34"><draw:object xlink:href="./Object 32" xlink:type="simple" xlink:show="embed" xlink:actuate="onLoad"/><draw:image xlink:href="./ObjectReplacements/Object 32" xlink:type="simple" xlink:show="embed" xlink:actuate="onLoad"/></draw:frame></text:span><text:span text:style-name="T2">, … <text:s/></text:span></text:p>
        </text:list-item>
        <text:list-item>
          <text:p text:style-name="P40"><text:span text:style-name="T2">La suite </text:span><text:span text:style-name="T3">v</text:span><text:span text:style-name="T2"> telle que </text:span><text:span text:style-name="T2"><draw:frame draw:style-name="fr7" draw:name="Objet33" text:anchor-type="as-char" svg:width="2.969cm" svg:height="0.531cm" draw:z-index="35"><draw:object xlink:href="./Object 33" xlink:type="simple" xlink:show="embed" xlink:actuate="onLoad"/><draw:image xlink:href="./ObjectReplacements/Object 33" xlink:type="simple" xlink:show="embed" xlink:actuate="onLoad"/></draw:frame></text:span><text:span text:style-name="T2">, avec </text:span><text:span text:style-name="T2"><draw:frame draw:style-name="fr7" draw:name="Objet34" text:anchor-type="as-char" svg:width="1.545cm" svg:height="0.531cm" draw:z-index="36"><draw:object xlink:href="./Object 34" xlink:type="simple" xlink:show="embed" xlink:actuate="onLoad"/><draw:image xlink:href="./ObjectReplacements/Object 34" xlink:type="simple" xlink:show="embed" xlink:actuate="onLoad"/></draw:frame></text:span><text:span text:style-name="T2"> est une suite récurrente de terme initial </text:span><text:span text:style-name="T2"><draw:frame draw:style-name="fr7" draw:name="Objet35" text:anchor-type="as-char" svg:width="1.545cm" svg:height="0.531cm" draw:z-index="37"><draw:object xlink:href="./Object 35" xlink:type="simple" xlink:show="embed" xlink:actuate="onLoad"/><draw:image xlink:href="./ObjectReplacements/Object 35" xlink:type="simple" xlink:show="embed" xlink:actuate="onLoad"/></draw:frame></text:span><text:span text:style-name="T2">.</text:span></text:p>
          <text:p text:style-name="P40"><text:span text:style-name="T2"><draw:frame draw:style-name="fr7" draw:name="Objet36" text:anchor-type="as-char" svg:width="1.545cm" svg:height="0.531cm" draw:z-index="38"><draw:object xlink:href="./Object 36" xlink:type="simple" xlink:show="embed" xlink:actuate="onLoad"/><draw:image xlink:href="./ObjectReplacements/Object 36" xlink:type="simple" xlink:show="embed" xlink:actuate="onLoad"/></draw:frame></text:span><text:span text:style-name="T2">, </text:span><text:span text:style-name="T2"><draw:frame draw:style-name="fr7" draw:name="Objet37" text:anchor-type="as-char" svg:width="1.332cm" svg:height="0.531cm" draw:z-index="39"><draw:object xlink:href="./Object 37" xlink:type="simple" xlink:show="embed" xlink:actuate="onLoad"/><draw:image xlink:href="./ObjectReplacements/Object 37" xlink:type="simple" xlink:show="embed" xlink:actuate="onLoad"/></draw:frame></text:span><text:span text:style-name="T2">, </text:span><text:span text:style-name="T2"><draw:frame draw:style-name="fr7" draw:name="Objet38" text:anchor-type="as-char" svg:width="1.335cm" svg:height="0.531cm" draw:z-index="40"><draw:object xlink:href="./Object 38" xlink:type="simple" xlink:show="embed" xlink:actuate="onLoad"/><draw:image xlink:href="./ObjectReplacements/Object 38" xlink:type="simple" xlink:show="embed" xlink:actuate="onLoad"/></draw:frame></text:span><text:span text:style-name="T2">, … </text:span></text:p>
        </text:list-item>
        <text:list-item>
          <text:p text:style-name="P40"><text:span text:style-name="T2">La suite </text:span><text:span text:style-name="T2"><draw:frame draw:style-name="fr7" draw:name="Objet39" text:anchor-type="as-char" svg:width="0.961cm" svg:height="0.531cm" draw:z-index="41"><draw:object xlink:href="./Object 39" xlink:type="simple" xlink:show="embed" xlink:actuate="onLoad"/><draw:image xlink:href="./ObjectReplacements/Object 39" xlink:type="simple" xlink:show="embed" xlink:actuate="onLoad"/></draw:frame></text:span><text:span text:style-name="T2"> telle que </text:span><text:span text:style-name="T2"><draw:frame draw:style-name="fr7" draw:name="Objet40" text:anchor-type="as-char" svg:width="3.157cm" svg:height="0.531cm" draw:z-index="42"><draw:object xlink:href="./Object 40" xlink:type="simple" xlink:show="embed" xlink:actuate="onLoad"/><draw:image xlink:href="./ObjectReplacements/Object 40" xlink:type="simple" xlink:show="embed" xlink:actuate="onLoad"/></draw:frame></text:span><text:span text:style-name="T2">, avec </text:span><text:span text:style-name="T2"><draw:frame draw:style-name="fr7" draw:name="Objet41" text:anchor-type="as-char" svg:width="1.732cm" svg:height="0.531cm" draw:z-index="43"><draw:object xlink:href="./Object 41" xlink:type="simple" xlink:show="embed" xlink:actuate="onLoad"/><draw:image xlink:href="./ObjectReplacements/Object 41" xlink:type="simple" xlink:show="embed" xlink:actuate="onLoad"/></draw:frame></text:span><text:span text:style-name="T2"> est une suite récurrente de terme initial </text:span><text:span text:style-name="T2"><draw:frame draw:style-name="fr7" draw:name="Objet42" text:anchor-type="as-char" svg:width="1.732cm" svg:height="0.531cm" draw:z-index="44"><draw:object xlink:href="./Object 42" xlink:type="simple" xlink:show="embed" xlink:actuate="onLoad"/><draw:image xlink:href="./ObjectReplacements/Object 42" xlink:type="simple" xlink:show="embed" xlink:actuate="onLoad"/></draw:frame></text:span></text:p>
          <text:p text:style-name="P40"><text:span text:style-name="T2"><draw:frame draw:style-name="fr7" draw:name="Objet43" text:anchor-type="as-char" svg:width="1.732cm" svg:height="0.531cm" draw:z-index="45"><draw:object xlink:href="./Object 43" xlink:type="simple" xlink:show="embed" xlink:actuate="onLoad"/><draw:image xlink:href="./ObjectReplacements/Object 43" xlink:type="simple" xlink:show="embed" xlink:actuate="onLoad"/></draw:frame></text:span><text:span text:style-name="T2">, </text:span><text:span text:style-name="T2"><draw:frame draw:style-name="fr7" draw:name="Objet44" text:anchor-type="as-char" svg:width="1.224cm" svg:height="0.531cm" draw:z-index="46"><draw:object xlink:href="./Object 44" xlink:type="simple" xlink:show="embed" xlink:actuate="onLoad"/><draw:image xlink:href="./ObjectReplacements/Object 44" xlink:type="simple" xlink:show="embed" xlink:actuate="onLoad"/></draw:frame></text:span><text:span text:style-name="T2">, </text:span><text:span text:style-name="T2"><draw:frame draw:style-name="fr7" draw:name="Objet45" text:anchor-type="as-char" svg:width="1.75cm" svg:height="0.531cm" draw:z-index="47"><draw:object xlink:href="./Object 45" xlink:type="simple" xlink:show="embed" xlink:actuate="onLoad"/><draw:image xlink:href="./ObjectReplacements/Object 45" xlink:type="simple" xlink:show="embed" xlink:actuate="onLoad"/></draw:frame></text:span><text:span text:style-name="T2">, … </text:span></text:p>
        </text:list-item>
        <text:list-item>
          <text:p text:style-name="P40"><text:span text:style-name="T2">La suite </text:span><text:span text:style-name="T2"><draw:frame draw:style-name="fr7" draw:name="Objet226" text:anchor-type="as-char" svg:width="0.951cm" svg:height="0.531cm" draw:z-index="153"><draw:object xlink:href="./Object 226" xlink:type="simple" xlink:show="embed" xlink:actuate="onLoad"/><draw:image xlink:href="./ObjectReplacements/Object 226" xlink:type="simple" xlink:show="embed" xlink:actuate="onLoad"/><svg:desc>formule</svg:desc></draw:frame></text:span><text:span text:style-name="T2"> qui à tout entier naturel, non nul, lui associe le nombre de ses diviseurs est une suite explicite.</text:span></text:p>
        </text:list-item>
        <text:list-item>
          <text:p text:style-name="P40"><text:span text:style-name="T2">La suite</text:span><text:span text:style-name="T2"><draw:frame draw:style-name="fr7" draw:name="Objet227" text:anchor-type="as-char" svg:width="0.961cm" svg:height="0.531cm" draw:z-index="155"><draw:object xlink:href="./Object 227" xlink:type="simple" xlink:show="embed" xlink:actuate="onLoad"/><draw:image xlink:href="./ObjectReplacements/Object 227" xlink:type="simple" xlink:show="embed" xlink:actuate="onLoad"/><svg:desc>formule</svg:desc></draw:frame></text:span><text:span text:style-name="T2"> qui à tout entier </text:span><text:span text:style-name="T3">n</text:span><text:span text:style-name="T2"> associe le produit de tous les entiers, non nul, inférieurs où égal à </text:span><text:span text:style-name="T3">n </text:span><text:span text:style-name="T5">peut être définie de façon explicite ou récurrente.</text:span></text:p>
        </text:list-item>
      </text:list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10">forme explicite</text:p>
            <text:p text:style-name="P10"><draw:frame draw:style-name="fr7" draw:name="Objet228" text:anchor-type="as-char" svg:width="5.114cm" svg:height="0.531cm" draw:z-index="161"><draw:object xlink:href="./Object 228" xlink:type="simple" xlink:show="embed" xlink:actuate="onLoad"/><draw:image xlink:href="./ObjectReplacements/Object 228" xlink:type="simple" xlink:show="embed" xlink:actuate="onLoad"/><svg:desc>formule</svg:desc></draw:frame></text:p>
          </table:table-cell>
          <table:table-cell table:style-name="Tableau15.B1" office:value-type="string">
            <text:p text:style-name="P10">forme récurrente</text:p>
            <text:p text:style-name="P10"><draw:frame draw:style-name="fr7" draw:name="Objet229" text:anchor-type="as-char" svg:width="2.651cm" svg:height="1.192cm" draw:z-index="162"><draw:object xlink:href="./Object 229" xlink:type="simple" xlink:show="embed" xlink:actuate="onLoad"/><draw:image xlink:href="./ObjectReplacements/Object 229" xlink:type="simple" xlink:show="embed" xlink:actuate="onLoad"/><svg:desc>formule</svg:desc></draw:frame></text:p>
          </table:table-cell>
        </table:table-row>
      </table:table>
      <text:list xml:id="list41333824" text:style-name="L5">
        <text:list-item>
          <text:p text:style-name="P43"><text:span text:style-name="T2">La suite </text:span><text:span text:style-name="T2"><draw:frame draw:style-name="fr7" draw:name="Objet230" text:anchor-type="as-char" svg:width="0.783cm" svg:height="0.531cm" draw:z-index="160"><draw:object xlink:href="./Object 230" xlink:type="simple" xlink:show="embed" xlink:actuate="onLoad"/><draw:image xlink:href="./ObjectReplacements/Object 230" xlink:type="simple" xlink:show="embed" xlink:actuate="onLoad"/></draw:frame></text:span><text:span text:style-name="T2"> des nombres entiers naturels peut également être définie des deux manières.</text:span></text:p>
        </text:list-item>
      </text:list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10">forme explicite</text:p>
            <text:p text:style-name="P10"><draw:frame draw:style-name="fr7" draw:name="Objet235" text:anchor-type="as-char" svg:width="1.055cm" svg:height="0.531cm" draw:z-index="163"><draw:object xlink:href="./Object 233" xlink:type="simple" xlink:show="embed" xlink:actuate="onLoad"/><draw:image xlink:href="./ObjectReplacements/Object 233" xlink:type="simple" xlink:show="embed" xlink:actuate="onLoad"/><svg:desc>formule</svg:desc></draw:frame></text:p>
          </table:table-cell>
          <table:table-cell table:style-name="Tableau18.B1" office:value-type="string">
            <text:p text:style-name="P10">forme récurrente</text:p>
            <text:p text:style-name="P10"><draw:frame draw:style-name="fr7" draw:name="Objet236" text:anchor-type="as-char" svg:width="2.275cm" svg:height="1.192cm" draw:z-index="164"><draw:object xlink:href="./Object 234" xlink:type="simple" xlink:show="embed" xlink:actuate="onLoad"/><draw:image xlink:href="./ObjectReplacements/Object 234" xlink:type="simple" xlink:show="embed" xlink:actuate="onLoad"/><svg:desc>formule</svg:desc></draw:frame></text:p>
          </table:table-cell>
        </table:table-row>
      </table:table>
      <text:p text:style-name="P3"/>
      <text:p text:style-name="P5">Remarques :</text:p>
      <text:list xml:id="list41326852" text:style-name="L6">
        <text:list-item>
          <text:p text:style-name="P44"><text:span text:style-name="T2">Pour une suite définie de manière explicite, la fonction associée </text:span><text:span text:style-name="T3">f </text:span><text:span text:style-name="T2">est définie sur (au moins) </text:span><text:span text:style-name="T11">ℝ</text:span><text:span text:style-name="T13">+</text:span><text:span text:style-name="T12">.</text:span></text:p>
        </text:list-item>
        <text:list-item>
          <text:p text:style-name="P44">Pour une suite définie de manière récurrente, la fonction associée <text:span text:style-name="T8">f</text:span> est définie sur <text:span text:style-name="T8">I</text:span> avec </text:p>
          <text:p text:style-name="P44"><text:span text:style-name="T8">f(I)</text:span> <text:span text:style-name="T14">⊂</text:span> <text:span text:style-name="T8">I</text:span><text:span text:style-name="T15">.</text:span></text:p>
        </text:list-item>
      </text:list>
      <text:h text:style-name="P71" text:outline-level="2"><text:soft-page-break/>Représentation graphique </text:h>
      <text:h text:style-name="P72" text:outline-level="3">Suite explicite</text:h>
      <text:p text:style-name="Standard"><text:span text:style-name="T2">Soit </text:span><text:span text:style-name="T2"><draw:frame draw:style-name="fr7" draw:name="Objet46" text:anchor-type="as-char" svg:width="0.88cm" svg:height="0.531cm" draw:z-index="48"><draw:object xlink:href="./Object 46" xlink:type="simple" xlink:show="embed" xlink:actuate="onLoad"/><draw:image xlink:href="./ObjectReplacements/Object 46" xlink:type="simple" xlink:show="embed" xlink:actuate="onLoad"/></draw:frame></text:span><text:span text:style-name="T2"> une suite donnée par sa formule explicite </text:span><text:span text:style-name="T2"><draw:frame draw:style-name="fr7" draw:name="Objet47" text:anchor-type="as-char" svg:width="1.817cm" svg:height="0.531cm" draw:z-index="49"><draw:object xlink:href="./Object 47" xlink:type="simple" xlink:show="embed" xlink:actuate="onLoad"/><draw:image xlink:href="./ObjectReplacements/Object 47" xlink:type="simple" xlink:show="embed" xlink:actuate="onLoad"/></draw:frame></text:span><text:span text:style-name="T2"> et </text:span><text:span text:style-name="T3">C</text:span><text:span text:style-name="T17">f</text:span> la courbe représentative de la fonction associée <text:span text:style-name="T8">f</text:span>.</text:p>
      <text:p text:style-name="Standard">La suite <draw:frame draw:style-name="fr7" draw:name="Objet48" text:anchor-type="as-char" svg:width="0.88cm" svg:height="0.531cm" draw:z-index="50"><draw:object xlink:href="./Object 48" xlink:type="simple" xlink:show="embed" xlink:actuate="onLoad"/><draw:image xlink:href="./ObjectReplacements/Object 48" xlink:type="simple" xlink:show="embed" xlink:actuate="onLoad"/></draw:frame> est représentée par les points <draw:frame draw:style-name="fr7" draw:name="Objet49" text:anchor-type="as-char" svg:width="2.293cm" svg:height="0.531cm" draw:z-index="51"><draw:object xlink:href="./Object 49" xlink:type="simple" xlink:show="embed" xlink:actuate="onLoad"/><draw:image xlink:href="./ObjectReplacements/Object 49" xlink:type="simple" xlink:show="embed" xlink:actuate="onLoad"/></draw:frame> d'abscisse entière de la courbe <text:span text:style-name="T8">C</text:span><text:span text:style-name="T16">f</text:span>.</text:p>
      <text:p text:style-name="Standard"><draw:frame draw:style-name="fr3" draw:name="images1" text:anchor-type="paragraph" svg:width="7.983cm" svg:height="7.678cm" draw:z-index="30"><draw:image xlink:href="Pictures/200000070000571D000053CBEF30A5CF.svm" xlink:type="simple" xlink:show="embed" xlink:actuate="onLoad"/></draw:frame></text:p>
      <text:p text:style-name="Standard">Les termes de la suite sont les ordonnées.</text:p>
      <text:p text:style-name="P3"/>
      <text:p text:style-name="P4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5">Exemple :</text:p>
            <text:p text:style-name="P4"/>
            <text:p text:style-name="P3">La représentation graphique de la fonction </text:p>
            <text:p text:style-name="P13"><text:span text:style-name="T8">f : x</text:span> <draw:g text:anchor-type="as-char" svg:y="-0.21cm" draw:z-index="52" draw:style-name="gr1"><draw:line draw:style-name="gr2" draw:text-style-name="P76" svg:x1="0cm" svg:y1="0.001cm" svg:x2="0cm" svg:y2="0.167cm"><text:p/></draw:line><draw:line draw:style-name="gr2" draw:text-style-name="P76" svg:x1="0cm" svg:y1="0.084cm" svg:x2="0.529cm" svg:y2="0.084cm"><text:p/></draw:line><draw:line draw:style-name="gr2" draw:text-style-name="P76" svg:x1="0.529cm" svg:y1="0.084cm" svg:x2="0.439cm" svg:y2="0.001cm"><text:p/></draw:line><draw:line draw:style-name="gr2" draw:text-style-name="P76" svg:x1="0.529cm" svg:y1="0.084cm" svg:x2="0.439cm" svg:y2="0.167cm"><text:p/></draw:line></draw:g> <draw:frame draw:style-name="fr7" draw:name="Objet52" text:anchor-type="as-char" svg:width="2.515cm" svg:height="0.527cm" draw:z-index="165"><draw:object xlink:href="./Object 53" xlink:type="simple" xlink:show="embed" xlink:actuate="onLoad"/><draw:image xlink:href="./ObjectReplacements/Object 53" xlink:type="simple" xlink:show="embed" xlink:actuate="onLoad"/></draw:frame> </text:p>
            <text:p text:style-name="P3">permet d'obtenir les termes de la suite <draw:frame draw:style-name="fr7" draw:name="Objet50" text:anchor-type="as-char" svg:width="0.88cm" svg:height="0.531cm" draw:z-index="54"><draw:object xlink:href="./Object 54" xlink:type="simple" xlink:show="embed" xlink:actuate="onLoad"/><draw:image xlink:href="./ObjectReplacements/Object 54" xlink:type="simple" xlink:show="embed" xlink:actuate="onLoad"/><svg:desc>formule</svg:desc></draw:frame> </text:p>
            <text:p text:style-name="P3">définie explicitement par <draw:frame draw:style-name="fr7" draw:name="Objet51" text:anchor-type="as-char" svg:width="3.217cm" svg:height="0.591cm" draw:z-index="55"><draw:object xlink:href="./Object 55" xlink:type="simple" xlink:show="embed" xlink:actuate="onLoad"/><draw:image xlink:href="./ObjectReplacements/Object 55" xlink:type="simple" xlink:show="embed" xlink:actuate="onLoad"/></draw:frame>.</text:p>
            <text:p text:style-name="P3"/>
            <text:p text:style-name="P3"><draw:frame draw:style-name="fr7" draw:name="Objet53" text:anchor-type="as-char" svg:width="1.348cm" svg:height="0.531cm" draw:z-index="56"><draw:object xlink:href="./Object 50" xlink:type="simple" xlink:show="embed" xlink:actuate="onLoad"/><draw:image xlink:href="./ObjectReplacements/Object 50" xlink:type="simple" xlink:show="embed" xlink:actuate="onLoad"/></draw:frame> ; <draw:frame draw:style-name="fr7" draw:name="Objet54" text:anchor-type="as-char" svg:width="1.342cm" svg:height="0.531cm" draw:z-index="166"><draw:object xlink:href="./Object 51" xlink:type="simple" xlink:show="embed" xlink:actuate="onLoad"/><draw:image xlink:href="./ObjectReplacements/Object 51" xlink:type="simple" xlink:show="embed" xlink:actuate="onLoad"/></draw:frame> ; <draw:frame draw:style-name="fr7" draw:name="Objet55" text:anchor-type="as-char" svg:width="1.349cm" svg:height="0.531cm" draw:z-index="169"><draw:object xlink:href="./Object 52" xlink:type="simple" xlink:show="embed" xlink:actuate="onLoad"/><draw:image xlink:href="./ObjectReplacements/Object 52" xlink:type="simple" xlink:show="embed" xlink:actuate="onLoad"/></draw:frame> ; <draw:frame draw:style-name="fr7" draw:name="Objet56" text:anchor-type="as-char" svg:width="1.344cm" svg:height="0.531cm" draw:z-index="179"><draw:object xlink:href="./Object 56" xlink:type="simple" xlink:show="embed" xlink:actuate="onLoad"/><draw:image xlink:href="./ObjectReplacements/Object 56" xlink:type="simple" xlink:show="embed" xlink:actuate="onLoad"/></draw:frame> ; <draw:frame draw:style-name="fr7" draw:name="Objet57" text:anchor-type="as-char" svg:width="1.147cm" svg:height="0.531cm" draw:z-index="180"><draw:object xlink:href="./Object 57" xlink:type="simple" xlink:show="embed" xlink:actuate="onLoad"/><draw:image xlink:href="./ObjectReplacements/Object 57" xlink:type="simple" xlink:show="embed" xlink:actuate="onLoad"/></draw:frame> ; <draw:frame draw:style-name="fr7" draw:name="Objet58" text:anchor-type="as-char" svg:width="1.138cm" svg:height="0.531cm" draw:z-index="202"><draw:object xlink:href="./Object 58" xlink:type="simple" xlink:show="embed" xlink:actuate="onLoad"/><draw:image xlink:href="./ObjectReplacements/Object 58" xlink:type="simple" xlink:show="embed" xlink:actuate="onLoad"/></draw:frame> ; ...</text:p>
          </table:table-cell>
          <table:table-cell table:style-name="Tableau2.A1" office:value-type="string">
            <text:p text:style-name="Table_20_Contents"><draw:frame draw:style-name="fr4" draw:name="images2" text:anchor-type="paragraph" svg:y="0cm" svg:width="4.362cm" svg:height="7.295cm" draw:z-index="58"><draw:image xlink:href="Pictures/200000070000226100005303531DF105.svm" xlink:type="simple" xlink:show="embed" xlink:actuate="onLoad"/></draw:frame></text:p>
          </table:table-cell>
        </table:table-row>
      </table:table>
      <text:h text:style-name="P73" text:outline-level="3"/>
      <text:h text:style-name="P74" text:outline-level="3">Suite récurrente</text:h>
      <text:p text:style-name="P3">Dans le cas d'une suite <draw:frame draw:style-name="fr7" draw:name="Objet86" text:anchor-type="as-char" svg:width="2.535cm" svg:height="1.192cm" draw:z-index="203"><draw:object xlink:href="./Object 86" xlink:type="simple" xlink:show="embed" xlink:actuate="onLoad"/><draw:image xlink:href="./ObjectReplacements/Object 86" xlink:type="simple" xlink:show="embed" xlink:actuate="onLoad"/></draw:frame>, on peut utiliser une autre représentation graphique.</text:p>
      <text:list xml:id="list41323057" text:style-name="L7">
        <text:list-item>
          <text:p text:style-name="P45">On trace la représentation graphique <text:span text:style-name="T8">C</text:span><text:span text:style-name="T16">f</text:span> de <text:span text:style-name="T8">f</text:span> et la première bissectrice d’équation y = x.</text:p>
        </text:list-item>
        <text:list-item>
          <text:p text:style-name="P45">On place le premier terme <draw:frame draw:style-name="fr7" draw:name="Objet64" text:anchor-type="as-char" svg:width="0.568cm" svg:height="0.531cm" draw:z-index="114"><draw:object xlink:href="./Object 64" xlink:type="simple" xlink:show="embed" xlink:actuate="onLoad"/><draw:image xlink:href="./ObjectReplacements/Object 64" xlink:type="simple" xlink:show="embed" xlink:actuate="onLoad"/></draw:frame> sur l’axe des abscisses.</text:p>
        </text:list-item>
        <text:list-item>
          <text:p text:style-name="P45">On utilise <text:span text:style-name="T8">C</text:span><text:span text:style-name="T16">f</text:span> pour construire <draw:frame draw:style-name="fr7" draw:name="Objet60" text:anchor-type="as-char" svg:width="1.944cm" svg:height="0.531cm" draw:z-index="115"><draw:object xlink:href="./Object 60" xlink:type="simple" xlink:show="embed" xlink:actuate="onLoad"/><draw:image xlink:href="./ObjectReplacements/Object 60" xlink:type="simple" xlink:show="embed" xlink:actuate="onLoad"/></draw:frame> sur l’axe des ordonnées.</text:p>
        </text:list-item>
        <text:list-item>
          <text:p text:style-name="P45">On reporte <draw:frame draw:style-name="fr7" draw:name="Objet61" text:anchor-type="as-char" svg:width="0.564cm" svg:height="0.531cm" draw:z-index="116"><draw:object xlink:href="./Object 61" xlink:type="simple" xlink:show="embed" xlink:actuate="onLoad"/><draw:image xlink:href="./ObjectReplacements/Object 61" xlink:type="simple" xlink:show="embed" xlink:actuate="onLoad"/></draw:frame> sur l’axe des abscisses à l’aide de la première bissectrice.</text:p>
        </text:list-item>
        <text:list-item>
          <text:p text:style-name="P45">On utilise <text:span text:style-name="T8">C</text:span><text:span text:style-name="T16">f</text:span> pour construire <draw:frame draw:style-name="fr7" draw:name="Objet62" text:anchor-type="as-char" svg:width="1.946cm" svg:height="0.531cm" draw:z-index="117"><draw:object xlink:href="./Object 62" xlink:type="simple" xlink:show="embed" xlink:actuate="onLoad"/><draw:image xlink:href="./ObjectReplacements/Object 62" xlink:type="simple" xlink:show="embed" xlink:actuate="onLoad"/></draw:frame> sur l’axe des ordonnées.</text:p>
        </text:list-item>
        <text:list-item>
          <text:p text:style-name="P45">etc … </text:p>
        </text:list-item>
      </text:list>
      <text:p text:style-name="Standard"/>
      <text:p text:style-name="P15">Exemples :</text:p>
      <text:list xml:id="list41327487" text:style-name="L8">
        <text:list-item>
          <text:p text:style-name="P46">Soit <draw:frame draw:style-name="fr7" draw:name="Objet59" text:anchor-type="as-char" svg:width="0.88cm" svg:height="0.531cm" draw:z-index="127"><draw:object xlink:href="./Object 59" xlink:type="simple" xlink:show="embed" xlink:actuate="onLoad"/><draw:image xlink:href="./ObjectReplacements/Object 59" xlink:type="simple" xlink:show="embed" xlink:actuate="onLoad"/></draw:frame>, la suite définie par <draw:frame draw:style-name="fr7" draw:name="Objet63" text:anchor-type="as-char" svg:width="2.914cm" svg:height="1.909cm" draw:z-index="172"><draw:object xlink:href="./Object 63" xlink:type="simple" xlink:show="embed" xlink:actuate="onLoad"/><draw:image xlink:href="./ObjectReplacements/Object 63" xlink:type="simple" xlink:show="embed" xlink:actuate="onLoad"/></draw:frame> on obtient la représentation de la suite sur l'axe des abscisses.</text:p>
        </text:list-item>
      </text:list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<draw:frame draw:style-name="fr3" draw:name="images3" text:anchor-type="paragraph" svg:width="6.496cm" svg:height="5.994cm" draw:z-index="53"><draw:image xlink:href="Pictures/2000000700005B05000053FDC346EAEA.svm" xlink:type="simple" xlink:show="embed" xlink:actuate="onLoad"/></draw:frame></text:p>
          </table:table-cell>
          <table:table-cell table:style-name="Tableau3.B1" office:value-type="string">
            <text:p text:style-name="Table_20_Contents"><draw:frame draw:style-name="fr3" draw:name="images4" text:anchor-type="paragraph" svg:width="6.63cm" svg:height="6.112cm" draw:z-index="57"><draw:image xlink:href="Pictures/2000000700005C63000055294C4F73EE.svm" xlink:type="simple" xlink:show="embed" xlink:actuate="onLoad"/></draw:frame></text:p>
          </table:table-cell>
        </table:table-row>
      </table:table>
      <text:list xml:id="list41309813" text:continue-numbering="true" text:style-name="L8">
        <text:list-item>
          <text:p text:style-name="P46">Soit <draw:frame draw:style-name="fr7" draw:name="Objet65" text:anchor-type="as-char" svg:width="0.868cm" svg:height="0.531cm" draw:z-index="173"><draw:object xlink:href="./Object 65" xlink:type="simple" xlink:show="embed" xlink:actuate="onLoad"/><draw:image xlink:href="./ObjectReplacements/Object 65" xlink:type="simple" xlink:show="embed" xlink:actuate="onLoad"/></draw:frame>, la suite définie par <draw:frame draw:style-name="fr7" draw:name="Objet66" text:anchor-type="as-char" svg:width="2.879cm" svg:height="1.706cm" draw:z-index="175"><draw:object xlink:href="./Object 66" xlink:type="simple" xlink:show="embed" xlink:actuate="onLoad"/><draw:image xlink:href="./ObjectReplacements/Object 66" xlink:type="simple" xlink:show="embed" xlink:actuate="onLoad"/></draw:frame></text:p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Contents"><draw:frame draw:style-name="fr3" draw:name="images5" text:anchor-type="paragraph" svg:width="5.872cm" svg:height="6.406cm" draw:z-index="59"><draw:image xlink:href="Pictures/200000070000536700005B05350C51C8.svm" xlink:type="simple" xlink:show="embed" xlink:actuate="onLoad"/></draw:frame></text:p>
          </table:table-cell>
          <table:table-cell table:style-name="Tableau4.B1" office:value-type="string">
            <text:p text:style-name="Table_20_Contents"><draw:frame draw:style-name="fr3" draw:name="images6" text:anchor-type="paragraph" svg:width="4.792cm" svg:height="6.535cm" draw:z-index="60"><draw:image xlink:href="Pictures/2000000700003E4F000054F7B9F6B5E2.svm" xlink:type="simple" xlink:show="embed" xlink:actuate="onLoad"/></draw:frame></text:p>
          </table:table-cell>
        </table:table-row>
      </table:table>
      <text:h text:style-name="P69" text:outline-level="2"><text:soft-page-break/>Sens de variation</text:h>
      <text:p text:style-name="P37">Définition :</text:p>
      <text:list xml:id="list41332645" text:style-name="L9">
        <text:list-item>
          <text:p text:style-name="P62">Une suite <draw:frame draw:style-name="fr7" draw:name="Objet67" text:anchor-type="as-char" svg:width="0.88cm" svg:height="0.531cm" draw:z-index="176"><draw:object xlink:href="./Object 67" xlink:type="simple" xlink:show="embed" xlink:actuate="onLoad"/><draw:image xlink:href="./ObjectReplacements/Object 67" xlink:type="simple" xlink:show="embed" xlink:actuate="onLoad"/></draw:frame> est <text:span text:style-name="T10">croissante</text:span> lorsque, pour tout entier naturel <text:span text:style-name="T8">n</text:span>, on a :</text:p>
          <text:p text:style-name="P63"><draw:frame draw:style-name="fr7" draw:name="Objet68" text:anchor-type="as-char" svg:width="1.637cm" svg:height="0.531cm" draw:z-index="177"><draw:object xlink:href="./Object 68" xlink:type="simple" xlink:show="embed" xlink:actuate="onLoad"/><draw:image xlink:href="./ObjectReplacements/Object 68" xlink:type="simple" xlink:show="embed" xlink:actuate="onLoad"/></draw:frame> ou <draw:frame draw:style-name="fr7" draw:name="Objet69" text:anchor-type="as-char" svg:width="2.207cm" svg:height="0.531cm" draw:z-index="194"><draw:object xlink:href="./Object 69" xlink:type="simple" xlink:show="embed" xlink:actuate="onLoad"/><draw:image xlink:href="./ObjectReplacements/Object 69" xlink:type="simple" xlink:show="embed" xlink:actuate="onLoad"/></draw:frame>.</text:p>
        </text:list-item>
        <text:list-item>
          <text:p text:style-name="P62">Une suite <draw:frame draw:style-name="fr7" draw:name="Objet72" text:anchor-type="as-char" svg:width="0.88cm" svg:height="0.531cm" draw:z-index="196"><draw:object xlink:href="./Object 72" xlink:type="simple" xlink:show="embed" xlink:actuate="onLoad"/><draw:image xlink:href="./ObjectReplacements/Object 72" xlink:type="simple" xlink:show="embed" xlink:actuate="onLoad"/><svg:desc>formule</svg:desc></draw:frame> est <text:span text:style-name="T10">décroissante</text:span> lorsque, pour tout entier naturel <text:span text:style-name="T8">n</text:span>, on a :</text:p>
          <text:p text:style-name="P63"><draw:frame draw:style-name="fr7" draw:name="Objet70" text:anchor-type="as-char" svg:width="1.637cm" svg:height="0.531cm" draw:z-index="199"><draw:object xlink:href="./Object 70" xlink:type="simple" xlink:show="embed" xlink:actuate="onLoad"/><draw:image xlink:href="./ObjectReplacements/Object 70" xlink:type="simple" xlink:show="embed" xlink:actuate="onLoad"/></draw:frame> ou <draw:frame draw:style-name="fr7" draw:name="Objet71" text:anchor-type="as-char" svg:width="2.207cm" svg:height="0.531cm" draw:z-index="200"><draw:object xlink:href="./Object 71" xlink:type="simple" xlink:show="embed" xlink:actuate="onLoad"/><draw:image xlink:href="./ObjectReplacements/Object 71" xlink:type="simple" xlink:show="embed" xlink:actuate="onLoad"/></draw:frame>.</text:p>
        </text:list-item>
        <text:list-item>
          <text:p text:style-name="P62">Une suite <draw:frame draw:style-name="fr7" draw:name="Objet127" text:anchor-type="as-char" svg:width="0.88cm" svg:height="0.531cm" draw:z-index="201"><draw:object xlink:href="./Object 127" xlink:type="simple" xlink:show="embed" xlink:actuate="onLoad"/><draw:image xlink:href="./ObjectReplacements/Object 127" xlink:type="simple" xlink:show="embed" xlink:actuate="onLoad"/><svg:desc>formule</svg:desc></draw:frame> est <text:span text:style-name="T10">stationnaire</text:span> lorsque, pour tout entier naturel <text:span text:style-name="T8">n</text:span>, on a <draw:frame draw:style-name="fr7" draw:name="Objet125" text:anchor-type="as-char" svg:width="1.637cm" svg:height="0.531cm" draw:z-index="204"><draw:object xlink:href="./Object 125" xlink:type="simple" xlink:show="embed" xlink:actuate="onLoad"/><draw:image xlink:href="./ObjectReplacements/Object 125" xlink:type="simple" xlink:show="embed" xlink:actuate="onLoad"/></draw:frame>.</text:p>
        </text:list-item>
      </text:list>
      <text:p text:style-name="Standard"/>
      <text:p text:style-name="P15">Exemples :</text:p>
      <text:list xml:id="list41318328" text:style-name="L10">
        <text:list-item>
          <text:p text:style-name="P47">La suite <text:span text:style-name="T8">u</text:span> de terme général <draw:frame draw:style-name="fr7" draw:name="Objet73" text:anchor-type="as-char" svg:width="2.3cm" svg:height="0.531cm" draw:z-index="205"><draw:object xlink:href="./Object 73" xlink:type="simple" xlink:show="embed" xlink:actuate="onLoad"/><draw:image xlink:href="./ObjectReplacements/Object 73" xlink:type="simple" xlink:show="embed" xlink:actuate="onLoad"/></draw:frame> est décroissante car, pour tout entier <text:span text:style-name="T8">n</text:span> :</text:p>
          <text:p text:style-name="P47"><draw:frame draw:style-name="fr7" draw:name="Objet74" text:anchor-type="as-char" svg:width="7.105cm" svg:height="0.531cm" draw:z-index="206"><draw:object xlink:href="./Object 74" xlink:type="simple" xlink:show="embed" xlink:actuate="onLoad"/><draw:image xlink:href="./ObjectReplacements/Object 74" xlink:type="simple" xlink:show="embed" xlink:actuate="onLoad"/></draw:frame>, négatif ; ainsi <draw:frame draw:style-name="fr7" draw:name="Objet75" text:anchor-type="as-char" svg:width="2.207cm" svg:height="0.531cm" draw:z-index="207"><draw:object xlink:href="./Object 75" xlink:type="simple" xlink:show="embed" xlink:actuate="onLoad"/><draw:image xlink:href="./ObjectReplacements/Object 75" xlink:type="simple" xlink:show="embed" xlink:actuate="onLoad"/></draw:frame>.</text:p>
        </text:list-item>
        <text:list-item>
          <text:p text:style-name="P47">La suite <text:span text:style-name="T8">v</text:span> de terme général <draw:frame draw:style-name="fr7" draw:name="Objet76" text:anchor-type="as-char" svg:width="1.265cm" svg:height="0.591cm" draw:z-index="208"><draw:object xlink:href="./Object 76" xlink:type="simple" xlink:show="embed" xlink:actuate="onLoad"/><draw:image xlink:href="./ObjectReplacements/Object 76" xlink:type="simple" xlink:show="embed" xlink:actuate="onLoad"/></draw:frame> est croissante car, pour tout entier <text:span text:style-name="T8">n</text:span> :</text:p>
          <text:p text:style-name="P47"><draw:frame draw:style-name="fr7" draw:name="Objet77" text:anchor-type="as-char" svg:width="9.312cm" svg:height="0.591cm" draw:z-index="209"><draw:object xlink:href="./Object 77" xlink:type="simple" xlink:show="embed" xlink:actuate="onLoad"/><draw:image xlink:href="./ObjectReplacements/Object 77" xlink:type="simple" xlink:show="embed" xlink:actuate="onLoad"/></draw:frame>, positif ; ainsi <draw:frame draw:style-name="fr7" draw:name="Objet78" text:anchor-type="as-char" svg:width="2.178cm" svg:height="0.531cm" draw:z-index="210"><draw:object xlink:href="./Object 78" xlink:type="simple" xlink:show="embed" xlink:actuate="onLoad"/><draw:image xlink:href="./ObjectReplacements/Object 78" xlink:type="simple" xlink:show="embed" xlink:actuate="onLoad"/></draw:frame>.</text:p>
        </text:list-item>
      </text:list>
      <text:p text:style-name="Standard"/>
      <text:p text:style-name="P15">Remarques :</text:p>
      <text:list xml:id="list41303022" text:style-name="L11">
        <text:list-item>
          <text:p text:style-name="P48">Pour étudier le sens de variation d'une <text:span text:style-name="T10">suite à terme positif</text:span> on peut comparer <draw:frame draw:style-name="fr7" draw:name="Objet79" text:anchor-type="as-char" svg:width="0.998cm" svg:height="1.125cm" draw:z-index="211"><draw:object xlink:href="./Object 79" xlink:type="simple" xlink:show="embed" xlink:actuate="onLoad"/><draw:image xlink:href="./ObjectReplacements/Object 79" xlink:type="simple" xlink:show="embed" xlink:actuate="onLoad"/></draw:frame> à 1.</text:p>
          <text:p text:style-name="P48"><text:span text:style-name="T18">Exemple :</text:span> Dans la cas de la suite <draw:frame draw:style-name="fr7" draw:name="Objet80" text:anchor-type="as-char" svg:width="0.868cm" svg:height="0.531cm" draw:z-index="212"><draw:object xlink:href="./Object 80" xlink:type="simple" xlink:show="embed" xlink:actuate="onLoad"/><draw:image xlink:href="./ObjectReplacements/Object 80" xlink:type="simple" xlink:show="embed" xlink:actuate="onLoad"/></draw:frame> de terme général <draw:frame draw:style-name="fr7" draw:name="Objet81" text:anchor-type="as-char" svg:width="1.265cm" svg:height="0.591cm" draw:z-index="229"><draw:object xlink:href="./Object 81" xlink:type="simple" xlink:show="embed" xlink:actuate="onLoad"/><draw:image xlink:href="./ObjectReplacements/Object 81" xlink:type="simple" xlink:show="embed" xlink:actuate="onLoad"/></draw:frame> (donc pour tout n <draw:frame draw:style-name="fr7" draw:name="Objet82" text:anchor-type="as-char" svg:width="1.132cm" svg:height="0.531cm" draw:z-index="232"><draw:object xlink:href="./Object 82" xlink:type="simple" xlink:show="embed" xlink:actuate="onLoad"/><draw:image xlink:href="./ObjectReplacements/Object 82" xlink:type="simple" xlink:show="embed" xlink:actuate="onLoad"/></draw:frame>) on <text:s/>a ainsi : <draw:frame draw:style-name="fr7" draw:name="Objet83" text:anchor-type="as-char" svg:width="2.686cm" svg:height="1.125cm" draw:z-index="233"><draw:object xlink:href="./Object 83" xlink:type="simple" xlink:show="embed" xlink:actuate="onLoad"/><draw:image xlink:href="./ObjectReplacements/Object 83" xlink:type="simple" xlink:show="embed" xlink:actuate="onLoad"/></draw:frame> donc <draw:frame draw:style-name="fr7" draw:name="Objet84" text:anchor-type="as-char" svg:width="1.55cm" svg:height="1.125cm" draw:z-index="234"><draw:object xlink:href="./Object 84" xlink:type="simple" xlink:show="embed" xlink:actuate="onLoad"/><draw:image xlink:href="./ObjectReplacements/Object 84" xlink:type="simple" xlink:show="embed" xlink:actuate="onLoad"/></draw:frame> et <draw:frame draw:style-name="fr7" draw:name="Objet85" text:anchor-type="as-char" svg:width="1.609cm" svg:height="0.531cm" draw:z-index="235"><draw:object xlink:href="./Object 85" xlink:type="simple" xlink:show="embed" xlink:actuate="onLoad"/><draw:image xlink:href="./ObjectReplacements/Object 85" xlink:type="simple" xlink:show="embed" xlink:actuate="onLoad"/></draw:frame>.</text:p>
          <text:p text:style-name="P48"/>
        </text:list-item>
      </text:list>
      <text:list xml:id="list41311293" text:style-name="L12">
        <text:list-item>
          <text:p text:style-name="P49">Dans le cas d'une suite définie par une formule explicite, l'étude du sens de variation de la fonction associée permet d'obtenir des informations sur la monotonie de la suite.</text:p>
        </text:list-item>
      </text:list>
      <text:list xml:id="list41332212" text:style-name="L13">
        <text:list-header>
          <text:p text:style-name="P50"/>
          <text:p text:style-name="P64">Théorème :</text:p>
          <text:p text:style-name="P65">Soit <draw:frame draw:style-name="fr7" draw:name="Objet87" text:anchor-type="as-char" svg:width="0.88cm" svg:height="0.531cm" draw:z-index="236"><draw:object xlink:href="./Object 87" xlink:type="simple" xlink:show="embed" xlink:actuate="onLoad"/><draw:image xlink:href="./ObjectReplacements/Object 87" xlink:type="simple" xlink:show="embed" xlink:actuate="onLoad"/></draw:frame> la suite définie par la relation <draw:frame draw:style-name="fr7" draw:name="Objet88" text:anchor-type="as-char" svg:width="1.817cm" svg:height="0.531cm" draw:z-index="237"><draw:object xlink:href="./Object 88" xlink:type="simple" xlink:show="embed" xlink:actuate="onLoad"/><draw:image xlink:href="./ObjectReplacements/Object 88" xlink:type="simple" xlink:show="embed" xlink:actuate="onLoad"/></draw:frame>.</text:p>
          <text:p text:style-name="P65">Si la <text:span text:style-name="T10">fonction</text:span> <text:span text:style-name="T8">f</text:span> est monotone sur [0; +<text:span text:style-name="T14">∞</text:span>[, alors la suite <draw:frame draw:style-name="fr7" draw:name="Objet89" text:anchor-type="as-char" svg:width="0.88cm" svg:height="0.531cm" draw:z-index="238"><draw:object xlink:href="./Object 89" xlink:type="simple" xlink:show="embed" xlink:actuate="onLoad"/><draw:image xlink:href="./ObjectReplacements/Object 89" xlink:type="simple" xlink:show="embed" xlink:actuate="onLoad"/></draw:frame> est monotone et a <text:span text:style-name="T10">même sens de variation</text:span> que <text:span text:style-name="T8">f</text:span>.</text:p>
          <text:p text:style-name="P50"/>
          <text:p text:style-name="P51">Exemples :</text:p>
        </text:list-header>
      </text:list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25"><draw:frame draw:style-name="fr7" draw:name="Objet90" text:anchor-type="as-char" svg:width="1.725cm" svg:height="1.161cm" draw:z-index="128"><draw:object xlink:href="./Object 90" xlink:type="simple" xlink:show="embed" xlink:actuate="onLoad"/><draw:image xlink:href="./ObjectReplacements/Object 90" xlink:type="simple" xlink:show="embed" xlink:actuate="onLoad"/></draw:frame></text:p>
            <text:p text:style-name="Table_20_Contents"><draw:frame draw:style-name="fr3" draw:name="images7" text:anchor-type="paragraph" svg:width="5.352cm" svg:height="6.761cm" draw:z-index="62"><draw:image xlink:href="Pictures/2000000700003FAD000050790977F5B4.svm" xlink:type="simple" xlink:show="embed" xlink:actuate="onLoad"/></draw:frame><text:span text:style-name="T8">f</text:span> est croissante donc <draw:frame draw:style-name="fr7" draw:name="Objet92" text:anchor-type="as-char" svg:width="0.88cm" svg:height="0.531cm" draw:z-index="239"><draw:object xlink:href="./Object 92" xlink:type="simple" xlink:show="embed" xlink:actuate="onLoad"/><draw:image xlink:href="./ObjectReplacements/Object 92" xlink:type="simple" xlink:show="embed" xlink:actuate="onLoad"/></draw:frame> est croissante</text:p>
          </table:table-cell>
          <table:table-cell table:style-name="Tableau5.B1" office:value-type="string">
            <text:p text:style-name="P25"><draw:frame draw:style-name="fr7" draw:name="Objet91" text:anchor-type="as-char" svg:width="1.796cm" svg:height="0.998cm" draw:z-index="129"><draw:object xlink:href="./Object 91" xlink:type="simple" xlink:show="embed" xlink:actuate="onLoad"/><draw:image xlink:href="./ObjectReplacements/Object 91" xlink:type="simple" xlink:show="embed" xlink:actuate="onLoad"/></draw:frame></text:p>
            <text:p text:style-name="Table_20_Contents"><draw:frame draw:style-name="fr3" draw:name="images8" text:anchor-type="paragraph" svg:width="6.981cm" svg:height="6.96cm" draw:z-index="61"><draw:image xlink:href="Pictures/200000070000455700004525FC779E93.svm" xlink:type="simple" xlink:show="embed" xlink:actuate="onLoad"/></draw:frame><text:span text:style-name="T8">f</text:span> est décroissante donc <draw:frame draw:style-name="fr7" draw:name="Objet93" text:anchor-type="as-char" svg:width="0.868cm" svg:height="0.531cm" draw:z-index="154"><draw:object xlink:href="./Object 93" xlink:type="simple" xlink:show="embed" xlink:actuate="onLoad"/><draw:image xlink:href="./ObjectReplacements/Object 93" xlink:type="simple" xlink:show="embed" xlink:actuate="onLoad"/><svg:desc>formule</svg:desc></draw:frame> est décroissante</text:p>
          </table:table-cell>
        </table:table-row>
      </table:table>
      <text:h text:style-name="P67" text:outline-level="1"><text:soft-page-break/>Suite arithmétique</text:h>
      <text:h text:style-name="P69" text:outline-level="2">Formules</text:h>
      <text:p text:style-name="P34">Définition :</text:p>
      <text:p text:style-name="P33">Une suite est <text:span text:style-name="T10">arithmétique</text:span> lorsque, à partir du terme initial, l'on passe d'un terme de la suite au terme suivant en ajoutant toujours le même nombre <text:span text:style-name="T21">a</text:span> appelé <text:span text:style-name="T10">raison</text:span><text:span text:style-name="T20"> :</text:span></text:p>
      <text:p text:style-name="P33"><text:span text:style-name="T20"><text:tab/>pour tout entier naturel n, </text:span><text:span text:style-name="T20"><draw:frame draw:style-name="fr7" draw:name="Objet94" text:anchor-type="as-char" svg:width="2.217cm" svg:height="0.531cm" draw:z-index="240"><draw:object xlink:href="./Object 94" xlink:type="simple" xlink:show="embed" xlink:actuate="onLoad"/><draw:image xlink:href="./ObjectReplacements/Object 94" xlink:type="simple" xlink:show="embed" xlink:actuate="onLoad"/></draw:frame></text:span><text:span text:style-name="T20">, avec </text:span><text:span text:style-name="T20"><draw:frame draw:style-name="fr7" draw:name="Objet95" text:anchor-type="as-char" svg:width="0.57cm" svg:height="0.531cm" draw:z-index="241"><draw:object xlink:href="./Object 95" xlink:type="simple" xlink:show="embed" xlink:actuate="onLoad"/><draw:image xlink:href="./ObjectReplacements/Object 95" xlink:type="simple" xlink:show="embed" xlink:actuate="onLoad"/></draw:frame></text:span><text:span text:style-name="T20"> donné.</text:span></text:p>
      <text:p text:style-name="P33"><text:span text:style-name="T20">Cette formule est la </text:span><text:span text:style-name="T10">formule de récurrence</text:span><text:span text:style-name="T20"> de la suite.</text:span></text:p>
      <text:p text:style-name="P8"/>
      <text:p text:style-name="P3"><text:span text:style-name="T10">Terme général</text:span><text:span text:style-name="T20"> en fonction de </text:span><text:span text:style-name="T9">n</text:span><text:span text:style-name="T20"> : </text:span><text:span text:style-name="T20"><draw:frame draw:style-name="fr7" draw:name="Objet96" text:anchor-type="as-char" svg:width="2.457cm" svg:height="0.531cm" draw:z-index="242"><draw:object xlink:href="./Object 96" xlink:type="simple" xlink:show="embed" xlink:actuate="onLoad"/><draw:image xlink:href="./ObjectReplacements/Object 96" xlink:type="simple" xlink:show="embed" xlink:actuate="onLoad"/></draw:frame></text:span><text:span text:style-name="T20"> </text:span><text:span text:style-name="T9">(formule explicite)</text:span></text:p>
      <text:p text:style-name="P8"><draw:frame draw:style-name="fr8" draw:name="Objet101" text:anchor-type="paragraph" svg:x="12.779cm" svg:y="0.452cm" svg:width="2.457cm" svg:height="0.531cm" draw:z-index="64"><draw:object xlink:href="./Object 101" xlink:type="simple" xlink:show="embed" xlink:actuate="onLoad"/><draw:image xlink:href="./ObjectReplacements/Object 101" xlink:type="simple" xlink:show="embed" xlink:actuate="onLoad"/></draw:frame><draw:frame draw:style-name="fr8" draw:name="Objet100" text:anchor-type="paragraph" svg:x="11.351cm" svg:y="0.45cm" svg:width="0.908cm" svg:height="0.531cm" draw:z-index="65"><draw:object xlink:href="./Object 100" xlink:type="simple" xlink:show="embed" xlink:actuate="onLoad"/><draw:image xlink:href="./ObjectReplacements/Object 100" xlink:type="simple" xlink:show="embed" xlink:actuate="onLoad"/></draw:frame><draw:frame draw:style-name="fr8" draw:name="Objet99" text:anchor-type="paragraph" svg:x="4.112cm" svg:y="0.441cm" svg:width="0.572cm" svg:height="0.531cm" draw:z-index="68"><draw:object xlink:href="./Object 99" xlink:type="simple" xlink:show="embed" xlink:actuate="onLoad"/><draw:image xlink:href="./ObjectReplacements/Object 99" xlink:type="simple" xlink:show="embed" xlink:actuate="onLoad"/></draw:frame><draw:frame draw:style-name="fr8" draw:name="Objet98" text:anchor-type="paragraph" svg:x="2.683cm" svg:y="0.439cm" svg:width="0.564cm" svg:height="0.531cm" draw:z-index="67"><draw:object xlink:href="./Object 98" xlink:type="simple" xlink:show="embed" xlink:actuate="onLoad"/><draw:image xlink:href="./ObjectReplacements/Object 98" xlink:type="simple" xlink:show="embed" xlink:actuate="onLoad"/></draw:frame><draw:frame draw:style-name="fr8" draw:name="Objet97" text:anchor-type="paragraph" svg:x="1.201cm" svg:y="0.43cm" svg:width="0.568cm" svg:height="0.531cm" draw:z-index="66"><draw:object xlink:href="./Object 97" xlink:type="simple" xlink:show="embed" xlink:actuate="onLoad"/><draw:image xlink:href="./ObjectReplacements/Object 97" xlink:type="simple" xlink:show="embed" xlink:actuate="onLoad"/></draw:frame></text:p>
      <text:p text:style-name="P8"/>
      <text:p text:style-name="P14"><draw:g text:anchor-type="paragraph" draw:z-index="63" draw:style-name="gr3"><draw:g draw:style-name="gr4"><draw:line draw:style-name="gr5" draw:text-style-name="P77" svg:x1="0.002cm" svg:y1="0.233cm" svg:x2="14.772cm" svg:y2="0.233cm"><text:p/></draw:line><draw:polygon draw:style-name="gr6" draw:text-style-name="P77" svg:width="0.255cm" svg:height="0.31cm" svg:x="14.516cm" svg:y="0.078cm" svg:viewBox="0 0 256 311" draw:points="256,155 0,311 0,0"><text:p/></draw:polygon></draw:g><draw:line draw:style-name="gr5" draw:text-style-name="P77" svg:x1="0.002cm" svg:y1="0cm" svg:x2="0.002cm" svg:y2="0.466cm"><text:p/></draw:line><draw:line draw:style-name="gr5" draw:text-style-name="P77" svg:x1="1.479cm" svg:y1="0cm" svg:x2="1.479cm" svg:y2="0.466cm"><text:p/></draw:line><draw:line draw:style-name="gr5" draw:text-style-name="P77" svg:x1="2.958cm" svg:y1="0cm" svg:x2="2.958cm" svg:y2="0.466cm"><text:p/></draw:line><draw:line draw:style-name="gr5" draw:text-style-name="P77" svg:x1="4.433cm" svg:y1="0cm" svg:x2="4.433cm" svg:y2="0.466cm"><text:p/></draw:line><draw:line draw:style-name="gr5" draw:text-style-name="P77" svg:x1="5.91cm" svg:y1="0cm" svg:x2="5.91cm" svg:y2="0.466cm"><text:p/></draw:line><draw:line draw:style-name="gr5" draw:text-style-name="P77" svg:x1="7.387cm" svg:y1="0cm" svg:x2="7.387cm" svg:y2="0.466cm"><text:p/></draw:line><draw:line draw:style-name="gr5" draw:text-style-name="P77" svg:x1="8.864cm" svg:y1="0cm" svg:x2="8.864cm" svg:y2="0.466cm"><text:p/></draw:line><draw:line draw:style-name="gr5" draw:text-style-name="P77" svg:x1="10.341cm" svg:y1="0cm" svg:x2="10.341cm" svg:y2="0.466cm"><text:p/></draw:line><draw:line draw:style-name="gr5" draw:text-style-name="P77" svg:x1="11.818cm" svg:y1="0cm" svg:x2="11.818cm" svg:y2="0.466cm"><text:p/></draw:line><draw:line draw:style-name="gr5" draw:text-style-name="P77" svg:x1="13.296cm" svg:y1="0cm" svg:x2="13.296cm" svg:y2="0.466cm"><text:p/></draw:line><draw:line draw:style-name="gr5" draw:text-style-name="P77" svg:x1="14.772cm" svg:y1="0cm" svg:x2="14.772cm" svg:y2="0.466cm"><text:p/></draw:line></draw:g></text:p>
      <text:p text:style-name="Standard"><draw:g text:anchor-type="paragraph" draw:z-index="69" draw:style-name="gr7"><draw:path draw:style-name="gr8" draw:text-style-name="P78" svg:width="1.217cm" svg:height="0.854cm" draw:transform="rotate (-2.55359122859361) translate (2.97687738533724cm 0.183885547302756cm)" svg:viewBox="0 0 1218 855" svg:d="m0 12c296-60 548 119 793 242l220 146 176 213 29 242"><text:p/></draw:path><draw:frame draw:style-name="gr9" draw:text-style-name="P79" svg:width="0.583cm" svg:height="0.489cm" svg:x="1.992cm" svg:y="0.416cm"><draw:text-box><text:p><text:span text:style-name="T23">+a</text:span></text:p></draw:text-box></draw:frame><draw:path draw:style-name="gr8" draw:text-style-name="P78" svg:width="1.217cm" svg:height="0.855cm" draw:transform="rotate (-2.55359122859361) translate (4.45954405200379cm 0.184885547302522cm)" svg:viewBox="0 0 1218 856" svg:d="m0 12c296-59 548 119 793 242l220 147 176 212 29 243"><text:p/></draw:path><draw:frame draw:style-name="gr9" draw:text-style-name="P79" svg:width="0.583cm" svg:height="0.489cm" svg:x="3.42cm" svg:y="0.416cm"><draw:text-box><text:p><text:span text:style-name="T23">+a</text:span></text:p></draw:text-box></draw:frame><draw:frame draw:style-name="gr9" draw:text-style-name="P79" svg:width="0.583cm" svg:height="0.489cm" svg:x="12.416cm" svg:y="0.358cm"><draw:text-box><text:p><text:span text:style-name="T23">+a</text:span></text:p></draw:text-box></draw:frame><draw:path draw:style-name="gr8" draw:text-style-name="P78" svg:width="1.217cm" svg:height="0.855cm" draw:transform="rotate (-2.55359122859361) translate (13.3495440520034cm 0.129677213969178cm)" svg:viewBox="0 0 1218 856" svg:d="m0 12c296-59 548 119 793 242l220 147 176 213 29 242"><text:p/></draw:path><draw:path draw:style-name="gr8" draw:text-style-name="P78" svg:width="1.217cm" svg:height="0.855cm" draw:transform="rotate (-2.55359122859361) translate (11.8668773853367cm 0.12967721396905cm)" svg:viewBox="0 0 1218 856" svg:d="m0 12c296-59 548 119 793 242l220 147 176 213 29 242"><text:p/></draw:path><draw:path draw:style-name="gr10" draw:text-style-name="P78" svg:width="11.773cm" svg:height="0.528cm" svg:x="1.542cm" svg:y="0.889cm" svg:viewBox="0 0 11774 529" svg:d="m11774 0c-233 115-531 220-900 277-292 46-571 84-873 126-310 43-592 53-899 71-325 19-651 35-979 36-353 1-708-8-1059 9s-707 7-1058 9c-342 2-690 0-1032 0-275 0-548 0-820 0-302 0-602-4-900 0-319 4-596-44-899-63-290-18-565-65-794-125-264-69-616-46-794-152l-264-45-291-54-212-53"><text:p/></draw:path></draw:g></text:p>
      <text:p text:style-name="P14"/>
      <text:p text:style-name="P21"/>
      <text:p text:style-name="P21"><draw:frame draw:style-name="fr8" draw:name="Objet102" text:anchor-type="paragraph" svg:x="6.668cm" svg:y="-0.104cm" svg:width="1.341cm" svg:height="0.467cm" draw:z-index="70"><draw:object xlink:href="./Object 102" xlink:type="simple" xlink:show="embed" xlink:actuate="onLoad"/><draw:image xlink:href="./ObjectReplacements/Object 102" xlink:type="simple" xlink:show="embed" xlink:actuate="onLoad"/><svg:desc>formule</svg:desc></draw:frame></text:p>
      <text:p text:style-name="P6">Remarque :</text:p>
      <text:p text:style-name="P3">Si on connaît le terme d'indice <text:span text:style-name="T8">p</text:span>, alors <draw:frame draw:style-name="fr7" draw:name="Objet103" text:anchor-type="as-char" svg:width="3.42cm" svg:height="0.531cm" draw:z-index="243"><draw:object xlink:href="./Object 103" xlink:type="simple" xlink:show="embed" xlink:actuate="onLoad"/><draw:image xlink:href="./ObjectReplacements/Object 103" xlink:type="simple" xlink:show="embed" xlink:actuate="onLoad"/></draw:frame>.</text:p>
      <text:p text:style-name="P3">Ainsi <draw:frame draw:style-name="fr7" draw:name="Objet104" text:anchor-type="as-char" svg:width="2.007cm" svg:height="1.062cm" draw:z-index="244"><draw:object xlink:href="./Object 104" xlink:type="simple" xlink:show="embed" xlink:actuate="onLoad"/><draw:image xlink:href="./ObjectReplacements/Object 104" xlink:type="simple" xlink:show="embed" xlink:actuate="onLoad"/></draw:frame>, la raison <text:span text:style-name="T8">a</text:span> est l'accroissement moyen entre deux termes.</text:p>
      <text:p text:style-name="P3">En particulier, c'est l'accroissement entre deux termes consécutifs : <draw:frame draw:style-name="fr7" draw:name="Objet105" text:anchor-type="as-char" svg:width="2.224cm" svg:height="0.531cm" draw:z-index="245"><draw:object xlink:href="./Object 105" xlink:type="simple" xlink:show="embed" xlink:actuate="onLoad"/><draw:image xlink:href="./ObjectReplacements/Object 105" xlink:type="simple" xlink:show="embed" xlink:actuate="onLoad"/></draw:frame>.</text:p>
      <text:p text:style-name="P3"/>
      <text:p text:style-name="P5">Exemples :</text:p>
      <text:list xml:id="list41317536" text:style-name="L14">
        <text:list-item>
          <text:p text:style-name="P52"><text:span text:style-name="T2">La suite des nombres pairs </text:span><text:span text:style-name="T2"><draw:frame draw:style-name="fr7" draw:name="Objet106" text:anchor-type="as-char" svg:width="0.887cm" svg:height="0.531cm" draw:z-index="246"><draw:object xlink:href="./Object 106" xlink:type="simple" xlink:show="embed" xlink:actuate="onLoad"/><draw:image xlink:href="./ObjectReplacements/Object 106" xlink:type="simple" xlink:show="embed" xlink:actuate="onLoad"/><svg:desc>formule</svg:desc></draw:frame></text:span><text:span text:style-name="T2"> est définie par </text:span><text:span text:style-name="T2"><draw:frame draw:style-name="fr7" draw:name="Objet108" text:anchor-type="as-char" svg:width="2.231cm" svg:height="0.531cm" draw:z-index="247"><draw:object xlink:href="./Object 108" xlink:type="simple" xlink:show="embed" xlink:actuate="onLoad"/><draw:image xlink:href="./ObjectReplacements/Object 108" xlink:type="simple" xlink:show="embed" xlink:actuate="onLoad"/></draw:frame></text:span><text:span text:style-name="T2"> et </text:span><text:span text:style-name="T2"><draw:frame draw:style-name="fr7" draw:name="Objet107" text:anchor-type="as-char" svg:width="1.148cm" svg:height="0.531cm" draw:z-index="248"><draw:object xlink:href="./Object 107" xlink:type="simple" xlink:show="embed" xlink:actuate="onLoad"/><draw:image xlink:href="./ObjectReplacements/Object 107" xlink:type="simple" xlink:show="embed" xlink:actuate="onLoad"/></draw:frame></text:span><text:span text:style-name="T2"> (ou encore par </text:span><text:span text:style-name="T2"><draw:frame draw:style-name="fr7" draw:name="Objet109" text:anchor-type="as-char" svg:width="1.741cm" svg:height="0.531cm" draw:z-index="249"><draw:object xlink:href="./Object 109" xlink:type="simple" xlink:show="embed" xlink:actuate="onLoad"/><draw:image xlink:href="./ObjectReplacements/Object 109" xlink:type="simple" xlink:show="embed" xlink:actuate="onLoad"/></draw:frame></text:span><text:span text:style-name="T2">).</text:span></text:p>
          <text:p text:style-name="P52"><text:span text:style-name="T2"><draw:frame draw:style-name="fr7" draw:name="Objet156" text:anchor-type="as-char" svg:width="1.148cm" svg:height="0.531cm" draw:z-index="250"><draw:object xlink:href="./Object 156" xlink:type="simple" xlink:show="embed" xlink:actuate="onLoad"/><draw:image xlink:href="./ObjectReplacements/Object 156" xlink:type="simple" xlink:show="embed" xlink:actuate="onLoad"/></draw:frame></text:span><text:span text:style-name="T2">, </text:span><text:span text:style-name="T2"><draw:frame draw:style-name="fr7" draw:name="Objet157" text:anchor-type="as-char" svg:width="1.148cm" svg:height="0.531cm" draw:z-index="251"><draw:object xlink:href="./Object 157" xlink:type="simple" xlink:show="embed" xlink:actuate="onLoad"/><draw:image xlink:href="./ObjectReplacements/Object 157" xlink:type="simple" xlink:show="embed" xlink:actuate="onLoad"/></draw:frame></text:span><text:span text:style-name="T2">, </text:span><text:span text:style-name="T2"><draw:frame draw:style-name="fr7" draw:name="Objet158" text:anchor-type="as-char" svg:width="1.161cm" svg:height="0.531cm" draw:z-index="252"><draw:object xlink:href="./Object 158" xlink:type="simple" xlink:show="embed" xlink:actuate="onLoad"/><draw:image xlink:href="./ObjectReplacements/Object 158" xlink:type="simple" xlink:show="embed" xlink:actuate="onLoad"/></draw:frame></text:span><text:span text:style-name="T2">, </text:span><text:span text:style-name="T2"><draw:frame draw:style-name="fr7" draw:name="Objet159" text:anchor-type="as-char" svg:width="1.141cm" svg:height="0.531cm" draw:z-index="253"><draw:object xlink:href="./Object 159" xlink:type="simple" xlink:show="embed" xlink:actuate="onLoad"/><draw:image xlink:href="./ObjectReplacements/Object 159" xlink:type="simple" xlink:show="embed" xlink:actuate="onLoad"/></draw:frame></text:span><text:span text:style-name="T2">, … </text:span></text:p>
          <text:p text:style-name="P42">Il s'agit d'une suite arithmétique de raison 2.</text:p>
        </text:list-item>
      </text:list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27"><draw:frame draw:style-name="fr7" draw:name="Objet110" text:anchor-type="as-char" svg:width="1.741cm" svg:height="0.531cm" draw:z-index="182"><draw:object xlink:href="./Object 110" xlink:type="simple" xlink:show="embed" xlink:actuate="onLoad"/><draw:image xlink:href="./ObjectReplacements/Object 110" xlink:type="simple" xlink:show="embed" xlink:actuate="onLoad"/><svg:desc>formule</svg:desc></draw:frame></text:p>
            <text:p text:style-name="P26"><draw:frame draw:style-name="fr3" draw:name="images9" text:anchor-type="paragraph" svg:width="6.615cm" svg:height="7.738cm" draw:z-index="72"><draw:image xlink:href="Pictures/200000070000404300004B337FF9A709.svm" xlink:type="simple" xlink:show="embed" xlink:actuate="onLoad"/></draw:frame></text:p>
            <text:p text:style-name="P26"/>
          </table:table-cell>
          <table:table-cell table:style-name="Tableau6.B1" office:value-type="string">
            <text:p text:style-name="P27"><draw:frame draw:style-name="fr7" draw:name="Objet111" text:anchor-type="as-char" svg:width="2.469cm" svg:height="1.192cm" draw:z-index="183"><draw:object xlink:href="./Object 111" xlink:type="simple" xlink:show="embed" xlink:actuate="onLoad"/><draw:image xlink:href="./ObjectReplacements/Object 111" xlink:type="simple" xlink:show="embed" xlink:actuate="onLoad"/></draw:frame></text:p>
            <text:p text:style-name="P26"/>
            <text:p text:style-name="P26"><draw:frame draw:style-name="fr3" draw:name="images10" text:anchor-type="paragraph" svg:width="7.107cm" svg:height="6.537cm" draw:z-index="71"><draw:image xlink:href="Pictures/200000070000493F00004363EB8C4620.svm" xlink:type="simple" xlink:show="embed" xlink:actuate="onLoad"/></draw:frame></text:p>
            <text:p text:style-name="P26"/>
          </table:table-cell>
        </table:table-row>
      </table:table>
      <text:list xml:id="list41333304" text:style-name="L15">
        <text:list-item>
          <text:p text:style-name="P53"><text:soft-page-break/><text:span text:style-name="T2"><draw:frame draw:style-name="fr7" draw:name="Objet112" text:anchor-type="as-char" svg:width="0.88cm" svg:height="0.531cm" draw:z-index="130"><draw:object xlink:href="./Object 112" xlink:type="simple" xlink:show="embed" xlink:actuate="onLoad"/><draw:image xlink:href="./ObjectReplacements/Object 112" xlink:type="simple" xlink:show="embed" xlink:actuate="onLoad"/></draw:frame></text:span><text:span text:style-name="T2"> est une suite arithmétique de raison -3 et de premier terme </text:span><text:span text:style-name="T2"><draw:frame draw:style-name="fr7" draw:name="Objet113" text:anchor-type="as-char" svg:width="1.138cm" svg:height="0.531cm" draw:z-index="131"><draw:object xlink:href="./Object 113" xlink:type="simple" xlink:show="embed" xlink:actuate="onLoad"/><draw:image xlink:href="./ObjectReplacements/Object 113" xlink:type="simple" xlink:show="embed" xlink:actuate="onLoad"/></draw:frame></text:span><text:span text:style-name="T2">.</text:span></text:p>
          <text:p text:style-name="P53"><text:span text:style-name="T2">Alors </text:span><text:span text:style-name="T2"><draw:frame draw:style-name="fr7" draw:name="Objet114" text:anchor-type="as-char" svg:width="1.132cm" svg:height="0.531cm" draw:z-index="254"><draw:object xlink:href="./Object 114" xlink:type="simple" xlink:show="embed" xlink:actuate="onLoad"/><draw:image xlink:href="./ObjectReplacements/Object 114" xlink:type="simple" xlink:show="embed" xlink:actuate="onLoad"/></draw:frame></text:span><text:span text:style-name="T2">, </text:span><text:span text:style-name="T2"><draw:frame draw:style-name="fr7" draw:name="Objet115" text:anchor-type="as-char" svg:width="1.152cm" svg:height="0.531cm" draw:z-index="255"><draw:object xlink:href="./Object 115" xlink:type="simple" xlink:show="embed" xlink:actuate="onLoad"/><draw:image xlink:href="./ObjectReplacements/Object 115" xlink:type="simple" xlink:show="embed" xlink:actuate="onLoad"/></draw:frame></text:span><text:span text:style-name="T2">, </text:span><text:span text:style-name="T2"><draw:frame draw:style-name="fr7" draw:name="Objet116" text:anchor-type="as-char" svg:width="1.438cm" svg:height="0.531cm" draw:z-index="256"><draw:object xlink:href="./Object 116" xlink:type="simple" xlink:show="embed" xlink:actuate="onLoad"/><draw:image xlink:href="./ObjectReplacements/Object 116" xlink:type="simple" xlink:show="embed" xlink:actuate="onLoad"/></draw:frame></text:span><text:span text:style-name="T2">, … </text:span></text:p>
        </text:list-item>
      </text:list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27"><draw:frame draw:style-name="fr7" draw:name="Objet117" text:anchor-type="as-char" svg:width="2.282cm" svg:height="0.531cm" draw:z-index="259"><draw:object xlink:href="./Object 117" xlink:type="simple" xlink:show="embed" xlink:actuate="onLoad"/><draw:image xlink:href="./ObjectReplacements/Object 117" xlink:type="simple" xlink:show="embed" xlink:actuate="onLoad"/></draw:frame></text:p>
            <text:p text:style-name="P26"><draw:frame draw:style-name="fr3" draw:name="images12" text:anchor-type="paragraph" svg:width="6.475cm" svg:height="8.087cm" draw:z-index="78"><draw:image xlink:href="Pictures/20000007000044F3000056234D649102.svm" xlink:type="simple" xlink:show="embed" xlink:actuate="onLoad"/></draw:frame><draw:frame draw:style-name="fr5" draw:name="images13" text:anchor-type="paragraph" svg:x="0.73cm" svg:y="0cm" svg:width="6.475cm" svg:height="8.087cm" draw:z-index="74"><draw:image xlink:href="Pictures/20000007000044F3000056234D649102.svm" xlink:type="simple" xlink:show="embed" xlink:actuate="onLoad"/></draw:frame></text:p>
          </table:table-cell>
          <table:table-cell table:style-name="Tableau7.B1" office:value-type="string">
            <text:p text:style-name="P27"><draw:frame draw:style-name="fr7" draw:name="Objet118" text:anchor-type="as-char" svg:width="2.533cm" svg:height="1.192cm" draw:z-index="260"><draw:object xlink:href="./Object 118" xlink:type="simple" xlink:show="embed" xlink:actuate="onLoad"/><draw:image xlink:href="./ObjectReplacements/Object 118" xlink:type="simple" xlink:show="embed" xlink:actuate="onLoad"/></draw:frame></text:p>
            <text:p text:style-name="P26"><draw:frame draw:style-name="fr3" draw:name="images11" text:anchor-type="paragraph" svg:width="7.59cm" svg:height="7.327cm" draw:z-index="73"><draw:image xlink:href="Pictures/2000000700004F7F00004CC3FE784823.svm" xlink:type="simple" xlink:show="embed" xlink:actuate="onLoad"/></draw:frame></text:p>
          </table:table-cell>
        </table:table-row>
      </table:table>
      <text:h text:style-name="P69" text:outline-level="2">Sens de variation</text:h>
      <text:p text:style-name="P34">Propriétés :</text:p>
      <text:list xml:id="list41334280" text:style-name="L16">
        <text:list-item>
          <text:p text:style-name="P61">Si la raison est <text:span text:style-name="T10">positive</text:span> alors la suite arithmétique est <text:span text:style-name="T10">croissante</text:span>.</text:p>
        </text:list-item>
        <text:list-item>
          <text:p text:style-name="P61">Si la raison est <text:span text:style-name="T10">négative</text:span> alors la suite arithmétique est <text:span text:style-name="T10">décroissante</text:span>.</text:p>
        </text:list-item>
      </text:list>
      <text:p text:style-name="P5"/>
      <text:p text:style-name="P3"><text:span text:style-name="T19">Remarque :</text:span> lien avec la fonction affine.</text:p>
      <text:p text:style-name="Standard"><text:span text:style-name="T2">Comme </text:span><text:span text:style-name="T2"><draw:frame draw:style-name="fr7" draw:name="Objet119" text:anchor-type="as-char" svg:width="2.457cm" svg:height="0.531cm" draw:z-index="223"><draw:object xlink:href="./Object 119" xlink:type="simple" xlink:show="embed" xlink:actuate="onLoad"/><draw:image xlink:href="./ObjectReplacements/Object 119" xlink:type="simple" xlink:show="embed" xlink:actuate="onLoad"/><svg:desc>formule</svg:desc></draw:frame></text:span><text:span text:style-name="T2">, on peut définir la fonction </text:span><text:span text:style-name="T3">f</text:span><text:span text:style-name="T2"> telle que : </text:span></text:p>
      <text:p text:style-name="P2"><text:span text:style-name="T2"><draw:frame draw:style-name="fr7" draw:name="Objet120" text:anchor-type="as-char" svg:width="2.542cm" svg:height="0.483cm" draw:z-index="257"><draw:object xlink:href="./Object 120" xlink:type="simple" xlink:show="embed" xlink:actuate="onLoad"/><draw:image xlink:href="./ObjectReplacements/Object 120" xlink:type="simple" xlink:show="embed" xlink:actuate="onLoad"/></draw:frame></text:span><text:span text:style-name="T2">, avec </text:span><text:span text:style-name="T2"><draw:frame draw:style-name="fr7" draw:name="Objet121" text:anchor-type="as-char" svg:width="1.148cm" svg:height="0.531cm" draw:z-index="258"><draw:object xlink:href="./Object 121" xlink:type="simple" xlink:show="embed" xlink:actuate="onLoad"/><draw:image xlink:href="./ObjectReplacements/Object 121" xlink:type="simple" xlink:show="embed" xlink:actuate="onLoad"/></draw:frame></text:span><text:span text:style-name="T2"> et </text:span><text:span text:style-name="T3">x</text:span><text:span text:style-name="T14">∈</text:span>[0;+<text:span text:style-name="T14">∞</text:span>[.</text:p>
      <text:p text:style-name="Standard">Une suite arithmétique de raison <text:span text:style-name="T21">a</text:span> est donc liée à une fonction affine de coefficient <text:span text:style-name="T21">a</text:span>.</text:p>
      <text:p text:style-name="Standard"/>
      <text:p text:style-name="P15">Exemples :</text:p>
      <text:list xml:id="list41312602" text:style-name="L17">
        <text:list-item>
          <text:p text:style-name="P54"><text:span text:style-name="T2">La suite des nombres pairs </text:span><text:span text:style-name="T2"><draw:frame draw:style-name="fr7" draw:name="Objet122" text:anchor-type="as-char" svg:width="0.887cm" svg:height="0.531cm" draw:z-index="226"><draw:object xlink:href="./Object 122" xlink:type="simple" xlink:show="embed" xlink:actuate="onLoad"/><draw:image xlink:href="./ObjectReplacements/Object 122" xlink:type="simple" xlink:show="embed" xlink:actuate="onLoad"/><svg:desc>formule</svg:desc></draw:frame></text:span><text:span text:style-name="T2"> est croissante (sa raison est 2).</text:span></text:p>
        </text:list-item>
        <text:list-item>
          <text:p text:style-name="P54"><text:span text:style-name="T2">La suite arithmétique </text:span><text:span text:style-name="T2"><draw:frame draw:style-name="fr7" draw:name="Objet123" text:anchor-type="as-char" svg:width="0.88cm" svg:height="0.531cm" draw:z-index="227"><draw:object xlink:href="./Object 123" xlink:type="simple" xlink:show="embed" xlink:actuate="onLoad"/><draw:image xlink:href="./ObjectReplacements/Object 123" xlink:type="simple" xlink:show="embed" xlink:actuate="onLoad"/><svg:desc>formule</svg:desc></draw:frame></text:span><text:span text:style-name="T2"> de raison -3 et de premier terme </text:span><text:span text:style-name="T2"><draw:frame draw:style-name="fr7" draw:name="Objet124" text:anchor-type="as-char" svg:width="1.138cm" svg:height="0.531cm" draw:z-index="228"><draw:object xlink:href="./Object 124" xlink:type="simple" xlink:show="embed" xlink:actuate="onLoad"/><draw:image xlink:href="./ObjectReplacements/Object 124" xlink:type="simple" xlink:show="embed" xlink:actuate="onLoad"/><svg:desc>formule</svg:desc></draw:frame></text:span><text:span text:style-name="T2"> est décroissante.</text:span></text:p>
        </text:list-item>
      </text:list>
      <text:p text:style-name="P3"/>
      <text:h text:style-name="P71" text:outline-level="2">Somme des termes consécutifs</text:h>
      <text:p text:style-name="P34">Théorème :</text:p>
      <text:p text:style-name="P33">La somme de termes consécutifs d'une suite arithmétique est :</text:p>
      <text:p text:style-name="P35"><draw:frame draw:style-name="fr7" draw:name="Objet126" text:anchor-type="as-char" svg:width="7.116cm" svg:height="1.169cm" draw:z-index="230"><draw:object xlink:href="./Object 126" xlink:type="simple" xlink:show="embed" xlink:actuate="onLoad"/><draw:image xlink:href="./ObjectReplacements/Object 126" xlink:type="simple" xlink:show="embed" xlink:actuate="onLoad"/></draw:frame></text:p>
      <text:p text:style-name="P35"><draw:frame draw:style-name="fr7" draw:name="Objet128" text:anchor-type="as-char" svg:width="15.088cm" svg:height="0.917cm" draw:z-index="231"><draw:object xlink:href="./Object 128" xlink:type="simple" xlink:show="embed" xlink:actuate="onLoad"/><draw:image xlink:href="./ObjectReplacements/Object 128" xlink:type="simple" xlink:show="embed" xlink:actuate="onLoad"/></draw:frame></text:p>
      <text:p text:style-name="P3"/>
      <text:p text:style-name="P9"/>
      <text:p text:style-name="P30">Démonstration :</text:p>
      <text:p text:style-name="Standard"><text:span text:style-name="T2">Soit </text:span><text:span text:style-name="T2"><draw:frame draw:style-name="fr7" draw:name="Objet131" text:anchor-type="as-char" svg:width="0.88cm" svg:height="0.531cm" draw:z-index="261"><draw:object xlink:href="./Object 131" xlink:type="simple" xlink:show="embed" xlink:actuate="onLoad"/><draw:image xlink:href="./ObjectReplacements/Object 131" xlink:type="simple" xlink:show="embed" xlink:actuate="onLoad"/></draw:frame></text:span><text:span text:style-name="T2"> la suite arithmétique de raison </text:span><text:span text:style-name="T3">r</text:span><text:span text:style-name="T2">.</text:span></text:p>
      <text:p text:style-name="P3"><text:tab/><draw:frame draw:style-name="fr7" draw:name="Objet129" text:anchor-type="as-char" svg:width="4.773cm" svg:height="1.192cm" draw:z-index="262"><draw:object xlink:href="./Object 129" xlink:type="simple" xlink:show="embed" xlink:actuate="onLoad"/><draw:image xlink:href="./ObjectReplacements/Object 129" xlink:type="simple" xlink:show="embed" xlink:actuate="onLoad"/></draw:frame></text:p>
      <text:p text:style-name="P3"><text:tab/><draw:frame draw:style-name="fr7" draw:name="Objet130" text:anchor-type="as-char" svg:width="6.142cm" svg:height="1.192cm" draw:z-index="263"><draw:object xlink:href="./Object 130" xlink:type="simple" xlink:show="embed" xlink:actuate="onLoad"/><draw:image xlink:href="./ObjectReplacements/Object 130" xlink:type="simple" xlink:show="embed" xlink:actuate="onLoad"/><svg:desc>formule</svg:desc></draw:frame></text:p>
      <text:p text:style-name="P3">En additionnant membres à membres on obtient :</text:p>
      <text:p text:style-name="P3"><text:tab/><draw:frame draw:style-name="fr7" draw:name="Objet132" text:anchor-type="as-char" svg:width="10.633cm" svg:height="0.531cm" draw:z-index="264"><draw:object xlink:href="./Object 132" xlink:type="simple" xlink:show="embed" xlink:actuate="onLoad"/><draw:image xlink:href="./ObjectReplacements/Object 132" xlink:type="simple" xlink:show="embed" xlink:actuate="onLoad"/></draw:frame></text:p>
      <text:p text:style-name="P3"><text:tab/><draw:frame draw:style-name="fr7" draw:name="Objet133" text:anchor-type="as-char" svg:width="10.643cm" svg:height="0.531cm" draw:z-index="265"><draw:object xlink:href="./Object 133" xlink:type="simple" xlink:show="embed" xlink:actuate="onLoad"/><draw:image xlink:href="./ObjectReplacements/Object 133" xlink:type="simple" xlink:show="embed" xlink:actuate="onLoad"/></draw:frame></text:p>
      <text:p text:style-name="P3"><text:tab/><draw:frame draw:style-name="fr7" draw:name="Objet134" text:anchor-type="as-char" svg:width="3.618cm" svg:height="0.531cm" draw:z-index="266"><draw:object xlink:href="./Object 134" xlink:type="simple" xlink:show="embed" xlink:actuate="onLoad"/><draw:image xlink:href="./ObjectReplacements/Object 134" xlink:type="simple" xlink:show="embed" xlink:actuate="onLoad"/></draw:frame></text:p>
      <text:p text:style-name="Standard"><text:span text:style-name="T2">donc </text:span><text:span text:style-name="T2"><draw:frame draw:style-name="fr7" draw:name="Objet135" text:anchor-type="as-char" svg:width="3.505cm" svg:height="1.169cm" draw:z-index="267"><draw:object xlink:href="./Object 135" xlink:type="simple" xlink:show="embed" xlink:actuate="onLoad"/><draw:image xlink:href="./ObjectReplacements/Object 135" xlink:type="simple" xlink:show="embed" xlink:actuate="onLoad"/></draw:frame></text:span><text:span text:style-name="T2">.</text:span></text:p>
      <text:p text:style-name="P16">On utilise la notation suivante :</text:p>
      <text:p text:style-name="P29"><draw:frame draw:style-name="fr7" draw:name="Objet200" text:anchor-type="as-char" svg:width="4.2cm" svg:height="1.169cm" draw:z-index="268"><draw:object xlink:href="./Object 200" xlink:type="simple" xlink:show="embed" xlink:actuate="onLoad"/><draw:image xlink:href="./ObjectReplacements/Object 200" xlink:type="simple" xlink:show="embed" xlink:actuate="onLoad"/><svg:desc>formule</svg:desc></draw:frame></text:p>
      <text:p text:style-name="P26"/>
      <text:p text:style-name="P5">Cas particulier :</text:p>
      <text:p text:style-name="Standard"><text:span text:style-name="T2">Pour calculer la somme </text:span><text:span text:style-name="T2"><draw:frame draw:style-name="fr7" draw:name="Objet136" text:anchor-type="as-char" svg:width="3.491cm" svg:height="0.467cm" draw:z-index="269"><draw:object xlink:href="./Object 136" xlink:type="simple" xlink:show="embed" xlink:actuate="onLoad"/><draw:image xlink:href="./ObjectReplacements/Object 136" xlink:type="simple" xlink:show="embed" xlink:actuate="onLoad"/></draw:frame></text:span><text:span text:style-name="T2"> des n premiers nombres entiers naturels, on considère la suite </text:span><text:span text:style-name="T2"><draw:frame draw:style-name="fr7" draw:name="Objet137" text:anchor-type="as-char" svg:width="0.88cm" svg:height="0.531cm" draw:z-index="270"><draw:object xlink:href="./Object 137" xlink:type="simple" xlink:show="embed" xlink:actuate="onLoad"/><draw:image xlink:href="./ObjectReplacements/Object 137" xlink:type="simple" xlink:show="embed" xlink:actuate="onLoad"/></draw:frame></text:span><text:span text:style-name="T2"> : 1, 2, 3, … ,n, … </text:span></text:p>
      <text:p text:style-name="Standard"><text:span text:style-name="T2"><draw:frame draw:style-name="fr7" draw:name="Objet138" text:anchor-type="as-char" svg:width="0.88cm" svg:height="0.531cm" draw:z-index="271"><draw:object xlink:href="./Object 138" xlink:type="simple" xlink:show="embed" xlink:actuate="onLoad"/><draw:image xlink:href="./ObjectReplacements/Object 138" xlink:type="simple" xlink:show="embed" xlink:actuate="onLoad"/></draw:frame></text:span><text:span text:style-name="T2"> est une suite arithmétique de raison 1.</text:span></text:p>
      <text:p text:style-name="Standard"><text:span text:style-name="T2">On a donc : </text:span><text:span text:style-name="T2"><draw:frame draw:style-name="fr7" draw:name="Objet139" text:anchor-type="as-char" svg:width="4.673cm" svg:height="1.014cm" draw:z-index="272"><draw:object xlink:href="./Object 139" xlink:type="simple" xlink:show="embed" xlink:actuate="onLoad"/><draw:image xlink:href="./ObjectReplacements/Object 139" xlink:type="simple" xlink:show="embed" xlink:actuate="onLoad"/></draw:frame></text:span></text:p>
      <text:h text:style-name="P67" text:outline-level="1">Suite géométrique</text:h>
      <text:h text:style-name="P71" text:outline-level="2">Formules</text:h>
      <text:p text:style-name="P34">Définition :</text:p>
      <text:p text:style-name="P33">Une suite est <text:span text:style-name="T10">géométrique</text:span> lorsque, à partir du terme initial, l'on passe d'un terme de la suite au terme suivant en multipliant toujours le même nombre <text:span text:style-name="T21">b</text:span> appelé <text:span text:style-name="T10">raison</text:span><text:span text:style-name="T20"> :</text:span></text:p>
      <text:p text:style-name="P33"><text:span text:style-name="T20"><text:tab/>pour tout entier naturel n, </text:span><text:span text:style-name="T20"><draw:frame draw:style-name="fr7" draw:name="Objet141" text:anchor-type="as-char" svg:width="2.21cm" svg:height="0.531cm" draw:z-index="273"><draw:object xlink:href="./Object 141" xlink:type="simple" xlink:show="embed" xlink:actuate="onLoad"/><draw:image xlink:href="./ObjectReplacements/Object 141" xlink:type="simple" xlink:show="embed" xlink:actuate="onLoad"/><svg:desc>formule</svg:desc></draw:frame></text:span><text:span text:style-name="T20">, avec </text:span><text:span text:style-name="T20"><draw:frame draw:style-name="fr7" draw:name="Objet142" text:anchor-type="as-char" svg:width="0.57cm" svg:height="0.531cm" draw:z-index="274"><draw:object xlink:href="./Object 142" xlink:type="simple" xlink:show="embed" xlink:actuate="onLoad"/><draw:image xlink:href="./ObjectReplacements/Object 142" xlink:type="simple" xlink:show="embed" xlink:actuate="onLoad"/><svg:desc>formule</svg:desc></draw:frame></text:span><text:span text:style-name="T20"> donné.</text:span></text:p>
      <text:p text:style-name="P33"><text:span text:style-name="T20">Cette formule est la </text:span><text:span text:style-name="T10">formule de récurrence</text:span><text:span text:style-name="T20"> de la suite.</text:span></text:p>
      <text:p text:style-name="P8"/>
      <text:p text:style-name="P3"><text:span text:style-name="T10">Terme général</text:span><text:span text:style-name="T20"> en fonction de </text:span><text:span text:style-name="T9">n</text:span><text:span text:style-name="T20"> : </text:span><text:span text:style-name="T20"><draw:frame draw:style-name="fr7" draw:name="Objet140" text:anchor-type="as-char" svg:width="2.011cm" svg:height="0.591cm" draw:z-index="275"><draw:object xlink:href="./Object 140" xlink:type="simple" xlink:show="embed" xlink:actuate="onLoad"/><draw:image xlink:href="./ObjectReplacements/Object 140" xlink:type="simple" xlink:show="embed" xlink:actuate="onLoad"/><svg:desc>formule</svg:desc></draw:frame></text:span><text:span text:style-name="T20"> </text:span><text:span text:style-name="T9">(formule explicite)</text:span></text:p>
      <text:p text:style-name="P11"/>
      <text:p text:style-name="P8"><draw:frame draw:style-name="fr8" draw:name="Objet144" text:anchor-type="paragraph" svg:x="12.762cm" svg:y="0.385cm" svg:width="2.011cm" svg:height="0.591cm" draw:z-index="76"><draw:object xlink:href="./Object 144" xlink:type="simple" xlink:show="embed" xlink:actuate="onLoad"/><draw:image xlink:href="./ObjectReplacements/Object 144" xlink:type="simple" xlink:show="embed" xlink:actuate="onLoad"/><svg:desc>formule</svg:desc></draw:frame><draw:frame draw:style-name="fr8" draw:name="Objet145" text:anchor-type="paragraph" svg:x="11.351cm" svg:y="0.45cm" svg:width="0.908cm" svg:height="0.531cm" draw:z-index="77"><draw:object xlink:href="./Object 145" xlink:type="simple" xlink:show="embed" xlink:actuate="onLoad"/><draw:image xlink:href="./ObjectReplacements/Object 145" xlink:type="simple" xlink:show="embed" xlink:actuate="onLoad"/><svg:desc>formule</svg:desc></draw:frame><draw:frame draw:style-name="fr8" draw:name="Objet146" text:anchor-type="paragraph" svg:x="1.201cm" svg:y="0.43cm" svg:width="0.568cm" svg:height="0.531cm" draw:z-index="79"><draw:object xlink:href="./Object 146" xlink:type="simple" xlink:show="embed" xlink:actuate="onLoad"/><draw:image xlink:href="./ObjectReplacements/Object 146" xlink:type="simple" xlink:show="embed" xlink:actuate="onLoad"/><svg:desc>formule</svg:desc></draw:frame><draw:frame draw:style-name="fr8" draw:name="Objet147" text:anchor-type="paragraph" svg:x="2.683cm" svg:y="0.439cm" svg:width="0.564cm" svg:height="0.531cm" draw:z-index="80"><draw:object xlink:href="./Object 147" xlink:type="simple" xlink:show="embed" xlink:actuate="onLoad"/><draw:image xlink:href="./ObjectReplacements/Object 147" xlink:type="simple" xlink:show="embed" xlink:actuate="onLoad"/><svg:desc>formule</svg:desc></draw:frame><draw:frame draw:style-name="fr8" draw:name="Objet148" text:anchor-type="paragraph" svg:x="4.112cm" svg:y="0.441cm" svg:width="0.572cm" svg:height="0.531cm" draw:z-index="81"><draw:object xlink:href="./Object 148" xlink:type="simple" xlink:show="embed" xlink:actuate="onLoad"/><draw:image xlink:href="./ObjectReplacements/Object 148" xlink:type="simple" xlink:show="embed" xlink:actuate="onLoad"/><svg:desc>formule</svg:desc></draw:frame></text:p>
      <text:p text:style-name="P8"/>
      <text:p text:style-name="P14"><draw:g text:anchor-type="paragraph" draw:z-index="75" draw:style-name="gr3"><draw:g draw:style-name="gr4"><draw:line draw:style-name="gr5" draw:text-style-name="P77" svg:x1="0.002cm" svg:y1="0.233cm" svg:x2="14.772cm" svg:y2="0.233cm"><text:p/></draw:line><draw:polygon draw:style-name="gr6" draw:text-style-name="P77" svg:width="0.255cm" svg:height="0.31cm" svg:x="14.516cm" svg:y="0.078cm" svg:viewBox="0 0 256 311" draw:points="256,155 0,311 0,0"><text:p/></draw:polygon></draw:g><draw:line draw:style-name="gr5" draw:text-style-name="P77" svg:x1="0.002cm" svg:y1="0cm" svg:x2="0.002cm" svg:y2="0.466cm"><text:p/></draw:line><draw:line draw:style-name="gr5" draw:text-style-name="P77" svg:x1="1.479cm" svg:y1="0cm" svg:x2="1.479cm" svg:y2="0.466cm"><text:p/></draw:line><draw:line draw:style-name="gr5" draw:text-style-name="P77" svg:x1="2.958cm" svg:y1="0cm" svg:x2="2.958cm" svg:y2="0.466cm"><text:p/></draw:line><draw:line draw:style-name="gr5" draw:text-style-name="P77" svg:x1="4.433cm" svg:y1="0cm" svg:x2="4.433cm" svg:y2="0.466cm"><text:p/></draw:line><draw:line draw:style-name="gr5" draw:text-style-name="P77" svg:x1="5.91cm" svg:y1="0cm" svg:x2="5.91cm" svg:y2="0.466cm"><text:p/></draw:line><draw:line draw:style-name="gr5" draw:text-style-name="P77" svg:x1="7.387cm" svg:y1="0cm" svg:x2="7.387cm" svg:y2="0.466cm"><text:p/></draw:line><draw:line draw:style-name="gr5" draw:text-style-name="P77" svg:x1="8.864cm" svg:y1="0cm" svg:x2="8.864cm" svg:y2="0.466cm"><text:p/></draw:line><draw:line draw:style-name="gr5" draw:text-style-name="P77" svg:x1="10.341cm" svg:y1="0cm" svg:x2="10.341cm" svg:y2="0.466cm"><text:p/></draw:line><draw:line draw:style-name="gr5" draw:text-style-name="P77" svg:x1="11.818cm" svg:y1="0cm" svg:x2="11.818cm" svg:y2="0.466cm"><text:p/></draw:line><draw:line draw:style-name="gr5" draw:text-style-name="P77" svg:x1="13.296cm" svg:y1="0cm" svg:x2="13.296cm" svg:y2="0.466cm"><text:p/></draw:line><draw:line draw:style-name="gr5" draw:text-style-name="P77" svg:x1="14.772cm" svg:y1="0cm" svg:x2="14.772cm" svg:y2="0.466cm"><text:p/></draw:line></draw:g></text:p>
      <text:p text:style-name="Standard"><draw:g text:anchor-type="paragraph" draw:z-index="82" draw:style-name="gr7"><draw:path draw:style-name="gr8" draw:text-style-name="P78" svg:width="1.217cm" svg:height="0.855cm" draw:transform="rotate (-2.55359122859361) translate (2.97687738533711cm 0.184885547302445cm)" svg:viewBox="0 0 1218 856" svg:d="m0 12c296-59 548 119 793 242l220 147 176 212 29 243"><text:p/></draw:path><draw:frame draw:style-name="gr9" draw:text-style-name="P79" svg:width="0.583cm" svg:height="0.491cm" svg:x="1.992cm" svg:y="0.416cm"><draw:text-box><text:p><text:span text:style-name="T24">x</text:span><text:span text:style-name="T25"> </text:span><text:span text:style-name="T23">b</text:span></text:p></draw:text-box></draw:frame><draw:path draw:style-name="gr8" draw:text-style-name="P78" svg:width="1.217cm" svg:height="0.855cm" draw:transform="rotate (-2.55359122859361) translate (4.45954405200377cm 0.184885547302445cm)" svg:viewBox="0 0 1218 856" svg:d="m0 12c296-59 548 119 793 242l220 147 176 213 29 242"><text:p/></draw:path><draw:frame draw:style-name="gr9" draw:text-style-name="P79" svg:width="0.583cm" svg:height="0.491cm" svg:x="3.42cm" svg:y="0.416cm"><draw:text-box><text:p><text:span text:style-name="T24">x</text:span><text:span text:style-name="T25"> </text:span><text:span text:style-name="T23">b</text:span></text:p></draw:text-box></draw:frame><draw:frame draw:style-name="gr9" draw:text-style-name="P79" svg:width="0.583cm" svg:height="0.491cm" svg:x="12.416cm" svg:y="0.358cm"><draw:text-box><text:p><text:span text:style-name="T24">x</text:span><text:span text:style-name="T25"> </text:span><text:span text:style-name="T23">b</text:span></text:p></draw:text-box></draw:frame><draw:path draw:style-name="gr8" draw:text-style-name="P78" svg:width="1.217cm" svg:height="0.855cm" draw:transform="rotate (-2.55359122859361) translate (13.3495440520034cm 0.129677213968357cm)" svg:viewBox="0 0 1218 856" svg:d="m0 12c296-59 548 120 793 242l220 147 176 213 29 242"><text:p/></draw:path><draw:path draw:style-name="gr8" draw:text-style-name="P78" svg:width="1.217cm" svg:height="0.855cm" draw:transform="rotate (-2.55359122859361) translate (11.8668773853371cm 0.129677213969075cm)" svg:viewBox="0 0 1218 856" svg:d="m0 12c296-59 548 119 793 242l220 147 176 213 29 242"><text:p/></draw:path><draw:path draw:style-name="gr10" draw:text-style-name="P78" svg:width="11.773cm" svg:height="0.528cm" svg:x="1.542cm" svg:y="0.889cm" svg:viewBox="0 0 11774 529" svg:d="m11774 0c-233 115-531 220-900 277-292 46-571 84-873 126-310 43-592 53-899 71-325 19-651 35-979 36-353 1-708-8-1059 9s-707 7-1058 9c-342 2-690 0-1032 0-275 0-548 0-820 0-302 0-602-4-900 0-319 4-596-44-899-63-290-18-565-65-794-125-264-69-616-46-794-152l-264-45-291-54-212-53"><text:p/></draw:path></draw:g></text:p>
      <text:p text:style-name="P14"/>
      <text:p text:style-name="P21"/>
      <text:p text:style-name="Standard"><draw:frame draw:style-name="fr8" draw:name="Objet149" text:anchor-type="paragraph" svg:x="6.668cm" svg:y="-0.104cm" svg:width="0.915cm" svg:height="0.527cm" draw:z-index="83"><draw:object xlink:href="./Object 149" xlink:type="simple" xlink:show="embed" xlink:actuate="onLoad"/><draw:image xlink:href="./ObjectReplacements/Object 149" xlink:type="simple" xlink:show="embed" xlink:actuate="onLoad"/><svg:desc>formule</svg:desc></draw:frame></text:p>
      <text:p text:style-name="Standard"/>
      <text:p text:style-name="P15">Remarque :</text:p>
      <text:p text:style-name="Standard"><text:span text:style-name="T9">b</text:span><text:span text:style-name="T20"> est le coefficient multiplicateur entre deux termes consécutifs et l'accroissement est :</text:span></text:p>
      <text:p text:style-name="Standard"><text:span text:style-name="T20"><draw:frame draw:style-name="fr7" draw:name="Objet143" text:anchor-type="as-char" svg:width="5.819cm" svg:height="0.531cm" draw:z-index="276"><draw:object xlink:href="./Object 143" xlink:type="simple" xlink:show="embed" xlink:actuate="onLoad"/><draw:image xlink:href="./ObjectReplacements/Object 143" xlink:type="simple" xlink:show="embed" xlink:actuate="onLoad"/></draw:frame></text:span><text:span text:style-name="T20">.</text:span></text:p>
      <text:p text:style-name="Standard"><text:span text:style-name="T20">Lorsque </text:span><text:span text:style-name="T9">b</text:span><text:span text:style-name="T20"> = 1, la suite est constante.</text:span></text:p>
      <text:p text:style-name="P22"><text:soft-page-break/>Exemples :</text:p>
      <text:list xml:id="list41334238" text:style-name="L18">
        <text:list-item>
          <text:p text:style-name="P55"><text:span text:style-name="T4">Soit </text:span><text:span text:style-name="T2"><draw:frame draw:style-name="fr7" draw:name="Objet150" text:anchor-type="as-char" svg:width="0.923cm" svg:height="0.531cm" draw:z-index="140"><draw:object xlink:href="./Object 150" xlink:type="simple" xlink:show="embed" xlink:actuate="onLoad"/><draw:image xlink:href="./ObjectReplacements/Object 150" xlink:type="simple" xlink:show="embed" xlink:actuate="onLoad"/></draw:frame></text:span><text:span text:style-name="T2"> la suite définie par : </text:span><text:span text:style-name="T2"><draw:frame draw:style-name="fr7" draw:name="Objet151" text:anchor-type="as-char" svg:width="1.321cm" svg:height="0.591cm" draw:z-index="141"><draw:object xlink:href="./Object 151" xlink:type="simple" xlink:show="embed" xlink:actuate="onLoad"/><draw:image xlink:href="./ObjectReplacements/Object 151" xlink:type="simple" xlink:show="embed" xlink:actuate="onLoad"/></draw:frame></text:span><text:span text:style-name="T2">. </text:span></text:p>
          <text:p text:style-name="P55">Il s'agit d'une suite géométrique de raison 3.</text:p>
          <text:p text:style-name="P55"><text:span text:style-name="T2"><draw:frame draw:style-name="fr7" draw:name="Objet160" text:anchor-type="as-char" svg:width="1.178cm" svg:height="0.531cm" draw:z-index="143"><draw:object xlink:href="./Object 160" xlink:type="simple" xlink:show="embed" xlink:actuate="onLoad"/><draw:image xlink:href="./ObjectReplacements/Object 160" xlink:type="simple" xlink:show="embed" xlink:actuate="onLoad"/></draw:frame></text:span><text:span text:style-name="T2">, </text:span><text:span text:style-name="T2"><draw:frame draw:style-name="fr7" draw:name="Objet161" text:anchor-type="as-char" svg:width="1.177cm" svg:height="0.531cm" draw:z-index="144"><draw:object xlink:href="./Object 161" xlink:type="simple" xlink:show="embed" xlink:actuate="onLoad"/><draw:image xlink:href="./ObjectReplacements/Object 161" xlink:type="simple" xlink:show="embed" xlink:actuate="onLoad"/></draw:frame></text:span><text:span text:style-name="T2">, </text:span><text:span text:style-name="T2"><draw:frame draw:style-name="fr7" draw:name="Objet162" text:anchor-type="as-char" svg:width="1.185cm" svg:height="0.531cm" draw:z-index="147"><draw:object xlink:href="./Object 162" xlink:type="simple" xlink:show="embed" xlink:actuate="onLoad"/><draw:image xlink:href="./ObjectReplacements/Object 162" xlink:type="simple" xlink:show="embed" xlink:actuate="onLoad"/></draw:frame></text:span><text:span text:style-name="T2">, </text:span><text:span text:style-name="T2"><draw:frame draw:style-name="fr7" draw:name="Objet163" text:anchor-type="as-char" svg:width="1.399cm" svg:height="0.531cm" draw:z-index="148"><draw:object xlink:href="./Object 163" xlink:type="simple" xlink:show="embed" xlink:actuate="onLoad"/><draw:image xlink:href="./ObjectReplacements/Object 163" xlink:type="simple" xlink:show="embed" xlink:actuate="onLoad"/></draw:frame></text:span><text:span text:style-name="T2">, … <text:s/></text:span></text:p>
        </text:list-item>
      </text:list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25"><draw:frame draw:style-name="fr7" draw:name="Objet152" text:anchor-type="as-char" svg:width="1.321cm" svg:height="0.591cm" draw:z-index="168"><draw:object xlink:href="./Object 152" xlink:type="simple" xlink:show="embed" xlink:actuate="onLoad"/><draw:image xlink:href="./ObjectReplacements/Object 152" xlink:type="simple" xlink:show="embed" xlink:actuate="onLoad"/><svg:desc>formule</svg:desc></draw:frame></text:p>
            <text:p text:style-name="P25"><draw:frame draw:style-name="fr3" draw:name="images15" text:anchor-type="paragraph" svg:width="5.798cm" svg:height="9.751cm" draw:z-index="85"><draw:image xlink:href="Pictures/2000000700002E1900004D8BAF737D98.svm" xlink:type="simple" xlink:show="embed" xlink:actuate="onLoad"/></draw:frame></text:p>
          </table:table-cell>
          <table:table-cell table:style-name="Tableau8.B1" office:value-type="string">
            <text:p text:style-name="P25"><draw:frame draw:style-name="fr7" draw:name="Objet153" text:anchor-type="as-char" svg:width="2.506cm" svg:height="1.192cm" draw:z-index="170"><draw:object xlink:href="./Object 153" xlink:type="simple" xlink:show="embed" xlink:actuate="onLoad"/><draw:image xlink:href="./ObjectReplacements/Object 153" xlink:type="simple" xlink:show="embed" xlink:actuate="onLoad"/></draw:frame></text:p>
            <text:p text:style-name="Table_20_Contents"><draw:frame draw:style-name="fr3" draw:name="images14" text:anchor-type="paragraph" svg:width="7.862cm" svg:height="9.126cm" draw:z-index="84"><draw:image xlink:href="Pictures/20000007000037DD000040D98D257D02.svm" xlink:type="simple" xlink:show="embed" xlink:actuate="onLoad"/></draw:frame></text:p>
          </table:table-cell>
        </table:table-row>
      </table:table>
      <text:list xml:id="list41323587" text:continue-list="list41328781" text:style-name="L4">
        <text:list-item>
          <text:p text:style-name="P40"><text:span text:style-name="T2"><draw:frame draw:style-name="fr7" draw:name="Objet154" text:anchor-type="as-char" svg:width="0.961cm" svg:height="0.531cm" draw:z-index="149"><draw:object xlink:href="./Object 154" xlink:type="simple" xlink:show="embed" xlink:actuate="onLoad"/><draw:image xlink:href="./ObjectReplacements/Object 154" xlink:type="simple" xlink:show="embed" xlink:actuate="onLoad"/><svg:desc>formule</svg:desc></draw:frame></text:span><text:span text:style-name="T2"> est une suite géométrique de raison 0,8 telle que </text:span><text:span text:style-name="T2"><draw:frame draw:style-name="fr7" draw:name="Objet155" text:anchor-type="as-char" svg:width="1.229cm" svg:height="0.531cm" draw:z-index="150"><draw:object xlink:href="./Object 155" xlink:type="simple" xlink:show="embed" xlink:actuate="onLoad"/><draw:image xlink:href="./ObjectReplacements/Object 155" xlink:type="simple" xlink:show="embed" xlink:actuate="onLoad"/></draw:frame></text:span><text:span text:style-name="T2">.</text:span></text:p>
          <text:p text:style-name="P40"><text:span text:style-name="T2"><draw:frame draw:style-name="fr7" draw:name="Objet164" text:anchor-type="as-char" svg:width="1.229cm" svg:height="0.531cm" draw:z-index="158"><draw:object xlink:href="./Object 164" xlink:type="simple" xlink:show="embed" xlink:actuate="onLoad"/><draw:image xlink:href="./ObjectReplacements/Object 164" xlink:type="simple" xlink:show="embed" xlink:actuate="onLoad"/></draw:frame></text:span><text:span text:style-name="T2">, </text:span><text:span text:style-name="T2"><draw:frame draw:style-name="fr7" draw:name="Objet165" text:anchor-type="as-char" svg:width="1.529cm" svg:height="0.531cm" draw:z-index="159"><draw:object xlink:href="./Object 165" xlink:type="simple" xlink:show="embed" xlink:actuate="onLoad"/><draw:image xlink:href="./ObjectReplacements/Object 165" xlink:type="simple" xlink:show="embed" xlink:actuate="onLoad"/></draw:frame></text:span><text:span text:style-name="T2">, </text:span><text:span text:style-name="T2"><draw:frame draw:style-name="fr7" draw:name="Objet166" text:anchor-type="as-char" svg:width="1.75cm" svg:height="0.531cm" draw:z-index="167"><draw:object xlink:href="./Object 166" xlink:type="simple" xlink:show="embed" xlink:actuate="onLoad"/><draw:image xlink:href="./ObjectReplacements/Object 166" xlink:type="simple" xlink:show="embed" xlink:actuate="onLoad"/></draw:frame></text:span><text:span text:style-name="T2">, … </text:span></text:p>
        </text:list-item>
      </text:list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5"><draw:frame draw:style-name="fr7" draw:name="Objet167" text:anchor-type="as-char" svg:width="2.261cm" svg:height="0.591cm" draw:z-index="171"><draw:object xlink:href="./Object 167" xlink:type="simple" xlink:show="embed" xlink:actuate="onLoad"/><draw:image xlink:href="./ObjectReplacements/Object 167" xlink:type="simple" xlink:show="embed" xlink:actuate="onLoad"/></draw:frame></text:p>
            <text:p text:style-name="Table_20_Contents"><draw:frame draw:style-name="fr6" draw:name="images16" text:anchor-type="paragraph" svg:width="8.306cm" svg:height="6.463cm" draw:z-index="86"><draw:image xlink:href="Pictures/20000007000042050000335F6D04F86B.svm" xlink:type="simple" xlink:show="embed" xlink:actuate="onLoad"/></draw:frame></text:p>
          </table:table-cell>
          <table:table-cell table:style-name="Tableau9.B1" office:value-type="string">
            <text:p text:style-name="P25"><draw:frame draw:style-name="fr7" draw:name="Objet168" text:anchor-type="as-char" svg:width="3.027cm" svg:height="1.192cm" draw:z-index="178"><draw:object xlink:href="./Object 168" xlink:type="simple" xlink:show="embed" xlink:actuate="onLoad"/><draw:image xlink:href="./ObjectReplacements/Object 168" xlink:type="simple" xlink:show="embed" xlink:actuate="onLoad"/></draw:frame></text:p>
            <text:p text:style-name="Table_20_Contents"><draw:frame draw:style-name="fr3" draw:name="images17" text:anchor-type="paragraph" svg:width="5.974cm" svg:height="5.846cm" draw:z-index="87"><draw:image xlink:href="Pictures/200000070000407500003F17BFFB5EC4.svm" xlink:type="simple" xlink:show="embed" xlink:actuate="onLoad"/></draw:frame></text:p>
          </table:table-cell>
        </table:table-row>
      </table:table>
      <text:p text:style-name="P3"/>
      <text:p text:style-name="P3"/>
      <text:h text:style-name="P69" text:outline-level="2"><text:soft-page-break/>Sens de variation</text:h>
      <text:p text:style-name="P34">Propriétés :</text:p>
      <text:p text:style-name="P36">Pour une suite géométrique de terme <draw:frame draw:style-name="fr7" draw:name="Objet231" text:anchor-type="as-char" svg:width="0.568cm" svg:height="0.531cm" draw:z-index="132"><draw:object xlink:href="./Object 231" xlink:type="simple" xlink:show="embed" xlink:actuate="onLoad"/><draw:image xlink:href="./ObjectReplacements/Object 231" xlink:type="simple" xlink:show="embed" xlink:actuate="onLoad"/></draw:frame> positif :</text:p>
      <text:list xml:id="list41308209" text:continue-list="list41334280" text:style-name="L16">
        <text:list-item>
          <text:p text:style-name="P61">Si la raison est strictement <text:span text:style-name="T10">supérieure à 1</text:span> alors la suite géométrique est <text:span text:style-name="T10">croissante</text:span>.</text:p>
        </text:list-item>
        <text:list-item>
          <text:p text:style-name="P61">Si la raison est <text:span text:style-name="T10">comprise entre 0 et 1</text:span> alors la suite géométrique est <text:span text:style-name="T10">décroissante</text:span>.</text:p>
        </text:list-item>
      </text:list>
      <text:p text:style-name="P5"/>
      <text:p text:style-name="P22">Exemples :</text:p>
      <text:list xml:id="list41323491" text:continue-list="list41334238" text:style-name="L18">
        <text:list-item>
          <text:p text:style-name="P75"><text:span text:style-name="T4">La suite </text:span><text:span text:style-name="T2"><draw:frame draw:style-name="fr7" draw:name="Objet169" text:anchor-type="as-char" svg:width="0.923cm" svg:height="0.531cm" draw:z-index="133"><draw:object xlink:href="./Object 169" xlink:type="simple" xlink:show="embed" xlink:actuate="onLoad"/><draw:image xlink:href="./ObjectReplacements/Object 169" xlink:type="simple" xlink:show="embed" xlink:actuate="onLoad"/><svg:desc>formule</svg:desc></draw:frame></text:span><text:span text:style-name="T2"> définie par : </text:span><text:span text:style-name="T2"><draw:frame draw:style-name="fr7" draw:name="Objet170" text:anchor-type="as-char" svg:width="1.321cm" svg:height="0.591cm" draw:z-index="134"><draw:object xlink:href="./Object 170" xlink:type="simple" xlink:show="embed" xlink:actuate="onLoad"/><draw:image xlink:href="./ObjectReplacements/Object 170" xlink:type="simple" xlink:show="embed" xlink:actuate="onLoad"/><svg:desc>formule</svg:desc></draw:frame></text:span><text:span text:style-name="T2"> est croissante (sa raison est 3 et </text:span><text:span text:style-name="T2"><draw:frame draw:style-name="fr7" draw:name="Objet232" text:anchor-type="as-char" svg:width="1.178cm" svg:height="0.531cm" draw:z-index="135"><draw:object xlink:href="./Object 232" xlink:type="simple" xlink:show="embed" xlink:actuate="onLoad"/><draw:image xlink:href="./ObjectReplacements/Object 232" xlink:type="simple" xlink:show="embed" xlink:actuate="onLoad"/></draw:frame></text:span><text:span text:style-name="T2">)</text:span></text:p>
        </text:list-item>
        <text:list-item>
          <text:p text:style-name="P55"><text:span text:style-name="T2">La suite géométrique </text:span><text:span text:style-name="T2"><draw:frame draw:style-name="fr7" draw:name="Objet171" text:anchor-type="as-char" svg:width="0.961cm" svg:height="0.531cm" draw:z-index="174"><draw:object xlink:href="./Object 171" xlink:type="simple" xlink:show="embed" xlink:actuate="onLoad"/><draw:image xlink:href="./ObjectReplacements/Object 171" xlink:type="simple" xlink:show="embed" xlink:actuate="onLoad"/><svg:desc>formule</svg:desc></draw:frame></text:span><text:span text:style-name="T2"> de raison 0,8 et de premier terme 2 est décroissante.</text:span></text:p>
        </text:list-item>
      </text:list>
      <text:p text:style-name="P3"/>
      <text:h text:style-name="P71" text:outline-level="2">Somme des termes consécutifs</text:h>
      <text:p text:style-name="P34">Théorème :</text:p>
      <text:p text:style-name="P32"><text:span text:style-name="T2">La somme de termes consécutifs d'une suite géométrique de raison </text:span><text:span text:style-name="T3">b</text:span><text:span text:style-name="T14">≠</text:span>1<text:span text:style-name="T2"> est :</text:span></text:p>
      <text:p text:style-name="P35"><draw:frame draw:style-name="fr7" draw:name="Objet172" text:anchor-type="as-char" svg:width="6.511cm" svg:height="1.058cm" draw:z-index="181"><draw:object xlink:href="./Object 172" xlink:type="simple" xlink:show="embed" xlink:actuate="onLoad"/><draw:image xlink:href="./ObjectReplacements/Object 172" xlink:type="simple" xlink:show="embed" xlink:actuate="onLoad"/><svg:desc>formule</svg:desc></draw:frame></text:p>
      <text:p text:style-name="P35"><draw:frame draw:style-name="fr7" draw:name="Objet173" text:anchor-type="as-char" svg:width="13.053cm" svg:height="0.972cm" draw:z-index="184"><draw:object xlink:href="./Object 173" xlink:type="simple" xlink:show="embed" xlink:actuate="onLoad"/><draw:image xlink:href="./ObjectReplacements/Object 173" xlink:type="simple" xlink:show="embed" xlink:actuate="onLoad"/><svg:desc>formule</svg:desc></draw:frame></text:p>
      <text:p text:style-name="P7"/>
      <text:p text:style-name="P12">Démonstration :</text:p>
      <text:p text:style-name="Standard"><text:span text:style-name="T2">Soit </text:span><text:span text:style-name="T2"><draw:frame draw:style-name="fr7" draw:name="Objet175" text:anchor-type="as-char" svg:width="0.88cm" svg:height="0.531cm" draw:z-index="185"><draw:object xlink:href="./Object 175" xlink:type="simple" xlink:show="embed" xlink:actuate="onLoad"/><draw:image xlink:href="./ObjectReplacements/Object 175" xlink:type="simple" xlink:show="embed" xlink:actuate="onLoad"/><svg:desc>formule</svg:desc></draw:frame></text:span><text:span text:style-name="T2"> la suite géométrique de raison</text:span><text:span text:style-name="T3"> b</text:span><text:span text:style-name="T2">. Donc </text:span><text:span text:style-name="T2"><draw:frame draw:style-name="fr7" draw:name="Objet176" text:anchor-type="as-char" svg:width="2.277cm" svg:height="0.531cm" draw:z-index="186"><draw:object xlink:href="./Object 176" xlink:type="simple" xlink:show="embed" xlink:actuate="onLoad"/><draw:image xlink:href="./ObjectReplacements/Object 176" xlink:type="simple" xlink:show="embed" xlink:actuate="onLoad"/></draw:frame></text:span><text:span text:style-name="T2"> pour tout </text:span><text:span text:style-name="T3">p</text:span><text:span text:style-name="T14">∈</text:span><text:span text:style-name="T1">ℕ.</text:span></text:p>
      <text:p text:style-name="P7"><text:tab/><draw:frame draw:style-name="fr7" draw:name="Objet174" text:anchor-type="as-char" svg:width="5.454cm" svg:height="1.192cm" draw:z-index="187"><draw:object xlink:href="./Object 174" xlink:type="simple" xlink:show="embed" xlink:actuate="onLoad"/><draw:image xlink:href="./ObjectReplacements/Object 174" xlink:type="simple" xlink:show="embed" xlink:actuate="onLoad"/></draw:frame></text:p>
      <text:p text:style-name="P16"><text:tab/><draw:frame draw:style-name="fr7" draw:name="Objet177" text:anchor-type="as-char" svg:width="5.711cm" svg:height="1.192cm" draw:z-index="188"><draw:object xlink:href="./Object 177" xlink:type="simple" xlink:show="embed" xlink:actuate="onLoad"/><draw:image xlink:href="./ObjectReplacements/Object 177" xlink:type="simple" xlink:show="embed" xlink:actuate="onLoad"/><svg:desc>formule</svg:desc></draw:frame></text:p>
      <text:p text:style-name="P16"><text:tab/><draw:frame draw:style-name="fr7" draw:name="Objet178" text:anchor-type="as-char" svg:width="5.904cm" svg:height="1.192cm" draw:z-index="189"><draw:object xlink:href="./Object 178" xlink:type="simple" xlink:show="embed" xlink:actuate="onLoad"/><draw:image xlink:href="./ObjectReplacements/Object 178" xlink:type="simple" xlink:show="embed" xlink:actuate="onLoad"/><svg:desc>formule</svg:desc></draw:frame></text:p>
      <text:p text:style-name="P16">En soustrayant terme à terme, on obtient :</text:p>
      <text:p text:style-name="P16"><text:tab/><draw:frame draw:style-name="fr7" draw:name="Objet179" text:anchor-type="as-char" svg:width="7.809cm" svg:height="0.531cm" draw:z-index="190"><draw:object xlink:href="./Object 179" xlink:type="simple" xlink:show="embed" xlink:actuate="onLoad"/><draw:image xlink:href="./ObjectReplacements/Object 179" xlink:type="simple" xlink:show="embed" xlink:actuate="onLoad"/></draw:frame></text:p>
      <text:p text:style-name="Standard"><text:span text:style-name="T20">Donc </text:span><text:span text:style-name="T20"><draw:frame draw:style-name="fr7" draw:name="Objet180" text:anchor-type="as-char" svg:width="5.56cm" svg:height="0.591cm" draw:z-index="191"><draw:object xlink:href="./Object 180" xlink:type="simple" xlink:show="embed" xlink:actuate="onLoad"/><draw:image xlink:href="./ObjectReplacements/Object 180" xlink:type="simple" xlink:show="embed" xlink:actuate="onLoad"/></draw:frame></text:span></text:p>
      <text:p text:style-name="Standard"><text:span text:style-name="T20">Ainsi </text:span><text:span text:style-name="T20"><draw:frame draw:style-name="fr7" draw:name="Objet181" text:anchor-type="as-char" svg:width="3.918cm" svg:height="0.591cm" draw:z-index="192"><draw:object xlink:href="./Object 181" xlink:type="simple" xlink:show="embed" xlink:actuate="onLoad"/><draw:image xlink:href="./ObjectReplacements/Object 181" xlink:type="simple" xlink:show="embed" xlink:actuate="onLoad"/></draw:frame></text:span><text:span text:style-name="T20"> et </text:span><text:span text:style-name="T20"><draw:frame draw:style-name="fr7" draw:name="Objet182" text:anchor-type="as-char" svg:width="2.893cm" svg:height="1.058cm" draw:z-index="193"><draw:object xlink:href="./Object 182" xlink:type="simple" xlink:show="embed" xlink:actuate="onLoad"/><draw:image xlink:href="./ObjectReplacements/Object 182" xlink:type="simple" xlink:show="embed" xlink:actuate="onLoad"/></draw:frame></text:span><text:span text:style-name="T20">.</text:span></text:p>
      <text:p text:style-name="P16">On utilise la notation suivante :</text:p>
      <text:p text:style-name="P29"><draw:frame draw:style-name="fr7" draw:name="Objet199" text:anchor-type="as-char" svg:width="3.588cm" svg:height="1.139cm" draw:z-index="195"><draw:object xlink:href="./Object 199" xlink:type="simple" xlink:show="embed" xlink:actuate="onLoad"/><draw:image xlink:href="./ObjectReplacements/Object 199" xlink:type="simple" xlink:show="embed" xlink:actuate="onLoad"/></draw:frame></text:p>
      <text:p text:style-name="P28"/>
      <text:p text:style-name="P16"/>
      <text:p text:style-name="P22">Remarque :</text:p>
      <text:p text:style-name="P23"><text:span text:style-name="T20">Si </text:span><text:span text:style-name="T9">b</text:span><text:span text:style-name="T20">=1 alors </text:span><text:span text:style-name="T20"><draw:frame draw:style-name="fr7" draw:name="Objet183" text:anchor-type="as-char" svg:width="0.88cm" svg:height="0.531cm" draw:z-index="197"><draw:object xlink:href="./Object 183" xlink:type="simple" xlink:show="embed" xlink:actuate="onLoad"/><draw:image xlink:href="./ObjectReplacements/Object 183" xlink:type="simple" xlink:show="embed" xlink:actuate="onLoad"/></draw:frame></text:span><text:span text:style-name="T20"> est une suite stationnaire et donc </text:span><text:span text:style-name="T20"><draw:frame draw:style-name="fr7" draw:name="Objet184" text:anchor-type="as-char" svg:width="2.32cm" svg:height="0.531cm" draw:z-index="198"><draw:object xlink:href="./Object 184" xlink:type="simple" xlink:show="embed" xlink:actuate="onLoad"/><draw:image xlink:href="./ObjectReplacements/Object 184" xlink:type="simple" xlink:show="embed" xlink:actuate="onLoad"/></draw:frame></text:span><text:span text:style-name="T20">.</text:span></text:p>
      <text:p text:style-name="P24"/>
      <text:h text:style-name="P68" text:outline-level="1">Applications</text:h>
      <text:p text:style-name="Standard"><text:span text:style-name="T20">Soit </text:span><text:span text:style-name="T20"><draw:frame draw:style-name="fr7" draw:name="Objet185" text:anchor-type="as-char" svg:width="0.88cm" svg:height="0.531cm" draw:z-index="104"><draw:object xlink:href="./Object 185" xlink:type="simple" xlink:show="embed" xlink:actuate="onLoad"/><draw:image xlink:href="./ObjectReplacements/Object 185" xlink:type="simple" xlink:show="embed" xlink:actuate="onLoad"/></draw:frame></text:span><text:span text:style-name="T20"> une suite à termes positifs :</text:span></text:p>
      <text:list xml:id="list41321730" text:style-name="L19">
        <text:list-item>
          <text:p text:style-name="P56"><text:span text:style-name="T20">la </text:span><text:span text:style-name="T10">variation absolue</text:span><text:span text:style-name="T20"> entre deux termes consécutifs est </text:span><text:span text:style-name="T20"><draw:frame draw:style-name="fr7" draw:name="Objet186" text:anchor-type="as-char" svg:width="1.63cm" svg:height="0.531cm" draw:z-index="105"><draw:object xlink:href="./Object 186" xlink:type="simple" xlink:show="embed" xlink:actuate="onLoad"/><draw:image xlink:href="./ObjectReplacements/Object 186" xlink:type="simple" xlink:show="embed" xlink:actuate="onLoad"/></draw:frame></text:span><text:span text:style-name="T20">.</text:span></text:p>
        </text:list-item>
        <text:list-item>
          <text:p text:style-name="P56"><text:span text:style-name="T20">le </text:span><text:span text:style-name="T10">coefficient multiplicateur</text:span><text:span text:style-name="T20"> d'un terme et de son précédent est </text:span><text:span text:style-name="T20"><draw:frame draw:style-name="fr7" draw:name="Objet187" text:anchor-type="as-char" svg:width="1cm" svg:height="1.125cm" draw:z-index="106"><draw:object xlink:href="./Object 187" xlink:type="simple" xlink:show="embed" xlink:actuate="onLoad"/><draw:image xlink:href="./ObjectReplacements/Object 187" xlink:type="simple" xlink:show="embed" xlink:actuate="onLoad"/></draw:frame></text:span><text:span text:style-name="T20">.</text:span></text:p>
        </text:list-item>
        <text:list-item>
          <text:p text:style-name="P56"><text:span text:style-name="T20">la </text:span><text:span text:style-name="T10">variation relative</text:span><text:span text:style-name="T20"> de deux termes consécutifs est </text:span><text:span text:style-name="T20"><draw:frame draw:style-name="fr7" draw:name="Objet188" text:anchor-type="as-char" svg:width="3.427cm" svg:height="1.125cm" draw:z-index="107"><draw:object xlink:href="./Object 188" xlink:type="simple" xlink:show="embed" xlink:actuate="onLoad"/><draw:image xlink:href="./ObjectReplacements/Object 188" xlink:type="simple" xlink:show="embed" xlink:actuate="onLoad"/></draw:frame></text:span><text:span text:style-name="T20">.</text:span></text:p>
        </text:list-item>
      </text:list>
      <text:h text:style-name="P70" text:outline-level="2">Nature des suites</text:h>
      <text:list xml:id="list41320974" text:style-name="L20">
        <text:list-item>
          <text:p text:style-name="P66"><text:span text:style-name="T20">Une suite </text:span><text:span text:style-name="T20"><draw:frame draw:style-name="fr7" draw:name="Objet189" text:anchor-type="as-char" svg:width="0.88cm" svg:height="0.531cm" draw:z-index="108"><draw:object xlink:href="./Object 189" xlink:type="simple" xlink:show="embed" xlink:actuate="onLoad"/><draw:image xlink:href="./ObjectReplacements/Object 189" xlink:type="simple" xlink:show="embed" xlink:actuate="onLoad"/></draw:frame></text:span><text:span text:style-name="T20"> est </text:span><text:span text:style-name="T10">arithmétique</text:span><text:span text:style-name="T20"> si, et seulement si, la </text:span><text:span text:style-name="T10">variation absolue</text:span><text:span text:style-name="T20"> entre deux termes consécutifs </text:span><text:span text:style-name="T20"><draw:frame draw:style-name="fr7" draw:name="Objet190" text:anchor-type="as-char" svg:width="1.63cm" svg:height="0.531cm" draw:z-index="109"><draw:object xlink:href="./Object 190" xlink:type="simple" xlink:show="embed" xlink:actuate="onLoad"/><draw:image xlink:href="./ObjectReplacements/Object 190" xlink:type="simple" xlink:show="embed" xlink:actuate="onLoad"/></draw:frame></text:span><text:span text:style-name="T20"> est </text:span><text:span text:style-name="T10">constante.</text:span></text:p>
        </text:list-item>
        <text:list-item>
          <text:p text:style-name="P66"><text:span text:style-name="T20">Une suite </text:span><text:span text:style-name="T20"><draw:frame draw:style-name="fr7" draw:name="Objet191" text:anchor-type="as-char" svg:width="0.88cm" svg:height="0.531cm" draw:z-index="110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20"> est </text:span><text:span text:style-name="T10">géométrique</text:span><text:span text:style-name="T20"> si, et seulement si, le </text:span><text:span text:style-name="T10">coefficient multiplicateur</text:span><text:span text:style-name="T20"> entre deux termes consécutifs </text:span><text:span text:style-name="T20"><draw:frame draw:style-name="fr7" draw:name="Objet192" text:anchor-type="as-char" svg:width="0.998cm" svg:height="1.125cm" draw:z-index="111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20"> (ou la variation relative </text:span><text:span text:style-name="T20"><draw:frame draw:style-name="fr7" draw:name="Objet193" text:anchor-type="as-char" svg:width="1.72cm" svg:height="1.125cm" draw:z-index="112"><draw:object xlink:href="./Object 193" xlink:type="simple" xlink:show="embed" xlink:actuate="onLoad"/><draw:image xlink:href="./ObjectReplacements/Object 193" xlink:type="simple" xlink:show="embed" xlink:actuate="onLoad"/><svg:desc>formule</svg:desc></draw:frame></text:span><text:span text:style-name="T20">) est </text:span><text:span text:style-name="T10">constant</text:span><text:span text:style-name="T20">.</text:span></text:p>
        </text:list-item>
      </text:list>
      <text:p text:style-name="P16"/>
      <text:p text:style-name="P15">Exemples :</text:p>
      <text:list xml:id="list41327378" text:style-name="L21">
        <text:list-item>
          <text:p text:style-name="P59">Une production de 5000 tonnes augmente de 200 tonnes par mois : la variation absolue est constante.</text:p>
          <text:p text:style-name="P57"><text:span text:style-name="T20">Donc la production suit une loi arithmétique de raison </text:span><text:span text:style-name="T9">a </text:span><text:span text:style-name="T20">= 200 et de terme initial </text:span><text:span text:style-name="T20"><draw:frame draw:style-name="fr7" draw:name="Objet194" text:anchor-type="as-char" svg:width="1.773cm" svg:height="0.531cm" draw:z-index="213"><draw:object xlink:href="./Object 194" xlink:type="simple" xlink:show="embed" xlink:actuate="onLoad"/><draw:image xlink:href="./ObjectReplacements/Object 194" xlink:type="simple" xlink:show="embed" xlink:actuate="onLoad"/></draw:frame></text:span><text:span text:style-name="T20">.</text:span></text:p>
          <text:p text:style-name="P57"><text:span text:style-name="T20">D'où le terme général : </text:span><text:span text:style-name="T20"><draw:frame draw:style-name="fr7" draw:name="Objet195" text:anchor-type="as-char" svg:width="4.588cm" svg:height="0.531cm" draw:z-index="214"><draw:object xlink:href="./Object 195" xlink:type="simple" xlink:show="embed" xlink:actuate="onLoad"/><draw:image xlink:href="./ObjectReplacements/Object 195" xlink:type="simple" xlink:show="embed" xlink:actuate="onLoad"/></draw:frame></text:span><text:span text:style-name="T20">.</text:span></text:p>
          <text:p text:style-name="P59"/>
        </text:list-item>
        <text:list-item>
          <text:p text:style-name="P59">Une production de 5000 tonnes augmente de 4 % par mois : la variation relative est constante.</text:p>
          <text:p text:style-name="P57"><text:span text:style-name="T20">Donc la production suit une loi géométrique de raison </text:span><text:span text:style-name="T20"><draw:frame draw:style-name="fr7" draw:name="Objet196" text:anchor-type="as-char" svg:width="3.168cm" svg:height="0.998cm" draw:z-index="215"><draw:object xlink:href="./Object 196" xlink:type="simple" xlink:show="embed" xlink:actuate="onLoad"/><draw:image xlink:href="./ObjectReplacements/Object 196" xlink:type="simple" xlink:show="embed" xlink:actuate="onLoad"/></draw:frame></text:span><text:span text:style-name="T20"> et de terme initial </text:span><text:span text:style-name="T20"><draw:frame draw:style-name="fr7" draw:name="Objet197" text:anchor-type="as-char" svg:width="1.759cm" svg:height="0.531cm" draw:z-index="216"><draw:object xlink:href="./Object 197" xlink:type="simple" xlink:show="embed" xlink:actuate="onLoad"/><draw:image xlink:href="./ObjectReplacements/Object 197" xlink:type="simple" xlink:show="embed" xlink:actuate="onLoad"/></draw:frame></text:span><text:span text:style-name="T20">.</text:span></text:p>
          <text:p text:style-name="P57"><text:span text:style-name="T20">D'où le terme général : </text:span><text:span text:style-name="T20"><draw:frame draw:style-name="fr7" draw:name="Objet198" text:anchor-type="as-char" svg:width="4.429cm" svg:height="0.591cm" draw:z-index="217"><draw:object xlink:href="./Object 198" xlink:type="simple" xlink:show="embed" xlink:actuate="onLoad"/><draw:image xlink:href="./ObjectReplacements/Object 198" xlink:type="simple" xlink:show="embed" xlink:actuate="onLoad"/></draw:frame></text:span><text:span text:style-name="T20">.</text:span></text:p>
        </text:list-item>
      </text:list>
      <text:h text:style-name="P70" text:outline-level="2">Capitaux</text:h>
      <text:p text:style-name="Standard"><text:span text:style-name="T20">Un capital </text:span><text:span text:style-name="T20"><draw:frame draw:style-name="fr7" draw:name="Objet201" text:anchor-type="as-char" svg:width="0.653cm" svg:height="0.531cm" draw:z-index="218"><draw:object xlink:href="./Object 201" xlink:type="simple" xlink:show="embed" xlink:actuate="onLoad"/><draw:image xlink:href="./ObjectReplacements/Object 201" xlink:type="simple" xlink:show="embed" xlink:actuate="onLoad"/></draw:frame></text:span><text:span text:style-name="T20"> est placé au taux annuel </text:span><text:span text:style-name="T9">t </text:span><text:span text:style-name="T20">%.</text:span></text:p>
      <text:p text:style-name="P16">Il y a deux possibilités de placement.</text:p>
      <text:p text:style-name="P16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7">À intérêts simples</text:p>
            <text:p text:style-name="P16">Chaque année, les intérêts se calculent sur le capital placé au départ :</text:p>
            <text:p text:style-name="P16"><draw:frame draw:style-name="fr7" draw:name="Objet202" text:anchor-type="as-char" svg:width="3.699cm" svg:height="0.998cm" draw:z-index="219"><draw:object xlink:href="./Object 210" xlink:type="simple" xlink:show="embed" xlink:actuate="onLoad"/><draw:image xlink:href="./ObjectReplacements/Object 210" xlink:type="simple" xlink:show="embed" xlink:actuate="onLoad"/><svg:desc>formule</svg:desc></draw:frame></text:p>
            <text:p text:style-name="Standard"><text:span text:style-name="T20">La suite des capitaux est une suite arithmétique de raison </text:span><text:span text:style-name="T20"><draw:frame draw:style-name="fr7" draw:name="Objet203" text:anchor-type="as-char" svg:width="1.737cm" svg:height="0.998cm" draw:z-index="220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20">. D'où :</text:span></text:p>
            <text:p text:style-name="P16"><draw:frame draw:style-name="fr7" draw:name="Objet204" text:anchor-type="as-char" svg:width="7.348cm" svg:height="1.097cm" draw:z-index="221"><draw:object xlink:href="./Object 212" xlink:type="simple" xlink:show="embed" xlink:actuate="onLoad"/><draw:image xlink:href="./ObjectReplacements/Object 212" xlink:type="simple" xlink:show="embed" xlink:actuate="onLoad"/><svg:desc>formule</svg:desc></draw:frame></text:p>
            <text:p text:style-name="P16"/>
          </table:table-cell>
          <table:table-cell table:style-name="Tableau10.B1" office:value-type="string">
            <text:p text:style-name="P17">À intérêts composés</text:p>
            <text:p text:style-name="P16">Chaque année, les intérêts se calculent sur le capital acquis l'année précédente :</text:p>
            <text:p text:style-name="P16"><draw:frame draw:style-name="fr7" draw:name="Objet205" text:anchor-type="as-char" svg:width="6.701cm" svg:height="1.097cm" draw:z-index="222"><draw:object xlink:href="./Object 203" xlink:type="simple" xlink:show="embed" xlink:actuate="onLoad"/><draw:image xlink:href="./ObjectReplacements/Object 203" xlink:type="simple" xlink:show="embed" xlink:actuate="onLoad"/><svg:desc>formule</svg:desc></draw:frame></text:p>
            <text:p text:style-name="Standard"><text:span text:style-name="T20">La suite des capitaux est une suite géométrique de raison </text:span><text:span text:style-name="T20"><draw:frame draw:style-name="fr7" draw:name="Objet206" text:anchor-type="as-char" svg:width="1.496cm" svg:height="0.998cm" draw:z-index="224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20">. D'où :</text:span></text:p>
            <text:p text:style-name="P16"><draw:frame draw:style-name="fr7" draw:name="Objet207" text:anchor-type="as-char" svg:width="3.641cm" svg:height="1.161cm" draw:z-index="225"><draw:object xlink:href="./Object 202" xlink:type="simple" xlink:show="embed" xlink:actuate="onLoad"/><draw:image xlink:href="./ObjectReplacements/Object 202" xlink:type="simple" xlink:show="embed" xlink:actuate="onLoad"/><svg:desc>formule</svg:desc></draw:frame></text:p>
          </table:table-cell>
        </table:table-row>
      </table:table>
      <text:p text:style-name="P16"/>
      <text:p text:style-name="P16"/>
      <text:p text:style-name="P15"><text:soft-page-break/>Exemple :</text:p>
      <text:p text:style-name="P16">Deux capitaux de 2500 € et 2000 € sont placés au taux annuel de 5 %, le premier à intérêts simples et le second à intérêts composés, durant 18 mois.</text:p>
      <text:p text:style-name="Standard"><text:span text:style-name="T20">Le capital acquis pour le premier est : </text:span><text:span text:style-name="T20"><draw:frame draw:style-name="fr7" draw:name="Objet208" text:anchor-type="as-char" svg:width="3.5cm" svg:height="0.483cm" draw:z-index="145"><draw:object xlink:href="./Object 208" xlink:type="simple" xlink:show="embed" xlink:actuate="onLoad"/><draw:image xlink:href="./ObjectReplacements/Object 208" xlink:type="simple" xlink:show="embed" xlink:actuate="onLoad"/></draw:frame></text:span><text:span text:style-name="T20">= 4500 €.</text:span></text:p>
      <text:p text:style-name="Standard"><text:span text:style-name="T20">Le capital acquis par le second est : </text:span><text:span text:style-name="T20"><draw:frame draw:style-name="fr7" draw:name="Objet209" text:anchor-type="as-char" svg:width="2.96cm" svg:height="0.543cm" draw:z-index="146"><draw:object xlink:href="./Object 209" xlink:type="simple" xlink:show="embed" xlink:actuate="onLoad"/><draw:image xlink:href="./ObjectReplacements/Object 209" xlink:type="simple" xlink:show="embed" xlink:actuate="onLoad"/></draw:frame></text:span><text:span text:style-name="T20">= 4813 €</text:span></text:p>
      <text:p text:style-name="P16"/>
      <text:p text:style-name="P15">Calculatrice :</text:p>
      <text:p text:style-name="P15"/>
      <table:table table:name="Tableau13" table:style-name="Tableau13">
        <table:table-column table:style-name="Tableau13.A" table:number-columns-repeated="3"/>
        <table:table-row>
          <table:table-cell table:style-name="Tableau13.A1" office:value-type="string">
            <text:p text:style-name="Table_20_Contents"><draw:frame draw:style-name="fr2" draw:name="images21" text:anchor-type="paragraph" svg:width="4.951cm" svg:height="3.351cm" draw:z-index="88"><draw:image xlink:href="Pictures/200000070000135700000D1767D7E405.svm" xlink:type="simple" xlink:show="embed" xlink:actuate="onLoad"/></draw:frame></text:p>
          </table:table-cell>
          <table:table-cell table:style-name="Tableau13.B1" office:value-type="string">
            <text:p text:style-name="Table_20_Contents"><draw:frame draw:style-name="fr2" draw:name="images22" text:anchor-type="paragraph" svg:width="4.951cm" svg:height="3.351cm" draw:z-index="89"><draw:image xlink:href="Pictures/200000070000135700000D17D68786FD.svm" xlink:type="simple" xlink:show="embed" xlink:actuate="onLoad"/></draw:frame></text:p>
          </table:table-cell>
          <table:table-cell table:style-name="Tableau13.C1" office:value-type="string">
            <text:p text:style-name="Table_20_Contents"><draw:frame draw:style-name="fr3" draw:name="images20" text:anchor-type="paragraph" svg:width="4.951cm" svg:height="3.351cm" draw:z-index="90"><draw:image xlink:href="Pictures/200000070000135700000D1775D87C90.svm" xlink:type="simple" xlink:show="embed" xlink:actuate="onLoad"/></draw:frame></text:p>
          </table:table-cell>
        </table:table-row>
        <table:table-row>
          <table:table-cell table:style-name="Tableau13.A1" office:value-type="string">
            <text:p text:style-name="Table_20_Contents"><draw:frame draw:style-name="fr2" draw:name="images18" text:anchor-type="paragraph" svg:width="4.951cm" svg:height="3.351cm" draw:z-index="91"><draw:image xlink:href="Pictures/200000070000135700000D174B8F7DA8.svm" xlink:type="simple" xlink:show="embed" xlink:actuate="onLoad"/></draw:frame></text:p>
          </table:table-cell>
          <table:table-cell table:style-name="Tableau13.B1" office:value-type="string">
            <text:p text:style-name="Table_20_Contents"><draw:frame draw:style-name="fr2" draw:name="images19" text:anchor-type="paragraph" svg:width="4.951cm" svg:height="3.351cm" draw:z-index="92"><draw:image xlink:href="Pictures/200000070000135700000D17E8C02D26.svm" xlink:type="simple" xlink:show="embed" xlink:actuate="onLoad"/></draw:frame></text:p>
          </table:table-cell>
          <table:table-cell table:style-name="Tableau13.C1" office:value-type="string">
            <text:p text:style-name="Table_20_Contents"><draw:frame draw:style-name="fr3" draw:name="images23" text:anchor-type="paragraph" svg:width="4.951cm" svg:height="3.351cm" draw:z-index="93"><draw:image xlink:href="Pictures/200000070000135700000D1775D87C90.svm" xlink:type="simple" xlink:show="embed" xlink:actuate="onLoad"/></draw:frame></text:p>
          </table:table-cell>
        </table:table-row>
      </table:table>
      <text:p text:style-name="P16"/>
      <table:table table:name="Tableau12" table:style-name="Tableau12">
        <table:table-column table:style-name="Tableau12.A" table:number-columns-repeated="3"/>
        <table:table-row>
          <table:table-cell table:style-name="Tableau12.A1" office:value-type="string">
            <text:p text:style-name="Table_20_Contents"><draw:frame draw:style-name="fr2" draw:name="images25" text:anchor-type="paragraph" svg:width="4.951cm" svg:height="3.351cm" draw:z-index="94"><draw:image xlink:href="Pictures/200000070000135700000D17CE8BD11B.svm" xlink:type="simple" xlink:show="embed" xlink:actuate="onLoad"/></draw:frame></text:p>
          </table:table-cell>
          <table:table-cell table:style-name="Tableau12.B1" office:value-type="string">
            <text:p text:style-name="Table_20_Contents"><draw:frame draw:style-name="fr3" draw:name="images24" text:anchor-type="paragraph" svg:width="4.951cm" svg:height="3.351cm" draw:z-index="97"><draw:image xlink:href="Pictures/200000070000135700000D171FD4D3AA.svm" xlink:type="simple" xlink:show="embed" xlink:actuate="onLoad"/></draw:frame></text:p>
          </table:table-cell>
          <table:table-cell table:style-name="Tableau12.C1" office:value-type="string">
            <text:p text:style-name="Table_20_Contents"><draw:frame draw:style-name="fr3" draw:name="images26" text:anchor-type="paragraph" svg:width="4.951cm" svg:height="3.351cm" draw:z-index="95"><draw:image xlink:href="Pictures/200000070000135700000D17B5189D40.svm" xlink:type="simple" xlink:show="embed" xlink:actuate="onLoad"/></draw:frame></text:p>
          </table:table-cell>
        </table:table-row>
        <table:table-row>
          <table:table-cell table:style-name="Tableau12.A1" office:value-type="string">
            <text:p text:style-name="Table_20_Contents"><draw:frame draw:style-name="fr3" draw:name="images29" text:anchor-type="paragraph" svg:width="4.951cm" svg:height="3.351cm" draw:z-index="99"><draw:image xlink:href="Pictures/200000070000135700000D1734E8E222.svm" xlink:type="simple" xlink:show="embed" xlink:actuate="onLoad"/></draw:frame></text:p>
          </table:table-cell>
          <table:table-cell table:style-name="Tableau12.B1" office:value-type="string">
            <text:p text:style-name="Table_20_Contents"><draw:frame draw:style-name="fr3" draw:name="images28" text:anchor-type="paragraph" svg:width="4.951cm" svg:height="3.351cm" draw:z-index="98"><draw:image xlink:href="Pictures/200000070000135700000D177B5E7A22.svm" xlink:type="simple" xlink:show="embed" xlink:actuate="onLoad"/></draw:frame></text:p>
          </table:table-cell>
          <table:table-cell table:style-name="Tableau12.C1" office:value-type="string">
            <text:p text:style-name="Table_20_Contents"><draw:frame draw:style-name="fr3" draw:name="images27" text:anchor-type="paragraph" svg:width="4.951cm" svg:height="3.351cm" draw:z-index="96"><draw:image xlink:href="Pictures/200000070000135700000D17B5189D40.svm" xlink:type="simple" xlink:show="embed" xlink:actuate="onLoad"/></draw:frame></text:p>
          </table:table-cell>
        </table:table-row>
      </table:table>
      <text:p text:style-name="P16"/>
      <text:p text:style-name="P16"/>
      <text:p text:style-name="P31">Programme :</text:p>
      <text:p text:style-name="P16"/>
      <table:table table:name="Tableau11" table:style-name="Tableau11">
        <table:table-column table:style-name="Tableau11.A" table:number-columns-repeated="3"/>
        <table:table-row>
          <table:table-cell table:style-name="Tableau11.A1" office:value-type="string">
            <text:p text:style-name="P17">CONTENUS </text:p>
          </table:table-cell>
          <table:table-cell table:style-name="Tableau11.A1" office:value-type="string">
            <text:p text:style-name="P17">MODALITÉS DE MISE EN ŒUVRE </text:p>
          </table:table-cell>
          <table:table-cell table:style-name="Tableau11.C1" office:value-type="string">
            <text:p text:style-name="P17">COMMENTAIRES </text:p>
          </table:table-cell>
        </table:table-row>
        <table:table-row>
          <table:table-cell table:style-name="Tableau11.A2" office:value-type="string">
            <text:p text:style-name="P18">Suites </text:p>
            <text:p text:style-name="P18"/>
            <text:p text:style-name="P18">Modes de génération de suites numériques. </text:p>
            <text:p text:style-name="P18">Suites croissantes, suites décroissantes. </text:p>
            <text:p text:style-name="P18">Suites arithmétiques ; suites géométriques de raison positive ; somme des n premiers termes. </text:p>
          </table:table-cell>
          <table:table-cell table:style-name="Tableau11.A2" office:value-type="string">
            <text:p text:style-name="P18"/>
            <text:p text:style-name="P18"/>
            <text:p text:style-name="P18">Exemples de l’utilisation de suites numériques pour décrire des situations simples. </text:p>
            <text:p text:style-name="P18">Sur tableur ou calculatrice, calcul des termes d’une suite suivant différents modes de génération et observation comparée des croissances de suites arithmétiques ou géométriques. </text:p>
          </table:table-cell>
          <table:table-cell table:style-name="Tableau11.C2" office:value-type="string">
            <text:p text:style-name="P18">De nombreux phénomènes économiques, notamment chronologiques, peuvent être décrits avec une suite : on se limitera à l’étude durant un temps fini. </text:p>
            <text:p text:style-name="P18">On parlera de croissance exponentielle pour des suites géométriques à termes positifs, de raison supérieure à 1.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Atalante" svg:font-family="Atalante" style:font-pitch="variable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3cm" draw:dots2="1" draw:dots2-length="0.1cm" draw:distance="0.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4T13:39:00.06</meta:creation-date>
    <meta:editing-duration>PT13H3M</meta:editing-duration>
    <meta:editing-cycles>34</meta:editing-cycles>
    <meta:generator>OpenOffice.org/3.3$Win32 OpenOffice.org_project/330m20$Build-9567</meta:generator>
    <meta:initial-creator>Johann DOLIVET</meta:initial-creator>
    <dc:date>2011-05-25T21:19:25.61</dc:date>
    <dc:creator>Johann DOLIVET</dc:creator>
    <meta:document-statistic meta:table-count="17" meta:image-count="33" meta:object-count="236" meta:page-count="13" meta:paragraph-count="248" meta:word-count="1909" meta:character-count="10152"/>
  </office:meta>
</office:document-meta>
</file>

<file path=Object 1/content.xml><?xml version="1.0" encoding="utf-8"?>
<math xmlns="http://www.w3.org/1998/Math/MathML">
  <semantics>
    <msub>
      <mi>u</mi>
      <mi>n</mi>
    </msub>
    <annotation encoding="StarMath 5.0">u_n</annotation>
  </semantics>
</math>
</file>

<file path=Object 10/content.xml><?xml version="1.0" encoding="utf-8"?>
<math xmlns="http://www.w3.org/1998/Math/MathML">
  <semantics>
    <mrow>
      <mo stretchy="false">(</mo>
      <msub>
        <mi>b</mi>
        <mi>n</mi>
      </msub>
      <mo stretchy="false">)</mo>
    </mrow>
    <annotation encoding="StarMath 5.0">(b_n)</annotation>
  </semantics>
</math>
</file>

<file path=Object 100/content.xml><?xml version="1.0" encoding="utf-8"?>
<math xmlns="http://www.w3.org/1998/Math/MathML">
  <semantics>
    <msub>
      <mi>u</mi>
      <mrow>
        <mi>n</mi>
        <mi>–</mi>
        <mn>1</mn>
      </mrow>
    </msub>
    <annotation encoding="StarMath 5.0">u_{n–{1}}</annotation>
  </semantics>
</math>
</file>

<file path=Object 101/content.xml><?xml version="1.0" encoding="utf-8"?>
<math xmlns="http://www.w3.org/1998/Math/MathML">
  <semantics>
    <mrow>
      <msub>
        <mi>u</mi>
        <mi>n</mi>
      </msub>
      <mi mathvariant="normal">=</mi>
      <mrow>
        <mstyle color="green">
          <mrow>
            <msub>
              <mi>u</mi>
              <mn>0</mn>
            </msub>
          </mrow>
        </mstyle>
        <mo stretchy="false">+</mo>
        <mrow>
          <mi>n</mi>
          <mi mathvariant="normal">×</mi>
          <mstyle color="red">
            <mrow>
              <mi>a</mi>
            </mrow>
          </mstyle>
        </mrow>
      </mrow>
    </mrow>
    <annotation encoding="StarMath 5.0">u_n= color green u_{0}+n times color red a</annotation>
  </semantics>
</math>
</file>

<file path=Object 102/content.xml><?xml version="1.0" encoding="utf-8"?>
<math xmlns="http://www.w3.org/1998/Math/MathML">
  <semantics>
    <mrow>
      <mrow>
        <mo stretchy="false">+</mo>
        <mi>n</mi>
      </mrow>
      <mi mathvariant="normal">×</mi>
      <mstyle color="red">
        <mrow>
          <mi>a</mi>
        </mrow>
      </mstyle>
    </mrow>
    <annotation encoding="StarMath 5.0">+n times color red a</annotation>
  </semantics>
</math>
</file>

<file path=Object 103/content.xml><?xml version="1.0" encoding="utf-8"?>
<math xmlns="http://www.w3.org/1998/Math/MathML">
  <semantics>
    <mrow>
      <msub>
        <mi>u</mi>
        <mi>n</mi>
      </msub>
      <mi mathvariant="normal">=</mi>
      <mrow>
        <msub>
          <mi>u</mi>
          <mi>p</mi>
        </msub>
        <mo stretchy="false">+</mo>
        <mrow>
          <mrow>
            <mo stretchy="false">(</mo>
            <mrow>
              <mi>n</mi>
              <mi>–</mi>
              <mi>p</mi>
            </mrow>
            <mo stretchy="false">)</mo>
          </mrow>
          <mi mathvariant="normal">×</mi>
          <mi>a</mi>
        </mrow>
      </mrow>
    </mrow>
    <annotation encoding="StarMath 5.0">u_n=u_p+(n–p) times a</annotation>
  </semantics>
</math>
</file>

<file path=Object 104/content.xml><?xml version="1.0" encoding="utf-8"?>
<math xmlns="http://www.w3.org/1998/Math/MathML">
  <semantics>
    <mrow>
      <mi>a</mi>
      <mi mathvariant="normal">=</mi>
      <mfrac>
        <mrow>
          <msub>
            <mi>u</mi>
            <mi>n</mi>
          </msub>
          <mi>–</mi>
          <msub>
            <mi>u</mi>
            <mi>p</mi>
          </msub>
        </mrow>
        <mrow>
          <mi>n</mi>
          <mi>–</mi>
          <mi>p</mi>
        </mrow>
      </mfrac>
    </mrow>
    <annotation encoding="StarMath 5.0">a={u_n–u_p} over {n–p}</annotation>
  </semantics>
</math>
</file>

<file path=Object 105/content.xml><?xml version="1.0" encoding="utf-8"?>
<math xmlns="http://www.w3.org/1998/Math/MathML">
  <semantics>
    <mrow>
      <mrow>
        <mi>a</mi>
        <mi mathvariant="normal">=</mi>
        <msub>
          <mi>u</mi>
          <mrow>
            <mi>n</mi>
            <mo stretchy="false">+</mo>
            <mn>1</mn>
          </mrow>
        </msub>
      </mrow>
      <mi>–</mi>
      <msub>
        <mi>u</mi>
        <mi>n</mi>
      </msub>
    </mrow>
    <annotation encoding="StarMath 5.0">a=u_{n+{1}}–u_n</annotation>
  </semantics>
</math>
</file>

<file path=Object 106/content.xml><?xml version="1.0" encoding="utf-8"?>
<math xmlns="http://www.w3.org/1998/Math/MathML">
  <semantics>
    <mrow>
      <mo stretchy="false">(</mo>
      <msub>
        <mi>a</mi>
        <mi>n</mi>
      </msub>
      <mo stretchy="false">)</mo>
    </mrow>
    <annotation encoding="StarMath 5.0">(a_n)</annotation>
  </semantics>
</math>
</file>

<file path=Object 107/content.xml><?xml version="1.0" encoding="utf-8"?>
<math xmlns="http://www.w3.org/1998/Math/MathML">
  <semantics>
    <mrow>
      <msub>
        <mi>a</mi>
        <mn>0</mn>
      </msub>
      <mi mathvariant="normal">=</mi>
      <mn>0</mn>
    </mrow>
    <annotation encoding="StarMath 5.0">a_{0}={0}</annotation>
  </semantics>
</math>
</file>

<file path=Object 108/content.xml><?xml version="1.0" encoding="utf-8"?>
<math xmlns="http://www.w3.org/1998/Math/MathML">
  <semantics>
    <mrow>
      <msub>
        <mi>a</mi>
        <mrow>
          <mi>n</mi>
          <mo stretchy="false">+</mo>
          <mn>1</mn>
        </mrow>
      </msub>
      <mi mathvariant="normal">=</mi>
      <mrow>
        <msub>
          <mi>a</mi>
          <mi>n</mi>
        </msub>
        <mo stretchy="false">+</mo>
        <mn>2</mn>
      </mrow>
    </mrow>
    <annotation encoding="StarMath 5.0">a_{n+{1}}=a_n+{2}</annotation>
  </semantics>
</math>
</file>

<file path=Object 109/content.xml><?xml version="1.0" encoding="utf-8"?>
<math xmlns="http://www.w3.org/1998/Math/MathML">
  <semantics>
    <mrow>
      <msub>
        <mi>a</mi>
        <mi>n</mi>
      </msub>
      <mi mathvariant="normal">=</mi>
      <mrow>
        <mn>2</mn>
        <mi mathvariant="normal">×</mi>
        <mi>n</mi>
      </mrow>
    </mrow>
    <annotation encoding="StarMath 5.0">a_n={2} times n</annotation>
  </semantics>
</math>
</file>

<file path=Object 11/content.xml><?xml version="1.0" encoding="utf-8"?>
<math xmlns="http://www.w3.org/1998/Math/MathML">
  <semantics>
    <mrow>
      <msub>
        <mi>b</mi>
        <mn>1</mn>
      </msub>
      <mi mathvariant="normal">=</mi>
      <mfrac>
        <mn>1</mn>
        <mn>1</mn>
      </mfrac>
    </mrow>
    <annotation encoding="StarMath 5.0">b_{1}={1} over {1}</annotation>
  </semantics>
</math>
</file>

<file path=Object 110/content.xml><?xml version="1.0" encoding="utf-8"?>
<math xmlns="http://www.w3.org/1998/Math/MathML">
  <semantics>
    <mrow>
      <msub>
        <mi>a</mi>
        <mi>n</mi>
      </msub>
      <mi mathvariant="normal">=</mi>
      <mrow>
        <mn>2</mn>
        <mi mathvariant="normal">×</mi>
        <mi>n</mi>
      </mrow>
    </mrow>
    <annotation encoding="StarMath 5.0">a_n={2} times n</annotation>
  </semantics>
</math>
</file>

<file path=Object 111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/>
                <mrow>
                  <msub>
                    <mi mathvariant="normal">a</mi>
                    <mn>0</mn>
                  </msub>
                  <mi mathvariant="normal">=</mi>
                  <mi/>
                </mrow>
                <mn>0</mn>
              </mrow>
              <mi/>
            </mrow>
          </mtd>
        </mtr>
        <mtr>
          <mtd>
            <mrow>
              <mi/>
              <mrow>
                <msub>
                  <mi mathvariant="normal">a</mi>
                  <mrow>
                    <mi mathvariant="normal">n</mi>
                    <mo stretchy="false">+</mo>
                    <mn>1</mn>
                  </mrow>
                </msub>
                <mi mathvariant="normal">=</mi>
                <mrow>
                  <msub>
                    <mi mathvariant="normal">a</mi>
                    <mi mathvariant="normal">n</mi>
                  </msub>
                  <mo stretchy="false">+</mo>
                  <mn>2</mn>
                </mrow>
              </mrow>
            </mrow>
          </mtd>
        </mtr>
      </mtable>
    </mrow>
    <annotation encoding="StarMath 5.0">alignl left lbrace stack{{ `{a_{0}} = ````{0} } `#` { {a_{n+{1}}} = {a_n+{2}} }} right none</annotation>
  </semantics>
</math>
</file>

<file path=Object 112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113/content.xml><?xml version="1.0" encoding="utf-8"?>
<math xmlns="http://www.w3.org/1998/Math/MathML">
  <semantics>
    <mrow>
      <msub>
        <mi>u</mi>
        <mn>0</mn>
      </msub>
      <mi mathvariant="normal">=</mi>
      <mn>8</mn>
    </mrow>
    <annotation encoding="StarMath 5.0">u_{0}={8}</annotation>
  </semantics>
</math>
</file>

<file path=Object 114/content.xml><?xml version="1.0" encoding="utf-8"?>
<math xmlns="http://www.w3.org/1998/Math/MathML">
  <semantics>
    <mrow>
      <msub>
        <mi>u</mi>
        <mn>1</mn>
      </msub>
      <mi mathvariant="normal">=</mi>
      <mn>5</mn>
    </mrow>
    <annotation encoding="StarMath 5.0">u_{1}={5}</annotation>
  </semantics>
</math>
</file>

<file path=Object 115/content.xml><?xml version="1.0" encoding="utf-8"?>
<math xmlns="http://www.w3.org/1998/Math/MathML">
  <semantics>
    <mrow>
      <msub>
        <mi>u</mi>
        <mn>2</mn>
      </msub>
      <mi mathvariant="normal">=</mi>
      <mn>2</mn>
    </mrow>
    <annotation encoding="StarMath 5.0">u_{2}={2}</annotation>
  </semantics>
</math>
</file>

<file path=Object 116/content.xml><?xml version="1.0" encoding="utf-8"?>
<math xmlns="http://www.w3.org/1998/Math/MathML">
  <semantics>
    <mrow>
      <mrow>
        <msub>
          <mi>u</mi>
          <mn>3</mn>
        </msub>
        <mi mathvariant="normal">=</mi>
        <mi>–</mi>
      </mrow>
      <mn>1</mn>
    </mrow>
    <annotation encoding="StarMath 5.0">u_{3}=–{1}</annotation>
  </semantics>
</math>
</file>

<file path=Object 117/content.xml><?xml version="1.0" encoding="utf-8"?>
<math xmlns="http://www.w3.org/1998/Math/MathML">
  <semantics>
    <mrow>
      <mrow>
        <msub>
          <mi>u</mi>
          <mi>n</mi>
        </msub>
        <mi mathvariant="normal">=</mi>
        <mn>8</mn>
      </mrow>
      <mi>–</mi>
      <mrow>
        <mn>3</mn>
        <mi mathvariant="normal">×</mi>
        <mi>n</mi>
      </mrow>
    </mrow>
    <annotation encoding="StarMath 5.0">u_n={8}–{3} times n</annotation>
  </semantics>
</math>
</file>

<file path=Object 118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/>
                <mrow>
                  <msub>
                    <mi mathvariant="normal">u</mi>
                    <mn>0</mn>
                  </msub>
                  <mi mathvariant="normal">=</mi>
                  <mi/>
                </mrow>
                <mn>8</mn>
              </mrow>
              <mi/>
            </mrow>
          </mtd>
        </mtr>
        <mtr>
          <mtd>
            <mrow>
              <mi/>
              <mrow>
                <msub>
                  <mi mathvariant="normal">u</mi>
                  <mrow>
                    <mi mathvariant="normal">n</mi>
                    <mo stretchy="false">+</mo>
                    <mn>1</mn>
                  </mrow>
                </msub>
                <mi mathvariant="normal">=</mi>
                <mrow>
                  <msub>
                    <mi mathvariant="normal">u</mi>
                    <mi mathvariant="normal">n</mi>
                  </msub>
                  <mi mathvariant="normal">–</mi>
                  <mn>3</mn>
                </mrow>
              </mrow>
            </mrow>
          </mtd>
        </mtr>
      </mtable>
    </mrow>
    <annotation encoding="StarMath 5.0">alignl left lbrace stack{{ `{u_{0}} = ````{8} } `#` { {u_{n+{1}}} = {u_n–{3}} }} right none</annotation>
  </semantics>
</math>
</file>

<file path=Object 119/content.xml><?xml version="1.0" encoding="utf-8"?>
<math xmlns="http://www.w3.org/1998/Math/MathML">
  <semantics>
    <mrow>
      <msub>
        <mi>u</mi>
        <mi>n</mi>
      </msub>
      <mi mathvariant="normal">=</mi>
      <mrow>
        <mstyle color="green">
          <mrow>
            <msub>
              <mi>u</mi>
              <mn>0</mn>
            </msub>
          </mrow>
        </mstyle>
        <mo stretchy="false">+</mo>
        <mrow>
          <mi>n</mi>
          <mi mathvariant="normal">×</mi>
          <mstyle color="red">
            <mrow>
              <mi>a</mi>
            </mrow>
          </mstyle>
        </mrow>
      </mrow>
    </mrow>
    <annotation encoding="StarMath 5.0">u_n= color green u_{0}+n times color red a</annotation>
  </semantics>
</math>
</file>

<file path=Object 12/content.xml><?xml version="1.0" encoding="utf-8"?>
<math xmlns="http://www.w3.org/1998/Math/MathML">
  <semantics>
    <mrow>
      <msub>
        <mi>b</mi>
        <mn>2</mn>
      </msub>
      <mi mathvariant="normal">=</mi>
      <mfrac>
        <mn>1</mn>
        <mn>2</mn>
      </mfrac>
    </mrow>
    <annotation encoding="StarMath 5.0">b_{2}={1} over {2}</annotation>
  </semantics>
</math>
</file>

<file path=Object 120/content.xml><?xml version="1.0" encoding="utf-8"?>
<math xmlns="http://www.w3.org/1998/Math/MathML">
  <semantics>
    <mrow>
      <mi>f</mi>
      <mrow>
        <mrow>
          <mo stretchy="false">(</mo>
          <mi>x</mi>
          <mo stretchy="false">)</mo>
        </mrow>
        <mi mathvariant="normal">=</mi>
        <mstyle color="red">
          <mrow>
            <mi>a</mi>
          </mrow>
        </mstyle>
      </mrow>
      <mrow>
        <mi>x</mi>
        <mo stretchy="false">+</mo>
        <mstyle color="green">
          <mrow>
            <mi>b</mi>
          </mrow>
        </mstyle>
      </mrow>
    </mrow>
    <annotation encoding="StarMath 5.0">f(x)=color red a x+color green b</annotation>
  </semantics>
</math>
</file>

<file path=Object 121/content.xml><?xml version="1.0" encoding="utf-8"?>
<math xmlns="http://www.w3.org/1998/Math/MathML">
  <semantics>
    <mstyle color="green">
      <mrow>
        <mrow>
          <mi>b</mi>
          <mi mathvariant="normal">=</mi>
          <msub>
            <mi>u</mi>
            <mi>o</mi>
          </msub>
        </mrow>
      </mrow>
    </mstyle>
    <annotation encoding="StarMath 5.0">color green {b=u_o}</annotation>
  </semantics>
</math>
</file>

<file path=Object 122/content.xml><?xml version="1.0" encoding="utf-8"?>
<math xmlns="http://www.w3.org/1998/Math/MathML">
  <semantics>
    <mrow>
      <mo stretchy="false">(</mo>
      <msub>
        <mi>a</mi>
        <mi>n</mi>
      </msub>
      <mo stretchy="false">)</mo>
    </mrow>
    <annotation encoding="StarMath 5.0">(a_n)</annotation>
  </semantics>
</math>
</file>

<file path=Object 123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124/content.xml><?xml version="1.0" encoding="utf-8"?>
<math xmlns="http://www.w3.org/1998/Math/MathML">
  <semantics>
    <mrow>
      <msub>
        <mi>u</mi>
        <mn>0</mn>
      </msub>
      <mi mathvariant="normal">=</mi>
      <mn>8</mn>
    </mrow>
    <annotation encoding="StarMath 5.0">u_{0}={8}</annotation>
  </semantics>
</math>
</file>

<file path=Object 125/content.xml><?xml version="1.0" encoding="utf-8"?>
<math xmlns="http://www.w3.org/1998/Math/MathML">
  <semantics>
    <mrow>
      <msub>
        <mi>u</mi>
        <mrow>
          <mi>n</mi>
          <mo stretchy="false">+</mo>
          <mn>1</mn>
        </mrow>
      </msub>
      <mi mathvariant="normal">=</mi>
      <msub>
        <mi>u</mi>
        <mi>n</mi>
      </msub>
    </mrow>
    <annotation encoding="StarMath 5.0">u_{n+{1}} = u_n</annotation>
  </semantics>
</math>
</file>

<file path=Object 126/content.xml><?xml version="1.0" encoding="utf-8"?>
<math xmlns="http://www.w3.org/1998/Math/MathML">
  <semantics>
    <mrow>
      <mrow>
        <mrow>
          <mi>S</mi>
          <mi mathvariant="normal">=</mi>
          <mrow>
            <mrow>
              <mrow>
                <mrow>
                  <msub>
                    <mi>u</mi>
                    <mn>0</mn>
                  </msub>
                  <mo stretchy="false">+</mo>
                  <msub>
                    <mi>u</mi>
                    <mn>1</mn>
                  </msub>
                </mrow>
                <mo stretchy="false">+</mo>
                <msub>
                  <mi>u</mi>
                  <mn>2</mn>
                </msub>
              </mrow>
              <mo stretchy="false">+</mo>
              <mo stretchy="false">…</mo>
            </mrow>
            <mo stretchy="false">+</mo>
            <msub>
              <mi>u</mi>
              <mi>n</mi>
            </msub>
          </mrow>
        </mrow>
        <mi mathvariant="normal">=</mi>
        <mrow>
          <mo stretchy="false">(</mo>
          <mrow>
            <mi>n</mi>
            <mo stretchy="false">+</mo>
            <mn>1</mn>
          </mrow>
          <mo stretchy="false">)</mo>
        </mrow>
      </mrow>
      <mfenced open="" close="">
        <mfrac>
          <mrow>
            <msub>
              <mi>u</mi>
              <mn>0</mn>
            </msub>
            <mo stretchy="false">+</mo>
            <msub>
              <mi>u</mi>
              <mi>n</mi>
            </msub>
          </mrow>
          <mn>2</mn>
        </mfrac>
      </mfenced>
    </mrow>
    <annotation encoding="StarMath 5.0">S=u_{0}+u_{1}+u_{2}+dotslow+u_n=(n+{1}) left({u_{0}+u_n} over {2} right)</annotation>
  </semantics>
</math>
</file>

<file path=Object 127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128/content.xml><?xml version="1.0" encoding="utf-8"?>
<math xmlns="http://www.w3.org/1998/Math/MathML">
  <semantics>
    <mrow>
      <mi mathvariant="italic">Somme</mi>
      <mi mathvariant="italic">des</mi>
      <mi mathvariant="italic">termes</mi>
      <mi>d</mi>
      <mi>'</mi>
      <mi mathvariant="italic">une</mi>
      <mi mathvariant="italic">suite</mi>
      <mrow>
        <mi mathvariant="italic">arithmétique</mi>
        <mi mathvariant="normal">=</mi>
        <mi mathvariant="italic">nombre</mi>
      </mrow>
      <mi mathvariant="italic">de</mi>
      <mrow>
        <mi mathvariant="italic">termes</mi>
        <mi mathvariant="normal">×</mi>
        <mfrac>
          <mrow>
            <mi mathvariant="italic">premier</mi>
            <mrow>
              <mi mathvariant="italic">terme</mi>
              <mo stretchy="false">+</mo>
              <mi mathvariant="italic">dernier</mi>
            </mrow>
            <mi mathvariant="italic">terme</mi>
          </mrow>
          <mn>2</mn>
        </mfrac>
      </mrow>
    </mrow>
    <annotation encoding="StarMath 5.0">Somme des termes d'une suite arithmétique=nombre de termes times {{premier terme+dernier terme} over {2}}</annotation>
  </semantics>
</math>
</file>

<file path=Object 129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/>
                <mrow>
                  <mi>S</mi>
                  <mi mathvariant="normal">=</mi>
                  <mrow>
                    <mrow>
                      <mrow>
                        <mrow>
                          <msub>
                            <mi>u</mi>
                            <mn>0</mn>
                          </msub>
                          <mo stretchy="false">+</mo>
                          <msub>
                            <mi>u</mi>
                            <mn>1</mn>
                          </msub>
                        </mrow>
                        <mo stretchy="false">+</mo>
                        <mo stretchy="false">…</mo>
                      </mrow>
                      <mo stretchy="false">+</mo>
                      <msub>
                        <mi>u</mi>
                        <mrow>
                          <mi>n</mi>
                          <mi>–</mi>
                          <mn>1</mn>
                        </mrow>
                      </msub>
                    </mrow>
                    <mo stretchy="false">+</mo>
                    <msub>
                      <mi>u</mi>
                      <mi>n</mi>
                    </msub>
                  </mrow>
                </mrow>
              </mrow>
              <mi/>
            </mrow>
          </mtd>
        </mtr>
        <mtr>
          <mtd>
            <mrow>
              <mi/>
              <mrow>
                <mi>S</mi>
                <mi mathvariant="normal">=</mi>
                <mrow>
                  <mrow>
                    <mrow>
                      <mrow>
                        <msub>
                          <mi>u</mi>
                          <mi>n</mi>
                        </msub>
                        <mo stretchy="false">+</mo>
                        <msub>
                          <mi>u</mi>
                          <mrow>
                            <mi>n</mi>
                            <mi>–</mi>
                            <mn>1</mn>
                          </mrow>
                        </msub>
                      </mrow>
                      <mo stretchy="false">+</mo>
                      <mo stretchy="false">…</mo>
                    </mrow>
                    <mo stretchy="false">+</mo>
                    <msub>
                      <mi>u</mi>
                      <mn>1</mn>
                    </msub>
                  </mrow>
                  <mo stretchy="false">+</mo>
                  <msub>
                    <mi>u</mi>
                    <mn>0</mn>
                  </msub>
                </mrow>
              </mrow>
            </mrow>
          </mtd>
        </mtr>
      </mtable>
    </mrow>
    <annotation encoding="StarMath 5.0">alignl left lbrace stack{{` {S} = {u_{0}+u_{1}+dotslow+u_{n–{1}}+u_n} } `#` { {S} = {u_n+u_{n–{1}}+dotslow+u_{1}+u_{0}} }} right none</annotation>
  </semantics>
</math>
</file>

<file path=Object 13/content.xml><?xml version="1.0" encoding="utf-8"?>
<math xmlns="http://www.w3.org/1998/Math/MathML">
  <semantics>
    <mrow>
      <msub>
        <mi>b</mi>
        <mn>3</mn>
      </msub>
      <mi mathvariant="normal">=</mi>
      <mfrac>
        <mn>1</mn>
        <mn>3</mn>
      </mfrac>
    </mrow>
    <annotation encoding="StarMath 5.0">b_{3}={1} over {3}</annotation>
  </semantics>
</math>
</file>

<file path=Object 130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/>
                <mrow>
                  <mi>S</mi>
                  <mi mathvariant="normal">=</mi>
                  <mrow>
                    <mrow>
                      <mrow>
                        <mrow>
                          <msub>
                            <mi>u</mi>
                            <mn>0</mn>
                          </msub>
                          <mo stretchy="false">+</mo>
                          <mrow>
                            <mo stretchy="false">(</mo>
                            <mrow>
                              <msub>
                                <mi>u</mi>
                                <mn>0</mn>
                              </msub>
                              <mo stretchy="false">+</mo>
                              <mi>r</mi>
                            </mrow>
                            <mo stretchy="false">)</mo>
                          </mrow>
                        </mrow>
                        <mo stretchy="false">+</mo>
                        <mo stretchy="false">…</mo>
                      </mrow>
                      <mo stretchy="false">+</mo>
                      <mrow>
                        <mo stretchy="false">(</mo>
                        <mrow>
                          <msub>
                            <mi>u</mi>
                            <mi>n</mi>
                          </msub>
                          <mi mathvariant="normal">−</mi>
                          <mi>r</mi>
                        </mrow>
                        <mo stretchy="false">)</mo>
                      </mrow>
                    </mrow>
                    <mo stretchy="false">+</mo>
                    <msub>
                      <mi>u</mi>
                      <mi>n</mi>
                    </msub>
                  </mrow>
                </mrow>
              </mrow>
              <mi/>
            </mrow>
          </mtd>
        </mtr>
        <mtr>
          <mtd>
            <mrow>
              <mi/>
              <mrow>
                <mi>S</mi>
                <mi mathvariant="normal">=</mi>
                <mrow>
                  <mrow>
                    <mrow>
                      <mrow>
                        <msub>
                          <mi>u</mi>
                          <mi>n</mi>
                        </msub>
                        <mo stretchy="false">+</mo>
                        <mrow>
                          <mo stretchy="false">(</mo>
                          <mrow>
                            <msub>
                              <mi>u</mi>
                              <mi>n</mi>
                            </msub>
                            <mi mathvariant="normal">−</mi>
                            <mi>r</mi>
                          </mrow>
                          <mo stretchy="false">)</mo>
                        </mrow>
                      </mrow>
                      <mo stretchy="false">+</mo>
                      <mo stretchy="false">…</mo>
                    </mrow>
                    <mo stretchy="false">+</mo>
                    <mrow>
                      <mo stretchy="false">(</mo>
                      <mrow>
                        <msub>
                          <mi>u</mi>
                          <mn>0</mn>
                        </msub>
                        <mo stretchy="false">+</mo>
                        <mi>r</mi>
                      </mrow>
                      <mo stretchy="false">)</mo>
                    </mrow>
                  </mrow>
                  <mo stretchy="false">+</mo>
                  <msub>
                    <mi>u</mi>
                    <mn>0</mn>
                  </msub>
                </mrow>
              </mrow>
            </mrow>
          </mtd>
        </mtr>
      </mtable>
    </mrow>
    <annotation encoding="StarMath 5.0">alignl left lbrace stack{{ `{S} = {u_{0}+(u_{0}+r)+dotslow+(u_{n}-r)+u_n} } `#` { {S} = {u_n+(u_{n}-r)+dotslow+(u_{0}+r)+u_{0}} }} right none</annotation>
  </semantics>
</math>
</file>

<file path=Object 131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132/content.xml><?xml version="1.0" encoding="utf-8"?>
<math xmlns="http://www.w3.org/1998/Math/MathML">
  <semantics>
    <mrow>
      <mn>2</mn>
      <mrow>
        <mi>S</mi>
        <mi mathvariant="normal">=</mi>
        <mrow>
          <mrow>
            <mrow>
              <mrow>
                <mrow>
                  <mrow>
                    <mrow>
                      <mrow>
                        <msub>
                          <mi>u</mi>
                          <mn>0</mn>
                        </msub>
                        <mo stretchy="false">+</mo>
                        <msub>
                          <mi>u</mi>
                          <mi>n</mi>
                        </msub>
                      </mrow>
                      <mo stretchy="false">+</mo>
                      <mrow>
                        <mo stretchy="false">(</mo>
                        <mrow>
                          <msub>
                            <mi>u</mi>
                            <mn>0</mn>
                          </msub>
                          <mo stretchy="false">+</mo>
                          <mi>r</mi>
                        </mrow>
                        <mo stretchy="false">)</mo>
                      </mrow>
                    </mrow>
                    <mo stretchy="false">+</mo>
                    <mrow>
                      <mo stretchy="false">(</mo>
                      <mrow>
                        <msub>
                          <mi>u</mi>
                          <mi>n</mi>
                        </msub>
                        <mi>–</mi>
                        <mi>r</mi>
                      </mrow>
                      <mo stretchy="false">)</mo>
                    </mrow>
                  </mrow>
                  <mo stretchy="false">+</mo>
                  <mo stretchy="false">…</mo>
                </mrow>
                <mo stretchy="false">+</mo>
                <mrow>
                  <mo stretchy="false">(</mo>
                  <mrow>
                    <msub>
                      <mi>u</mi>
                      <mi>n</mi>
                    </msub>
                    <mi>–</mi>
                    <mi>r</mi>
                  </mrow>
                  <mo stretchy="false">)</mo>
                </mrow>
              </mrow>
              <mo stretchy="false">+</mo>
              <mrow>
                <mo stretchy="false">(</mo>
                <mrow>
                  <msub>
                    <mi>u</mi>
                    <mn>0</mn>
                  </msub>
                  <mo stretchy="false">+</mo>
                  <mi>r</mi>
                </mrow>
                <mo stretchy="false">)</mo>
              </mrow>
            </mrow>
            <mo stretchy="false">+</mo>
            <msub>
              <mi>u</mi>
              <mi>n</mi>
            </msub>
          </mrow>
          <mo stretchy="false">+</mo>
          <msub>
            <mi>u</mi>
            <mn>0</mn>
          </msub>
        </mrow>
      </mrow>
    </mrow>
    <annotation encoding="StarMath 5.0">{2}S=u_{0}+u_n+(u_{0}+r)+(u_n–r)+dotslow+(u_n–r)+(u_{0}+r)+u_n+u_{0}</annotation>
  </semantics>
</math>
</file>

<file path=Object 133/content.xml><?xml version="1.0" encoding="utf-8"?>
<math xmlns="http://www.w3.org/1998/Math/MathML">
  <semantics>
    <mrow>
      <mn>2</mn>
      <mrow>
        <mi>S</mi>
        <mi mathvariant="normal">=</mi>
        <mrow>
          <mrow>
            <mrow>
              <mrow>
                <mrow>
                  <mo stretchy="false">(</mo>
                  <mrow>
                    <msub>
                      <mi>u</mi>
                      <mn>0</mn>
                    </msub>
                    <mo stretchy="false">+</mo>
                    <msub>
                      <mi>u</mi>
                      <mi>n</mi>
                    </msub>
                  </mrow>
                  <mo stretchy="false">)</mo>
                </mrow>
                <mo stretchy="false">+</mo>
                <mrow>
                  <mo stretchy="false">(</mo>
                  <mrow>
                    <mrow>
                      <mrow>
                        <msub>
                          <mi>u</mi>
                          <mn>0</mn>
                        </msub>
                        <mo stretchy="false">+</mo>
                        <mi>r</mi>
                      </mrow>
                      <mo stretchy="false">+</mo>
                      <msub>
                        <mi>u</mi>
                        <mi>n</mi>
                      </msub>
                    </mrow>
                    <mi>–</mi>
                    <mi>r</mi>
                  </mrow>
                  <mo stretchy="false">)</mo>
                </mrow>
              </mrow>
              <mo stretchy="false">+</mo>
              <mo stretchy="false">…</mo>
            </mrow>
            <mo stretchy="false">+</mo>
            <mrow>
              <mo stretchy="false">(</mo>
              <mrow>
                <msub>
                  <mi>u</mi>
                  <mi>n</mi>
                </msub>
                <mi>–</mi>
                <mrow>
                  <mrow>
                    <mi>r</mi>
                    <mo stretchy="false">+</mo>
                    <msub>
                      <mi>u</mi>
                      <mn>0</mn>
                    </msub>
                  </mrow>
                  <mo stretchy="false">+</mo>
                  <mi>r</mi>
                </mrow>
              </mrow>
              <mo stretchy="false">)</mo>
            </mrow>
          </mrow>
          <mo stretchy="false">+</mo>
          <mrow>
            <mo stretchy="false">(</mo>
            <mrow>
              <msub>
                <mi>u</mi>
                <mi>n</mi>
              </msub>
              <mo stretchy="false">+</mo>
              <msub>
                <mi>u</mi>
                <mn>0</mn>
              </msub>
            </mrow>
            <mo stretchy="false">)</mo>
          </mrow>
        </mrow>
      </mrow>
    </mrow>
    <annotation encoding="StarMath 5.0">{2}S=(u_{0}+u_n)+(u_{0}+r+u_n–r)+dotslow+(u_n–r+u_{0}+r)+(u_n+u_{0})</annotation>
  </semantics>
</math>
</file>

<file path=Object 134/content.xml><?xml version="1.0" encoding="utf-8"?>
<math xmlns="http://www.w3.org/1998/Math/MathML">
  <semantics>
    <mrow>
      <mn>2</mn>
      <mrow>
        <mi>S</mi>
        <mi mathvariant="normal">=</mi>
        <mrow>
          <mo stretchy="false">(</mo>
          <mrow>
            <mi>n</mi>
            <mo stretchy="false">+</mo>
            <mn>1</mn>
          </mrow>
          <mo stretchy="false">)</mo>
        </mrow>
      </mrow>
      <mrow>
        <mo stretchy="false">(</mo>
        <mrow>
          <msub>
            <mi>u</mi>
            <mn>0</mn>
          </msub>
          <mo stretchy="false">+</mo>
          <msub>
            <mi>u</mi>
            <mi>n</mi>
          </msub>
        </mrow>
        <mo stretchy="false">)</mo>
      </mrow>
    </mrow>
    <annotation encoding="StarMath 5.0">{2}S=(n+{1})(u_{0}+u_n)</annotation>
  </semantics>
</math>
</file>

<file path=Object 135/content.xml><?xml version="1.0" encoding="utf-8"?>
<math xmlns="http://www.w3.org/1998/Math/MathML">
  <semantics>
    <mrow>
      <mrow>
        <mi>S</mi>
        <mi mathvariant="normal">=</mi>
        <mrow>
          <mo stretchy="false">(</mo>
          <mrow>
            <mi>n</mi>
            <mo stretchy="false">+</mo>
            <mn>1</mn>
          </mrow>
          <mo stretchy="false">)</mo>
        </mrow>
      </mrow>
      <mfenced open="" close="">
        <mfrac>
          <mrow>
            <msub>
              <mi>u</mi>
              <mn>0</mn>
            </msub>
            <mo stretchy="false">+</mo>
            <msub>
              <mi>u</mi>
              <mi>n</mi>
            </msub>
          </mrow>
          <mn>2</mn>
        </mfrac>
      </mfenced>
    </mrow>
    <annotation encoding="StarMath 5.0">S=(n+{1}) left({u_{0}+u_n} over {2} right)</annotation>
  </semantics>
</math>
</file>

<file path=Object 136/content.xml><?xml version="1.0" encoding="utf-8"?>
<math xmlns="http://www.w3.org/1998/Math/MathML">
  <semantics>
    <mrow>
      <mi>S</mi>
      <mi mathvariant="normal">=</mi>
      <mrow>
        <mrow>
          <mrow>
            <mrow>
              <mn>1</mn>
              <mo stretchy="false">+</mo>
              <mn>2</mn>
            </mrow>
            <mo stretchy="false">+</mo>
            <mn>3</mn>
          </mrow>
          <mo stretchy="false">+</mo>
          <mo stretchy="false">…</mo>
        </mrow>
        <mo stretchy="false">+</mo>
        <mi>n</mi>
      </mrow>
    </mrow>
    <annotation encoding="StarMath 5.0">S={1}+{2}+{3}+dotslow+n</annotation>
  </semantics>
</math>
</file>

<file path=Object 137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138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139/content.xml><?xml version="1.0" encoding="utf-8"?>
<math xmlns="http://www.w3.org/1998/Math/MathML">
  <semantics>
    <mrow>
      <mrow>
        <mrow>
          <mrow>
            <mrow>
              <mrow>
                <mn>1</mn>
                <mo stretchy="false">+</mo>
                <mn>2</mn>
              </mrow>
              <mo stretchy="false">+</mo>
              <mn>3</mn>
            </mrow>
            <mo stretchy="false">+</mo>
            <mo stretchy="false">…</mo>
          </mrow>
          <mo stretchy="false">+</mo>
          <mi>n</mi>
        </mrow>
        <mi mathvariant="normal">=</mi>
        <mi>n</mi>
      </mrow>
      <mfrac>
        <mrow>
          <mo stretchy="false">(</mo>
          <mrow>
            <mi>n</mi>
            <mo stretchy="false">+</mo>
            <mn>1</mn>
          </mrow>
          <mo stretchy="false">)</mo>
        </mrow>
        <mn>2</mn>
      </mfrac>
    </mrow>
    <annotation encoding="StarMath 5.0">{1}+{2}+{3}+dotslow+n=n{(n+{1}) over {2}}</annotation>
  </semantics>
</math>
</file>

<file path=Object 14/content.xml><?xml version="1.0" encoding="utf-8"?>
<math xmlns="http://www.w3.org/1998/Math/MathML">
  <semantics>
    <mrow>
      <mo stretchy="false">(</mo>
      <msub>
        <mi>c</mi>
        <mi>n</mi>
      </msub>
      <mo stretchy="false">)</mo>
    </mrow>
    <annotation encoding="StarMath 5.0">(c_n)</annotation>
  </semantics>
</math>
</file>

<file path=Object 140/content.xml><?xml version="1.0" encoding="utf-8"?>
<math xmlns="http://www.w3.org/1998/Math/MathML">
  <semantics>
    <mrow>
      <msub>
        <mi>u</mi>
        <mi>n</mi>
      </msub>
      <mi mathvariant="normal">=</mi>
      <mrow>
        <mstyle color="green">
          <mrow>
            <msub>
              <mi>u</mi>
              <mn>0</mn>
            </msub>
          </mrow>
        </mstyle>
        <mi mathvariant="normal">×</mi>
        <msup>
          <mstyle color="red">
            <mrow>
              <mi>b</mi>
            </mrow>
          </mstyle>
          <mi>n</mi>
        </msup>
      </mrow>
    </mrow>
    <annotation encoding="StarMath 5.0">u_n= color green u_{0} times {color red b}^n</annotation>
  </semantics>
</math>
</file>

<file path=Object 141/content.xml><?xml version="1.0" encoding="utf-8"?>
<math xmlns="http://www.w3.org/1998/Math/MathML">
  <semantics>
    <mrow>
      <msub>
        <mi>u</mi>
        <mrow>
          <mi>n</mi>
          <mo stretchy="false">+</mo>
          <mn>1</mn>
        </mrow>
      </msub>
      <mi mathvariant="normal">=</mi>
      <mrow>
        <msub>
          <mi>u</mi>
          <mi>n</mi>
        </msub>
        <mi mathvariant="normal">×</mi>
        <mstyle color="red">
          <mrow>
            <mi>b</mi>
          </mrow>
        </mstyle>
      </mrow>
    </mrow>
    <annotation encoding="StarMath 5.0">u_{n+{1}}=u_n times color red b</annotation>
  </semantics>
</math>
</file>

<file path=Object 142/content.xml><?xml version="1.0" encoding="utf-8"?>
<math xmlns="http://www.w3.org/1998/Math/MathML">
  <semantics>
    <mstyle color="green">
      <mrow>
        <msub>
          <mi>u</mi>
          <mi>o</mi>
        </msub>
      </mrow>
    </mstyle>
    <annotation encoding="StarMath 5.0">color green u_o</annotation>
  </semantics>
</math>
</file>

<file path=Object 143/content.xml><?xml version="1.0" encoding="utf-8"?>
<math xmlns="http://www.w3.org/1998/Math/MathML">
  <semantics>
    <mrow>
      <msub>
        <mi>u</mi>
        <mrow>
          <mi>n</mi>
          <mo stretchy="false">+</mo>
          <mn>1</mn>
        </mrow>
      </msub>
      <mi>–</mi>
      <mrow>
        <msub>
          <mi>u</mi>
          <mi>n</mi>
        </msub>
        <mi mathvariant="normal">=</mi>
        <mrow>
          <msub>
            <mi>u</mi>
            <mi>n</mi>
          </msub>
          <mi mathvariant="normal">×</mi>
          <mi>b</mi>
        </mrow>
      </mrow>
      <mi>–</mi>
      <mrow>
        <msub>
          <mi>u</mi>
          <mi>n</mi>
        </msub>
        <mi mathvariant="normal">=</mi>
        <mrow>
          <msub>
            <mi>u</mi>
            <mi>n</mi>
          </msub>
          <mi mathvariant="normal">×</mi>
          <mrow>
            <mo stretchy="false">(</mo>
            <mrow>
              <mi>b</mi>
              <mi>–</mi>
              <mn>1</mn>
            </mrow>
            <mo stretchy="false">)</mo>
          </mrow>
        </mrow>
      </mrow>
    </mrow>
    <annotation encoding="StarMath 5.0">u_{n+{1}}–u_n=u_n times b–u_n=u_n times (b–{1})</annotation>
  </semantics>
</math>
</file>

<file path=Object 144/content.xml><?xml version="1.0" encoding="utf-8"?>
<math xmlns="http://www.w3.org/1998/Math/MathML">
  <semantics>
    <mrow>
      <msub>
        <mi>u</mi>
        <mi>n</mi>
      </msub>
      <mi mathvariant="normal">=</mi>
      <mrow>
        <mstyle color="green">
          <mrow>
            <msub>
              <mi>u</mi>
              <mn>0</mn>
            </msub>
          </mrow>
        </mstyle>
        <mi mathvariant="normal">×</mi>
        <msup>
          <mstyle color="red">
            <mrow>
              <mi>b</mi>
            </mrow>
          </mstyle>
          <mi>n</mi>
        </msup>
      </mrow>
    </mrow>
    <annotation encoding="StarMath 5.0">u_n= color green u_{0} times {color red b}^n</annotation>
  </semantics>
</math>
</file>

<file path=Object 145/content.xml><?xml version="1.0" encoding="utf-8"?>
<math xmlns="http://www.w3.org/1998/Math/MathML">
  <semantics>
    <msub>
      <mi>u</mi>
      <mrow>
        <mi>n</mi>
        <mi>–</mi>
        <mn>1</mn>
      </mrow>
    </msub>
    <annotation encoding="StarMath 5.0">u_{n–{1}}</annotation>
  </semantics>
</math>
</file>

<file path=Object 146/content.xml><?xml version="1.0" encoding="utf-8"?>
<math xmlns="http://www.w3.org/1998/Math/MathML">
  <semantics>
    <mstyle color="green">
      <mrow>
        <msub>
          <mi>u</mi>
          <mn>0</mn>
        </msub>
      </mrow>
    </mstyle>
    <annotation encoding="StarMath 5.0">color green u_{0}</annotation>
  </semantics>
</math>
</file>

<file path=Object 147/content.xml><?xml version="1.0" encoding="utf-8"?>
<math xmlns="http://www.w3.org/1998/Math/MathML">
  <semantics>
    <msub>
      <mi>u</mi>
      <mn>1</mn>
    </msub>
    <annotation encoding="StarMath 5.0">u_{1}</annotation>
  </semantics>
</math>
</file>

<file path=Object 148/content.xml><?xml version="1.0" encoding="utf-8"?>
<math xmlns="http://www.w3.org/1998/Math/MathML">
  <semantics>
    <msub>
      <mi>u</mi>
      <mn>2</mn>
    </msub>
    <annotation encoding="StarMath 5.0">u_{2}</annotation>
  </semantics>
</math>
</file>

<file path=Object 149/content.xml><?xml version="1.0" encoding="utf-8"?>
<math xmlns="http://www.w3.org/1998/Math/MathML">
  <semantics>
    <mrow>
      <mi mathvariant="normal">×</mi>
      <msup>
        <mstyle color="red">
          <mrow>
            <mi>b</mi>
          </mrow>
        </mstyle>
        <mi>n</mi>
      </msup>
    </mrow>
    <annotation encoding="StarMath 5.0">{}times {color red b}^n</annotation>
  </semantics>
</math>
</file>

<file path=Object 15/content.xml><?xml version="1.0" encoding="utf-8"?>
<math xmlns="http://www.w3.org/1998/Math/MathML">
  <semantics>
    <mrow>
      <msub>
        <mi>c</mi>
        <mn>0</mn>
      </msub>
      <mi mathvariant="normal">=</mi>
      <mn>4</mn>
    </mrow>
    <annotation encoding="StarMath 5.0">c_{0}={4}</annotation>
  </semantics>
</math>
</file>

<file path=Object 150/content.xml><?xml version="1.0" encoding="utf-8"?>
<math xmlns="http://www.w3.org/1998/Math/MathML">
  <semantics>
    <mrow>
      <mo stretchy="false">(</mo>
      <msub>
        <mi>d</mi>
        <mi>n</mi>
      </msub>
      <mo stretchy="false">)</mo>
    </mrow>
    <annotation encoding="StarMath 5.0">(d_n)</annotation>
  </semantics>
</math>
</file>

<file path=Object 151/content.xml><?xml version="1.0" encoding="utf-8"?>
<math xmlns="http://www.w3.org/1998/Math/MathML">
  <semantics>
    <mrow>
      <msub>
        <mi>d</mi>
        <mi>n</mi>
      </msub>
      <mi mathvariant="normal">=</mi>
      <msup>
        <mn>3</mn>
        <mi>n</mi>
      </msup>
    </mrow>
    <annotation encoding="StarMath 5.0">d_n={3}^n</annotation>
  </semantics>
</math>
</file>

<file path=Object 152/content.xml><?xml version="1.0" encoding="utf-8"?>
<math xmlns="http://www.w3.org/1998/Math/MathML">
  <semantics>
    <mrow>
      <msub>
        <mi>d</mi>
        <mi>n</mi>
      </msub>
      <mi mathvariant="normal">=</mi>
      <msup>
        <mn>3</mn>
        <mi>n</mi>
      </msup>
    </mrow>
    <annotation encoding="StarMath 5.0">d_n={3}^n</annotation>
  </semantics>
</math>
</file>

<file path=Object 153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/>
                <mrow>
                  <msub>
                    <mi mathvariant="normal">d</mi>
                    <mn>0</mn>
                  </msub>
                  <mi mathvariant="normal">=</mi>
                  <mi/>
                </mrow>
                <mn>1</mn>
              </mrow>
              <mi/>
            </mrow>
          </mtd>
        </mtr>
        <mtr>
          <mtd>
            <mrow>
              <mi/>
              <mrow>
                <msub>
                  <mi mathvariant="normal">d</mi>
                  <mrow>
                    <mi mathvariant="normal">n</mi>
                    <mo stretchy="false">+</mo>
                    <mn>1</mn>
                  </mrow>
                </msub>
                <mi mathvariant="normal">=</mi>
                <mrow>
                  <mn>3</mn>
                  <mi mathvariant="normal">×</mi>
                  <msub>
                    <mi mathvariant="normal">d</mi>
                    <mi mathvariant="normal">n</mi>
                  </msub>
                </mrow>
              </mrow>
            </mrow>
          </mtd>
        </mtr>
      </mtable>
    </mrow>
    <annotation encoding="StarMath 5.0">alignl left lbrace stack{{ `{d_{0}} = ````{1} } `#` { {d_{n+{1}}} = {{3} times d_n} }} right none</annotation>
  </semantics>
</math>
</file>

<file path=Object 154/content.xml><?xml version="1.0" encoding="utf-8"?>
<math xmlns="http://www.w3.org/1998/Math/MathML">
  <semantics>
    <mrow>
      <mo stretchy="false">(</mo>
      <msub>
        <mi>w</mi>
        <mi>n</mi>
      </msub>
      <mo stretchy="false">)</mo>
    </mrow>
    <annotation encoding="StarMath 5.0">(w_n)</annotation>
  </semantics>
</math>
</file>

<file path=Object 155/content.xml><?xml version="1.0" encoding="utf-8"?>
<math xmlns="http://www.w3.org/1998/Math/MathML">
  <semantics>
    <mrow>
      <msub>
        <mi>w</mi>
        <mn>0</mn>
      </msub>
      <mi mathvariant="normal">=</mi>
      <mn>2</mn>
    </mrow>
    <annotation encoding="StarMath 5.0">w_{0}={2}</annotation>
  </semantics>
</math>
</file>

<file path=Object 156/content.xml><?xml version="1.0" encoding="utf-8"?>
<math xmlns="http://www.w3.org/1998/Math/MathML">
  <semantics>
    <mrow>
      <msub>
        <mi>a</mi>
        <mn>0</mn>
      </msub>
      <mi mathvariant="normal">=</mi>
      <mn>0</mn>
    </mrow>
    <annotation encoding="StarMath 5.0">a_{0}={0}</annotation>
  </semantics>
</math>
</file>

<file path=Object 157/content.xml><?xml version="1.0" encoding="utf-8"?>
<math xmlns="http://www.w3.org/1998/Math/MathML">
  <semantics>
    <mrow>
      <msub>
        <mi>a</mi>
        <mn>1</mn>
      </msub>
      <mi mathvariant="normal">=</mi>
      <mn>2</mn>
    </mrow>
    <annotation encoding="StarMath 5.0">a_{1}={2}</annotation>
  </semantics>
</math>
</file>

<file path=Object 158/content.xml><?xml version="1.0" encoding="utf-8"?>
<math xmlns="http://www.w3.org/1998/Math/MathML">
  <semantics>
    <mrow>
      <msub>
        <mi>a</mi>
        <mn>2</mn>
      </msub>
      <mi mathvariant="normal">=</mi>
      <mn>4</mn>
    </mrow>
    <annotation encoding="StarMath 5.0">a_{2}={4}</annotation>
  </semantics>
</math>
</file>

<file path=Object 159/content.xml><?xml version="1.0" encoding="utf-8"?>
<math xmlns="http://www.w3.org/1998/Math/MathML">
  <semantics>
    <mrow>
      <msub>
        <mi>a</mi>
        <mn>3</mn>
      </msub>
      <mi mathvariant="normal">=</mi>
      <mn>6</mn>
    </mrow>
    <annotation encoding="StarMath 5.0">a_{3}={6}</annotation>
  </semantics>
</math>
</file>

<file path=Object 16/content.xml><?xml version="1.0" encoding="utf-8"?>
<math xmlns="http://www.w3.org/1998/Math/MathML">
  <semantics>
    <mrow>
      <msub>
        <mi>c</mi>
        <mn>1</mn>
      </msub>
      <mi mathvariant="normal">=</mi>
      <mn>1</mn>
    </mrow>
    <annotation encoding="StarMath 5.0">c_{1}={1}</annotation>
  </semantics>
</math>
</file>

<file path=Object 160/content.xml><?xml version="1.0" encoding="utf-8"?>
<math xmlns="http://www.w3.org/1998/Math/MathML">
  <semantics>
    <mrow>
      <msub>
        <mi>d</mi>
        <mn>0</mn>
      </msub>
      <mi mathvariant="normal">=</mi>
      <mn>1</mn>
    </mrow>
    <annotation encoding="StarMath 5.0">d_{0}={1}</annotation>
  </semantics>
</math>
</file>

<file path=Object 161/content.xml><?xml version="1.0" encoding="utf-8"?>
<math xmlns="http://www.w3.org/1998/Math/MathML">
  <semantics>
    <mrow>
      <msub>
        <mi>d</mi>
        <mn>1</mn>
      </msub>
      <mi mathvariant="normal">=</mi>
      <mn>3</mn>
    </mrow>
    <annotation encoding="StarMath 5.0">d_{1}={3}</annotation>
  </semantics>
</math>
</file>

<file path=Object 162/content.xml><?xml version="1.0" encoding="utf-8"?>
<math xmlns="http://www.w3.org/1998/Math/MathML">
  <semantics>
    <mrow>
      <msub>
        <mi>d</mi>
        <mn>2</mn>
      </msub>
      <mi mathvariant="normal">=</mi>
      <mn>9</mn>
    </mrow>
    <annotation encoding="StarMath 5.0">d_{2}={9}</annotation>
  </semantics>
</math>
</file>

<file path=Object 163/content.xml><?xml version="1.0" encoding="utf-8"?>
<math xmlns="http://www.w3.org/1998/Math/MathML">
  <semantics>
    <mrow>
      <msub>
        <mi>d</mi>
        <mn>3</mn>
      </msub>
      <mi mathvariant="normal">=</mi>
      <mn>27</mn>
    </mrow>
    <annotation encoding="StarMath 5.0">d_{3}={27}</annotation>
  </semantics>
</math>
</file>

<file path=Object 164/content.xml><?xml version="1.0" encoding="utf-8"?>
<math xmlns="http://www.w3.org/1998/Math/MathML">
  <semantics>
    <mrow>
      <msub>
        <mi>w</mi>
        <mn>0</mn>
      </msub>
      <mi mathvariant="normal">=</mi>
      <mn>2</mn>
    </mrow>
    <annotation encoding="StarMath 5.0">w_{0}={2}</annotation>
  </semantics>
</math>
</file>

<file path=Object 165/content.xml><?xml version="1.0" encoding="utf-8"?>
<math xmlns="http://www.w3.org/1998/Math/MathML">
  <semantics>
    <mrow>
      <msub>
        <mi>w</mi>
        <mn>1</mn>
      </msub>
      <mi mathvariant="normal">=</mi>
      <mn>1,6</mn>
    </mrow>
    <annotation encoding="StarMath 5.0">w_{1}={1,6}</annotation>
  </semantics>
</math>
</file>

<file path=Object 166/content.xml><?xml version="1.0" encoding="utf-8"?>
<math xmlns="http://www.w3.org/1998/Math/MathML">
  <semantics>
    <mrow>
      <msub>
        <mi>w</mi>
        <mn>2</mn>
      </msub>
      <mi mathvariant="normal">=</mi>
      <mn>1,28</mn>
    </mrow>
    <annotation encoding="StarMath 5.0">w_{2}={1,28}</annotation>
  </semantics>
</math>
</file>

<file path=Object 167/content.xml><?xml version="1.0" encoding="utf-8"?>
<math xmlns="http://www.w3.org/1998/Math/MathML">
  <semantics>
    <mrow>
      <msub>
        <mi>w</mi>
        <mi>n</mi>
      </msub>
      <mi mathvariant="normal">=</mi>
      <mrow>
        <mn>2</mn>
        <mi mathvariant="normal">×</mi>
        <msup>
          <mn>0,8</mn>
          <mi>n</mi>
        </msup>
      </mrow>
    </mrow>
    <annotation encoding="StarMath 5.0">w_n={2} times {0,8}^n</annotation>
  </semantics>
</math>
</file>

<file path=Object 168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/>
                <mrow>
                  <msub>
                    <mi mathvariant="normal">w</mi>
                    <mn>0</mn>
                  </msub>
                  <mi mathvariant="normal">=</mi>
                  <mi/>
                </mrow>
                <mn>2</mn>
              </mrow>
              <mi/>
            </mrow>
          </mtd>
        </mtr>
        <mtr>
          <mtd>
            <mrow>
              <mi/>
              <mrow>
                <msub>
                  <mi mathvariant="normal">w</mi>
                  <mrow>
                    <mi mathvariant="normal">n</mi>
                    <mo stretchy="false">+</mo>
                    <mn>1</mn>
                  </mrow>
                </msub>
                <mi mathvariant="normal">=</mi>
                <mrow>
                  <mn>0,8</mn>
                  <mi mathvariant="normal">×</mi>
                  <msub>
                    <mi mathvariant="normal">w</mi>
                    <mi mathvariant="normal">n</mi>
                  </msub>
                </mrow>
              </mrow>
            </mrow>
          </mtd>
        </mtr>
      </mtable>
    </mrow>
    <annotation encoding="StarMath 5.0">alignl left lbrace stack{{` {w_{0}} = `````{2} } `#` { {w_{n+{1}}} = {{0,8} times w_n} }} right none</annotation>
  </semantics>
</math>
</file>

<file path=Object 169/content.xml><?xml version="1.0" encoding="utf-8"?>
<math xmlns="http://www.w3.org/1998/Math/MathML">
  <semantics>
    <mrow>
      <mo stretchy="false">(</mo>
      <msub>
        <mi>d</mi>
        <mi>n</mi>
      </msub>
      <mo stretchy="false">)</mo>
    </mrow>
    <annotation encoding="StarMath 5.0">(d_n)</annotation>
  </semantics>
</math>
</file>

<file path=Object 17/content.xml><?xml version="1.0" encoding="utf-8"?>
<math xmlns="http://www.w3.org/1998/Math/MathML">
  <semantics>
    <mrow>
      <msub>
        <mi>c</mi>
        <mn>2</mn>
      </msub>
      <mi mathvariant="normal">=</mi>
      <mn>0,25</mn>
    </mrow>
    <annotation encoding="StarMath 5.0">c_{2}={0,25}</annotation>
  </semantics>
</math>
</file>

<file path=Object 170/content.xml><?xml version="1.0" encoding="utf-8"?>
<math xmlns="http://www.w3.org/1998/Math/MathML">
  <semantics>
    <mrow>
      <msub>
        <mi>d</mi>
        <mi>n</mi>
      </msub>
      <mi mathvariant="normal">=</mi>
      <msup>
        <mn>3</mn>
        <mi>n</mi>
      </msup>
    </mrow>
    <annotation encoding="StarMath 5.0">d_n={3}^n</annotation>
  </semantics>
</math>
</file>

<file path=Object 171/content.xml><?xml version="1.0" encoding="utf-8"?>
<math xmlns="http://www.w3.org/1998/Math/MathML">
  <semantics>
    <mrow>
      <mo stretchy="false">(</mo>
      <msub>
        <mi>w</mi>
        <mi>n</mi>
      </msub>
      <mo stretchy="false">)</mo>
    </mrow>
    <annotation encoding="StarMath 5.0">(w_n)</annotation>
  </semantics>
</math>
</file>

<file path=Object 172/content.xml><?xml version="1.0" encoding="utf-8"?>
<math xmlns="http://www.w3.org/1998/Math/MathML">
  <semantics>
    <mrow>
      <mrow>
        <mi>S</mi>
        <mi mathvariant="normal">=</mi>
        <mrow>
          <mrow>
            <mrow>
              <mrow>
                <msub>
                  <mi>u</mi>
                  <mn>0</mn>
                </msub>
                <mo stretchy="false">+</mo>
                <msub>
                  <mi>u</mi>
                  <mn>1</mn>
                </msub>
              </mrow>
              <mo stretchy="false">+</mo>
              <msub>
                <mi>u</mi>
                <mn>2</mn>
              </msub>
            </mrow>
            <mo stretchy="false">+</mo>
            <mo stretchy="false">…</mo>
          </mrow>
          <mo stretchy="false">+</mo>
          <msub>
            <mi>u</mi>
            <mi>n</mi>
          </msub>
        </mrow>
      </mrow>
      <mi mathvariant="normal">=</mi>
      <mrow>
        <msub>
          <mi>u</mi>
          <mn>0</mn>
        </msub>
        <mi mathvariant="normal">×</mi>
        <mfrac>
          <mrow>
            <mn>1</mn>
            <mi mathvariant="normal">−</mi>
            <msup>
              <mi>b</mi>
              <mrow>
                <mi>n</mi>
                <mo stretchy="false">+</mo>
                <mn>1</mn>
              </mrow>
            </msup>
          </mrow>
          <mrow>
            <mn>1</mn>
            <mi mathvariant="normal">−</mi>
            <mi>b</mi>
          </mrow>
        </mfrac>
      </mrow>
    </mrow>
    <annotation encoding="StarMath 5.0">S=u_{0}+u_{1}+u_{2}+dotslow+u_n={u_0} times {{1-b^{n+1}} over {1-b}}</annotation>
  </semantics>
</math>
</file>

<file path=Object 173/content.xml><?xml version="1.0" encoding="utf-8"?>
<math xmlns="http://www.w3.org/1998/Math/MathML">
  <semantics>
    <mrow>
      <mi mathvariant="italic">Somme</mi>
      <mi mathvariant="italic">des</mi>
      <mi mathvariant="italic">termes</mi>
      <mi>d</mi>
      <mi>'</mi>
      <mi mathvariant="italic">une</mi>
      <mi mathvariant="italic">suite</mi>
      <mrow>
        <mi mathvariant="italic">géométrique</mi>
        <mi mathvariant="normal">=</mi>
        <mi mathvariant="italic">premier</mi>
      </mrow>
      <mrow>
        <mi mathvariant="italic">terme</mi>
        <mi mathvariant="normal">×</mi>
        <mfrac>
          <mrow>
            <mn>1</mn>
            <mi mathvariant="normal">−</mi>
            <msup>
              <mi mathvariant="italic">raison</mi>
              <mrow>
                <mi mathvariant="italic">nombre</mi>
                <mi mathvariant="italic">de</mi>
                <mi mathvariant="italic">termes</mi>
              </mrow>
            </msup>
          </mrow>
          <mrow>
            <mn>1</mn>
            <mi mathvariant="normal">−</mi>
            <mi mathvariant="italic">raison</mi>
          </mrow>
        </mfrac>
      </mrow>
    </mrow>
    <annotation encoding="StarMath 5.0">Somme des termes d'une suite géométrique=premier terme times {{1-raison^{nombre de termes}} over {1- raison}}</annotation>
  </semantics>
</math>
</file>

<file path=Object 174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/>
                <mrow>
                  <mi>S</mi>
                  <mi mathvariant="normal">=</mi>
                  <mi/>
                </mrow>
                <mrow>
                  <mrow>
                    <mrow>
                      <mrow>
                        <msub>
                          <mi>u</mi>
                          <mn>0</mn>
                        </msub>
                        <mo stretchy="false">+</mo>
                        <msub>
                          <mi>u</mi>
                          <mn>1</mn>
                        </msub>
                      </mrow>
                      <mo stretchy="false">+</mo>
                      <mo stretchy="false">…</mo>
                    </mrow>
                    <mo stretchy="false">+</mo>
                    <msub>
                      <mi>u</mi>
                      <mrow>
                        <mi>n</mi>
                        <mi>–</mi>
                        <mn>1</mn>
                      </mrow>
                    </msub>
                  </mrow>
                  <mo stretchy="false">+</mo>
                  <msub>
                    <mi>u</mi>
                    <mi>n</mi>
                  </msub>
                </mrow>
              </mrow>
              <mi/>
            </mrow>
          </mtd>
        </mtr>
        <mtr>
          <mtd>
            <mrow>
              <mi/>
              <mrow>
                <mi mathvariant="italic">bS</mi>
                <mi mathvariant="normal">=</mi>
                <mrow>
                  <mi>b</mi>
                  <mrow>
                    <mo stretchy="false">(</mo>
                    <mrow>
                      <mrow>
                        <mrow>
                          <mrow>
                            <msub>
                              <mi>u</mi>
                              <mn>0</mn>
                            </msub>
                            <mo stretchy="false">+</mo>
                            <msub>
                              <mi>u</mi>
                              <mn>1</mn>
                            </msub>
                          </mrow>
                          <mo stretchy="false">+</mo>
                          <mo stretchy="false">…</mo>
                        </mrow>
                        <mo stretchy="false">+</mo>
                        <msub>
                          <mi>u</mi>
                          <mrow>
                            <mi>n</mi>
                            <mi>–</mi>
                            <mn>1</mn>
                          </mrow>
                        </msub>
                      </mrow>
                      <mo stretchy="false">+</mo>
                      <msub>
                        <mi>u</mi>
                        <mi>n</mi>
                      </msub>
                    </mrow>
                    <mo stretchy="false">)</mo>
                  </mrow>
                </mrow>
              </mrow>
            </mrow>
          </mtd>
        </mtr>
      </mtable>
    </mrow>
    <annotation encoding="StarMath 5.0">alignl left lbrace stack{{ `{S} = ```{u_{0}+u_{1}+dotslow+u_{n–{1}}+u_n} } `#` { {bS} = {b(u_{0}+u_{1}+dotslow+u_{n–{1}}+u_n)} }} right none</annotation>
  </semantics>
</math>
</file>

<file path=Object 175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176/content.xml><?xml version="1.0" encoding="utf-8"?>
<math xmlns="http://www.w3.org/1998/Math/MathML">
  <semantics>
    <mrow>
      <msub>
        <mi>u</mi>
        <mi>p</mi>
      </msub>
      <mi mathvariant="normal">=</mi>
      <mrow>
        <msub>
          <mi>u</mi>
          <mrow>
            <mi>p</mi>
            <mi mathvariant="normal">−</mi>
            <mn>1</mn>
          </mrow>
        </msub>
        <mi mathvariant="normal">×</mi>
        <mi>b</mi>
      </mrow>
    </mrow>
    <annotation encoding="StarMath 5.0">u_p=u_{p-1} times b</annotation>
  </semantics>
</math>
</file>

<file path=Object 177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/>
                <mrow>
                  <mi>S</mi>
                  <mi mathvariant="normal">=</mi>
                  <mi/>
                </mrow>
                <mrow>
                  <mrow>
                    <mrow>
                      <mrow>
                        <msub>
                          <mi>u</mi>
                          <mn>0</mn>
                        </msub>
                        <mo stretchy="false">+</mo>
                        <msub>
                          <mi>u</mi>
                          <mn>1</mn>
                        </msub>
                      </mrow>
                      <mo stretchy="false">+</mo>
                      <mo stretchy="false">…</mo>
                    </mrow>
                    <mo stretchy="false">+</mo>
                    <msub>
                      <mi>u</mi>
                      <mrow>
                        <mi>n</mi>
                        <mi>–</mi>
                        <mn>1</mn>
                      </mrow>
                    </msub>
                  </mrow>
                  <mo stretchy="false">+</mo>
                  <msub>
                    <mi>u</mi>
                    <mi>n</mi>
                  </msub>
                </mrow>
              </mrow>
              <mi/>
            </mrow>
          </mtd>
        </mtr>
        <mtr>
          <mtd>
            <mrow>
              <mi/>
              <mrow>
                <mi mathvariant="italic">bS</mi>
                <mi mathvariant="normal">=</mi>
                <mrow>
                  <mrow>
                    <mrow>
                      <mrow>
                        <msub>
                          <mi mathvariant="italic">bu</mi>
                          <mn>0</mn>
                        </msub>
                        <mo stretchy="false">+</mo>
                        <msub>
                          <mi mathvariant="italic">bu</mi>
                          <mn>1</mn>
                        </msub>
                      </mrow>
                      <mo stretchy="false">+</mo>
                      <mo stretchy="false">…</mo>
                    </mrow>
                    <mo stretchy="false">+</mo>
                    <msub>
                      <mi mathvariant="italic">bu</mi>
                      <mrow>
                        <mi>n</mi>
                        <mi>–</mi>
                        <mn>1</mn>
                      </mrow>
                    </msub>
                  </mrow>
                  <mo stretchy="false">+</mo>
                  <msub>
                    <mi mathvariant="italic">bu</mi>
                    <mi>n</mi>
                  </msub>
                </mrow>
              </mrow>
            </mrow>
          </mtd>
        </mtr>
      </mtable>
    </mrow>
    <annotation encoding="StarMath 5.0">alignl left lbrace stack{{ `{S} = ```{u_{0}+u_{1}+dotslow+u_{n–{1}}+u_n} } `#` { {bS} = {bu_{0}+bu_{1}+dotslow+bu_{n–{1}}+bu_n} }} right none</annotation>
  </semantics>
</math>
</file>

<file path=Object 178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/>
                <mrow>
                  <mi>S</mi>
                  <mi mathvariant="normal">=</mi>
                  <mi/>
                </mrow>
                <mrow>
                  <mrow>
                    <mrow>
                      <mrow>
                        <msub>
                          <mi>u</mi>
                          <mn>0</mn>
                        </msub>
                        <mo stretchy="false">+</mo>
                        <msub>
                          <mi>u</mi>
                          <mn>1</mn>
                        </msub>
                      </mrow>
                      <mo stretchy="false">+</mo>
                      <mo stretchy="false">…</mo>
                    </mrow>
                    <mo stretchy="false">+</mo>
                    <msub>
                      <mi>u</mi>
                      <mrow>
                        <mi>n</mi>
                        <mi>–</mi>
                        <mn>1</mn>
                      </mrow>
                    </msub>
                  </mrow>
                  <mo stretchy="false">+</mo>
                  <msub>
                    <mi>u</mi>
                    <mi>n</mi>
                  </msub>
                </mrow>
              </mrow>
              <mi/>
            </mrow>
          </mtd>
        </mtr>
        <mtr>
          <mtd>
            <mrow>
              <mi/>
              <mrow>
                <mrow>
                  <mi mathvariant="italic">bS</mi>
                  <mi mathvariant="normal">=</mi>
                  <mi/>
                </mrow>
                <mrow>
                  <mrow>
                    <mrow>
                      <msub>
                        <mi>u</mi>
                        <mn>1</mn>
                      </msub>
                      <mo stretchy="false">+</mo>
                      <msub>
                        <mi>u</mi>
                        <mn>2</mn>
                      </msub>
                    </mrow>
                    <mo stretchy="false">+</mo>
                    <mi/>
                  </mrow>
                  <mo stretchy="false">…</mo>
                  <mrow>
                    <mrow>
                      <mi/>
                      <mo stretchy="false">+</mo>
                      <msub>
                        <mi>u</mi>
                        <mi>n</mi>
                      </msub>
                    </mrow>
                    <mo stretchy="false">+</mo>
                    <msub>
                      <mi>u</mi>
                      <mrow>
                        <mi>n</mi>
                        <mo stretchy="false">+</mo>
                        <mn>1</mn>
                      </mrow>
                    </msub>
                  </mrow>
                </mrow>
              </mrow>
            </mrow>
          </mtd>
        </mtr>
      </mtable>
    </mrow>
    <annotation encoding="StarMath 5.0">alignl left lbrace stack{{ `{S} = ```{u_{0}+u_{1}+dotslow+u_{n–{1}}+u_n} } `#` { {bS} =~~~~ {u_{1}+u_{2}+~dotslow`+u_{n}+u_{n+1} }}} right none</annotation>
  </semantics>
</math>
</file>

<file path=Object 179/content.xml><?xml version="1.0" encoding="utf-8"?>
<math xmlns="http://www.w3.org/1998/Math/MathML">
  <semantics>
    <mrow>
      <mi>S</mi>
      <mi>–</mi>
      <mrow>
        <mi mathvariant="italic">bS</mi>
        <mi mathvariant="normal">=</mi>
        <msub>
          <mi>u</mi>
          <mn>0</mn>
        </msub>
      </mrow>
      <mi>–</mi>
      <mrow>
        <mn>0</mn>
        <mo stretchy="false">+</mo>
        <msub>
          <mi>u</mi>
          <mn>1</mn>
        </msub>
      </mrow>
      <mi>–</mi>
      <mrow>
        <mrow>
          <msub>
            <mi>u</mi>
            <mn>1</mn>
          </msub>
          <mo stretchy="false">+</mo>
          <mo stretchy="false">…</mo>
        </mrow>
        <mo stretchy="false">+</mo>
        <msub>
          <mi>u</mi>
          <mi>n</mi>
        </msub>
      </mrow>
      <mi>–</mi>
      <mrow>
        <msub>
          <mi>u</mi>
          <mi>n</mi>
        </msub>
        <mo stretchy="false">+</mo>
        <mn>0</mn>
      </mrow>
      <mi>–</mi>
      <msub>
        <mi>u</mi>
        <mrow>
          <mi>n</mi>
          <mo stretchy="false">+</mo>
          <mn>1</mn>
        </mrow>
      </msub>
    </mrow>
    <annotation encoding="StarMath 5.0">S–bS=u_{0}–{0}+u_{1}–u_{1}+dotslow+u_n–u_n+{0}–u_{n+{1}}</annotation>
  </semantics>
</math>
</file>

<file path=Object 18/content.xml><?xml version="1.0" encoding="utf-8"?>
<math xmlns="http://www.w3.org/1998/Math/MathML">
  <semantics>
    <mrow>
      <msub>
        <mi>c</mi>
        <mn>3</mn>
      </msub>
      <mi mathvariant="normal">=</mi>
      <mn>0,0625</mn>
    </mrow>
    <annotation encoding="StarMath 5.0">c_{3}={0,0625}</annotation>
  </semantics>
</math>
</file>

<file path=Object 180/content.xml><?xml version="1.0" encoding="utf-8"?>
<math xmlns="http://www.w3.org/1998/Math/MathML">
  <semantics>
    <mrow>
      <mi>S</mi>
      <mi>–</mi>
      <mrow>
        <mi mathvariant="italic">bS</mi>
        <mi mathvariant="normal">=</mi>
        <msub>
          <mi>u</mi>
          <mn>0</mn>
        </msub>
      </mrow>
      <mi>–</mi>
      <mrow>
        <msub>
          <mi>u</mi>
          <mrow>
            <mi>n</mi>
            <mo stretchy="false">+</mo>
            <mn>1</mn>
          </mrow>
        </msub>
        <mi mathvariant="normal">=</mi>
        <msub>
          <mi>u</mi>
          <mn>0</mn>
        </msub>
      </mrow>
      <mi>–</mi>
      <mrow>
        <msub>
          <mi>u</mi>
          <mn>0</mn>
        </msub>
        <mi mathvariant="normal">×</mi>
        <msup>
          <mi>b</mi>
          <mrow>
            <mi>n</mi>
            <mo stretchy="false">+</mo>
            <mn>1</mn>
          </mrow>
        </msup>
      </mrow>
    </mrow>
    <annotation encoding="StarMath 5.0">S–bS=u_{0}–u_{n+{1}}=u_{0}–u_{0} times b^{n+{1}}</annotation>
  </semantics>
</math>
</file>

<file path=Object 181/content.xml><?xml version="1.0" encoding="utf-8"?>
<math xmlns="http://www.w3.org/1998/Math/MathML">
  <semantics>
    <mrow>
      <mrow>
        <mo stretchy="false">(</mo>
        <mrow>
          <mn>1</mn>
          <mi>–</mi>
          <mi>b</mi>
        </mrow>
        <mo stretchy="false">)</mo>
      </mrow>
      <mrow>
        <mi>S</mi>
        <mi mathvariant="normal">=</mi>
        <msub>
          <mi>u</mi>
          <mn>0</mn>
        </msub>
      </mrow>
      <mrow>
        <mo stretchy="false">(</mo>
        <mrow>
          <mn>1</mn>
          <mi>–</mi>
          <msup>
            <mi>b</mi>
            <mrow>
              <mi>n</mi>
              <mo stretchy="false">+</mo>
              <mn>1</mn>
            </mrow>
          </msup>
        </mrow>
        <mo stretchy="false">)</mo>
      </mrow>
    </mrow>
    <annotation encoding="StarMath 5.0">({1}–b)S=u_{0}({1}–b^{n+1})</annotation>
  </semantics>
</math>
</file>

<file path=Object 182/content.xml><?xml version="1.0" encoding="utf-8"?>
<math xmlns="http://www.w3.org/1998/Math/MathML">
  <semantics>
    <mrow>
      <mi>S</mi>
      <mi mathvariant="normal">=</mi>
      <mrow>
        <msub>
          <mi>u</mi>
          <mn>0</mn>
        </msub>
        <mi mathvariant="normal">×</mi>
        <mfrac>
          <mrow>
            <mn>1</mn>
            <mi>–</mi>
            <msup>
              <mi>b</mi>
              <mrow>
                <mi>n</mi>
                <mo stretchy="false">+</mo>
                <mn>1</mn>
              </mrow>
            </msup>
          </mrow>
          <mrow>
            <mn>1</mn>
            <mi>–</mi>
            <mi>b</mi>
          </mrow>
        </mfrac>
      </mrow>
    </mrow>
    <annotation encoding="StarMath 5.0">S=u_{0} times {{{1}–b^{n+1}} over {{1}–b}}</annotation>
  </semantics>
</math>
</file>

<file path=Object 183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184/content.xml><?xml version="1.0" encoding="utf-8"?>
<math xmlns="http://www.w3.org/1998/Math/MathML">
  <semantics>
    <mrow>
      <mrow>
        <mi>S</mi>
        <mi mathvariant="normal">=</mi>
        <mrow>
          <mo stretchy="false">(</mo>
          <mrow>
            <mi>n</mi>
            <mo stretchy="false">+</mo>
            <mn>1</mn>
          </mrow>
          <mo stretchy="false">)</mo>
        </mrow>
      </mrow>
      <msub>
        <mi>u</mi>
        <mn>0</mn>
      </msub>
    </mrow>
    <annotation encoding="StarMath 5.0">S=(n+{1})u_{0}</annotation>
  </semantics>
</math>
</file>

<file path=Object 185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186/content.xml><?xml version="1.0" encoding="utf-8"?>
<math xmlns="http://www.w3.org/1998/Math/MathML">
  <semantics>
    <mrow>
      <msub>
        <mi>u</mi>
        <mrow>
          <mi>n</mi>
          <mo stretchy="false">+</mo>
          <mn>1</mn>
        </mrow>
      </msub>
      <mi>–</mi>
      <msub>
        <mi>u</mi>
        <mi>n</mi>
      </msub>
    </mrow>
    <annotation encoding="StarMath 5.0">u_{n+{1}}–u_n</annotation>
  </semantics>
</math>
</file>

<file path=Object 187/content.xml><?xml version="1.0" encoding="utf-8"?>
<math xmlns="http://www.w3.org/1998/Math/MathML">
  <semantics>
    <mfrac>
      <msub>
        <mi>u</mi>
        <mrow>
          <mi>n</mi>
          <mo stretchy="false">+</mo>
          <mn>1</mn>
        </mrow>
      </msub>
      <msub>
        <mi>u</mi>
        <mi>n</mi>
      </msub>
    </mfrac>
    <annotation encoding="StarMath 5.0">{u_{n+{1}}} over u_n</annotation>
  </semantics>
</math>
</file>

<file path=Object 188/content.xml><?xml version="1.0" encoding="utf-8"?>
<math xmlns="http://www.w3.org/1998/Math/MathML">
  <semantics>
    <mrow>
      <mrow>
        <mfrac>
          <mrow>
            <msub>
              <mi>u</mi>
              <mrow>
                <mi>n</mi>
                <mo stretchy="false">+</mo>
                <mn>1</mn>
              </mrow>
            </msub>
            <mi>–</mi>
            <msub>
              <mi>u</mi>
              <mi>n</mi>
            </msub>
          </mrow>
          <msub>
            <mi>u</mi>
            <mi>n</mi>
          </msub>
        </mfrac>
        <mi mathvariant="normal">=</mi>
        <mfrac>
          <msub>
            <mi>u</mi>
            <mrow>
              <mi>n</mi>
              <mo stretchy="false">+</mo>
              <mn>1</mn>
            </mrow>
          </msub>
          <msub>
            <mi>u</mi>
            <mi>n</mi>
          </msub>
        </mfrac>
      </mrow>
      <mi>–</mi>
      <mn>1</mn>
    </mrow>
    <annotation encoding="StarMath 5.0">{u_{n+{1}}–u_n} over u_n=u_{n+{1}} over u_n–{1}</annotation>
  </semantics>
</math>
</file>

<file path=Object 189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19/content.xml><?xml version="1.0" encoding="utf-8"?>
<math xmlns="http://www.w3.org/1998/Math/MathML">
  <semantics>
    <mrow>
      <mo stretchy="false">(</mo>
      <msub>
        <mi>d</mi>
        <mi>n</mi>
      </msub>
      <mo stretchy="false">)</mo>
    </mrow>
    <annotation encoding="StarMath 5.0">(d_n)</annotation>
  </semantics>
</math>
</file>

<file path=Object 190/content.xml><?xml version="1.0" encoding="utf-8"?>
<math xmlns="http://www.w3.org/1998/Math/MathML">
  <semantics>
    <mrow>
      <msub>
        <mi>u</mi>
        <mrow>
          <mi>n</mi>
          <mo stretchy="false">+</mo>
          <mn>1</mn>
        </mrow>
      </msub>
      <mi>–</mi>
      <msub>
        <mi>u</mi>
        <mi>n</mi>
      </msub>
    </mrow>
    <annotation encoding="StarMath 5.0">u_{n+{1}}–u_n</annotation>
  </semantics>
</math>
</file>

<file path=Object 191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192/content.xml><?xml version="1.0" encoding="utf-8"?>
<math xmlns="http://www.w3.org/1998/Math/MathML">
  <semantics>
    <mfrac>
      <msub>
        <mi>u</mi>
        <mrow>
          <mi>n</mi>
          <mo stretchy="false">+</mo>
          <mn>1</mn>
        </mrow>
      </msub>
      <msub>
        <mi>u</mi>
        <mi>n</mi>
      </msub>
    </mfrac>
    <annotation encoding="StarMath 5.0">u_{n+{1}} over u_n</annotation>
  </semantics>
</math>
</file>

<file path=Object 193/content.xml><?xml version="1.0" encoding="utf-8"?>
<math xmlns="http://www.w3.org/1998/Math/MathML">
  <semantics>
    <mfrac>
      <mrow>
        <msub>
          <mi>u</mi>
          <mrow>
            <mi>n</mi>
            <mo stretchy="false">+</mo>
            <mn>1</mn>
          </mrow>
        </msub>
        <mi>–</mi>
        <msub>
          <mi>u</mi>
          <mi>n</mi>
        </msub>
      </mrow>
      <msub>
        <mi>u</mi>
        <mi>n</mi>
      </msub>
    </mfrac>
    <annotation encoding="StarMath 5.0">{u_{n+{1}}–u_n} over u_n</annotation>
  </semantics>
</math>
</file>

<file path=Object 194/content.xml><?xml version="1.0" encoding="utf-8"?>
<math xmlns="http://www.w3.org/1998/Math/MathML">
  <semantics>
    <mrow>
      <msub>
        <mi>u</mi>
        <mn>0</mn>
      </msub>
      <mi mathvariant="normal">=</mi>
      <mn>5000</mn>
    </mrow>
    <annotation encoding="StarMath 5.0">u_{0}={5000}</annotation>
  </semantics>
</math>
</file>

<file path=Object 195/content.xml><?xml version="1.0" encoding="utf-8"?>
<math xmlns="http://www.w3.org/1998/Math/MathML">
  <semantics>
    <mrow>
      <mrow>
        <mrow>
          <msub>
            <mi>u</mi>
            <mi>n</mi>
          </msub>
          <mi mathvariant="normal">=</mi>
          <mrow>
            <msub>
              <mi>u</mi>
              <mn>0</mn>
            </msub>
            <mo stretchy="false">+</mo>
            <mi mathvariant="italic">na</mi>
          </mrow>
        </mrow>
        <mi mathvariant="normal">=</mi>
        <mrow>
          <mn>5000</mn>
          <mo stretchy="false">+</mo>
          <mn>200</mn>
        </mrow>
      </mrow>
      <mi>n</mi>
    </mrow>
    <annotation encoding="StarMath 5.0">u_n=u_{0}+na={5000}+{200}n</annotation>
  </semantics>
</math>
</file>

<file path=Object 196/content.xml><?xml version="1.0" encoding="utf-8"?>
<math xmlns="http://www.w3.org/1998/Math/MathML">
  <semantics>
    <mrow>
      <mrow>
        <mi>b</mi>
        <mi mathvariant="normal">=</mi>
        <mrow>
          <mn>1</mn>
          <mo stretchy="false">+</mo>
          <mfrac>
            <mn>4</mn>
            <mn>100</mn>
          </mfrac>
        </mrow>
      </mrow>
      <mi mathvariant="normal">=</mi>
      <mn>1,04</mn>
    </mrow>
    <annotation encoding="StarMath 5.0">b={1}+{4} over {100}={1,04}</annotation>
  </semantics>
</math>
</file>

<file path=Object 197/content.xml><?xml version="1.0" encoding="utf-8"?>
<math xmlns="http://www.w3.org/1998/Math/MathML">
  <semantics>
    <mrow>
      <msub>
        <mi>v</mi>
        <mn>0</mn>
      </msub>
      <mi mathvariant="normal">=</mi>
      <mn>5000</mn>
    </mrow>
    <annotation encoding="StarMath 5.0">v_{0}={5000}</annotation>
  </semantics>
</math>
</file>

<file path=Object 198/content.xml><?xml version="1.0" encoding="utf-8"?>
<math xmlns="http://www.w3.org/1998/Math/MathML">
  <semantics>
    <mrow>
      <mrow>
        <msub>
          <mi>v</mi>
          <mi>n</mi>
        </msub>
        <mi mathvariant="normal">=</mi>
        <mrow>
          <msub>
            <mi>v</mi>
            <mn>0</mn>
          </msub>
          <mi mathvariant="normal">×</mi>
          <msup>
            <mi>b</mi>
            <mi>n</mi>
          </msup>
        </mrow>
      </mrow>
      <mi mathvariant="normal">=</mi>
      <mrow>
        <mn>5000</mn>
        <mi mathvariant="normal">×</mi>
        <msup>
          <mn>1,04</mn>
          <mi>n</mi>
        </msup>
      </mrow>
    </mrow>
    <annotation encoding="StarMath 5.0">v_n=v_{0} times b^n={5000} times {1,04}^n</annotation>
  </semantics>
</math>
</file>

<file path=Object 199/content.xml><?xml version="1.0" encoding="utf-8"?>
<math xmlns="http://www.w3.org/1998/Math/MathML">
  <semantics>
    <mrow>
      <mrow>
        <munderover>
          <mi mathvariant="normal">∑</mi>
          <mrow>
            <mstyle mathvariant="normal">
              <mrow>
                <mi mathvariant="normal">k</mi>
              </mrow>
            </mstyle>
            <mi mathvariant="normal">=</mi>
            <mn>0</mn>
          </mrow>
          <mstyle mathvariant="normal">
            <mrow>
              <mi mathvariant="normal">n</mi>
            </mrow>
          </mstyle>
        </munderover>
        <msub>
          <mi>u</mi>
          <mi>k</mi>
        </msub>
      </mrow>
      <mi mathvariant="normal">=</mi>
      <mrow>
        <msub>
          <mi>u</mi>
          <mn>0</mn>
        </msub>
        <mi mathvariant="normal">×</mi>
        <mfrac>
          <mrow>
            <mn>1</mn>
            <mi>–</mi>
            <msup>
              <mi>b</mi>
              <mrow>
                <mi>n</mi>
                <mo stretchy="false">+</mo>
                <mn>1</mn>
              </mrow>
            </msup>
          </mrow>
          <mrow>
            <mn>1</mn>
            <mi>–</mi>
            <mi>b</mi>
          </mrow>
        </mfrac>
      </mrow>
    </mrow>
    <annotation encoding="StarMath 5.0"> sum from { nitalic  k={0}} to { nitalic  n } { u_k } =u_{0} times {{{1}–b^{n+1}} over {{1}–b}}</annotation>
  </semantics>
</math>
</file>

<file path=Object 2/content.xml><?xml version="1.0" encoding="utf-8"?>
<math xmlns="http://www.w3.org/1998/Math/MathML">
  <semantics>
    <mrow>
      <msub>
        <mi>a</mi>
        <mn>0</mn>
      </msub>
      <mi mathvariant="normal">=</mi>
      <mn>0</mn>
    </mrow>
    <annotation encoding="StarMath 5.0">a_{0}={0}</annotation>
  </semantics>
</math>
</file>

<file path=Object 20/content.xml><?xml version="1.0" encoding="utf-8"?>
<math xmlns="http://www.w3.org/1998/Math/MathML">
  <semantics>
    <msup>
      <mn>3</mn>
      <mi>n</mi>
    </msup>
    <annotation encoding="StarMath 5.0">{3}^n</annotation>
  </semantics>
</math>
</file>

<file path=Object 200/content.xml><?xml version="1.0" encoding="utf-8"?>
<math xmlns="http://www.w3.org/1998/Math/MathML">
  <semantics>
    <mrow>
      <mrow>
        <mrow>
          <munderover>
            <mi mathvariant="normal">∑</mi>
            <mrow>
              <mstyle mathvariant="normal">
                <mrow>
                  <mi mathvariant="normal">k</mi>
                </mrow>
              </mstyle>
              <mi mathvariant="normal">=</mi>
              <mn>0</mn>
            </mrow>
            <mstyle mathvariant="normal">
              <mrow>
                <mi mathvariant="normal">n</mi>
              </mrow>
            </mstyle>
          </munderover>
          <msub>
            <mi>u</mi>
            <mi>k</mi>
          </msub>
        </mrow>
        <mi mathvariant="normal">=</mi>
        <mrow>
          <mo stretchy="false">(</mo>
          <mrow>
            <mi>n</mi>
            <mo stretchy="false">+</mo>
            <mn>1</mn>
          </mrow>
          <mo stretchy="false">)</mo>
        </mrow>
      </mrow>
      <mfenced open="" close="">
        <mfrac>
          <mrow>
            <msub>
              <mi>u</mi>
              <mn>0</mn>
            </msub>
            <mo stretchy="false">+</mo>
            <msub>
              <mi>u</mi>
              <mi>n</mi>
            </msub>
          </mrow>
          <mn>2</mn>
        </mfrac>
      </mfenced>
    </mrow>
    <annotation encoding="StarMath 5.0"> sum from { nitalic  k={0}} to { nitalic  n } { u_k } =(n+{1}) left({u_{0}+u_n} over {2} right)</annotation>
  </semantics>
</math>
</file>

<file path=Object 201/content.xml><?xml version="1.0" encoding="utf-8"?>
<math xmlns="http://www.w3.org/1998/Math/MathML">
  <semantics>
    <msub>
      <mi>C</mi>
      <mn>0</mn>
    </msub>
    <annotation encoding="StarMath 5.0">C_{0}</annotation>
  </semantics>
</math>
</file>

<file path=Object 202/content.xml><?xml version="1.0" encoding="utf-8"?>
<math xmlns="http://www.w3.org/1998/Math/MathML">
  <semantics>
    <mrow>
      <msub>
        <mi>K</mi>
        <mi>n</mi>
      </msub>
      <mi mathvariant="normal">=</mi>
      <mrow>
        <msub>
          <mi>C</mi>
          <mn>0</mn>
        </msub>
        <mi mathvariant="normal">×</mi>
        <msup>
          <mfenced open="" close="">
            <mrow>
              <mn>1</mn>
              <mo stretchy="false">+</mo>
              <mfrac>
                <mi>t</mi>
                <mn>100</mn>
              </mfrac>
            </mrow>
          </mfenced>
          <mi>n</mi>
        </msup>
      </mrow>
    </mrow>
    <annotation encoding="StarMath 5.0">K_n=C_{0} times  left({1}+{t over {100}} right)^n</annotation>
  </semantics>
</math>
</file>

<file path=Object 203/content.xml><?xml version="1.0" encoding="utf-8"?>
<math xmlns="http://www.w3.org/1998/Math/MathML">
  <semantics>
    <mrow>
      <mrow>
        <msub>
          <mi>K</mi>
          <mrow>
            <mi>n</mi>
            <mo stretchy="false">+</mo>
            <mn>1</mn>
          </mrow>
        </msub>
        <mi mathvariant="normal">=</mi>
        <mrow>
          <msub>
            <mi>K</mi>
            <mi>n</mi>
          </msub>
          <mo stretchy="false">+</mo>
          <mrow>
            <msub>
              <mi>K</mi>
              <mi>n</mi>
            </msub>
            <mi mathvariant="normal">×</mi>
            <mfrac>
              <mi>t</mi>
              <mn>100</mn>
            </mfrac>
          </mrow>
        </mrow>
      </mrow>
      <mi mathvariant="normal">=</mi>
      <mrow>
        <msub>
          <mi>K</mi>
          <mi>n</mi>
        </msub>
        <mi mathvariant="normal">×</mi>
        <mfenced open="" close="">
          <mrow>
            <mn>1</mn>
            <mo stretchy="false">+</mo>
            <mfrac>
              <mi>t</mi>
              <mn>100</mn>
            </mfrac>
          </mrow>
        </mfenced>
      </mrow>
    </mrow>
    <annotation encoding="StarMath 5.0">K_{n+{1}}=K_n+K_n times {t over {100}}=K_n times  left({1}+{t over {100}} right)</annotation>
  </semantics>
</math>
</file>

<file path=Object 204/content.xml><?xml version="1.0" encoding="utf-8"?>
<math xmlns="http://www.w3.org/1998/Math/MathML">
  <semantics>
    <mrow>
      <mn>1</mn>
      <mo stretchy="false">+</mo>
      <mfrac>
        <mi>t</mi>
        <mn>100</mn>
      </mfrac>
    </mrow>
    <annotation encoding="StarMath 5.0">{1}+{t over {100}}</annotation>
  </semantics>
</math>
</file>

<file path=Object 205/content.xml><?xml version="1.0" encoding="utf-8"?>
<math xmlns="http://www.w3.org/1998/Math/MathML">
  <semantics>
    <mrow>
      <mo stretchy="false">(</mo>
      <msub>
        <mo stretchy="false">φ</mo>
        <mi>n</mi>
      </msub>
      <mo stretchy="false">)</mo>
    </mrow>
    <annotation encoding="StarMath 5.0">(%phi_n)</annotation>
  </semantics>
</math>
</file>

<file path=Object 206/content.xml><?xml version="1.0" encoding="utf-8"?>
<math xmlns="http://www.w3.org/1998/Math/MathML">
  <semantics>
    <mrow>
      <msub>
        <mo stretchy="false">φ</mo>
        <mn>1</mn>
      </msub>
      <mi mathvariant="normal">=</mi>
      <mn>1</mn>
    </mrow>
    <annotation encoding="StarMath 5.0">%phi_{1}={1}</annotation>
  </semantics>
</math>
</file>

<file path=Object 207/content.xml><?xml version="1.0" encoding="utf-8"?>
<math xmlns="http://www.w3.org/1998/Math/MathML">
  <semantics>
    <mrow>
      <msub>
        <mo stretchy="false">φ</mo>
        <mn>2</mn>
      </msub>
      <mi mathvariant="normal">=</mi>
      <mn>2</mn>
    </mrow>
    <annotation encoding="StarMath 5.0">%phi_{2}={2}</annotation>
  </semantics>
</math>
</file>

<file path=Object 208/content.xml><?xml version="1.0" encoding="utf-8"?>
<math xmlns="http://www.w3.org/1998/Math/MathML">
  <semantics>
    <mrow>
      <mn>2500</mn>
      <mrow>
        <mo stretchy="false">(</mo>
        <mrow>
          <mn>1</mn>
          <mo stretchy="false">+</mo>
          <mrow>
            <mn>18</mn>
            <mi mathvariant="normal">×</mi>
            <mn>0,05</mn>
          </mrow>
        </mrow>
        <mo stretchy="false">)</mo>
      </mrow>
    </mrow>
    <annotation encoding="StarMath 5.0">{2500}({1}+{18} times {0,05})</annotation>
  </semantics>
</math>
</file>

<file path=Object 209/content.xml><?xml version="1.0" encoding="utf-8"?>
<math xmlns="http://www.w3.org/1998/Math/MathML">
  <semantics>
    <mrow>
      <mn>2000</mn>
      <msup>
        <mrow>
          <mo stretchy="false">(</mo>
          <mrow>
            <mn>1</mn>
            <mo stretchy="false">+</mo>
            <mn>0,05</mn>
          </mrow>
          <mo stretchy="false">)</mo>
        </mrow>
        <mn>18</mn>
      </msup>
    </mrow>
    <annotation encoding="StarMath 5.0">{2000}({1}+{0,05})^18</annotation>
  </semantics>
</math>
</file>

<file path=Object 21/content.xml><?xml version="1.0" encoding="utf-8"?>
<math xmlns="http://www.w3.org/1998/Math/MathML">
  <semantics>
    <mrow>
      <msub>
        <mi>d</mi>
        <mn>0</mn>
      </msub>
      <mi mathvariant="normal">=</mi>
      <mn>1</mn>
    </mrow>
    <annotation encoding="StarMath 5.0">d_{0}={1}</annotation>
  </semantics>
</math>
</file>

<file path=Object 210/content.xml><?xml version="1.0" encoding="utf-8"?>
<math xmlns="http://www.w3.org/1998/Math/MathML">
  <semantics>
    <mrow>
      <msub>
        <mi>C</mi>
        <mrow>
          <mi>n</mi>
          <mo stretchy="false">+</mo>
          <mn>1</mn>
        </mrow>
      </msub>
      <mi mathvariant="normal">=</mi>
      <mrow>
        <msub>
          <mi>C</mi>
          <mi>n</mi>
        </msub>
        <mo stretchy="false">+</mo>
        <mrow>
          <msub>
            <mi>C</mi>
            <mn>0</mn>
          </msub>
          <mi mathvariant="normal">×</mi>
          <mfrac>
            <mi>t</mi>
            <mn>100</mn>
          </mfrac>
        </mrow>
      </mrow>
    </mrow>
    <annotation encoding="StarMath 5.0">C_{n+{1}}=C_n+C_{0} times {t over {100}}</annotation>
  </semantics>
</math>
</file>

<file path=Object 211/content.xml><?xml version="1.0" encoding="utf-8"?>
<math xmlns="http://www.w3.org/1998/Math/MathML">
  <semantics>
    <mrow>
      <msub>
        <mi>C</mi>
        <mn>0</mn>
      </msub>
      <mi mathvariant="normal">×</mi>
      <mfrac>
        <mi>t</mi>
        <mn>100</mn>
      </mfrac>
    </mrow>
    <annotation encoding="StarMath 5.0">C_{0} times {t over {100}}</annotation>
  </semantics>
</math>
</file>

<file path=Object 212/content.xml><?xml version="1.0" encoding="utf-8"?>
<math xmlns="http://www.w3.org/1998/Math/MathML">
  <semantics>
    <mrow>
      <mrow>
        <msub>
          <mi>C</mi>
          <mi>n</mi>
        </msub>
        <mi mathvariant="normal">=</mi>
        <mrow>
          <msub>
            <mi>C</mi>
            <mn>0</mn>
          </msub>
          <mo stretchy="false">+</mo>
          <mrow>
            <mrow>
              <mi>n</mi>
              <mi mathvariant="normal">×</mi>
              <msub>
                <mi>C</mi>
                <mn>0</mn>
              </msub>
            </mrow>
            <mi mathvariant="normal">×</mi>
            <mfrac>
              <mi>t</mi>
              <mn>100</mn>
            </mfrac>
          </mrow>
        </mrow>
      </mrow>
      <mi mathvariant="normal">=</mi>
      <mrow>
        <msub>
          <mi>C</mi>
          <mn>0</mn>
        </msub>
        <mi mathvariant="normal">×</mi>
        <mfenced open="" close="">
          <mrow>
            <mn>1</mn>
            <mo stretchy="false">+</mo>
            <mrow>
              <mi>n</mi>
              <mi mathvariant="normal">×</mi>
              <mfrac>
                <mi>t</mi>
                <mn>100</mn>
              </mfrac>
            </mrow>
          </mrow>
        </mfenced>
      </mrow>
    </mrow>
    <annotation encoding="StarMath 5.0">C_n=C_{0}+n times C_{0} times {t over {100}}=C_{0} times  left({1}+n times {t over {100}} right)</annotation>
  </semantics>
</math>
</file>

<file path=Object 213/content.xml><?xml version="1.0" encoding="utf-8"?>
<math xmlns="http://www.w3.org/1998/Math/MathML">
  <semantics>
    <mrow>
      <msub>
        <mo stretchy="false">φ</mo>
        <mn>3</mn>
      </msub>
      <mi mathvariant="normal">=</mi>
      <mn>2</mn>
    </mrow>
    <annotation encoding="StarMath 5.0">%phi_{3}={2}</annotation>
  </semantics>
</math>
</file>

<file path=Object 214/content.xml><?xml version="1.0" encoding="utf-8"?>
<math xmlns="http://www.w3.org/1998/Math/MathML">
  <semantics>
    <mrow>
      <msub>
        <mo stretchy="false">φ</mo>
        <mn>4</mn>
      </msub>
      <mi mathvariant="normal">=</mi>
      <mn>3</mn>
    </mrow>
    <annotation encoding="StarMath 5.0">%phi_{4}={3}</annotation>
  </semantics>
</math>
</file>

<file path=Object 215/content.xml><?xml version="1.0" encoding="utf-8"?>
<math xmlns="http://www.w3.org/1998/Math/MathML">
  <semantics>
    <mrow>
      <mo stretchy="false">(</mo>
      <msub>
        <mi>v</mi>
        <mi>n</mi>
      </msub>
      <mo stretchy="false">)</mo>
    </mrow>
    <annotation encoding="StarMath 5.0">(v_n)</annotation>
  </semantics>
</math>
</file>

<file path=Object 216/content.xml><?xml version="1.0" encoding="utf-8"?>
<math xmlns="http://www.w3.org/1998/Math/MathML">
  <semantics>
    <mrow>
      <mo stretchy="false">(</mo>
      <msub>
        <mi>w</mi>
        <mi>n</mi>
      </msub>
      <mo stretchy="false">)</mo>
    </mrow>
    <annotation encoding="StarMath 5.0">(w_n)</annotation>
  </semantics>
</math>
</file>

<file path=Object 217/content.xml><?xml version="1.0" encoding="utf-8"?>
<math xmlns="http://www.w3.org/1998/Math/MathML">
  <semantics>
    <mrow>
      <mo stretchy="false">(</mo>
      <msub>
        <mi>v</mi>
        <mi>n</mi>
      </msub>
      <mo stretchy="false">)</mo>
    </mrow>
    <annotation encoding="StarMath 5.0">(v_n)</annotation>
  </semantics>
</math>
</file>

<file path=Object 218/content.xml><?xml version="1.0" encoding="utf-8"?>
<math xmlns="http://www.w3.org/1998/Math/MathML">
  <semantics>
    <msup>
      <mn>2</mn>
      <mi>n</mi>
    </msup>
    <annotation encoding="StarMath 5.0">{2}^n</annotation>
  </semantics>
</math>
</file>

<file path=Object 219/content.xml><?xml version="1.0" encoding="utf-8"?>
<math xmlns="http://www.w3.org/1998/Math/MathML">
  <semantics>
    <msup>
      <mn>2</mn>
      <mi>n</mi>
    </msup>
    <annotation encoding="StarMath 5.0">{2}^n</annotation>
  </semantics>
</math>
</file>

<file path=Object 22/content.xml><?xml version="1.0" encoding="utf-8"?>
<math xmlns="http://www.w3.org/1998/Math/MathML">
  <semantics>
    <mrow>
      <msub>
        <mi>d</mi>
        <mn>1</mn>
      </msub>
      <mi mathvariant="normal">=</mi>
      <mn>3</mn>
    </mrow>
    <annotation encoding="StarMath 5.0">d_{1}={3}</annotation>
  </semantics>
</math>
</file>

<file path=Object 220/content.xml><?xml version="1.0" encoding="utf-8"?>
<math xmlns="http://www.w3.org/1998/Math/MathML">
  <semantics>
    <mrow>
      <mo stretchy="false">(</mo>
      <msub>
        <mi>w</mi>
        <mi>n</mi>
      </msub>
      <mo stretchy="false">)</mo>
    </mrow>
    <annotation encoding="StarMath 5.0">(w_n)</annotation>
  </semantics>
</math>
</file>

<file path=Object 221/content.xml><?xml version="1.0" encoding="utf-8"?>
<math xmlns="http://www.w3.org/1998/Math/MathML">
  <semantics>
    <mrow>
      <mo stretchy="false">(</mo>
      <msub>
        <mi>f</mi>
        <mi>n</mi>
      </msub>
      <mo stretchy="false">)</mo>
    </mrow>
    <annotation encoding="StarMath 5.0">(f_n)</annotation>
  </semantics>
</math>
</file>

<file path=Object 222/content.xml><?xml version="1.0" encoding="utf-8"?>
<math xmlns="http://www.w3.org/1998/Math/MathML">
  <semantics>
    <mrow>
      <msub>
        <mi>f</mi>
        <mn>1</mn>
      </msub>
      <mi mathvariant="normal">=</mi>
      <mn>1</mn>
    </mrow>
    <annotation encoding="StarMath 5.0">f_{1}={1}</annotation>
  </semantics>
</math>
</file>

<file path=Object 223/content.xml><?xml version="1.0" encoding="utf-8"?>
<math xmlns="http://www.w3.org/1998/Math/MathML">
  <semantics>
    <mrow>
      <mrow>
        <msub>
          <mi>f</mi>
          <mn>2</mn>
        </msub>
        <mi mathvariant="normal">=</mi>
        <mrow>
          <mn>2</mn>
          <mi mathvariant="normal">×</mi>
          <mn>1</mn>
        </mrow>
      </mrow>
      <mi mathvariant="normal">=</mi>
      <mn>2</mn>
    </mrow>
    <annotation encoding="StarMath 5.0">f_{2}={2} times {1}={2}</annotation>
  </semantics>
</math>
</file>

<file path=Object 224/content.xml><?xml version="1.0" encoding="utf-8"?>
<math xmlns="http://www.w3.org/1998/Math/MathML">
  <semantics>
    <mrow>
      <mrow>
        <msub>
          <mi>f</mi>
          <mn>3</mn>
        </msub>
        <mi mathvariant="normal">=</mi>
        <mrow>
          <mrow>
            <mn>3</mn>
            <mi mathvariant="normal">×</mi>
            <mn>2</mn>
          </mrow>
          <mi mathvariant="normal">×</mi>
          <mn>1</mn>
        </mrow>
      </mrow>
      <mi mathvariant="normal">=</mi>
      <mn>6</mn>
    </mrow>
    <annotation encoding="StarMath 5.0">f_{3}={3} times {2} times {1}={6}</annotation>
  </semantics>
</math>
</file>

<file path=Object 225/content.xml><?xml version="1.0" encoding="utf-8"?>
<math xmlns="http://www.w3.org/1998/Math/MathML">
  <semantics>
    <mrow>
      <msub>
        <mi>f</mi>
        <mn>4</mn>
      </msub>
      <mi mathvariant="normal">=</mi>
      <mn>24</mn>
    </mrow>
    <annotation encoding="StarMath 5.0">f_{4}={24}</annotation>
  </semantics>
</math>
</file>

<file path=Object 226/content.xml><?xml version="1.0" encoding="utf-8"?>
<math xmlns="http://www.w3.org/1998/Math/MathML">
  <semantics>
    <mrow>
      <mo stretchy="false">(</mo>
      <msub>
        <mo stretchy="false">φ</mo>
        <mi>n</mi>
      </msub>
      <mo stretchy="false">)</mo>
    </mrow>
    <annotation encoding="StarMath 5.0">(%phi_n)</annotation>
  </semantics>
</math>
</file>

<file path=Object 227/content.xml><?xml version="1.0" encoding="utf-8"?>
<math xmlns="http://www.w3.org/1998/Math/MathML">
  <semantics>
    <mrow>
      <mo stretchy="false">(</mo>
      <msub>
        <mi>f</mi>
        <mi>n</mi>
      </msub>
      <mo stretchy="false">)</mo>
    </mrow>
    <annotation encoding="StarMath 5.0">(f_n)</annotation>
  </semantics>
</math>
</file>

<file path=Object 228/content.xml><?xml version="1.0" encoding="utf-8"?>
<math xmlns="http://www.w3.org/1998/Math/MathML">
  <semantics>
    <mrow>
      <msub>
        <mi>f</mi>
        <mi>n</mi>
      </msub>
      <mi mathvariant="normal">=</mi>
      <mrow>
        <mrow>
          <mrow>
            <mrow>
              <mrow>
                <mi>n</mi>
                <mi mathvariant="normal">×</mi>
                <mrow>
                  <mo stretchy="false">(</mo>
                  <mrow>
                    <mi>n</mi>
                    <mi>–</mi>
                    <mn>1</mn>
                  </mrow>
                  <mo stretchy="false">)</mo>
                </mrow>
              </mrow>
              <mi mathvariant="normal">×</mi>
              <mo stretchy="false">…</mo>
            </mrow>
            <mi mathvariant="normal">×</mi>
            <mn>3</mn>
          </mrow>
          <mi mathvariant="normal">×</mi>
          <mn>2</mn>
        </mrow>
        <mi mathvariant="normal">×</mi>
        <mn>1</mn>
      </mrow>
    </mrow>
    <annotation encoding="StarMath 5.0">f_n=n times (n–{1}) times dotslow times {3} times {2} times {1}</annotation>
  </semantics>
</math>
</file>

<file path=Object 229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/>
                <mrow>
                  <msub>
                    <mi>f</mi>
                    <mn>1</mn>
                  </msub>
                  <mi mathvariant="normal">=</mi>
                  <mi/>
                </mrow>
                <mn>1</mn>
              </mrow>
              <mi/>
            </mrow>
          </mtd>
        </mtr>
        <mtr>
          <mtd>
            <mrow>
              <mi/>
              <mrow>
                <msub>
                  <mi>f</mi>
                  <mi>n</mi>
                </msub>
                <mi mathvariant="normal">=</mi>
                <mrow>
                  <mi>n</mi>
                  <mi mathvariant="normal">×</mi>
                  <msub>
                    <mi>f</mi>
                    <mrow>
                      <mi>n</mi>
                      <mi>–</mi>
                      <mn>1</mn>
                    </mrow>
                  </msub>
                </mrow>
              </mrow>
            </mrow>
          </mtd>
        </mtr>
      </mtable>
    </mrow>
    <annotation encoding="StarMath 5.0">alignl left lbrace stack{{ `{f_{1}} = ````````{1} } `#` { {f_n} = {n times f_{n–{1}}} }} right none</annotation>
  </semantics>
</math>
</file>

<file path=Object 23/content.xml><?xml version="1.0" encoding="utf-8"?>
<math xmlns="http://www.w3.org/1998/Math/MathML">
  <semantics>
    <mrow>
      <msub>
        <mi>d</mi>
        <mn>2</mn>
      </msub>
      <mi mathvariant="normal">=</mi>
      <mn>9</mn>
    </mrow>
    <annotation encoding="StarMath 5.0">d_{2}={9}</annotation>
  </semantics>
</math>
</file>

<file path=Object 230/content.xml><?xml version="1.0" encoding="utf-8"?>
<math xmlns="http://www.w3.org/1998/Math/MathML">
  <semantics>
    <mrow>
      <mo stretchy="false">(</mo>
      <msub>
        <mi>i</mi>
        <mi>n</mi>
      </msub>
      <mo stretchy="false">)</mo>
    </mrow>
    <annotation encoding="StarMath 5.0">(i_n)</annotation>
  </semantics>
</math>
</file>

<file path=Object 231/content.xml><?xml version="1.0" encoding="utf-8"?>
<math xmlns="http://www.w3.org/1998/Math/MathML">
  <semantics>
    <msub>
      <mi>u</mi>
      <mn>0</mn>
    </msub>
    <annotation encoding="StarMath 5.0">u_{0}</annotation>
  </semantics>
</math>
</file>

<file path=Object 232/content.xml><?xml version="1.0" encoding="utf-8"?>
<math xmlns="http://www.w3.org/1998/Math/MathML">
  <semantics>
    <mrow>
      <msub>
        <mi>d</mi>
        <mn>0</mn>
      </msub>
      <mo stretchy="false">=</mo>
      <mn>1</mn>
    </mrow>
    <annotation encoding="StarMath 5.0">d_{0}={1}</annotation>
  </semantics>
</math>
</file>

<file path=Object 233/content.xml><?xml version="1.0" encoding="utf-8"?>
<math xmlns="http://www.w3.org/1998/Math/MathML">
  <semantics>
    <mrow>
      <msub>
        <mi>i</mi>
        <mi>n</mi>
      </msub>
      <mi mathvariant="normal">=</mi>
      <mi>n</mi>
    </mrow>
    <annotation encoding="StarMath 5.0">i_n=n</annotation>
  </semantics>
</math>
</file>

<file path=Object 234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/>
                <mrow>
                  <msub>
                    <mi>i</mi>
                    <mn>1</mn>
                  </msub>
                  <mi mathvariant="normal">=</mi>
                  <mi/>
                </mrow>
                <mn>1</mn>
              </mrow>
              <mi/>
            </mrow>
          </mtd>
        </mtr>
        <mtr>
          <mtd>
            <mrow>
              <mi/>
              <mrow>
                <msub>
                  <mi>i</mi>
                  <mi>n</mi>
                </msub>
                <mi mathvariant="normal">=</mi>
                <mrow>
                  <msub>
                    <mi>i</mi>
                    <mrow>
                      <mi>n</mi>
                      <mi>–</mi>
                      <mn>1</mn>
                    </mrow>
                  </msub>
                  <mo stretchy="false">+</mo>
                  <mn>1</mn>
                </mrow>
              </mrow>
            </mrow>
          </mtd>
        </mtr>
      </mtable>
    </mrow>
    <annotation encoding="StarMath 5.0">alignl left lbrace stack{{ `{i_{1}} = ````````{1} } `#` { {i_n} = { i_{n–{1}}+1} }} right none</annotation>
  </semantics>
</math>
</file>

<file path=Object 235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/>
                <mrow>
                  <msub>
                    <mi>x</mi>
                    <mrow>
                      <mi>n</mi>
                      <mo stretchy="false">+</mo>
                      <mn>1</mn>
                    </mrow>
                  </msub>
                  <mi mathvariant="normal">=</mi>
                  <mrow>
                    <msubsup>
                      <mi>x</mi>
                      <mi>n</mi>
                      <mn>2</mn>
                    </msubsup>
                    <mi>–</mi>
                    <mrow>
                      <msubsup>
                        <mi>y</mi>
                        <mi>n</mi>
                        <mn>2</mn>
                      </msubsup>
                      <mo stretchy="false">+</mo>
                      <mi>a</mi>
                    </mrow>
                  </mrow>
                </mrow>
              </mrow>
              <mi/>
            </mrow>
          </mtd>
        </mtr>
        <mtr>
          <mtd>
            <mrow>
              <mi/>
              <mrow>
                <mrow>
                  <msub>
                    <mi>y</mi>
                    <mrow>
                      <mi>n</mi>
                      <mo stretchy="false">+</mo>
                      <mn>1</mn>
                    </mrow>
                  </msub>
                  <mi mathvariant="normal">=</mi>
                  <mi/>
                </mrow>
                <mrow>
                  <mn>2</mn>
                  <msub>
                    <mi>x</mi>
                    <mi>n</mi>
                  </msub>
                  <mrow>
                    <msub>
                      <mi>y</mi>
                      <mi>n</mi>
                    </msub>
                    <mo stretchy="false">+</mo>
                    <mi>b</mi>
                  </mrow>
                </mrow>
              </mrow>
            </mrow>
          </mtd>
        </mtr>
      </mtable>
    </mrow>
    <annotation encoding="StarMath 5.0">alignl left lbrace stack{{` {x_{n+{1}}} = {x_n^2–y_n^2+a} } `#` { {y_{n+{1}}} = ``{{2}  x_n  y_n+b} }} right none</annotation>
  </semantics>
</math>
</file>

<file path=Object 236/content.xml><?xml version="1.0" encoding="utf-8"?>
<math xmlns="http://www.w3.org/1998/Math/MathML">
  <semantics>
    <mrow>
      <mrow>
        <mo stretchy="false">(</mo>
        <mrow>
          <msub>
            <mi>x</mi>
            <mn>0</mn>
          </msub>
          <mstyle mathvariant="normal">
            <mrow>
              <mi mathvariant="normal">;</mi>
            </mrow>
          </mstyle>
          <msub>
            <mi>y</mi>
            <mn>0</mn>
          </msub>
        </mrow>
        <mo stretchy="false">)</mo>
      </mrow>
      <mi mathvariant="normal">=</mi>
      <mrow>
        <mo stretchy="false">(</mo>
        <mrow>
          <mi>a</mi>
          <mstyle mathvariant="normal">
            <mrow>
              <mi mathvariant="normal">;</mi>
            </mrow>
          </mstyle>
          <mi>b</mi>
        </mrow>
        <mo stretchy="false">)</mo>
      </mrow>
    </mrow>
    <annotation encoding="StarMath 5.0">(x_{0} nitalic; y_{0})=({a} nitalic; {b})</annotation>
  </semantics>
</math>
</file>

<file path=Object 24/content.xml><?xml version="1.0" encoding="utf-8"?>
<math xmlns="http://www.w3.org/1998/Math/MathML">
  <semantics>
    <mrow>
      <mrow>
        <msub>
          <mi>u</mi>
          <mi>n</mi>
        </msub>
        <mi mathvariant="normal">=</mi>
        <mi>f</mi>
      </mrow>
      <mrow>
        <mo stretchy="false">(</mo>
        <mi>n</mi>
        <mo stretchy="false">)</mo>
      </mrow>
    </mrow>
    <annotation encoding="StarMath 5.0">u_n=f(n)</annotation>
  </semantics>
</math>
</file>

<file path=Object 25/content.xml><?xml version="1.0" encoding="utf-8"?>
<math xmlns="http://www.w3.org/1998/Math/MathML">
  <semantics>
    <mrow>
      <mrow>
        <msub>
          <mi>u</mi>
          <mrow>
            <mi>n</mi>
            <mo stretchy="false">+</mo>
            <mn>1</mn>
          </mrow>
        </msub>
        <mi mathvariant="normal">=</mi>
        <mi>f</mi>
      </mrow>
      <mrow>
        <mo stretchy="false">(</mo>
        <msub>
          <mi>u</mi>
          <mi>n</mi>
        </msub>
        <mo stretchy="false">)</mo>
      </mrow>
    </mrow>
    <annotation encoding="StarMath 5.0">u_{n+{1}}=f(u_n)</annotation>
  </semantics>
</math>
</file>

<file path=Object 26/content.xml><?xml version="1.0" encoding="utf-8"?>
<math xmlns="http://www.w3.org/1998/Math/MathML">
  <semantics>
    <mrow>
      <msub>
        <mi>u</mi>
        <mn>0</mn>
      </msub>
      <mi mathvariant="normal">=</mi>
      <mi>a</mi>
    </mrow>
    <annotation encoding="StarMath 5.0">u_{0}=a</annotation>
  </semantics>
</math>
</file>

<file path=Object 27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28/content.xml><?xml version="1.0" encoding="utf-8"?>
<math xmlns="http://www.w3.org/1998/Math/MathML">
  <semantics>
    <mrow>
      <mrow>
        <msub>
          <mi>u</mi>
          <mi>n</mi>
        </msub>
        <mi mathvariant="normal">=</mi>
        <mi>–</mi>
      </mrow>
      <mrow>
        <msup>
          <mi>n</mi>
          <mn>2</mn>
        </msup>
        <mo stretchy="false">+</mo>
        <mn>3</mn>
      </mrow>
      <mrow>
        <mi>n</mi>
        <mo stretchy="false">+</mo>
        <mn>10</mn>
      </mrow>
    </mrow>
    <annotation encoding="StarMath 5.0">u_n=–n^2+{3}n+{10}</annotation>
  </semantics>
</math>
</file>

<file path=Object 29/content.xml><?xml version="1.0" encoding="utf-8"?>
<math xmlns="http://www.w3.org/1998/Math/MathML">
  <semantics>
    <mrow>
      <mi>–</mi>
      <mrow>
        <msup>
          <mi>x</mi>
          <mn>2</mn>
        </msup>
        <mo stretchy="false">+</mo>
        <mn>3</mn>
      </mrow>
      <mrow>
        <mi>x</mi>
        <mo stretchy="false">+</mo>
        <mn>10</mn>
      </mrow>
    </mrow>
    <annotation encoding="StarMath 5.0">–x^2+{3}x+{10}</annotation>
  </semantics>
</math>
</file>

<file path=Object 3/content.xml><?xml version="1.0" encoding="utf-8"?>
<math xmlns="http://www.w3.org/1998/Math/MathML">
  <semantics>
    <msub>
      <mi>u</mi>
      <mi>n</mi>
    </msub>
    <annotation encoding="StarMath 5.0">u_n</annotation>
  </semantics>
</math>
</file>

<file path=Object 30/content.xml><?xml version="1.0" encoding="utf-8"?>
<math xmlns="http://www.w3.org/1998/Math/MathML">
  <semantics>
    <mrow>
      <msub>
        <mi>u</mi>
        <mn>0</mn>
      </msub>
      <mi mathvariant="normal">=</mi>
      <mn>10</mn>
    </mrow>
    <annotation encoding="StarMath 5.0">u_{0}={10}</annotation>
  </semantics>
</math>
</file>

<file path=Object 31/content.xml><?xml version="1.0" encoding="utf-8"?>
<math xmlns="http://www.w3.org/1998/Math/MathML">
  <semantics>
    <mrow>
      <msub>
        <mi>u</mi>
        <mn>1</mn>
      </msub>
      <mi mathvariant="normal">=</mi>
      <mn>12</mn>
    </mrow>
    <annotation encoding="StarMath 5.0">u_{1}={12}</annotation>
  </semantics>
</math>
</file>

<file path=Object 32/content.xml><?xml version="1.0" encoding="utf-8"?>
<math xmlns="http://www.w3.org/1998/Math/MathML">
  <semantics>
    <mrow>
      <mrow>
        <msub>
          <mi>u</mi>
          <mn>42</mn>
        </msub>
        <mi mathvariant="normal">=</mi>
        <mi>–</mi>
      </mrow>
      <mn>1628</mn>
    </mrow>
    <annotation encoding="StarMath 5.0">u_{42}=–{1628}</annotation>
  </semantics>
</math>
</file>

<file path=Object 33/content.xml><?xml version="1.0" encoding="utf-8"?>
<math xmlns="http://www.w3.org/1998/Math/MathML">
  <semantics>
    <mrow>
      <mrow>
        <msub>
          <mi>v</mi>
          <mrow>
            <mi>n</mi>
            <mo stretchy="false">+</mo>
            <mn>1</mn>
          </mrow>
        </msub>
        <mi mathvariant="normal">=</mi>
        <mn>0,8</mn>
      </mrow>
      <mrow>
        <msub>
          <mi>v</mi>
          <mi>n</mi>
        </msub>
        <mo stretchy="false">+</mo>
        <mn>10</mn>
      </mrow>
    </mrow>
    <annotation encoding="StarMath 5.0">v_{n+{1}}={0,8}v_n+{10}</annotation>
  </semantics>
</math>
</file>

<file path=Object 34/content.xml><?xml version="1.0" encoding="utf-8"?>
<math xmlns="http://www.w3.org/1998/Math/MathML">
  <semantics>
    <mrow>
      <msub>
        <mi>v</mi>
        <mn>0</mn>
      </msub>
      <mi mathvariant="normal">=</mi>
      <mn>100</mn>
    </mrow>
    <annotation encoding="StarMath 5.0">v_{0}={100}</annotation>
  </semantics>
</math>
</file>

<file path=Object 35/content.xml><?xml version="1.0" encoding="utf-8"?>
<math xmlns="http://www.w3.org/1998/Math/MathML">
  <semantics>
    <mrow>
      <msub>
        <mi>v</mi>
        <mn>0</mn>
      </msub>
      <mi mathvariant="normal">=</mi>
      <mn>100</mn>
    </mrow>
    <annotation encoding="StarMath 5.0">v_{0}={100}</annotation>
  </semantics>
</math>
</file>

<file path=Object 36/content.xml><?xml version="1.0" encoding="utf-8"?>
<math xmlns="http://www.w3.org/1998/Math/MathML">
  <semantics>
    <mrow>
      <msub>
        <mi>v</mi>
        <mn>0</mn>
      </msub>
      <mi mathvariant="normal">=</mi>
      <mn>100</mn>
    </mrow>
    <annotation encoding="StarMath 5.0">v_{0}={100}</annotation>
  </semantics>
</math>
</file>

<file path=Object 37/content.xml><?xml version="1.0" encoding="utf-8"?>
<math xmlns="http://www.w3.org/1998/Math/MathML">
  <semantics>
    <mrow>
      <msub>
        <mi>v</mi>
        <mn>1</mn>
      </msub>
      <mi mathvariant="normal">=</mi>
      <mn>90</mn>
    </mrow>
    <annotation encoding="StarMath 5.0">v_{1}={90}</annotation>
  </semantics>
</math>
</file>

<file path=Object 38/content.xml><?xml version="1.0" encoding="utf-8"?>
<math xmlns="http://www.w3.org/1998/Math/MathML">
  <semantics>
    <mrow>
      <msub>
        <mi>v</mi>
        <mn>2</mn>
      </msub>
      <mi mathvariant="normal">=</mi>
      <mn>82</mn>
    </mrow>
    <annotation encoding="StarMath 5.0">v_{2}={82}</annotation>
  </semantics>
</math>
</file>

<file path=Object 39/content.xml><?xml version="1.0" encoding="utf-8"?>
<math xmlns="http://www.w3.org/1998/Math/MathML">
  <semantics>
    <mrow>
      <mo stretchy="false">(</mo>
      <msub>
        <mi>w</mi>
        <mi>n</mi>
      </msub>
      <mo stretchy="false">)</mo>
    </mrow>
    <annotation encoding="StarMath 5.0">(w_n)</annotation>
  </semantics>
</math>
</file>

<file path=Object 4/content.xml><?xml version="1.0" encoding="utf-8"?>
<math xmlns="http://www.w3.org/1998/Math/MathML">
  <semantics>
    <msub>
      <mi>u</mi>
      <mn>0</mn>
    </msub>
    <annotation encoding="StarMath 5.0">u_{0}</annotation>
  </semantics>
</math>
</file>

<file path=Object 40/content.xml><?xml version="1.0" encoding="utf-8"?>
<math xmlns="http://www.w3.org/1998/Math/MathML">
  <semantics>
    <mrow>
      <mrow>
        <msub>
          <mi>w</mi>
          <mrow>
            <mi>n</mi>
            <mo stretchy="false">+</mo>
            <mn>1</mn>
          </mrow>
        </msub>
        <mi mathvariant="normal">=</mi>
        <mn>0,8</mn>
      </mrow>
      <mrow>
        <msub>
          <mi>w</mi>
          <mi>n</mi>
        </msub>
        <mo stretchy="false">+</mo>
        <mn>10</mn>
      </mrow>
    </mrow>
    <annotation encoding="StarMath 5.0">w_{n+{1}}={0,8}w_n+{10}</annotation>
  </semantics>
</math>
</file>

<file path=Object 41/content.xml><?xml version="1.0" encoding="utf-8"?>
<math xmlns="http://www.w3.org/1998/Math/MathML">
  <semantics>
    <mrow>
      <mrow>
        <msub>
          <mi>w</mi>
          <mn>0</mn>
        </msub>
        <mi mathvariant="normal">=</mi>
        <mi>–</mi>
      </mrow>
      <mn>10</mn>
    </mrow>
    <annotation encoding="StarMath 5.0">w_{0}=–{10}</annotation>
  </semantics>
</math>
</file>

<file path=Object 42/content.xml><?xml version="1.0" encoding="utf-8"?>
<math xmlns="http://www.w3.org/1998/Math/MathML">
  <semantics>
    <mrow>
      <mrow>
        <msub>
          <mi>w</mi>
          <mn>0</mn>
        </msub>
        <mi mathvariant="normal">=</mi>
        <mi>–</mi>
      </mrow>
      <mn>10</mn>
    </mrow>
    <annotation encoding="StarMath 5.0">w_{0}=–{10}</annotation>
  </semantics>
</math>
</file>

<file path=Object 43/content.xml><?xml version="1.0" encoding="utf-8"?>
<math xmlns="http://www.w3.org/1998/Math/MathML">
  <semantics>
    <mrow>
      <mrow>
        <msub>
          <mi>w</mi>
          <mn>0</mn>
        </msub>
        <mi mathvariant="normal">=</mi>
        <mi>–</mi>
      </mrow>
      <mn>10</mn>
    </mrow>
    <annotation encoding="StarMath 5.0">w_{0}=–{10}</annotation>
  </semantics>
</math>
</file>

<file path=Object 44/content.xml><?xml version="1.0" encoding="utf-8"?>
<math xmlns="http://www.w3.org/1998/Math/MathML">
  <semantics>
    <mrow>
      <msub>
        <mi>w</mi>
        <mn>1</mn>
      </msub>
      <mi mathvariant="normal">=</mi>
      <mn>2</mn>
    </mrow>
    <annotation encoding="StarMath 5.0">w_{1}={2}</annotation>
  </semantics>
</math>
</file>

<file path=Object 45/content.xml><?xml version="1.0" encoding="utf-8"?>
<math xmlns="http://www.w3.org/1998/Math/MathML">
  <semantics>
    <mrow>
      <msub>
        <mi>w</mi>
        <mn>2</mn>
      </msub>
      <mi mathvariant="normal">=</mi>
      <mn>11,6</mn>
    </mrow>
    <annotation encoding="StarMath 5.0">w_{2}={11,6}</annotation>
  </semantics>
</math>
</file>

<file path=Object 46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47/content.xml><?xml version="1.0" encoding="utf-8"?>
<math xmlns="http://www.w3.org/1998/Math/MathML">
  <semantics>
    <mrow>
      <mrow>
        <msub>
          <mi>u</mi>
          <mi>n</mi>
        </msub>
        <mi mathvariant="normal">=</mi>
        <mi>f</mi>
      </mrow>
      <mrow>
        <mo stretchy="false">(</mo>
        <mi>n</mi>
        <mo stretchy="false">)</mo>
      </mrow>
    </mrow>
    <annotation encoding="StarMath 5.0">u_n=f(n)</annotation>
  </semantics>
</math>
</file>

<file path=Object 48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49/content.xml><?xml version="1.0" encoding="utf-8"?>
<math xmlns="http://www.w3.org/1998/Math/MathML">
  <semantics>
    <mrow>
      <msub>
        <mi>A</mi>
        <mi>n</mi>
      </msub>
      <mrow>
        <mo stretchy="false">(</mo>
        <mrow>
          <mi>n</mi>
          <mstyle mathvariant="normal">
            <mrow>
              <mi mathvariant="normal">;</mi>
            </mrow>
          </mstyle>
          <mi>f</mi>
          <mrow>
            <mo stretchy="false">(</mo>
            <mi>n</mi>
            <mo stretchy="false">)</mo>
          </mrow>
        </mrow>
        <mo stretchy="false">)</mo>
      </mrow>
    </mrow>
    <annotation encoding="StarMath 5.0">A_n(n nitalic; f(n))</annotation>
  </semantics>
</math>
</file>

<file path=Object 5/content.xml><?xml version="1.0" encoding="utf-8"?>
<math xmlns="http://www.w3.org/1998/Math/MathML">
  <semantics>
    <msub>
      <mi>u</mi>
      <mi>p</mi>
    </msub>
    <annotation encoding="StarMath 5.0">u_p</annotation>
  </semantics>
</math>
</file>

<file path=Object 50/content.xml><?xml version="1.0" encoding="utf-8"?>
<math xmlns="http://www.w3.org/1998/Math/MathML">
  <semantics>
    <mrow>
      <msub>
        <mi>u</mi>
        <mn>0</mn>
      </msub>
      <mi mathvariant="normal">=</mi>
      <mn>10</mn>
    </mrow>
    <annotation encoding="StarMath 5.0">u_{0}={10}</annotation>
  </semantics>
</math>
</file>

<file path=Object 51/content.xml><?xml version="1.0" encoding="utf-8"?>
<math xmlns="http://www.w3.org/1998/Math/MathML">
  <semantics>
    <mrow>
      <msub>
        <mi>u</mi>
        <mn>1</mn>
      </msub>
      <mi mathvariant="normal">=</mi>
      <mn>12</mn>
    </mrow>
    <annotation encoding="StarMath 5.0">u_{1}={12}</annotation>
  </semantics>
</math>
</file>

<file path=Object 52/content.xml><?xml version="1.0" encoding="utf-8"?>
<math xmlns="http://www.w3.org/1998/Math/MathML">
  <semantics>
    <mrow>
      <msub>
        <mi>u</mi>
        <mn>2</mn>
      </msub>
      <mi mathvariant="normal">=</mi>
      <mn>12</mn>
    </mrow>
    <annotation encoding="StarMath 5.0">u_{2}={12}</annotation>
  </semantics>
</math>
</file>

<file path=Object 53/content.xml><?xml version="1.0" encoding="utf-8"?>
<math xmlns="http://www.w3.org/1998/Math/MathML">
  <semantics>
    <mrow>
      <mi>–</mi>
      <mrow>
        <msup>
          <mi>x</mi>
          <mn>2</mn>
        </msup>
        <mo stretchy="false">+</mo>
        <mn>3</mn>
      </mrow>
      <mrow>
        <mi>x</mi>
        <mo stretchy="false">+</mo>
        <mn>10</mn>
      </mrow>
    </mrow>
    <annotation encoding="StarMath 5.0">–x^2+{3}x+{10}</annotation>
  </semantics>
</math>
</file>

<file path=Object 54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55/content.xml><?xml version="1.0" encoding="utf-8"?>
<math xmlns="http://www.w3.org/1998/Math/MathML">
  <semantics>
    <mrow>
      <mrow>
        <msub>
          <mi>u</mi>
          <mi>n</mi>
        </msub>
        <mi mathvariant="normal">=</mi>
        <mi>–</mi>
      </mrow>
      <mrow>
        <msup>
          <mi>n</mi>
          <mn>2</mn>
        </msup>
        <mo stretchy="false">+</mo>
        <mn>3</mn>
      </mrow>
      <mrow>
        <mi>n</mi>
        <mo stretchy="false">+</mo>
        <mn>10</mn>
      </mrow>
    </mrow>
    <annotation encoding="StarMath 5.0">u_n=–n^2+{3}n+{10}</annotation>
  </semantics>
</math>
</file>

<file path=Object 56/content.xml><?xml version="1.0" encoding="utf-8"?>
<math xmlns="http://www.w3.org/1998/Math/MathML">
  <semantics>
    <mrow>
      <msub>
        <mi>u</mi>
        <mn>3</mn>
      </msub>
      <mi mathvariant="normal">=</mi>
      <mn>10</mn>
    </mrow>
    <annotation encoding="StarMath 5.0">u_{3}={10}</annotation>
  </semantics>
</math>
</file>

<file path=Object 57/content.xml><?xml version="1.0" encoding="utf-8"?>
<math xmlns="http://www.w3.org/1998/Math/MathML">
  <semantics>
    <mrow>
      <msub>
        <mi>u</mi>
        <mn>4</mn>
      </msub>
      <mi mathvariant="normal">=</mi>
      <mn>6</mn>
    </mrow>
    <annotation encoding="StarMath 5.0">u_{4}={6}</annotation>
  </semantics>
</math>
</file>

<file path=Object 58/content.xml><?xml version="1.0" encoding="utf-8"?>
<math xmlns="http://www.w3.org/1998/Math/MathML">
  <semantics>
    <mrow>
      <msub>
        <mi>u</mi>
        <mn>5</mn>
      </msub>
      <mi mathvariant="normal">=</mi>
      <mn>0</mn>
    </mrow>
    <annotation encoding="StarMath 5.0">u_{5}={0}</annotation>
  </semantics>
</math>
</file>

<file path=Object 59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6/content.xml><?xml version="1.0" encoding="utf-8"?>
<math xmlns="http://www.w3.org/1998/Math/MathML">
  <semantics>
    <mrow>
      <mo stretchy="false">(</mo>
      <msub>
        <mi>a</mi>
        <mi>n</mi>
      </msub>
      <mo stretchy="false">)</mo>
    </mrow>
    <annotation encoding="StarMath 5.0">(a_n)</annotation>
  </semantics>
</math>
</file>

<file path=Object 60/content.xml><?xml version="1.0" encoding="utf-8"?>
<math xmlns="http://www.w3.org/1998/Math/MathML">
  <semantics>
    <mrow>
      <mrow>
        <msub>
          <mi>u</mi>
          <mn>1</mn>
        </msub>
        <mi mathvariant="normal">=</mi>
        <mi>f</mi>
      </mrow>
      <mrow>
        <mo stretchy="false">(</mo>
        <msub>
          <mi>u</mi>
          <mn>0</mn>
        </msub>
        <mo stretchy="false">)</mo>
      </mrow>
    </mrow>
    <annotation encoding="StarMath 5.0">u_{1}=f(u_{0})</annotation>
  </semantics>
</math>
</file>

<file path=Object 61/content.xml><?xml version="1.0" encoding="utf-8"?>
<math xmlns="http://www.w3.org/1998/Math/MathML">
  <semantics>
    <msub>
      <mi>u</mi>
      <mn>1</mn>
    </msub>
    <annotation encoding="StarMath 5.0">u_{1}</annotation>
  </semantics>
</math>
</file>

<file path=Object 62/content.xml><?xml version="1.0" encoding="utf-8"?>
<math xmlns="http://www.w3.org/1998/Math/MathML">
  <semantics>
    <mrow>
      <mrow>
        <msub>
          <mi>u</mi>
          <mn>2</mn>
        </msub>
        <mi mathvariant="normal">=</mi>
        <mi>f</mi>
      </mrow>
      <mrow>
        <mo stretchy="false">(</mo>
        <msub>
          <mi>u</mi>
          <mn>1</mn>
        </msub>
        <mo stretchy="false">)</mo>
      </mrow>
    </mrow>
    <annotation encoding="StarMath 5.0">u_{2}=f(u_{1})</annotation>
  </semantics>
</math>
</file>

<file path=Object 63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/>
                <mrow>
                  <msub>
                    <mi mathvariant="normal">u</mi>
                    <mn>0</mn>
                  </msub>
                  <mi mathvariant="normal">=</mi>
                  <mi/>
                </mrow>
                <mn>2</mn>
              </mrow>
              <mi/>
            </mrow>
          </mtd>
        </mtr>
        <mtr>
          <mtd>
            <mrow>
              <mi/>
              <mrow>
                <msub>
                  <mi mathvariant="normal">u</mi>
                  <mrow>
                    <mi mathvariant="normal">n</mi>
                    <mo stretchy="false">+</mo>
                    <mn>1</mn>
                  </mrow>
                </msub>
                <mi mathvariant="normal">=</mi>
                <mfrac>
                  <mrow>
                    <mn>2</mn>
                    <mrow>
                      <msub>
                        <mi mathvariant="normal">u</mi>
                        <mi mathvariant="normal">n</mi>
                      </msub>
                      <mo stretchy="false">+</mo>
                      <mn>4</mn>
                    </mrow>
                  </mrow>
                  <mrow>
                    <mn>2</mn>
                    <mo stretchy="false">+</mo>
                    <msup>
                      <msub>
                        <mi mathvariant="normal">u</mi>
                        <mi mathvariant="normal">n</mi>
                      </msub>
                      <mn>2</mn>
                    </msup>
                  </mrow>
                </mfrac>
              </mrow>
            </mrow>
          </mtd>
        </mtr>
      </mtable>
    </mrow>
    <annotation encoding="StarMath 5.0">alignl left lbrace stack{{ `{u_{0}} = ````````{2} } `#` { {u_{n+{1}}} = {{{2}u_n+{4}} over {{2}+{u_n}^2}} }} right none</annotation>
  </semantics>
</math>
</file>

<file path=Object 64/content.xml><?xml version="1.0" encoding="utf-8"?>
<math xmlns="http://www.w3.org/1998/Math/MathML">
  <semantics>
    <msub>
      <mi>u</mi>
      <mn>0</mn>
    </msub>
    <annotation encoding="StarMath 5.0">u_{0}</annotation>
  </semantics>
</math>
</file>

<file path=Object 65/content.xml><?xml version="1.0" encoding="utf-8"?>
<math xmlns="http://www.w3.org/1998/Math/MathML">
  <semantics>
    <mrow>
      <mo stretchy="false">(</mo>
      <msub>
        <mi>v</mi>
        <mi>n</mi>
      </msub>
      <mo stretchy="false">)</mo>
    </mrow>
    <annotation encoding="StarMath 5.0">(v_n)</annotation>
  </semantics>
</math>
</file>

<file path=Object 66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/>
                <mrow>
                  <msub>
                    <mi mathvariant="normal">v</mi>
                    <mn>0</mn>
                  </msub>
                  <mi mathvariant="normal">=</mi>
                  <mi/>
                </mrow>
                <mn>0,5</mn>
              </mrow>
              <mi/>
            </mrow>
          </mtd>
        </mtr>
        <mtr>
          <mtd>
            <mrow>
              <mi/>
              <mrow>
                <msub>
                  <mi mathvariant="normal">v</mi>
                  <mrow>
                    <mi mathvariant="normal">n</mi>
                    <mo stretchy="false">+</mo>
                    <mn>1</mn>
                  </mrow>
                </msub>
                <mi mathvariant="normal">=</mi>
                <mrow>
                  <mfrac>
                    <mn>1</mn>
                    <mn>2</mn>
                  </mfrac>
                  <mrow>
                    <msubsup>
                      <mi mathvariant="normal">v</mi>
                      <mi mathvariant="normal">n</mi>
                      <mn>2</mn>
                    </msubsup>
                    <mo stretchy="false">+</mo>
                    <mn>1</mn>
                  </mrow>
                </mrow>
              </mrow>
            </mrow>
          </mtd>
        </mtr>
      </mtable>
    </mrow>
    <annotation encoding="StarMath 5.0">alignl left lbrace stack{{`{v_{0}} = ```````{0,5} } `#` { {v_{n+{1}}} = {{1} over {2}v_n^2+{1}} } } right none</annotation>
  </semantics>
</math>
</file>

<file path=Object 67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68/content.xml><?xml version="1.0" encoding="utf-8"?>
<math xmlns="http://www.w3.org/1998/Math/MathML">
  <semantics>
    <mrow>
      <msub>
        <mi>u</mi>
        <mrow>
          <mi>n</mi>
          <mo stretchy="false">+</mo>
          <mn>1</mn>
        </mrow>
      </msub>
      <mo stretchy="false">≥</mo>
      <msub>
        <mi>u</mi>
        <mi>n</mi>
      </msub>
    </mrow>
    <annotation encoding="StarMath 5.0">u_{n+{1}} geslant u_n</annotation>
  </semantics>
</math>
</file>

<file path=Object 69/content.xml><?xml version="1.0" encoding="utf-8"?>
<math xmlns="http://www.w3.org/1998/Math/MathML">
  <semantics>
    <mrow>
      <msub>
        <mi>u</mi>
        <mrow>
          <mi>n</mi>
          <mo stretchy="false">+</mo>
          <mn>1</mn>
        </mrow>
      </msub>
      <mi>–</mi>
      <mrow>
        <msub>
          <mi>u</mi>
          <mi>n</mi>
        </msub>
        <mo stretchy="false">≥</mo>
        <mn>0</mn>
      </mrow>
    </mrow>
    <annotation encoding="StarMath 5.0">u_{n+{1}}–u_n geslant {0}</annotation>
  </semantics>
</math>
</file>

<file path=Object 7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70/content.xml><?xml version="1.0" encoding="utf-8"?>
<math xmlns="http://www.w3.org/1998/Math/MathML">
  <semantics>
    <mrow>
      <msub>
        <mi>u</mi>
        <mrow>
          <mi>n</mi>
          <mo stretchy="false">+</mo>
          <mn>1</mn>
        </mrow>
      </msub>
      <mo stretchy="false">≤</mo>
      <msub>
        <mi>u</mi>
        <mi>n</mi>
      </msub>
    </mrow>
    <annotation encoding="StarMath 5.0"> u_{n+{1}} leslant u_n</annotation>
  </semantics>
</math>
</file>

<file path=Object 71/content.xml><?xml version="1.0" encoding="utf-8"?>
<math xmlns="http://www.w3.org/1998/Math/MathML">
  <semantics>
    <mrow>
      <msub>
        <mi>u</mi>
        <mrow>
          <mi>n</mi>
          <mo stretchy="false">+</mo>
          <mn>1</mn>
        </mrow>
      </msub>
      <mi>–</mi>
      <mrow>
        <msub>
          <mi>u</mi>
          <mi>n</mi>
        </msub>
        <mo stretchy="false">≤</mo>
        <mn>0</mn>
      </mrow>
    </mrow>
    <annotation encoding="StarMath 5.0">u_{n+{1}}–u_n leslant {0}</annotation>
  </semantics>
</math>
</file>

<file path=Object 72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73/content.xml><?xml version="1.0" encoding="utf-8"?>
<math xmlns="http://www.w3.org/1998/Math/MathML">
  <semantics>
    <mrow>
      <mrow>
        <msub>
          <mi>u</mi>
          <mi>n</mi>
        </msub>
        <mi mathvariant="normal">=</mi>
        <mi>–</mi>
      </mrow>
      <mn>2</mn>
      <mrow>
        <mi>n</mi>
        <mo stretchy="false">+</mo>
        <mn>1</mn>
      </mrow>
    </mrow>
    <annotation encoding="StarMath 5.0">u_n=–{2}n+{1}</annotation>
  </semantics>
</math>
</file>

<file path=Object 74/content.xml><?xml version="1.0" encoding="utf-8"?>
<math xmlns="http://www.w3.org/1998/Math/MathML">
  <semantics>
    <mrow>
      <msub>
        <mi>u</mi>
        <mrow>
          <mi>n</mi>
          <mo stretchy="false">+</mo>
          <mn>1</mn>
        </mrow>
      </msub>
      <mi>–</mi>
      <mrow>
        <msub>
          <mi>u</mi>
          <mi>n</mi>
        </msub>
        <mi mathvariant="normal">=</mi>
        <mi>–</mi>
      </mrow>
      <mn>2</mn>
      <mrow>
        <mrow>
          <mo stretchy="false">(</mo>
          <mrow>
            <mi>n</mi>
            <mo stretchy="false">+</mo>
            <mn>1</mn>
          </mrow>
          <mo stretchy="false">)</mo>
        </mrow>
        <mo stretchy="false">+</mo>
        <mn>1</mn>
      </mrow>
      <mi>–</mi>
      <mrow>
        <mrow>
          <mo stretchy="false">(</mo>
          <mrow>
            <mi>–</mi>
            <mn>2</mn>
            <mrow>
              <mi>n</mi>
              <mo stretchy="false">+</mo>
              <mn>1</mn>
            </mrow>
          </mrow>
          <mo stretchy="false">)</mo>
        </mrow>
        <mi mathvariant="normal">=</mi>
        <mi>–</mi>
      </mrow>
      <mn>2</mn>
    </mrow>
    <annotation encoding="StarMath 5.0">u_{n+{1}}–u_n=–{2}(n+{1})+{1}–(–{2}n+{1})=–{2}</annotation>
  </semantics>
</math>
</file>

<file path=Object 75/content.xml><?xml version="1.0" encoding="utf-8"?>
<math xmlns="http://www.w3.org/1998/Math/MathML">
  <semantics>
    <mrow>
      <msub>
        <mi>u</mi>
        <mrow>
          <mi>n</mi>
          <mo stretchy="false">+</mo>
          <mn>1</mn>
        </mrow>
      </msub>
      <mi>–</mi>
      <mrow>
        <msub>
          <mi>u</mi>
          <mi>n</mi>
        </msub>
        <mo stretchy="false">≤</mo>
        <mn>0</mn>
      </mrow>
    </mrow>
    <annotation encoding="StarMath 5.0">u_{n+{1}}–u_n leslant {0}</annotation>
  </semantics>
</math>
</file>

<file path=Object 76/content.xml><?xml version="1.0" encoding="utf-8"?>
<math xmlns="http://www.w3.org/1998/Math/MathML">
  <semantics>
    <mrow>
      <msub>
        <mi>v</mi>
        <mi>n</mi>
      </msub>
      <mi mathvariant="normal">=</mi>
      <msup>
        <mn>3</mn>
        <mi>n</mi>
      </msup>
    </mrow>
    <annotation encoding="StarMath 5.0">v_n={3}^n</annotation>
  </semantics>
</math>
</file>

<file path=Object 77/content.xml><?xml version="1.0" encoding="utf-8"?>
<math xmlns="http://www.w3.org/1998/Math/MathML">
  <semantics>
    <mrow>
      <msub>
        <mi>v</mi>
        <mrow>
          <mi>n</mi>
          <mo stretchy="false">+</mo>
          <mn>1</mn>
        </mrow>
      </msub>
      <mi>–</mi>
      <mrow>
        <msub>
          <mi>v</mi>
          <mi>n</mi>
        </msub>
        <mi mathvariant="normal">=</mi>
        <msup>
          <mn>3</mn>
          <mrow>
            <mi>n</mi>
            <mo stretchy="false">+</mo>
            <mn>1</mn>
          </mrow>
        </msup>
      </mrow>
      <mi>–</mi>
      <mrow>
        <msup>
          <mn>3</mn>
          <mi>n</mi>
        </msup>
        <mi mathvariant="normal">=</mi>
        <mrow>
          <msup>
            <mn>3</mn>
            <mi>n</mi>
          </msup>
          <mi mathvariant="normal">×</mi>
          <mn>3</mn>
        </mrow>
      </mrow>
      <mi>–</mi>
      <mrow>
        <mrow>
          <mrow>
            <msup>
              <mn>3</mn>
              <mi>n</mi>
            </msup>
            <mi mathvariant="normal">×</mi>
            <mn>1</mn>
          </mrow>
          <mi mathvariant="normal">=</mi>
          <mrow>
            <msup>
              <mn>3</mn>
              <mi>n</mi>
            </msup>
            <mi mathvariant="normal">×</mi>
            <mrow>
              <mo stretchy="false">(</mo>
              <mrow>
                <mn>3</mn>
                <mi>–</mi>
                <mn>1</mn>
              </mrow>
              <mo stretchy="false">)</mo>
            </mrow>
          </mrow>
        </mrow>
        <mi mathvariant="normal">=</mi>
        <mrow>
          <msup>
            <mn>3</mn>
            <mi>n</mi>
          </msup>
          <mi mathvariant="normal">×</mi>
          <mn>2</mn>
        </mrow>
      </mrow>
    </mrow>
    <annotation encoding="StarMath 5.0">v_{n+{1}}–v_n={3}^{n+1}–{3}^n={3}^n times {3}–{3}^n times {1}={3}^n times ({3}–{1})={3}^n times {2}</annotation>
  </semantics>
</math>
</file>

<file path=Object 78/content.xml><?xml version="1.0" encoding="utf-8"?>
<math xmlns="http://www.w3.org/1998/Math/MathML">
  <semantics>
    <mrow>
      <msub>
        <mi>v</mi>
        <mrow>
          <mi>n</mi>
          <mo stretchy="false">+</mo>
          <mn>1</mn>
        </mrow>
      </msub>
      <mi>–</mi>
      <mrow>
        <msub>
          <mi>v</mi>
          <mi>n</mi>
        </msub>
        <mo stretchy="false">≥</mo>
        <mn>0</mn>
      </mrow>
    </mrow>
    <annotation encoding="StarMath 5.0">v_{n+{1}}–v_n geslant {0}</annotation>
  </semantics>
</math>
</file>

<file path=Object 79/content.xml><?xml version="1.0" encoding="utf-8"?>
<math xmlns="http://www.w3.org/1998/Math/MathML">
  <semantics>
    <mfrac>
      <msub>
        <mi>u</mi>
        <mrow>
          <mi>n</mi>
          <mo stretchy="false">+</mo>
          <mn>1</mn>
        </mrow>
      </msub>
      <msub>
        <mi>u</mi>
        <mi>n</mi>
      </msub>
    </mfrac>
    <annotation encoding="StarMath 5.0">u_{n+{1}} over u_n</annotation>
  </semantics>
</math>
</file>

<file path=Object 8/content.xml><?xml version="1.0" encoding="utf-8"?>
<math xmlns="http://www.w3.org/1998/Math/MathML">
  <semantics>
    <mrow>
      <msub>
        <mi>a</mi>
        <mn>1</mn>
      </msub>
      <mi mathvariant="normal">=</mi>
      <mn>2</mn>
    </mrow>
    <annotation encoding="StarMath 5.0">a_{1}={2}</annotation>
  </semantics>
</math>
</file>

<file path=Object 80/content.xml><?xml version="1.0" encoding="utf-8"?>
<math xmlns="http://www.w3.org/1998/Math/MathML">
  <semantics>
    <mrow>
      <mo stretchy="false">(</mo>
      <msub>
        <mi>v</mi>
        <mi>n</mi>
      </msub>
      <mo stretchy="false">)</mo>
    </mrow>
    <annotation encoding="StarMath 5.0">(v_n)</annotation>
  </semantics>
</math>
</file>

<file path=Object 81/content.xml><?xml version="1.0" encoding="utf-8"?>
<math xmlns="http://www.w3.org/1998/Math/MathML">
  <semantics>
    <mrow>
      <msub>
        <mi>v</mi>
        <mi>n</mi>
      </msub>
      <mi mathvariant="normal">=</mi>
      <msup>
        <mn>3</mn>
        <mi>n</mi>
      </msup>
    </mrow>
    <annotation encoding="StarMath 5.0">v_n={3}^n</annotation>
  </semantics>
</math>
</file>

<file path=Object 82/content.xml><?xml version="1.0" encoding="utf-8"?>
<math xmlns="http://www.w3.org/1998/Math/MathML">
  <semantics>
    <mrow>
      <msub>
        <mi>v</mi>
        <mi>n</mi>
      </msub>
      <mo stretchy="false">&gt;</mo>
      <mn>0</mn>
    </mrow>
    <annotation encoding="StarMath 5.0">v_n&gt;{0}</annotation>
  </semantics>
</math>
</file>

<file path=Object 83/content.xml><?xml version="1.0" encoding="utf-8"?>
<math xmlns="http://www.w3.org/1998/Math/MathML">
  <semantics>
    <mrow>
      <mrow>
        <mfrac>
          <msub>
            <mi>v</mi>
            <mrow>
              <mi>n</mi>
              <mo stretchy="false">+</mo>
              <mn>1</mn>
            </mrow>
          </msub>
          <msub>
            <mi>v</mi>
            <mi>n</mi>
          </msub>
        </mfrac>
        <mi mathvariant="normal">=</mi>
        <mfrac>
          <msup>
            <mn>3</mn>
            <mrow>
              <mi>n</mi>
              <mo stretchy="false">+</mo>
              <mn>1</mn>
            </mrow>
          </msup>
          <msup>
            <mn>3</mn>
            <mi>n</mi>
          </msup>
        </mfrac>
      </mrow>
      <mi mathvariant="normal">=</mi>
      <mn>3</mn>
    </mrow>
    <annotation encoding="StarMath 5.0">v_{n+{1}} over v_n={3}^{n+1} over {3}^n={3}</annotation>
  </semantics>
</math>
</file>

<file path=Object 84/content.xml><?xml version="1.0" encoding="utf-8"?>
<math xmlns="http://www.w3.org/1998/Math/MathML">
  <semantics>
    <mrow>
      <mfrac>
        <msub>
          <mi>v</mi>
          <mrow>
            <mi>n</mi>
            <mo stretchy="false">+</mo>
            <mn>1</mn>
          </mrow>
        </msub>
        <msub>
          <mi>v</mi>
          <mi>n</mi>
        </msub>
      </mfrac>
      <mo stretchy="false">&gt;</mo>
      <mn>1</mn>
    </mrow>
    <annotation encoding="StarMath 5.0">v_{n+{1}} over v_n&gt;{1}</annotation>
  </semantics>
</math>
</file>

<file path=Object 85/content.xml><?xml version="1.0" encoding="utf-8"?>
<math xmlns="http://www.w3.org/1998/Math/MathML">
  <semantics>
    <mrow>
      <msub>
        <mi>v</mi>
        <mrow>
          <mi>n</mi>
          <mo stretchy="false">+</mo>
          <mn>1</mn>
        </mrow>
      </msub>
      <mo stretchy="false">&gt;</mo>
      <msub>
        <mi>v</mi>
        <mi>n</mi>
      </msub>
    </mrow>
    <annotation encoding="StarMath 5.0">v_{n+{1}}&gt;v_n</annotation>
  </semantics>
</math>
</file>

<file path=Object 86/content.xml><?xml version="1.0" encoding="utf-8"?>
<math xmlns="http://www.w3.org/1998/Math/MathML">
  <semantics>
    <mrow>
      <mo stretchy="true">{</mo>
      <mtable>
        <mtr>
          <mtd>
            <mrow>
              <mrow>
                <mi/>
                <mrow>
                  <msub>
                    <mi mathvariant="normal">u</mi>
                    <mn>0</mn>
                  </msub>
                  <mo stretchy="false">=</mo>
                  <mi/>
                </mrow>
                <mi mathvariant="normal">a</mi>
              </mrow>
              <mi/>
            </mrow>
          </mtd>
        </mtr>
        <mtr>
          <mtd>
            <mrow>
              <mi/>
              <mrow>
                <msub>
                  <mi mathvariant="normal">u</mi>
                  <mrow>
                    <mi mathvariant="normal">n</mi>
                    <mo stretchy="false">+</mo>
                    <mn>1</mn>
                  </mrow>
                </msub>
                <mo stretchy="false">=</mo>
                <mrow>
                  <mi mathvariant="normal">f</mi>
                  <mrow>
                    <mo stretchy="false">(</mo>
                    <msub>
                      <mi mathvariant="normal">u</mi>
                      <mi mathvariant="normal">n</mi>
                    </msub>
                    <mo stretchy="false">)</mo>
                  </mrow>
                </mrow>
              </mrow>
            </mrow>
          </mtd>
        </mtr>
      </mtable>
    </mrow>
    <annotation encoding="StarMath 5.0">alignl left lbrace stack{{ `{u_{0}} = `````{a} } `#` { {u_{n+{1}}} = {f(u_n)} }} right none</annotation>
  </semantics>
</math>
</file>

<file path=Object 87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88/content.xml><?xml version="1.0" encoding="utf-8"?>
<math xmlns="http://www.w3.org/1998/Math/MathML">
  <semantics>
    <mrow>
      <mrow>
        <msub>
          <mi>u</mi>
          <mi>n</mi>
        </msub>
        <mi mathvariant="normal">=</mi>
        <mi>f</mi>
      </mrow>
      <mrow>
        <mo stretchy="false">(</mo>
        <mi>n</mi>
        <mo stretchy="false">)</mo>
      </mrow>
    </mrow>
    <annotation encoding="StarMath 5.0">u_n=f(n)</annotation>
  </semantics>
</math>
</file>

<file path=Object 89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9/content.xml><?xml version="1.0" encoding="utf-8"?>
<math xmlns="http://www.w3.org/1998/Math/MathML">
  <semantics>
    <mrow>
      <msub>
        <mi>a</mi>
        <mn>2</mn>
      </msub>
      <mi mathvariant="normal">=</mi>
      <mn>4</mn>
    </mrow>
    <annotation encoding="StarMath 5.0">a_{2}={4}</annotation>
  </semantics>
</math>
</file>

<file path=Object 90/content.xml><?xml version="1.0" encoding="utf-8"?>
<math xmlns="http://www.w3.org/1998/Math/MathML">
  <semantics>
    <mrow>
      <msub>
        <mi>u</mi>
        <mi>n</mi>
      </msub>
      <mi mathvariant="normal">=</mi>
      <msup>
        <mfenced open="" close="">
          <mfrac>
            <mn>3</mn>
            <mn>2</mn>
          </mfrac>
        </mfenced>
        <mi>n</mi>
      </msup>
    </mrow>
    <annotation encoding="StarMath 5.0">u_n= left({3} over {2} right)^n</annotation>
  </semantics>
</math>
</file>

<file path=Object 91/content.xml><?xml version="1.0" encoding="utf-8"?>
<math xmlns="http://www.w3.org/1998/Math/MathML">
  <semantics>
    <mrow>
      <msub>
        <mi>v</mi>
        <mi>n</mi>
      </msub>
      <mi mathvariant="normal">=</mi>
      <mfrac>
        <mn>6</mn>
        <mrow>
          <mi>n</mi>
          <mo stretchy="false">+</mo>
          <mn>1</mn>
        </mrow>
      </mfrac>
    </mrow>
    <annotation encoding="StarMath 5.0">v_n={6} over {n+{1}}</annotation>
  </semantics>
</math>
</file>

<file path=Object 92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93/content.xml><?xml version="1.0" encoding="utf-8"?>
<math xmlns="http://www.w3.org/1998/Math/MathML">
  <semantics>
    <mrow>
      <mo stretchy="false">(</mo>
      <msub>
        <mi>v</mi>
        <mi>n</mi>
      </msub>
      <mo stretchy="false">)</mo>
    </mrow>
    <annotation encoding="StarMath 5.0">(v_n)</annotation>
  </semantics>
</math>
</file>

<file path=Object 94/content.xml><?xml version="1.0" encoding="utf-8"?>
<math xmlns="http://www.w3.org/1998/Math/MathML">
  <semantics>
    <mrow>
      <msub>
        <mi>u</mi>
        <mrow>
          <mi>n</mi>
          <mo stretchy="false">+</mo>
          <mn>1</mn>
        </mrow>
      </msub>
      <mi mathvariant="normal">=</mi>
      <mrow>
        <msub>
          <mi>u</mi>
          <mi>n</mi>
        </msub>
        <mo stretchy="false">+</mo>
        <mstyle color="red">
          <mrow>
            <mi>a</mi>
          </mrow>
        </mstyle>
      </mrow>
    </mrow>
    <annotation encoding="StarMath 5.0">u_{n+{1}}=u_n+color red a</annotation>
  </semantics>
</math>
</file>

<file path=Object 95/content.xml><?xml version="1.0" encoding="utf-8"?>
<math xmlns="http://www.w3.org/1998/Math/MathML">
  <semantics>
    <mstyle color="green">
      <mrow>
        <msub>
          <mi>u</mi>
          <mi>o</mi>
        </msub>
      </mrow>
    </mstyle>
    <annotation encoding="StarMath 5.0">color green u_o</annotation>
  </semantics>
</math>
</file>

<file path=Object 96/content.xml><?xml version="1.0" encoding="utf-8"?>
<math xmlns="http://www.w3.org/1998/Math/MathML">
  <semantics>
    <mrow>
      <msub>
        <mi>u</mi>
        <mi>n</mi>
      </msub>
      <mi mathvariant="normal">=</mi>
      <mrow>
        <mstyle color="green">
          <mrow>
            <msub>
              <mi>u</mi>
              <mn>0</mn>
            </msub>
          </mrow>
        </mstyle>
        <mo stretchy="false">+</mo>
        <mrow>
          <mi>n</mi>
          <mi mathvariant="normal">×</mi>
          <mstyle color="red">
            <mrow>
              <mi>a</mi>
            </mrow>
          </mstyle>
        </mrow>
      </mrow>
    </mrow>
    <annotation encoding="StarMath 5.0">u_n= color green u_{0}+n times color red a</annotation>
  </semantics>
</math>
</file>

<file path=Object 97/content.xml><?xml version="1.0" encoding="utf-8"?>
<math xmlns="http://www.w3.org/1998/Math/MathML">
  <semantics>
    <mstyle color="green">
      <mrow>
        <msub>
          <mi>u</mi>
          <mn>0</mn>
        </msub>
      </mrow>
    </mstyle>
    <annotation encoding="StarMath 5.0">color green u_{0}</annotation>
  </semantics>
</math>
</file>

<file path=Object 98/content.xml><?xml version="1.0" encoding="utf-8"?>
<math xmlns="http://www.w3.org/1998/Math/MathML">
  <semantics>
    <msub>
      <mi>u</mi>
      <mn>1</mn>
    </msub>
    <annotation encoding="StarMath 5.0">u_{1}</annotation>
  </semantics>
</math>
</file>

<file path=Object 99/content.xml><?xml version="1.0" encoding="utf-8"?>
<math xmlns="http://www.w3.org/1998/Math/MathML">
  <semantics>
    <msub>
      <mi>u</mi>
      <mn>2</mn>
    </msub>
    <annotation encoding="StarMath 5.0">u_{2}</annotation>
  </semantics>
</math>
</file>